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1" table:style-name="ta1">
        <table:shapes>
          <draw:frame draw:z-index="0" draw:style-name="gr1" draw:text-style-name="P1" svg:width="6.2909in" svg:height="3.5453in" svg:x="1.4244in" svg:y="3.4717in">
            <draw:object draw:notify-on-update-of-ranges="rosfoot1.A1:rosfoot1.A1 rosfoot1.B1:rosfoot1.LN1 rosfoot1.A6:rosfoot1.A6 rosfoot1.B6:rosfoot1.LN6 rosfoot1.A8:rosfoot1.A8 rosfoot1.B8:rosfoot1.L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16" table:default-cell-style-name="Default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number-columns-repeated="2" table:default-cell-style-name="Default"/>
        <table:table-column table:style-name="co9" table:number-columns-repeated="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4" table:number-columns-repeated="51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33497142791748" calcext:value-type="float">
            <text:p>0.233497142791748</text:p>
          </table:table-cell>
          <table:table-cell office:value-type="float" office:value="0.300210475921631" calcext:value-type="float">
            <text:p>0.300210475921631</text:p>
          </table:table-cell>
          <table:table-cell office:value-type="float" office:value="0.366923809051514" calcext:value-type="float">
            <text:p>0.366923809051514</text:p>
          </table:table-cell>
          <table:table-cell office:value-type="float" office:value="0.400280475616455" calcext:value-type="float">
            <text:p>0.400280475616455</text:p>
          </table:table-cell>
          <table:table-cell office:value-type="float" office:value="0.466994047164917" calcext:value-type="float">
            <text:p>0.466994047164917</text:p>
          </table:table-cell>
          <table:table-cell office:value-type="float" office:value="0.5337073802948" calcext:value-type="float">
            <text:p>0.5337073802948</text:p>
          </table:table-cell>
          <table:table-cell office:value-type="float" office:value="0.567064046859741" calcext:value-type="float">
            <text:p>0.567064046859741</text:p>
          </table:table-cell>
          <table:table-cell office:value-type="float" office:value="0.600420475006104" calcext:value-type="float">
            <text:p>0.600420475006104</text:p>
          </table:table-cell>
          <table:table-cell office:value-type="float" office:value="0.633777141571045" calcext:value-type="float">
            <text:p>0.633777141571045</text:p>
          </table:table-cell>
          <table:table-cell office:value-type="float" office:value="0.700490474700928" calcext:value-type="float">
            <text:p>0.700490474700928</text:p>
          </table:table-cell>
          <table:table-cell office:value-type="float" office:value="0.733848333358765" calcext:value-type="float">
            <text:p>0.733848333358765</text:p>
          </table:table-cell>
          <table:table-cell office:value-type="float" office:value="0.767206430435181" calcext:value-type="float">
            <text:p>0.767206430435181</text:p>
          </table:table-cell>
          <table:table-cell office:value-type="float" office:value="0.800564289093018" calcext:value-type="float">
            <text:p>0.800564289093018</text:p>
          </table:table-cell>
          <table:table-cell office:value-type="float" office:value="0.833921909332275" calcext:value-type="float">
            <text:p>0.833921909332275</text:p>
          </table:table-cell>
          <table:table-cell office:value-type="float" office:value="0.900637865066528" calcext:value-type="float">
            <text:p>0.900637865066528</text:p>
          </table:table-cell>
          <table:table-cell office:value-type="float" office:value="0.967353582382202" calcext:value-type="float">
            <text:p>0.967353582382202</text:p>
          </table:table-cell>
          <table:table-cell office:value-type="float" office:value="1.03406929969788" calcext:value-type="float">
            <text:p>1.03406929969788</text:p>
          </table:table-cell>
          <table:table-cell office:value-type="float" office:value="1.10078525543213" calcext:value-type="float">
            <text:p>1.10078525543213</text:p>
          </table:table-cell>
          <table:table-cell office:value-type="float" office:value="1.1675009727478" calcext:value-type="float">
            <text:p>1.1675009727478</text:p>
          </table:table-cell>
          <table:table-cell office:value-type="float" office:value="1.20085883140564" calcext:value-type="float">
            <text:p>1.20085883140564</text:p>
          </table:table-cell>
          <table:table-cell office:value-type="float" office:value="1.26757478713989" calcext:value-type="float">
            <text:p>1.26757478713989</text:p>
          </table:table-cell>
          <table:table-cell office:value-type="float" office:value="1.33429050445557" calcext:value-type="float">
            <text:p>1.33429050445557</text:p>
          </table:table-cell>
          <table:table-cell office:value-type="float" office:value="1.40100646018982" calcext:value-type="float">
            <text:p>1.40100646018982</text:p>
          </table:table-cell>
          <table:table-cell office:value-type="float" office:value="1.46772217750549" calcext:value-type="float">
            <text:p>1.46772217750549</text:p>
          </table:table-cell>
          <table:table-cell office:value-type="float" office:value="1.50108003616333" calcext:value-type="float">
            <text:p>1.50108003616333</text:p>
          </table:table-cell>
          <table:table-cell office:value-type="float" office:value="1.56779599189758" calcext:value-type="float">
            <text:p>1.56779599189758</text:p>
          </table:table-cell>
          <table:table-cell office:value-type="float" office:value="1.63451170921326" calcext:value-type="float">
            <text:p>1.63451170921326</text:p>
          </table:table-cell>
          <table:table-cell office:value-type="float" office:value="1.66786980628967" calcext:value-type="float">
            <text:p>1.66786980628967</text:p>
          </table:table-cell>
          <table:table-cell office:value-type="float" office:value="1.70122790336609" calcext:value-type="float">
            <text:p>1.70122790336609</text:p>
          </table:table-cell>
          <table:table-cell office:value-type="float" office:value="1.73458433151245" calcext:value-type="float">
            <text:p>1.73458433151245</text:p>
          </table:table-cell>
          <table:table-cell office:value-type="float" office:value="1.76794099807739" calcext:value-type="float">
            <text:p>1.76794099807739</text:p>
          </table:table-cell>
          <table:table-cell office:value-type="float" office:value="1.80129742622376" calcext:value-type="float">
            <text:p>1.80129742622376</text:p>
          </table:table-cell>
          <table:table-cell office:value-type="float" office:value="1.86801052093506" calcext:value-type="float">
            <text:p>1.86801052093506</text:p>
          </table:table-cell>
          <table:table-cell office:value-type="float" office:value="1.9013671875" calcext:value-type="float">
            <text:p>1.9013671875</text:p>
          </table:table-cell>
          <table:table-cell office:value-type="float" office:value="1.96808004379272" calcext:value-type="float">
            <text:p>1.96808004379272</text:p>
          </table:table-cell>
          <table:table-cell office:value-type="float" office:value="2.00143671035767" calcext:value-type="float">
            <text:p>2.00143671035767</text:p>
          </table:table-cell>
          <table:table-cell office:value-type="float" office:value="2.03479337692261" calcext:value-type="float">
            <text:p>2.03479337692261</text:p>
          </table:table-cell>
          <table:table-cell office:value-type="float" office:value="2.06814980506897" calcext:value-type="float">
            <text:p>2.06814980506897</text:p>
          </table:table-cell>
          <table:table-cell office:value-type="float" office:value="2.10150647163391" calcext:value-type="float">
            <text:p>2.10150647163391</text:p>
          </table:table-cell>
          <table:table-cell office:value-type="float" office:value="2.13486289978027" calcext:value-type="float">
            <text:p>2.13486289978027</text:p>
          </table:table-cell>
          <table:table-cell office:value-type="float" office:value="2.201575756073" calcext:value-type="float">
            <text:p>2.201575756073</text:p>
          </table:table-cell>
          <table:table-cell office:value-type="float" office:value="2.26828861236572" calcext:value-type="float">
            <text:p>2.26828861236572</text:p>
          </table:table-cell>
          <table:table-cell office:value-type="float" office:value="2.33500170707703" calcext:value-type="float">
            <text:p>2.33500170707703</text:p>
          </table:table-cell>
          <table:table-cell office:value-type="float" office:value="2.36835813522339" calcext:value-type="float">
            <text:p>2.36835813522339</text:p>
          </table:table-cell>
          <table:table-cell office:value-type="float" office:value="2.43507099151611" calcext:value-type="float">
            <text:p>2.43507099151611</text:p>
          </table:table-cell>
          <table:table-cell office:value-type="float" office:value="2.50178408622742" calcext:value-type="float">
            <text:p>2.50178408622742</text:p>
          </table:table-cell>
          <table:table-cell office:value-type="float" office:value="2.56849670410156" calcext:value-type="float">
            <text:p>2.56849670410156</text:p>
          </table:table-cell>
          <table:table-cell office:value-type="float" office:value="2.63520956039429" calcext:value-type="float">
            <text:p>2.63520956039429</text:p>
          </table:table-cell>
          <table:table-cell office:value-type="float" office:value="2.70192241668701" calcext:value-type="float">
            <text:p>2.70192241668701</text:p>
          </table:table-cell>
          <table:table-cell office:value-type="float" office:value="2.73528170585632" calcext:value-type="float">
            <text:p>2.73528170585632</text:p>
          </table:table-cell>
          <table:table-cell office:value-type="float" office:value="2.83535981178284" calcext:value-type="float">
            <text:p>2.83535981178284</text:p>
          </table:table-cell>
          <table:table-cell office:value-type="float" office:value="2.86871933937073" calcext:value-type="float">
            <text:p>2.86871933937073</text:p>
          </table:table-cell>
          <table:table-cell office:value-type="float" office:value="2.96879768371582" calcext:value-type="float">
            <text:p>2.96879768371582</text:p>
          </table:table-cell>
          <table:table-cell office:value-type="float" office:value="3.0355167388916" calcext:value-type="float">
            <text:p>3.0355167388916</text:p>
          </table:table-cell>
          <table:table-cell office:value-type="float" office:value="3.1022355556488" calcext:value-type="float">
            <text:p>3.1022355556488</text:p>
          </table:table-cell>
          <table:table-cell office:value-type="float" office:value="3.16895484924316" calcext:value-type="float">
            <text:p>3.16895484924316</text:p>
          </table:table-cell>
          <table:table-cell office:value-type="float" office:value="3.43583130836487" calcext:value-type="float">
            <text:p>3.43583130836487</text:p>
          </table:table-cell>
          <table:table-cell office:value-type="float" office:value="3.50255060195923" calcext:value-type="float">
            <text:p>3.50255060195923</text:p>
          </table:table-cell>
          <table:table-cell office:value-type="float" office:value="3.56927013397217" calcext:value-type="float">
            <text:p>3.56927013397217</text:p>
          </table:table-cell>
          <table:table-cell office:value-type="float" office:value="3.63598942756653" calcext:value-type="float">
            <text:p>3.63598942756653</text:p>
          </table:table-cell>
          <table:table-cell office:value-type="float" office:value="3.66934895515442" calcext:value-type="float">
            <text:p>3.66934895515442</text:p>
          </table:table-cell>
          <table:table-cell office:value-type="float" office:value="4.13634920120239" calcext:value-type="float">
            <text:p>4.13634920120239</text:p>
          </table:table-cell>
          <table:table-cell office:value-type="float" office:value="4.16970634460449" calcext:value-type="float">
            <text:p>4.16970634460449</text:p>
          </table:table-cell>
          <table:table-cell office:value-type="float" office:value="5.00363612174988" calcext:value-type="float">
            <text:p>5.00363612174988</text:p>
          </table:table-cell>
          <table:table-cell office:value-type="float" office:value="5.07035112380981" calcext:value-type="float">
            <text:p>5.07035112380981</text:p>
          </table:table-cell>
          <table:table-cell office:value-type="float" office:value="5.13706612586975" calcext:value-type="float">
            <text:p>5.13706612586975</text:p>
          </table:table-cell>
          <table:table-cell office:value-type="float" office:value="5.23713898658752" calcext:value-type="float">
            <text:p>5.23713898658752</text:p>
          </table:table-cell>
          <table:table-cell office:value-type="float" office:value="5.30385398864746" calcext:value-type="float">
            <text:p>5.30385398864746</text:p>
          </table:table-cell>
          <table:table-cell office:value-type="float" office:value="5.37056946754456" calcext:value-type="float">
            <text:p>5.37056946754456</text:p>
          </table:table-cell>
          <table:table-cell office:value-type="float" office:value="5.43728446960449" calcext:value-type="float">
            <text:p>5.43728446960449</text:p>
          </table:table-cell>
          <table:table-cell office:value-type="float" office:value="5.50399947166443" calcext:value-type="float">
            <text:p>5.50399947166443</text:p>
          </table:table-cell>
          <table:table-cell office:value-type="float" office:value="5.57071471214294" calcext:value-type="float">
            <text:p>5.57071471214294</text:p>
          </table:table-cell>
          <table:table-cell office:value-type="float" office:value="5.6040723323822" calcext:value-type="float">
            <text:p>5.6040723323822</text:p>
          </table:table-cell>
          <table:table-cell office:value-type="float" office:value="5.67078757286072" calcext:value-type="float">
            <text:p>5.67078757286072</text:p>
          </table:table-cell>
          <table:table-cell office:value-type="float" office:value="5.73750138282776" calcext:value-type="float">
            <text:p>5.73750138282776</text:p>
          </table:table-cell>
          <table:table-cell office:value-type="float" office:value="5.97099924087524" calcext:value-type="float">
            <text:p>5.97099924087524</text:p>
          </table:table-cell>
          <table:table-cell office:value-type="float" office:value="6.00435614585876" calcext:value-type="float">
            <text:p>6.00435614585876</text:p>
          </table:table-cell>
          <table:table-cell office:value-type="float" office:value="6.07106995582581" calcext:value-type="float">
            <text:p>6.07106995582581</text:p>
          </table:table-cell>
          <table:table-cell office:value-type="float" office:value="6.10442686080933" calcext:value-type="float">
            <text:p>6.10442686080933</text:p>
          </table:table-cell>
          <table:table-cell office:value-type="float" office:value="6.13778376579285" calcext:value-type="float">
            <text:p>6.13778376579285</text:p>
          </table:table-cell>
          <table:table-cell office:value-type="float" office:value="6.17114043235779" calcext:value-type="float">
            <text:p>6.17114043235779</text:p>
          </table:table-cell>
          <table:table-cell office:value-type="float" office:value="6.23785400390625" calcext:value-type="float">
            <text:p>6.23785400390625</text:p>
          </table:table-cell>
          <table:table-cell office:value-type="float" office:value="6.30456757545471" calcext:value-type="float">
            <text:p>6.30456757545471</text:p>
          </table:table-cell>
          <table:table-cell office:value-type="float" office:value="6.70485043525696" calcext:value-type="float">
            <text:p>6.70485043525696</text:p>
          </table:table-cell>
          <table:table-cell office:value-type="float" office:value="6.77156591415405" calcext:value-type="float">
            <text:p>6.77156591415405</text:p>
          </table:table-cell>
          <table:table-cell office:value-type="float" office:value="6.80492377281189" calcext:value-type="float">
            <text:p>6.80492377281189</text:p>
          </table:table-cell>
          <table:table-cell office:value-type="float" office:value="6.83828186988831" calcext:value-type="float">
            <text:p>6.83828186988831</text:p>
          </table:table-cell>
          <table:table-cell office:value-type="float" office:value="6.87163972854614" calcext:value-type="float">
            <text:p>6.87163972854614</text:p>
          </table:table-cell>
          <table:table-cell office:value-type="float" office:value="6.93835520744324" calcext:value-type="float">
            <text:p>6.93835520744324</text:p>
          </table:table-cell>
          <table:table-cell office:value-type="float" office:value="6.97171330451965" calcext:value-type="float">
            <text:p>6.97171330451965</text:p>
          </table:table-cell>
          <table:table-cell office:value-type="float" office:value="7.03842902183533" calcext:value-type="float">
            <text:p>7.03842902183533</text:p>
          </table:table-cell>
          <table:table-cell office:value-type="float" office:value="7.07178664207459" calcext:value-type="float">
            <text:p>7.07178664207459</text:p>
          </table:table-cell>
          <table:table-cell office:value-type="float" office:value="7.47208118438721" calcext:value-type="float">
            <text:p>7.47208118438721</text:p>
          </table:table-cell>
          <table:table-cell office:value-type="float" office:value="7.53879690170288" calcext:value-type="float">
            <text:p>7.53879690170288</text:p>
          </table:table-cell>
          <table:table-cell office:value-type="float" office:value="7.63887047767639" calcext:value-type="float">
            <text:p>7.63887047767639</text:p>
          </table:table-cell>
          <table:table-cell office:value-type="float" office:value="7.90651655197144" calcext:value-type="float">
            <text:p>7.90651655197144</text:p>
          </table:table-cell>
          <table:table-cell office:value-type="float" office:value="8.00739002227783" calcext:value-type="float">
            <text:p>8.00739002227783</text:p>
          </table:table-cell>
          <table:table-cell office:value-type="float" office:value="8.07464718818665" calcext:value-type="float">
            <text:p>8.07464718818665</text:p>
          </table:table-cell>
          <table:table-cell office:value-type="float" office:value="8.17554569244385" calcext:value-type="float">
            <text:p>8.17554569244385</text:p>
          </table:table-cell>
          <table:table-cell office:value-type="float" office:value="8.2428195476532" calcext:value-type="float">
            <text:p>8.2428195476532</text:p>
          </table:table-cell>
          <table:table-cell office:value-type="float" office:value="8.31010007858276" calcext:value-type="float">
            <text:p>8.31010007858276</text:p>
          </table:table-cell>
          <table:table-cell office:value-type="float" office:value="8.4783308506012" calcext:value-type="float">
            <text:p>8.4783308506012</text:p>
          </table:table-cell>
          <table:table-cell office:value-type="float" office:value="8.64660286903381" calcext:value-type="float">
            <text:p>8.64660286903381</text:p>
          </table:table-cell>
          <table:table-cell office:value-type="float" office:value="8.71392345428467" calcext:value-type="float">
            <text:p>8.71392345428467</text:p>
          </table:table-cell>
          <table:table-cell office:value-type="float" office:value="8.7475860118866" calcext:value-type="float">
            <text:p>8.7475860118866</text:p>
          </table:table-cell>
          <table:table-cell office:value-type="float" office:value="8.81459140777588" calcext:value-type="float">
            <text:p>8.81459140777588</text:p>
          </table:table-cell>
          <table:table-cell office:value-type="float" office:value="9.38136005401611" calcext:value-type="float">
            <text:p>9.38136005401611</text:p>
          </table:table-cell>
          <table:table-cell office:value-type="float" office:value="9.51471090316772" calcext:value-type="float">
            <text:p>9.51471090316772</text:p>
          </table:table-cell>
          <table:table-cell office:value-type="float" office:value="9.54804849624634" calcext:value-type="float">
            <text:p>9.54804849624634</text:p>
          </table:table-cell>
          <table:table-cell office:value-type="float" office:value="9.61472249031067" calcext:value-type="float">
            <text:p>9.61472249031067</text:p>
          </table:table-cell>
          <table:table-cell office:value-type="float" office:value="9.71473240852356" calcext:value-type="float">
            <text:p>9.71473240852356</text:p>
          </table:table-cell>
          <table:table-cell office:value-type="float" office:value="10.1147465705872" calcext:value-type="float">
            <text:p>10.1147465705872</text:p>
          </table:table-cell>
          <table:table-cell office:value-type="float" office:value="10.1814124584198" calcext:value-type="float">
            <text:p>10.1814124584198</text:p>
          </table:table-cell>
          <table:table-cell office:value-type="float" office:value="10.2814092636108" calcext:value-type="float">
            <text:p>10.2814092636108</text:p>
          </table:table-cell>
          <table:table-cell office:value-type="float" office:value="10.3480730056763" calcext:value-type="float">
            <text:p>10.3480730056763</text:p>
          </table:table-cell>
          <table:table-cell office:value-type="float" office:value="10.4813978672028" calcext:value-type="float">
            <text:p>10.4813978672028</text:p>
          </table:table-cell>
          <table:table-cell office:value-type="float" office:value="10.5480589866638" calcext:value-type="float">
            <text:p>10.5480589866638</text:p>
          </table:table-cell>
          <table:table-cell office:value-type="float" office:value="10.6147191524506" calcext:value-type="float">
            <text:p>10.6147191524506</text:p>
          </table:table-cell>
          <table:table-cell office:value-type="float" office:value="10.6480491161346" calcext:value-type="float">
            <text:p>10.6480491161346</text:p>
          </table:table-cell>
          <table:table-cell office:value-type="float" office:value="10.7147080898285" calcext:value-type="float">
            <text:p>10.7147080898285</text:p>
          </table:table-cell>
          <table:table-cell office:value-type="float" office:value="10.7480373382568" calcext:value-type="float">
            <text:p>10.7480373382568</text:p>
          </table:table-cell>
          <table:table-cell office:value-type="float" office:value="10.7813675403595" calcext:value-type="float">
            <text:p>10.7813675403595</text:p>
          </table:table-cell>
          <table:table-cell office:value-type="float" office:value="10.8146991729736" calcext:value-type="float">
            <text:p>10.8146991729736</text:p>
          </table:table-cell>
          <table:table-cell office:value-type="float" office:value="10.8480310440063" calcext:value-type="float">
            <text:p>10.8480310440063</text:p>
          </table:table-cell>
          <table:table-cell office:value-type="float" office:value="10.8813624382019" calcext:value-type="float">
            <text:p>10.8813624382019</text:p>
          </table:table-cell>
          <table:table-cell office:value-type="float" office:value="11.1480059623718" calcext:value-type="float">
            <text:p>11.1480059623718</text:p>
          </table:table-cell>
          <table:table-cell office:value-type="float" office:value="11.2146646976471" calcext:value-type="float">
            <text:p>11.2146646976471</text:p>
          </table:table-cell>
          <table:table-cell office:value-type="float" office:value="11.3146510124207" calcext:value-type="float">
            <text:p>11.3146510124207</text:p>
          </table:table-cell>
          <table:table-cell office:value-type="float" office:value="11.3813073635101" calcext:value-type="float">
            <text:p>11.3813073635101</text:p>
          </table:table-cell>
          <table:table-cell office:value-type="float" office:value="11.4146354198456" calcext:value-type="float">
            <text:p>11.4146354198456</text:p>
          </table:table-cell>
          <table:table-cell office:value-type="float" office:value="11.4812903404236" calcext:value-type="float">
            <text:p>11.4812903404236</text:p>
          </table:table-cell>
          <table:table-cell office:value-type="float" office:value="11.5479443073273" calcext:value-type="float">
            <text:p>11.5479443073273</text:p>
          </table:table-cell>
          <table:table-cell office:value-type="float" office:value="11.981217622757" calcext:value-type="float">
            <text:p>11.981217622757</text:p>
          </table:table-cell>
          <table:table-cell office:value-type="float" office:value="12.0145483016968" calcext:value-type="float">
            <text:p>12.0145483016968</text:p>
          </table:table-cell>
          <table:table-cell office:value-type="float" office:value="12.0812089443207" calcext:value-type="float">
            <text:p>12.0812089443207</text:p>
          </table:table-cell>
          <table:table-cell office:value-type="float" office:value="12.1478688716888" calcext:value-type="float">
            <text:p>12.1478688716888</text:p>
          </table:table-cell>
          <table:table-cell office:value-type="float" office:value="12.2145280838013" calcext:value-type="float">
            <text:p>12.2145280838013</text:p>
          </table:table-cell>
          <table:table-cell office:value-type="float" office:value="12.2811861038208" calcext:value-type="float">
            <text:p>12.2811861038208</text:p>
          </table:table-cell>
          <table:table-cell office:value-type="float" office:value="12.6144630908966" calcext:value-type="float">
            <text:p>12.6144630908966</text:p>
          </table:table-cell>
          <table:table-cell office:value-type="float" office:value="12.8144292831421" calcext:value-type="float">
            <text:p>12.8144292831421</text:p>
          </table:table-cell>
          <table:table-cell office:value-type="float" office:value="12.881098985672" calcext:value-type="float">
            <text:p>12.881098985672</text:p>
          </table:table-cell>
          <table:table-cell office:value-type="float" office:value="12.9144334793091" calcext:value-type="float">
            <text:p>12.9144334793091</text:p>
          </table:table-cell>
          <table:table-cell office:value-type="float" office:value="13.1144361495972" calcext:value-type="float">
            <text:p>13.1144361495972</text:p>
          </table:table-cell>
          <table:table-cell office:value-type="float" office:value="13.1811020374298" calcext:value-type="float">
            <text:p>13.1811020374298</text:p>
          </table:table-cell>
          <table:table-cell office:value-type="float" office:value="13.2144346237183" calcext:value-type="float">
            <text:p>13.2144346237183</text:p>
          </table:table-cell>
          <table:table-cell office:value-type="float" office:value="13.2477672100067" calcext:value-type="float">
            <text:p>13.2477672100067</text:p>
          </table:table-cell>
          <table:table-cell office:value-type="float" office:value="13.281099319458" calcext:value-type="float">
            <text:p>13.281099319458</text:p>
          </table:table-cell>
          <table:table-cell office:value-type="float" office:value="13.3144314289093" calcext:value-type="float">
            <text:p>13.3144314289093</text:p>
          </table:table-cell>
          <table:table-cell office:value-type="float" office:value="13.347763299942" calcext:value-type="float">
            <text:p>13.347763299942</text:p>
          </table:table-cell>
          <table:table-cell office:value-type="float" office:value="13.3810949325562" calcext:value-type="float">
            <text:p>13.3810949325562</text:p>
          </table:table-cell>
          <table:table-cell office:value-type="float" office:value="13.4477577209473" calcext:value-type="float">
            <text:p>13.4477577209473</text:p>
          </table:table-cell>
          <table:table-cell office:value-type="float" office:value="13.6810703277588" calcext:value-type="float">
            <text:p>13.6810703277588</text:p>
          </table:table-cell>
          <table:table-cell office:value-type="float" office:value="13.8143923282623" calcext:value-type="float">
            <text:p>13.8143923282623</text:p>
          </table:table-cell>
          <table:table-cell office:value-type="float" office:value="13.9143903255463" calcext:value-type="float">
            <text:p>13.9143903255463</text:p>
          </table:table-cell>
          <table:table-cell office:value-type="float" office:value="13.9810545444489" calcext:value-type="float">
            <text:p>13.9810545444489</text:p>
          </table:table-cell>
          <table:table-cell office:value-type="float" office:value="14.4810087680817" calcext:value-type="float">
            <text:p>14.4810087680817</text:p>
          </table:table-cell>
          <table:table-cell office:value-type="float" office:value="14.5143375396729" calcext:value-type="float">
            <text:p>14.5143375396729</text:p>
          </table:table-cell>
          <table:table-cell office:value-type="float" office:value="14.5476655960083" calcext:value-type="float">
            <text:p>14.5476655960083</text:p>
          </table:table-cell>
          <table:table-cell office:value-type="float" office:value="14.5809936523438" calcext:value-type="float">
            <text:p>14.5809936523438</text:p>
          </table:table-cell>
          <table:table-cell office:value-type="float" office:value="14.6143214702606" calcext:value-type="float">
            <text:p>14.6143214702606</text:p>
          </table:table-cell>
          <table:table-cell office:value-type="float" office:value="14.6476492881775" calcext:value-type="float">
            <text:p>14.6476492881775</text:p>
          </table:table-cell>
          <table:table-cell office:value-type="float" office:value="14.6809768676758" calcext:value-type="float">
            <text:p>14.6809768676758</text:p>
          </table:table-cell>
          <table:table-cell office:value-type="float" office:value="14.747631072998" calcext:value-type="float">
            <text:p>14.747631072998</text:p>
          </table:table-cell>
          <table:table-cell office:value-type="float" office:value="14.7809588909149" calcext:value-type="float">
            <text:p>14.7809588909149</text:p>
          </table:table-cell>
          <table:table-cell office:value-type="float" office:value="14.8142917156219" calcext:value-type="float">
            <text:p>14.8142917156219</text:p>
          </table:table-cell>
          <table:table-cell office:value-type="float" office:value="14.8476247787476" calcext:value-type="float">
            <text:p>14.8476247787476</text:p>
          </table:table-cell>
          <table:table-cell office:value-type="float" office:value="14.880957365036" calcext:value-type="float">
            <text:p>14.880957365036</text:p>
          </table:table-cell>
          <table:table-cell office:value-type="float" office:value="15.2142720222473" calcext:value-type="float">
            <text:p>15.2142720222473</text:p>
          </table:table-cell>
          <table:table-cell office:value-type="float" office:value="15.3809208869934" calcext:value-type="float">
            <text:p>15.3809208869934</text:p>
          </table:table-cell>
          <table:table-cell office:value-type="float" office:value="15.4475789070129" calcext:value-type="float">
            <text:p>15.4475789070129</text:p>
          </table:table-cell>
          <table:table-cell office:value-type="float" office:value="15.5142362117767" calcext:value-type="float">
            <text:p>15.5142362117767</text:p>
          </table:table-cell>
          <table:table-cell office:value-type="float" office:value="15.5808925628662" calcext:value-type="float">
            <text:p>15.5808925628662</text:p>
          </table:table-cell>
          <table:table-cell office:value-type="float" office:value="15.6475479602814" calcext:value-type="float">
            <text:p>15.6475479602814</text:p>
          </table:table-cell>
          <table:table-cell office:value-type="float" office:value="15.7142024040222" calcext:value-type="float">
            <text:p>15.7142024040222</text:p>
          </table:table-cell>
          <table:table-cell office:value-type="float" office:value="15.7475292682648" calcext:value-type="float">
            <text:p>15.7475292682648</text:p>
          </table:table-cell>
          <table:table-cell office:value-type="float" office:value="15.8142166137695" calcext:value-type="float">
            <text:p>15.8142166137695</text:p>
          </table:table-cell>
          <table:table-cell office:value-type="float" office:value="15.914243221283" calcext:value-type="float">
            <text:p>15.914243221283</text:p>
          </table:table-cell>
          <table:table-cell office:value-type="float" office:value="15.9809265136719" calcext:value-type="float">
            <text:p>15.9809265136719</text:p>
          </table:table-cell>
          <table:table-cell office:value-type="float" office:value="16.0142681598663" calcext:value-type="float">
            <text:p>16.0142681598663</text:p>
          </table:table-cell>
          <table:table-cell office:value-type="float" office:value="16.0476093292236" calcext:value-type="float">
            <text:p>16.0476093292236</text:p>
          </table:table-cell>
          <table:table-cell office:value-type="float" office:value="16.2476544380188" calcext:value-type="float">
            <text:p>16.2476544380188</text:p>
          </table:table-cell>
          <table:table-cell office:value-type="float" office:value="16.9144062995911" calcext:value-type="float">
            <text:p>16.9144062995911</text:p>
          </table:table-cell>
          <table:table-cell office:value-type="float" office:value="17.0143940448761" calcext:value-type="float">
            <text:p>17.0143940448761</text:p>
          </table:table-cell>
          <table:table-cell office:value-type="float" office:value="17.0810513496399" calcext:value-type="float">
            <text:p>17.0810513496399</text:p>
          </table:table-cell>
          <table:table-cell office:value-type="float" office:value="17.1477074623108" calcext:value-type="float">
            <text:p>17.1477074623108</text:p>
          </table:table-cell>
          <table:table-cell office:value-type="float" office:value="17.2476902008057" calcext:value-type="float">
            <text:p>17.2476902008057</text:p>
          </table:table-cell>
          <table:table-cell office:value-type="float" office:value="17.3143444061279" calcext:value-type="float">
            <text:p>17.3143444061279</text:p>
          </table:table-cell>
          <table:table-cell office:value-type="float" office:value="17.4143235683441" calcext:value-type="float">
            <text:p>17.4143235683441</text:p>
          </table:table-cell>
          <table:table-cell office:value-type="float" office:value="17.4809749126434" calcext:value-type="float">
            <text:p>17.4809749126434</text:p>
          </table:table-cell>
          <table:table-cell office:value-type="float" office:value="17.8142292499542" calcext:value-type="float">
            <text:p>17.8142292499542</text:p>
          </table:table-cell>
          <table:table-cell office:value-type="float" office:value="17.947564125061" calcext:value-type="float">
            <text:p>17.947564125061</text:p>
          </table:table-cell>
          <table:table-cell office:value-type="float" office:value="18.0142297744751" calcext:value-type="float">
            <text:p>18.0142297744751</text:p>
          </table:table-cell>
          <table:table-cell office:value-type="float" office:value="18.0808947086334" calcext:value-type="float">
            <text:p>18.0808947086334</text:p>
          </table:table-cell>
          <table:table-cell office:value-type="float" office:value="18.1142270565033" calcext:value-type="float">
            <text:p>18.1142270565033</text:p>
          </table:table-cell>
          <table:table-cell office:value-type="float" office:value="18.1808910369873" calcext:value-type="float">
            <text:p>18.1808910369873</text:p>
          </table:table-cell>
          <table:table-cell office:value-type="float" office:value="18.2475538253784" calcext:value-type="float">
            <text:p>18.2475538253784</text:p>
          </table:table-cell>
          <table:table-cell office:value-type="float" office:value="18.2808847427368" calcext:value-type="float">
            <text:p>18.2808847427368</text:p>
          </table:table-cell>
          <table:table-cell office:value-type="float" office:value="18.3142156600952" calcext:value-type="float">
            <text:p>18.3142156600952</text:p>
          </table:table-cell>
          <table:table-cell office:value-type="float" office:value="18.347546339035" calcext:value-type="float">
            <text:p>18.347546339035</text:p>
          </table:table-cell>
          <table:table-cell office:value-type="float" office:value="18.3808767795563" calcext:value-type="float">
            <text:p>18.3808767795563</text:p>
          </table:table-cell>
          <table:table-cell office:value-type="float" office:value="18.4142069816589" calcext:value-type="float">
            <text:p>18.4142069816589</text:p>
          </table:table-cell>
          <table:table-cell office:value-type="float" office:value="18.4808666706085" calcext:value-type="float">
            <text:p>18.4808666706085</text:p>
          </table:table-cell>
          <table:table-cell office:value-type="float" office:value="18.514196395874" calcext:value-type="float">
            <text:p>18.514196395874</text:p>
          </table:table-cell>
          <table:table-cell office:value-type="float" office:value="18.5475256443024" calcext:value-type="float">
            <text:p>18.5475256443024</text:p>
          </table:table-cell>
          <table:table-cell office:value-type="float" office:value="18.5808548927307" calcext:value-type="float">
            <text:p>18.5808548927307</text:p>
          </table:table-cell>
          <table:table-cell office:value-type="float" office:value="18.8475069999695" calcext:value-type="float">
            <text:p>18.8475069999695</text:p>
          </table:table-cell>
          <table:table-cell office:value-type="float" office:value="18.8808374404907" calcext:value-type="float">
            <text:p>18.8808374404907</text:p>
          </table:table-cell>
          <table:table-cell office:value-type="float" office:value="18.9474980831146" calcext:value-type="float">
            <text:p>18.9474980831146</text:p>
          </table:table-cell>
          <table:table-cell office:value-type="float" office:value="18.9808280467987" calcext:value-type="float">
            <text:p>18.9808280467987</text:p>
          </table:table-cell>
          <table:table-cell office:value-type="float" office:value="19.0141575336456" calcext:value-type="float">
            <text:p>19.0141575336456</text:p>
          </table:table-cell>
          <table:table-cell office:value-type="float" office:value="19.0474870204926" calcext:value-type="float">
            <text:p>19.0474870204926</text:p>
          </table:table-cell>
          <table:table-cell office:value-type="float" office:value="19.0808162689209" calcext:value-type="float">
            <text:p>19.0808162689209</text:p>
          </table:table-cell>
          <table:table-cell office:value-type="float" office:value="19.1141452789307" calcext:value-type="float">
            <text:p>19.1141452789307</text:p>
          </table:table-cell>
          <table:table-cell office:value-type="float" office:value="19.1808025836945" calcext:value-type="float">
            <text:p>19.1808025836945</text:p>
          </table:table-cell>
          <table:table-cell office:value-type="float" office:value="19.2474589347839" calcext:value-type="float">
            <text:p>19.2474589347839</text:p>
          </table:table-cell>
          <table:table-cell office:value-type="float" office:value="19.3141145706177" calcext:value-type="float">
            <text:p>19.3141145706177</text:p>
          </table:table-cell>
          <table:table-cell office:value-type="float" office:value="19.3474419116974" calcext:value-type="float">
            <text:p>19.3474419116974</text:p>
          </table:table-cell>
          <table:table-cell office:value-type="float" office:value="19.5807271003723" calcext:value-type="float">
            <text:p>19.5807271003723</text:p>
          </table:table-cell>
          <table:table-cell office:value-type="float" office:value="19.6473779678345" calcext:value-type="float">
            <text:p>19.6473779678345</text:p>
          </table:table-cell>
          <table:table-cell office:value-type="float" office:value="19.7140278816223" calcext:value-type="float">
            <text:p>19.7140278816223</text:p>
          </table:table-cell>
          <table:table-cell office:value-type="float" office:value="19.7806770801544" calcext:value-type="float">
            <text:p>19.7806770801544</text:p>
          </table:table-cell>
          <table:table-cell office:value-type="float" office:value="19.8140017986298" calcext:value-type="float">
            <text:p>19.8140017986298</text:p>
          </table:table-cell>
          <table:table-cell office:value-type="float" office:value="19.8473305702209" calcext:value-type="float">
            <text:p>19.8473305702209</text:p>
          </table:table-cell>
          <table:table-cell office:value-type="float" office:value="19.9139878749847" calcext:value-type="float">
            <text:p>19.9139878749847</text:p>
          </table:table-cell>
          <table:table-cell office:value-type="float" office:value="19.9806437492371" calcext:value-type="float">
            <text:p>19.9806437492371</text:p>
          </table:table-cell>
          <table:table-cell office:value-type="float" office:value="20.0472989082336" calcext:value-type="float">
            <text:p>20.0472989082336</text:p>
          </table:table-cell>
          <table:table-cell office:value-type="float" office:value="20.0806260108948" calcext:value-type="float">
            <text:p>20.0806260108948</text:p>
          </table:table-cell>
          <table:table-cell office:value-type="float" office:value="20.1139528751373" calcext:value-type="float">
            <text:p>20.1139528751373</text:p>
          </table:table-cell>
          <table:table-cell office:value-type="float" office:value="20.1472795009613" calcext:value-type="float">
            <text:p>20.1472795009613</text:p>
          </table:table-cell>
          <table:table-cell office:value-type="float" office:value="20.2139322757721" calcext:value-type="float">
            <text:p>20.2139322757721</text:p>
          </table:table-cell>
          <table:table-cell office:value-type="float" office:value="20.2805836200714" calcext:value-type="float">
            <text:p>20.2805836200714</text:p>
          </table:table-cell>
          <table:table-cell office:value-type="float" office:value="20.347234249115" calcext:value-type="float">
            <text:p>20.347234249115</text:p>
          </table:table-cell>
          <table:table-cell office:value-type="float" office:value="20.4472081661224" calcext:value-type="float">
            <text:p>20.4472081661224</text:p>
          </table:table-cell>
          <table:table-cell office:value-type="float" office:value="20.5138559341431" calcext:value-type="float">
            <text:p>20.5138559341431</text:p>
          </table:table-cell>
          <table:table-cell office:value-type="float" office:value="20.5471796989441" calcext:value-type="float">
            <text:p>20.5471796989441</text:p>
          </table:table-cell>
          <table:table-cell office:value-type="float" office:value="20.5805032253265" calcext:value-type="float">
            <text:p>20.5805032253265</text:p>
          </table:table-cell>
          <table:table-cell office:value-type="float" office:value="20.6138262748718" calcext:value-type="float">
            <text:p>20.6138262748718</text:p>
          </table:table-cell>
          <table:table-cell office:value-type="float" office:value="20.6471493244171" calcext:value-type="float">
            <text:p>20.6471493244171</text:p>
          </table:table-cell>
          <table:table-cell office:value-type="float" office:value="20.6804716587067" calcext:value-type="float">
            <text:p>20.6804716587067</text:p>
          </table:table-cell>
          <table:table-cell office:value-type="float" office:value="20.7471163272858" calcext:value-type="float">
            <text:p>20.7471163272858</text:p>
          </table:table-cell>
          <table:table-cell office:value-type="float" office:value="20.813770532608" calcext:value-type="float">
            <text:p>20.813770532608</text:p>
          </table:table-cell>
          <table:table-cell office:value-type="float" office:value="20.8804347515106" calcext:value-type="float">
            <text:p>20.8804347515106</text:p>
          </table:table-cell>
          <table:table-cell office:value-type="float" office:value="20.9470982551575" calcext:value-type="float">
            <text:p>20.9470982551575</text:p>
          </table:table-cell>
          <table:table-cell office:value-type="float" office:value="20.9804294109344" calcext:value-type="float">
            <text:p>20.9804294109344</text:p>
          </table:table-cell>
          <table:table-cell office:value-type="float" office:value="21.0470917224884" calcext:value-type="float">
            <text:p>21.0470917224884</text:p>
          </table:table-cell>
          <table:table-cell office:value-type="float" office:value="21.1137526035309" calcext:value-type="float">
            <text:p>21.1137526035309</text:p>
          </table:table-cell>
          <table:table-cell office:value-type="float" office:value="21.180412530899" calcext:value-type="float">
            <text:p>21.180412530899</text:p>
          </table:table-cell>
          <table:table-cell office:value-type="float" office:value="21.2470717430115" calcext:value-type="float">
            <text:p>21.2470717430115</text:p>
          </table:table-cell>
          <table:table-cell office:value-type="float" office:value="21.3137300014496" calcext:value-type="float">
            <text:p>21.3137300014496</text:p>
          </table:table-cell>
          <table:table-cell office:value-type="float" office:value="21.380387544632" calcext:value-type="float">
            <text:p>21.380387544632</text:p>
          </table:table-cell>
          <table:table-cell office:value-type="float" office:value="21.4470436573029" calcext:value-type="float">
            <text:p>21.4470436573029</text:p>
          </table:table-cell>
          <table:table-cell office:value-type="float" office:value="21.4803717136383" calcext:value-type="float">
            <text:p>21.4803717136383</text:p>
          </table:table-cell>
          <table:table-cell office:value-type="float" office:value="21.5803537368774" calcext:value-type="float">
            <text:p>21.5803537368774</text:p>
          </table:table-cell>
          <table:table-cell office:value-type="float" office:value="21.61368060112" calcext:value-type="float">
            <text:p>21.61368060112</text:p>
          </table:table-cell>
          <table:table-cell office:value-type="float" office:value="21.6470074653625" calcext:value-type="float">
            <text:p>21.6470074653625</text:p>
          </table:table-cell>
          <table:table-cell office:value-type="float" office:value="21.6803340911865" calcext:value-type="float">
            <text:p>21.6803340911865</text:p>
          </table:table-cell>
          <table:table-cell office:value-type="float" office:value="21.7136602401733" calcext:value-type="float">
            <text:p>21.7136602401733</text:p>
          </table:table-cell>
          <table:table-cell office:value-type="float" office:value="21.7469861507416" calcext:value-type="float">
            <text:p>21.7469861507416</text:p>
          </table:table-cell>
          <table:table-cell office:value-type="float" office:value="21.7803122997284" calcext:value-type="float">
            <text:p>21.7803122997284</text:p>
          </table:table-cell>
          <table:table-cell office:value-type="float" office:value="21.846971988678" calcext:value-type="float">
            <text:p>21.846971988678</text:p>
          </table:table-cell>
          <table:table-cell office:value-type="float" office:value="21.9136304855347" calcext:value-type="float">
            <text:p>21.9136304855347</text:p>
          </table:table-cell>
          <table:table-cell office:value-type="float" office:value="21.980288028717" calcext:value-type="float">
            <text:p>21.980288028717</text:p>
          </table:table-cell>
          <table:table-cell office:value-type="float" office:value="22.0136165618896" calcext:value-type="float">
            <text:p>22.0136165618896</text:p>
          </table:table-cell>
          <table:table-cell office:value-type="float" office:value="22.0469448566437" calcext:value-type="float">
            <text:p>22.0469448566437</text:p>
          </table:table-cell>
          <table:table-cell office:value-type="float" office:value="22.0802726745605" calcext:value-type="float">
            <text:p>22.0802726745605</text:p>
          </table:table-cell>
          <table:table-cell office:value-type="float" office:value="22.1136004924774" calcext:value-type="float">
            <text:p>22.1136004924774</text:p>
          </table:table-cell>
          <table:table-cell office:value-type="float" office:value="22.1469280719757" calcext:value-type="float">
            <text:p>22.1469280719757</text:p>
          </table:table-cell>
          <table:table-cell office:value-type="float" office:value="22.1802551746368" calcext:value-type="float">
            <text:p>22.1802551746368</text:p>
          </table:table-cell>
          <table:table-cell office:value-type="float" office:value="22.2135820388794" calcext:value-type="float">
            <text:p>22.2135820388794</text:p>
          </table:table-cell>
          <table:table-cell office:value-type="float" office:value="22.2469086647034" calcext:value-type="float">
            <text:p>22.2469086647034</text:p>
          </table:table-cell>
          <table:table-cell office:value-type="float" office:value="22.2802352905273" calcext:value-type="float">
            <text:p>22.2802352905273</text:p>
          </table:table-cell>
          <table:table-cell office:value-type="float" office:value="22.3135616779327" calcext:value-type="float">
            <text:p>22.3135616779327</text:p>
          </table:table-cell>
          <table:table-cell office:value-type="float" office:value="22.3802132606506" calcext:value-type="float">
            <text:p>22.3802132606506</text:p>
          </table:table-cell>
          <table:table-cell office:value-type="float" office:value="22.4468638896942" calcext:value-type="float">
            <text:p>22.4468638896942</text:p>
          </table:table-cell>
          <table:table-cell office:value-type="float" office:value="22.4801890850067" calcext:value-type="float">
            <text:p>22.4801890850067</text:p>
          </table:table-cell>
          <table:table-cell office:value-type="float" office:value="22.5468382835388" calcext:value-type="float">
            <text:p>22.5468382835388</text:p>
          </table:table-cell>
          <table:table-cell office:value-type="float" office:value="22.5801622867584" calcext:value-type="float">
            <text:p>22.5801622867584</text:p>
          </table:table-cell>
          <table:table-cell office:value-type="float" office:value="22.613486289978" calcext:value-type="float">
            <text:p>22.613486289978</text:p>
          </table:table-cell>
          <table:table-cell office:value-type="float" office:value="22.6468100547791" calcext:value-type="float">
            <text:p>22.6468100547791</text:p>
          </table:table-cell>
          <table:table-cell office:value-type="float" office:value="22.6801335811615" calcext:value-type="float">
            <text:p>22.6801335811615</text:p>
          </table:table-cell>
          <table:table-cell office:value-type="float" office:value="22.7134568691254" calcext:value-type="float">
            <text:p>22.7134568691254</text:p>
          </table:table-cell>
          <table:table-cell office:value-type="float" office:value="22.7467799186707" calcext:value-type="float">
            <text:p>22.7467799186707</text:p>
          </table:table-cell>
          <table:table-cell office:value-type="float" office:value="22.8134329319" calcext:value-type="float">
            <text:p>22.8134329319</text:p>
          </table:table-cell>
          <table:table-cell office:value-type="float" office:value="22.8467626571655" calcext:value-type="float">
            <text:p>22.8467626571655</text:p>
          </table:table-cell>
          <table:table-cell office:value-type="float" office:value="22.880092382431" calcext:value-type="float">
            <text:p>22.880092382431</text:p>
          </table:table-cell>
          <table:table-cell office:value-type="float" office:value="22.9467508792877" calcext:value-type="float">
            <text:p>22.9467508792877</text:p>
          </table:table-cell>
          <table:table-cell office:value-type="float" office:value="22.9800796508789" calcext:value-type="float">
            <text:p>22.9800796508789</text:p>
          </table:table-cell>
          <table:table-cell office:value-type="float" office:value="23.0467364788055" calcext:value-type="float">
            <text:p>23.0467364788055</text:p>
          </table:table-cell>
          <table:table-cell office:value-type="float" office:value="23.080064535141" calcext:value-type="float">
            <text:p>23.080064535141</text:p>
          </table:table-cell>
          <table:table-cell office:value-type="float" office:value="23.1800475120544" calcext:value-type="float">
            <text:p>23.1800475120544</text:p>
          </table:table-cell>
          <table:table-cell office:value-type="float" office:value="23.2133746147156" calcext:value-type="float">
            <text:p>23.2133746147156</text:p>
          </table:table-cell>
          <table:table-cell office:value-type="float" office:value="23.2800278663635" calcext:value-type="float">
            <text:p>23.2800278663635</text:p>
          </table:table-cell>
          <table:table-cell office:value-type="float" office:value="23.3133542537689" calcext:value-type="float">
            <text:p>23.3133542537689</text:p>
          </table:table-cell>
          <table:table-cell office:value-type="float" office:value="23.380006313324" calcext:value-type="float">
            <text:p>23.380006313324</text:p>
          </table:table-cell>
          <table:table-cell office:value-type="float" office:value="23.4466574192047" calcext:value-type="float">
            <text:p>23.4466574192047</text:p>
          </table:table-cell>
          <table:table-cell office:value-type="float" office:value="23.5133073329926" calcext:value-type="float">
            <text:p>23.5133073329926</text:p>
          </table:table-cell>
          <table:table-cell office:value-type="float" office:value="23.5799565315247" calcext:value-type="float">
            <text:p>23.5799565315247</text:p>
          </table:table-cell>
          <table:table-cell office:value-type="float" office:value="23.6799285411835" calcext:value-type="float">
            <text:p>23.6799285411835</text:p>
          </table:table-cell>
          <table:table-cell office:value-type="float" office:value="23.7132520675659" calcext:value-type="float">
            <text:p>23.7132520675659</text:p>
          </table:table-cell>
          <table:table-cell office:value-type="float" office:value="23.7465751171112" calcext:value-type="float">
            <text:p>23.7465751171112</text:p>
          </table:table-cell>
          <table:table-cell office:value-type="float" office:value="23.8133697509766" calcext:value-type="float">
            <text:p>23.8133697509766</text:p>
          </table:table-cell>
          <table:table-cell office:value-type="float" office:value="23.8803172111511" calcext:value-type="float">
            <text:p>23.8803172111511</text:p>
          </table:table-cell>
          <table:table-cell office:value-type="float" office:value="23.9472713470459" calcext:value-type="float">
            <text:p>23.9472713470459</text:p>
          </table:table-cell>
          <table:table-cell office:value-type="float" office:value="23.9807507991791" calcext:value-type="float">
            <text:p>23.9807507991791</text:p>
          </table:table-cell>
          <table:table-cell office:value-type="float" office:value="24.0477147102356" calcext:value-type="float">
            <text:p>24.0477147102356</text:p>
          </table:table-cell>
          <table:table-cell office:value-type="float" office:value="24.1146850585937" calcext:value-type="float">
            <text:p>24.1146850585937</text:p>
          </table:table-cell>
          <table:table-cell office:value-type="float" office:value="24.1481728553772" calcext:value-type="float">
            <text:p>24.1481728553772</text:p>
          </table:table-cell>
          <table:table-cell office:value-type="float" office:value="24.1816620826721" calcext:value-type="float">
            <text:p>24.1816620826721</text:p>
          </table:table-cell>
          <table:table-cell office:value-type="float" office:value="24.2486457824707" calcext:value-type="float">
            <text:p>24.2486457824707</text:p>
          </table:table-cell>
          <table:table-cell office:value-type="float" office:value="24.2821400165558" calcext:value-type="float">
            <text:p>24.2821400165558</text:p>
          </table:table-cell>
          <table:table-cell office:value-type="float" office:value="24.3156356811523" calcext:value-type="float">
            <text:p>24.3156356811523</text:p>
          </table:table-cell>
          <table:table-cell office:value-type="float" office:value="24.3826327323914" calcext:value-type="float">
            <text:p>24.3826327323914</text:p>
          </table:table-cell>
          <table:table-cell office:value-type="float" office:value="24.4161334037781" calcext:value-type="float">
            <text:p>24.4161334037781</text:p>
          </table:table-cell>
          <table:table-cell office:value-type="float" office:value="24.4496357440948" calcext:value-type="float">
            <text:p>24.4496357440948</text:p>
          </table:table-cell>
          <table:table-cell office:value-type="float" office:value="24.4831399917603" calcext:value-type="float">
            <text:p>24.4831399917603</text:p>
          </table:table-cell>
          <table:table-cell office:value-type="float" office:value="24.5166456699371" calcext:value-type="float">
            <text:p>24.5166456699371</text:p>
          </table:table-cell>
          <table:table-cell office:value-type="float" office:value="24.5501527786255" calcext:value-type="float">
            <text:p>24.5501527786255</text:p>
          </table:table-cell>
          <table:table-cell office:value-type="float" office:value="24.5836620330811" calcext:value-type="float">
            <text:p>24.5836620330811</text:p>
          </table:table-cell>
          <table:table-cell office:value-type="float" office:value="24.6171727180481" calcext:value-type="float">
            <text:p>24.6171727180481</text:p>
          </table:table-cell>
          <table:table-cell office:value-type="float" office:value="24.6506848335266" calcext:value-type="float">
            <text:p>24.6506848335266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1341241372028" calcext:value-type="float">
            <text:p>0.151341241372028</text:p>
          </table:table-cell>
          <table:table-cell office:value-type="float" office:value="0.151243462940725" calcext:value-type="float">
            <text:p>0.151243462940725</text:p>
          </table:table-cell>
          <table:table-cell office:value-type="float" office:value="0.151232814965994" calcext:value-type="float">
            <text:p>0.151232814965994</text:p>
          </table:table-cell>
          <table:table-cell office:value-type="float" office:value="0.151293408201415" calcext:value-type="float">
            <text:p>0.151293408201415</text:p>
          </table:table-cell>
          <table:table-cell office:value-type="float" office:value="0.151267673334172" calcext:value-type="float">
            <text:p>0.151267673334172</text:p>
          </table:table-cell>
          <table:table-cell office:value-type="float" office:value="0.151221648198721" calcext:value-type="float">
            <text:p>0.151221648198721</text:p>
          </table:table-cell>
          <table:table-cell office:value-type="float" office:value="0.151318767952595" calcext:value-type="float">
            <text:p>0.151318767952595</text:p>
          </table:table-cell>
          <table:table-cell office:value-type="float" office:value="0.151272604347346" calcext:value-type="float">
            <text:p>0.151272604347346</text:p>
          </table:table-cell>
          <table:table-cell office:value-type="float" office:value="0.151269481296191" calcext:value-type="float">
            <text:p>0.151269481296191</text:p>
          </table:table-cell>
          <table:table-cell office:value-type="float" office:value="0.151266202249797" calcext:value-type="float">
            <text:p>0.151266202249797</text:p>
          </table:table-cell>
          <table:table-cell office:value-type="float" office:value="0.151274398447761" calcext:value-type="float">
            <text:p>0.151274398447761</text:p>
          </table:table-cell>
          <table:table-cell office:value-type="float" office:value="0.151165900682605" calcext:value-type="float">
            <text:p>0.151165900682605</text:p>
          </table:table-cell>
          <table:table-cell office:value-type="float" office:value="0.151336070132418" calcext:value-type="float">
            <text:p>0.151336070132418</text:p>
          </table:table-cell>
          <table:table-cell office:value-type="float" office:value="0.151309167961746" calcext:value-type="float">
            <text:p>0.151309167961746</text:p>
          </table:table-cell>
          <table:table-cell office:value-type="float" office:value="0.151209818367059" calcext:value-type="float">
            <text:p>0.151209818367059</text:p>
          </table:table-cell>
          <table:table-cell office:value-type="float" office:value="0.151184751840901" calcext:value-type="float">
            <text:p>0.151184751840901</text:p>
          </table:table-cell>
          <table:table-cell office:value-type="float" office:value="0.151253888357051" calcext:value-type="float">
            <text:p>0.151253888357051</text:p>
          </table:table-cell>
          <table:table-cell office:value-type="float" office:value="0.151168165870154" calcext:value-type="float">
            <text:p>0.151168165870154</text:p>
          </table:table-cell>
          <table:table-cell office:value-type="float" office:value="0.151205378771606" calcext:value-type="float">
            <text:p>0.151205378771606</text:p>
          </table:table-cell>
          <table:table-cell office:value-type="float" office:value="0.151203796006799" calcext:value-type="float">
            <text:p>0.151203796006799</text:p>
          </table:table-cell>
          <table:table-cell office:value-type="float" office:value="0.151333970397984" calcext:value-type="float">
            <text:p>0.151333970397984</text:p>
          </table:table-cell>
          <table:table-cell office:value-type="float" office:value="0.151270807819423" calcext:value-type="float">
            <text:p>0.151270807819423</text:p>
          </table:table-cell>
          <table:table-cell office:value-type="float" office:value="0.151317326695355" calcext:value-type="float">
            <text:p>0.151317326695355</text:p>
          </table:table-cell>
          <table:table-cell office:value-type="float" office:value="0.151339411975499" calcext:value-type="float">
            <text:p>0.151339411975499</text:p>
          </table:table-cell>
          <table:table-cell office:value-type="float" office:value="0.151260034532188" calcext:value-type="float">
            <text:p>0.151260034532188</text:p>
          </table:table-cell>
          <table:table-cell office:value-type="float" office:value="0.151233985329078" calcext:value-type="float">
            <text:p>0.151233985329078</text:p>
          </table:table-cell>
          <table:table-cell office:value-type="float" office:value="0.151279413967795" calcext:value-type="float">
            <text:p>0.151279413967795</text:p>
          </table:table-cell>
          <table:table-cell office:value-type="float" office:value="0.151270324469266" calcext:value-type="float">
            <text:p>0.151270324469266</text:p>
          </table:table-cell>
          <table:table-cell office:value-type="float" office:value="0.151191217488561" calcext:value-type="float">
            <text:p>0.151191217488561</text:p>
          </table:table-cell>
          <table:table-cell office:value-type="float" office:value="0.151230066393535" calcext:value-type="float">
            <text:p>0.151230066393535</text:p>
          </table:table-cell>
          <table:table-cell office:value-type="float" office:value="0.151270436419311" calcext:value-type="float">
            <text:p>0.151270436419311</text:p>
          </table:table-cell>
          <table:table-cell office:value-type="float" office:value="0.151313903859887" calcext:value-type="float">
            <text:p>0.151313903859887</text:p>
          </table:table-cell>
          <table:table-cell office:value-type="float" office:value="0.15133054793353" calcext:value-type="float">
            <text:p>0.15133054793353</text:p>
          </table:table-cell>
          <table:table-cell office:value-type="float" office:value="0.1512895184337" calcext:value-type="float">
            <text:p>0.1512895184337</text:p>
          </table:table-cell>
          <table:table-cell office:value-type="float" office:value="0.15126775248226" calcext:value-type="float">
            <text:p>0.15126775248226</text:p>
          </table:table-cell>
          <table:table-cell office:value-type="float" office:value="0.1512630835936" calcext:value-type="float">
            <text:p>0.1512630835936</text:p>
          </table:table-cell>
          <table:table-cell office:value-type="float" office:value="0.151130793710266" calcext:value-type="float">
            <text:p>0.151130793710266</text:p>
          </table:table-cell>
          <table:table-cell office:value-type="float" office:value="0.151248518015364" calcext:value-type="float">
            <text:p>0.151248518015364</text:p>
          </table:table-cell>
          <table:table-cell office:value-type="float" office:value="0.15128817298158" calcext:value-type="float">
            <text:p>0.15128817298158</text:p>
          </table:table-cell>
          <table:table-cell office:value-type="float" office:value="0.151150266592745" calcext:value-type="float">
            <text:p>0.151150266592745</text:p>
          </table:table-cell>
          <table:table-cell office:value-type="float" office:value="0.151371241096751" calcext:value-type="float">
            <text:p>0.151371241096751</text:p>
          </table:table-cell>
          <table:table-cell office:value-type="float" office:value="0.151162291573725" calcext:value-type="float">
            <text:p>0.151162291573725</text:p>
          </table:table-cell>
          <table:table-cell office:value-type="float" office:value="0.151291918303973" calcext:value-type="float">
            <text:p>0.151291918303973</text:p>
          </table:table-cell>
          <table:table-cell office:value-type="float" office:value="0.151302485275344" calcext:value-type="float">
            <text:p>0.151302485275344</text:p>
          </table:table-cell>
          <table:table-cell office:value-type="float" office:value="0.15120895212309" calcext:value-type="float">
            <text:p>0.15120895212309</text:p>
          </table:table-cell>
          <table:table-cell office:value-type="float" office:value="0.151333402537373" calcext:value-type="float">
            <text:p>0.151333402537373</text:p>
          </table:table-cell>
          <table:table-cell office:value-type="float" office:value="0.151278696015163" calcext:value-type="float">
            <text:p>0.151278696015163</text:p>
          </table:table-cell>
          <table:table-cell office:value-type="float" office:value="0.15134729731611" calcext:value-type="float">
            <text:p>0.15134729731611</text:p>
          </table:table-cell>
          <table:table-cell office:value-type="float" office:value="0.151300805337757" calcext:value-type="float">
            <text:p>0.151300805337757</text:p>
          </table:table-cell>
          <table:table-cell office:value-type="float" office:value="0.151336419650858" calcext:value-type="float">
            <text:p>0.151336419650858</text:p>
          </table:table-cell>
          <table:table-cell office:value-type="float" office:value="0.151416349504038" calcext:value-type="float">
            <text:p>0.151416349504038</text:p>
          </table:table-cell>
          <table:table-cell office:value-type="float" office:value="0.15111052943999" calcext:value-type="float">
            <text:p>0.15111052943999</text:p>
          </table:table-cell>
          <table:table-cell office:value-type="float" office:value="0.150541818489953" calcext:value-type="float">
            <text:p>0.150541818489953</text:p>
          </table:table-cell>
          <table:table-cell office:value-type="float" office:value="0.150591194834336" calcext:value-type="float">
            <text:p>0.150591194834336</text:p>
          </table:table-cell>
          <table:table-cell office:value-type="float" office:value="0.151561227133109" calcext:value-type="float">
            <text:p>0.151561227133109</text:p>
          </table:table-cell>
          <table:table-cell office:value-type="float" office:value="0.15888291892055" calcext:value-type="float">
            <text:p>0.15888291892055</text:p>
          </table:table-cell>
          <table:table-cell office:value-type="float" office:value="0.15892293323151" calcext:value-type="float">
            <text:p>0.15892293323151</text:p>
          </table:table-cell>
          <table:table-cell office:value-type="float" office:value="0.157462754057955" calcext:value-type="float">
            <text:p>0.157462754057955</text:p>
          </table:table-cell>
          <table:table-cell office:value-type="float" office:value="0.155123069912588" calcext:value-type="float">
            <text:p>0.155123069912588</text:p>
          </table:table-cell>
          <table:table-cell office:value-type="float" office:value="0.149332330261226" calcext:value-type="float">
            <text:p>0.149332330261226</text:p>
          </table:table-cell>
          <table:table-cell office:value-type="float" office:value="0.157470000216938" calcext:value-type="float">
            <text:p>0.157470000216938</text:p>
          </table:table-cell>
          <table:table-cell office:value-type="float" office:value="0.207073788678253" calcext:value-type="float">
            <text:p>0.207073788678253</text:p>
          </table:table-cell>
          <table:table-cell office:value-type="float" office:value="0.20363498230342" calcext:value-type="float">
            <text:p>0.20363498230342</text:p>
          </table:table-cell>
          <table:table-cell office:value-type="float" office:value="0.19816855976552" calcext:value-type="float">
            <text:p>0.19816855976552</text:p>
          </table:table-cell>
          <table:table-cell office:value-type="float" office:value="0.19666944273129" calcext:value-type="float">
            <text:p>0.19666944273129</text:p>
          </table:table-cell>
          <table:table-cell office:value-type="float" office:value="0.196846499343148" calcext:value-type="float">
            <text:p>0.196846499343148</text:p>
          </table:table-cell>
          <table:table-cell office:value-type="float" office:value="0.199827282080528" calcext:value-type="float">
            <text:p>0.199827282080528</text:p>
          </table:table-cell>
          <table:table-cell office:value-type="float" office:value="0.19955419790786" calcext:value-type="float">
            <text:p>0.19955419790786</text:p>
          </table:table-cell>
          <table:table-cell office:value-type="float" office:value="0.139232969470107" calcext:value-type="float">
            <text:p>0.139232969470107</text:p>
          </table:table-cell>
          <table:table-cell office:value-type="float" office:value="0.129632357777109" calcext:value-type="float">
            <text:p>0.129632357777109</text:p>
          </table:table-cell>
          <table:table-cell office:value-type="float" office:value="0.137777308058609" calcext:value-type="float">
            <text:p>0.137777308058609</text:p>
          </table:table-cell>
          <table:table-cell office:value-type="float" office:value="0.147087723904689" calcext:value-type="float">
            <text:p>0.147087723904689</text:p>
          </table:table-cell>
          <table:table-cell office:value-type="float" office:value="0.163715853790317" calcext:value-type="float">
            <text:p>0.163715853790317</text:p>
          </table:table-cell>
          <table:table-cell office:value-type="float" office:value="0.167483342060896" calcext:value-type="float">
            <text:p>0.167483342060896</text:p>
          </table:table-cell>
          <table:table-cell office:value-type="float" office:value="0.175188332145209" calcext:value-type="float">
            <text:p>0.175188332145209</text:p>
          </table:table-cell>
          <table:table-cell office:value-type="float" office:value="0.173354642707885" calcext:value-type="float">
            <text:p>0.173354642707885</text:p>
          </table:table-cell>
          <table:table-cell office:value-type="float" office:value="0.16727542586366" calcext:value-type="float">
            <text:p>0.16727542586366</text:p>
          </table:table-cell>
          <table:table-cell office:value-type="float" office:value="0.163553451049696" calcext:value-type="float">
            <text:p>0.163553451049696</text:p>
          </table:table-cell>
          <table:table-cell office:value-type="float" office:value="0.155719841951527" calcext:value-type="float">
            <text:p>0.155719841951527</text:p>
          </table:table-cell>
          <table:table-cell office:value-type="float" office:value="0.157665004771909" calcext:value-type="float">
            <text:p>0.157665004771909</text:p>
          </table:table-cell>
          <table:table-cell office:value-type="float" office:value="0.203684856068024" calcext:value-type="float">
            <text:p>0.203684856068024</text:p>
          </table:table-cell>
          <table:table-cell office:value-type="float" office:value="0.215270151024074" calcext:value-type="float">
            <text:p>0.215270151024074</text:p>
          </table:table-cell>
          <table:table-cell office:value-type="float" office:value="0.211787534349657" calcext:value-type="float">
            <text:p>0.211787534349657</text:p>
          </table:table-cell>
          <table:table-cell office:value-type="float" office:value="0.207336075851705" calcext:value-type="float">
            <text:p>0.207336075851705</text:p>
          </table:table-cell>
          <table:table-cell office:value-type="float" office:value="0.203946039092991" calcext:value-type="float">
            <text:p>0.203946039092991</text:p>
          </table:table-cell>
          <table:table-cell office:value-type="float" office:value="0.200517014737931" calcext:value-type="float">
            <text:p>0.200517014737931</text:p>
          </table:table-cell>
          <table:table-cell office:value-type="float" office:value="0.202676185672036" calcext:value-type="float">
            <text:p>0.202676185672036</text:p>
          </table:table-cell>
          <table:table-cell office:value-type="float" office:value="0.205986404020721" calcext:value-type="float">
            <text:p>0.205986404020721</text:p>
          </table:table-cell>
          <table:table-cell office:value-type="float" office:value="0.208610588750475" calcext:value-type="float">
            <text:p>0.208610588750475</text:p>
          </table:table-cell>
          <table:table-cell office:value-type="float" office:value="0.201154568554918" calcext:value-type="float">
            <text:p>0.201154568554918</text:p>
          </table:table-cell>
          <table:table-cell office:value-type="float" office:value="0.203231822776465" calcext:value-type="float">
            <text:p>0.203231822776465</text:p>
          </table:table-cell>
          <table:table-cell office:value-type="float" office:value="0.203772846569639" calcext:value-type="float">
            <text:p>0.203772846569639</text:p>
          </table:table-cell>
          <table:table-cell office:value-type="float" office:value="0.203048399347469" calcext:value-type="float">
            <text:p>0.203048399347469</text:p>
          </table:table-cell>
          <table:table-cell office:value-type="float" office:value="0.211016176246609" calcext:value-type="float">
            <text:p>0.211016176246609</text:p>
          </table:table-cell>
          <table:table-cell office:value-type="float" office:value="0.207752425073181" calcext:value-type="float">
            <text:p>0.207752425073181</text:p>
          </table:table-cell>
          <table:table-cell office:value-type="float" office:value="0.204495362371722" calcext:value-type="float">
            <text:p>0.204495362371722</text:p>
          </table:table-cell>
          <table:table-cell office:value-type="float" office:value="0.203720591288796" calcext:value-type="float">
            <text:p>0.203720591288796</text:p>
          </table:table-cell>
          <table:table-cell office:value-type="float" office:value="0.126704961442165" calcext:value-type="float">
            <text:p>0.126704961442165</text:p>
          </table:table-cell>
          <table:table-cell office:value-type="float" office:value="0.117811290201733" calcext:value-type="float">
            <text:p>0.117811290201733</text:p>
          </table:table-cell>
          <table:table-cell office:value-type="float" office:value="0.11724976274997" calcext:value-type="float">
            <text:p>0.11724976274997</text:p>
          </table:table-cell>
          <table:table-cell office:value-type="float" office:value="0.168593202693197" calcext:value-type="float">
            <text:p>0.168593202693197</text:p>
          </table:table-cell>
          <table:table-cell office:value-type="float" office:value="0.179807092715199" calcext:value-type="float">
            <text:p>0.179807092715199</text:p>
          </table:table-cell>
          <table:table-cell office:value-type="float" office:value="0.176909464276056" calcext:value-type="float">
            <text:p>0.176909464276056</text:p>
          </table:table-cell>
          <table:table-cell office:value-type="float" office:value="0.170290500581266" calcext:value-type="float">
            <text:p>0.170290500581266</text:p>
          </table:table-cell>
          <table:table-cell office:value-type="float" office:value="0.170953326916599" calcext:value-type="float">
            <text:p>0.170953326916599</text:p>
          </table:table-cell>
          <table:table-cell office:value-type="float" office:value="0.174268658654375" calcext:value-type="float">
            <text:p>0.174268658654375</text:p>
          </table:table-cell>
          <table:table-cell office:value-type="float" office:value="0.199401417318444" calcext:value-type="float">
            <text:p>0.199401417318444</text:p>
          </table:table-cell>
          <table:table-cell office:value-type="float" office:value="0.214786803692195" calcext:value-type="float">
            <text:p>0.214786803692195</text:p>
          </table:table-cell>
          <table:table-cell office:value-type="float" office:value="0.207279895967173" calcext:value-type="float">
            <text:p>0.207279895967173</text:p>
          </table:table-cell>
          <table:table-cell office:value-type="float" office:value="0.204010678540078" calcext:value-type="float">
            <text:p>0.204010678540078</text:p>
          </table:table-cell>
          <table:table-cell office:value-type="float" office:value="0.210226359984477" calcext:value-type="float">
            <text:p>0.210226359984477</text:p>
          </table:table-cell>
          <table:table-cell office:value-type="float" office:value="0.188299521018646" calcext:value-type="float">
            <text:p>0.188299521018646</text:p>
          </table:table-cell>
          <table:table-cell office:value-type="float" office:value="0.200325461266548" calcext:value-type="float">
            <text:p>0.200325461266548</text:p>
          </table:table-cell>
          <table:table-cell office:value-type="float" office:value="0.200463333271452" calcext:value-type="float">
            <text:p>0.200463333271452</text:p>
          </table:table-cell>
          <table:table-cell office:value-type="float" office:value="0.200624554527779" calcext:value-type="float">
            <text:p>0.200624554527779</text:p>
          </table:table-cell>
          <table:table-cell office:value-type="float" office:value="0.202697194457217" calcext:value-type="float">
            <text:p>0.202697194457217</text:p>
          </table:table-cell>
          <table:table-cell office:value-type="float" office:value="0.123568494195443" calcext:value-type="float">
            <text:p>0.123568494195443</text:p>
          </table:table-cell>
          <table:table-cell office:value-type="float" office:value="0.118094607291407" calcext:value-type="float">
            <text:p>0.118094607291407</text:p>
          </table:table-cell>
          <table:table-cell office:value-type="float" office:value="0.129313831126173" calcext:value-type="float">
            <text:p>0.129313831126173</text:p>
          </table:table-cell>
          <table:table-cell office:value-type="float" office:value="0.135958399525652" calcext:value-type="float">
            <text:p>0.135958399525652</text:p>
          </table:table-cell>
          <table:table-cell office:value-type="float" office:value="0.154240370859055" calcext:value-type="float">
            <text:p>0.154240370859055</text:p>
          </table:table-cell>
          <table:table-cell office:value-type="float" office:value="0.175402831643908" calcext:value-type="float">
            <text:p>0.175402831643908</text:p>
          </table:table-cell>
          <table:table-cell office:value-type="float" office:value="0.186266476514054" calcext:value-type="float">
            <text:p>0.186266476514054</text:p>
          </table:table-cell>
          <table:table-cell office:value-type="float" office:value="0.18892732493529" calcext:value-type="float">
            <text:p>0.18892732493529</text:p>
          </table:table-cell>
          <table:table-cell office:value-type="float" office:value="0.186110783279427" calcext:value-type="float">
            <text:p>0.186110783279427</text:p>
          </table:table-cell>
          <table:table-cell office:value-type="float" office:value="0.180453139839874" calcext:value-type="float">
            <text:p>0.180453139839874</text:p>
          </table:table-cell>
          <table:table-cell office:value-type="float" office:value="0.18030523973945" calcext:value-type="float">
            <text:p>0.18030523973945</text:p>
          </table:table-cell>
          <table:table-cell office:value-type="float" office:value="0.178419827203629" calcext:value-type="float">
            <text:p>0.178419827203629</text:p>
          </table:table-cell>
          <table:table-cell office:value-type="float" office:value="0.174547261928352" calcext:value-type="float">
            <text:p>0.174547261928352</text:p>
          </table:table-cell>
          <table:table-cell office:value-type="float" office:value="0.183591139744968" calcext:value-type="float">
            <text:p>0.183591139744968</text:p>
          </table:table-cell>
          <table:table-cell office:value-type="float" office:value="0.221483679190312" calcext:value-type="float">
            <text:p>0.221483679190312</text:p>
          </table:table-cell>
          <table:table-cell office:value-type="float" office:value="0.223247056080988" calcext:value-type="float">
            <text:p>0.223247056080988</text:p>
          </table:table-cell>
          <table:table-cell office:value-type="float" office:value="0.213002749481767" calcext:value-type="float">
            <text:p>0.213002749481767</text:p>
          </table:table-cell>
          <table:table-cell office:value-type="float" office:value="0.207710431375356" calcext:value-type="float">
            <text:p>0.207710431375356</text:p>
          </table:table-cell>
          <table:table-cell office:value-type="float" office:value="0.206997938581743" calcext:value-type="float">
            <text:p>0.206997938581743</text:p>
          </table:table-cell>
          <table:table-cell office:value-type="float" office:value="0.209299212967788" calcext:value-type="float">
            <text:p>0.209299212967788</text:p>
          </table:table-cell>
          <table:table-cell office:value-type="float" office:value="0.211281027819739" calcext:value-type="float">
            <text:p>0.211281027819739</text:p>
          </table:table-cell>
          <table:table-cell office:value-type="float" office:value="0.195243388545676" calcext:value-type="float">
            <text:p>0.195243388545676</text:p>
          </table:table-cell>
          <table:table-cell office:value-type="float" office:value="0.195527505910784" calcext:value-type="float">
            <text:p>0.195527505910784</text:p>
          </table:table-cell>
          <table:table-cell office:value-type="float" office:value="0.203939355581755" calcext:value-type="float">
            <text:p>0.203939355581755</text:p>
          </table:table-cell>
          <table:table-cell office:value-type="float" office:value="0.202477309072727" calcext:value-type="float">
            <text:p>0.202477309072727</text:p>
          </table:table-cell>
          <table:table-cell office:value-type="float" office:value="0.202900119023929" calcext:value-type="float">
            <text:p>0.202900119023929</text:p>
          </table:table-cell>
          <table:table-cell office:value-type="float" office:value="0.205035817990487" calcext:value-type="float">
            <text:p>0.205035817990487</text:p>
          </table:table-cell>
          <table:table-cell office:value-type="float" office:value="0.144465095280673" calcext:value-type="float">
            <text:p>0.144465095280673</text:p>
          </table:table-cell>
          <table:table-cell office:value-type="float" office:value="0.13829709857079" calcext:value-type="float">
            <text:p>0.13829709857079</text:p>
          </table:table-cell>
          <table:table-cell office:value-type="float" office:value="0.151598255582172" calcext:value-type="float">
            <text:p>0.151598255582172</text:p>
          </table:table-cell>
          <table:table-cell office:value-type="float" office:value="0.15808131659534" calcext:value-type="float">
            <text:p>0.15808131659534</text:p>
          </table:table-cell>
          <table:table-cell office:value-type="float" office:value="0.197080520781769" calcext:value-type="float">
            <text:p>0.197080520781769</text:p>
          </table:table-cell>
          <table:table-cell office:value-type="float" office:value="0.191013930332756" calcext:value-type="float">
            <text:p>0.191013930332756</text:p>
          </table:table-cell>
          <table:table-cell office:value-type="float" office:value="0.187354676703461" calcext:value-type="float">
            <text:p>0.187354676703461</text:p>
          </table:table-cell>
          <table:table-cell office:value-type="float" office:value="0.18668610388718" calcext:value-type="float">
            <text:p>0.18668610388718</text:p>
          </table:table-cell>
          <table:table-cell office:value-type="float" office:value="0.186197625280335" calcext:value-type="float">
            <text:p>0.186197625280335</text:p>
          </table:table-cell>
          <table:table-cell office:value-type="float" office:value="0.186013036390177" calcext:value-type="float">
            <text:p>0.186013036390177</text:p>
          </table:table-cell>
          <table:table-cell office:value-type="float" office:value="0.185496059237292" calcext:value-type="float">
            <text:p>0.185496059237292</text:p>
          </table:table-cell>
          <table:table-cell office:value-type="float" office:value="0.189944127226082" calcext:value-type="float">
            <text:p>0.189944127226082</text:p>
          </table:table-cell>
          <table:table-cell office:value-type="float" office:value="0.187544668026944" calcext:value-type="float">
            <text:p>0.187544668026944</text:p>
          </table:table-cell>
          <table:table-cell office:value-type="float" office:value="0.212004851689181" calcext:value-type="float">
            <text:p>0.212004851689181</text:p>
          </table:table-cell>
          <table:table-cell office:value-type="float" office:value="0.214976991243227" calcext:value-type="float">
            <text:p>0.214976991243227</text:p>
          </table:table-cell>
          <table:table-cell office:value-type="float" office:value="0.205698722964025" calcext:value-type="float">
            <text:p>0.205698722964025</text:p>
          </table:table-cell>
          <table:table-cell office:value-type="float" office:value="0.21175882721978" calcext:value-type="float">
            <text:p>0.21175882721978</text:p>
          </table:table-cell>
          <table:table-cell office:value-type="float" office:value="0.201751925306074" calcext:value-type="float">
            <text:p>0.201751925306074</text:p>
          </table:table-cell>
          <table:table-cell office:value-type="float" office:value="0.202869464807253" calcext:value-type="float">
            <text:p>0.202869464807253</text:p>
          </table:table-cell>
          <table:table-cell office:value-type="float" office:value="0.206002945079367" calcext:value-type="float">
            <text:p>0.206002945079367</text:p>
          </table:table-cell>
          <table:table-cell office:value-type="float" office:value="0.207380169744909" calcext:value-type="float">
            <text:p>0.207380169744909</text:p>
          </table:table-cell>
          <table:table-cell office:value-type="float" office:value="0.208299480836333" calcext:value-type="float">
            <text:p>0.208299480836333</text:p>
          </table:table-cell>
          <table:table-cell office:value-type="float" office:value="0.209273931135246" calcext:value-type="float">
            <text:p>0.209273931135246</text:p>
          </table:table-cell>
          <table:table-cell office:value-type="float" office:value="0.20743712044386" calcext:value-type="float">
            <text:p>0.20743712044386</text:p>
          </table:table-cell>
          <table:table-cell office:value-type="float" office:value="0.208630712975568" calcext:value-type="float">
            <text:p>0.208630712975568</text:p>
          </table:table-cell>
          <table:table-cell office:value-type="float" office:value="0.209900269291211" calcext:value-type="float">
            <text:p>0.209900269291211</text:p>
          </table:table-cell>
          <table:table-cell office:value-type="float" office:value="0.212874186045503" calcext:value-type="float">
            <text:p>0.212874186045503</text:p>
          </table:table-cell>
          <table:table-cell office:value-type="float" office:value="0.212622417717538" calcext:value-type="float">
            <text:p>0.212622417717538</text:p>
          </table:table-cell>
          <table:table-cell office:value-type="float" office:value="0.209563117867833" calcext:value-type="float">
            <text:p>0.209563117867833</text:p>
          </table:table-cell>
          <table:table-cell office:value-type="float" office:value="0.151050744285403" calcext:value-type="float">
            <text:p>0.151050744285403</text:p>
          </table:table-cell>
          <table:table-cell office:value-type="float" office:value="0.148074569905832" calcext:value-type="float">
            <text:p>0.148074569905832</text:p>
          </table:table-cell>
          <table:table-cell office:value-type="float" office:value="0.15723340656424" calcext:value-type="float">
            <text:p>0.15723340656424</text:p>
          </table:table-cell>
          <table:table-cell office:value-type="float" office:value="0.170826547346273" calcext:value-type="float">
            <text:p>0.170826547346273</text:p>
          </table:table-cell>
          <table:table-cell office:value-type="float" office:value="0.17482311546862" calcext:value-type="float">
            <text:p>0.17482311546862</text:p>
          </table:table-cell>
          <table:table-cell office:value-type="float" office:value="0.17598948052527" calcext:value-type="float">
            <text:p>0.17598948052527</text:p>
          </table:table-cell>
          <table:table-cell office:value-type="float" office:value="0.181593570216316" calcext:value-type="float">
            <text:p>0.181593570216316</text:p>
          </table:table-cell>
          <table:table-cell office:value-type="float" office:value="0.179831593351888" calcext:value-type="float">
            <text:p>0.179831593351888</text:p>
          </table:table-cell>
          <table:table-cell office:value-type="float" office:value="0.178400500530044" calcext:value-type="float">
            <text:p>0.178400500530044</text:p>
          </table:table-cell>
          <table:table-cell office:value-type="float" office:value="0.177540260527926" calcext:value-type="float">
            <text:p>0.177540260527926</text:p>
          </table:table-cell>
          <table:table-cell office:value-type="float" office:value="0.171008343576365" calcext:value-type="float">
            <text:p>0.171008343576365</text:p>
          </table:table-cell>
          <table:table-cell office:value-type="float" office:value="0.166540433027379" calcext:value-type="float">
            <text:p>0.166540433027379</text:p>
          </table:table-cell>
          <table:table-cell office:value-type="float" office:value="0.164949711675878" calcext:value-type="float">
            <text:p>0.164949711675878</text:p>
          </table:table-cell>
          <table:table-cell office:value-type="float" office:value="0.195840066884646" calcext:value-type="float">
            <text:p>0.195840066884646</text:p>
          </table:table-cell>
          <table:table-cell office:value-type="float" office:value="0.224940493177837" calcext:value-type="float">
            <text:p>0.224940493177837</text:p>
          </table:table-cell>
          <table:table-cell office:value-type="float" office:value="0.199253078025607" calcext:value-type="float">
            <text:p>0.199253078025607</text:p>
          </table:table-cell>
          <table:table-cell office:value-type="float" office:value="0.196505965447305" calcext:value-type="float">
            <text:p>0.196505965447305</text:p>
          </table:table-cell>
          <table:table-cell office:value-type="float" office:value="0.198605178694688" calcext:value-type="float">
            <text:p>0.198605178694688</text:p>
          </table:table-cell>
          <table:table-cell office:value-type="float" office:value="0.20269021782686" calcext:value-type="float">
            <text:p>0.20269021782686</text:p>
          </table:table-cell>
          <table:table-cell office:value-type="float" office:value="0.202982430313941" calcext:value-type="float">
            <text:p>0.202982430313941</text:p>
          </table:table-cell>
          <table:table-cell office:value-type="float" office:value="0.205952103779641" calcext:value-type="float">
            <text:p>0.205952103779641</text:p>
          </table:table-cell>
          <table:table-cell office:value-type="float" office:value="0.211598850361447" calcext:value-type="float">
            <text:p>0.211598850361447</text:p>
          </table:table-cell>
          <table:table-cell office:value-type="float" office:value="0.132445487064231" calcext:value-type="float">
            <text:p>0.132445487064231</text:p>
          </table:table-cell>
          <table:table-cell office:value-type="float" office:value="0.130222321165089" calcext:value-type="float">
            <text:p>0.130222321165089</text:p>
          </table:table-cell>
          <table:table-cell office:value-type="float" office:value="0.135552313907952" calcext:value-type="float">
            <text:p>0.135552313907952</text:p>
          </table:table-cell>
          <table:table-cell office:value-type="float" office:value="0.148199299206586" calcext:value-type="float">
            <text:p>0.148199299206586</text:p>
          </table:table-cell>
          <table:table-cell office:value-type="float" office:value="0.149852978064814" calcext:value-type="float">
            <text:p>0.149852978064814</text:p>
          </table:table-cell>
          <table:table-cell office:value-type="float" office:value="0.158831088636219" calcext:value-type="float">
            <text:p>0.158831088636219</text:p>
          </table:table-cell>
          <table:table-cell office:value-type="float" office:value="0.168514342456296" calcext:value-type="float">
            <text:p>0.168514342456296</text:p>
          </table:table-cell>
          <table:table-cell office:value-type="float" office:value="0.170742655863617" calcext:value-type="float">
            <text:p>0.170742655863617</text:p>
          </table:table-cell>
          <table:table-cell office:value-type="float" office:value="0.171381624323097" calcext:value-type="float">
            <text:p>0.171381624323097</text:p>
          </table:table-cell>
          <table:table-cell office:value-type="float" office:value="0.167443373526725" calcext:value-type="float">
            <text:p>0.167443373526725</text:p>
          </table:table-cell>
          <table:table-cell office:value-type="float" office:value="0.166042827364664" calcext:value-type="float">
            <text:p>0.166042827364664</text:p>
          </table:table-cell>
          <table:table-cell office:value-type="float" office:value="0.166738090522087" calcext:value-type="float">
            <text:p>0.166738090522087</text:p>
          </table:table-cell>
          <table:table-cell office:value-type="float" office:value="0.165914209708205" calcext:value-type="float">
            <text:p>0.165914209708205</text:p>
          </table:table-cell>
          <table:table-cell office:value-type="float" office:value="0.167301385130343" calcext:value-type="float">
            <text:p>0.167301385130343</text:p>
          </table:table-cell>
          <table:table-cell office:value-type="float" office:value="0.165168683440433" calcext:value-type="float">
            <text:p>0.165168683440433</text:p>
          </table:table-cell>
          <table:table-cell office:value-type="float" office:value="0.161566659411185" calcext:value-type="float">
            <text:p>0.161566659411185</text:p>
          </table:table-cell>
          <table:table-cell office:value-type="float" office:value="0.215945607220404" calcext:value-type="float">
            <text:p>0.215945607220404</text:p>
          </table:table-cell>
          <table:table-cell office:value-type="float" office:value="0.230622731324771" calcext:value-type="float">
            <text:p>0.230622731324771</text:p>
          </table:table-cell>
          <table:table-cell office:value-type="float" office:value="0.223485675552629" calcext:value-type="float">
            <text:p>0.223485675552629</text:p>
          </table:table-cell>
          <table:table-cell office:value-type="float" office:value="0.218271613324751" calcext:value-type="float">
            <text:p>0.218271613324751</text:p>
          </table:table-cell>
          <table:table-cell office:value-type="float" office:value="0.216828713076372" calcext:value-type="float">
            <text:p>0.216828713076372</text:p>
          </table:table-cell>
          <table:table-cell office:value-type="float" office:value="0.215432603538889" calcext:value-type="float">
            <text:p>0.215432603538889</text:p>
          </table:table-cell>
          <table:table-cell office:value-type="float" office:value="0.212279887647187" calcext:value-type="float">
            <text:p>0.212279887647187</text:p>
          </table:table-cell>
          <table:table-cell office:value-type="float" office:value="0.214964089694078" calcext:value-type="float">
            <text:p>0.214964089694078</text:p>
          </table:table-cell>
          <table:table-cell office:value-type="float" office:value="0.213987303315972" calcext:value-type="float">
            <text:p>0.213987303315972</text:p>
          </table:table-cell>
          <table:table-cell office:value-type="float" office:value="0.213618921136147" calcext:value-type="float">
            <text:p>0.213618921136147</text:p>
          </table:table-cell>
          <table:table-cell office:value-type="float" office:value="0.214877807269994" calcext:value-type="float">
            <text:p>0.214877807269994</text:p>
          </table:table-cell>
          <table:table-cell office:value-type="float" office:value="0.220617314040066" calcext:value-type="float">
            <text:p>0.220617314040066</text:p>
          </table:table-cell>
          <table:table-cell office:value-type="float" office:value="0.221961869021578" calcext:value-type="float">
            <text:p>0.221961869021578</text:p>
          </table:table-cell>
          <table:table-cell office:value-type="float" office:value="0.219269773282864" calcext:value-type="float">
            <text:p>0.219269773282864</text:p>
          </table:table-cell>
          <table:table-cell office:value-type="float" office:value="0.212131395952086" calcext:value-type="float">
            <text:p>0.212131395952086</text:p>
          </table:table-cell>
          <table:table-cell office:value-type="float" office:value="0.208169267004796" calcext:value-type="float">
            <text:p>0.208169267004796</text:p>
          </table:table-cell>
          <table:table-cell office:value-type="float" office:value="0.204601605477609" calcext:value-type="float">
            <text:p>0.204601605477609</text:p>
          </table:table-cell>
          <table:table-cell office:value-type="float" office:value="0.202868987716176" calcext:value-type="float">
            <text:p>0.202868987716176</text:p>
          </table:table-cell>
          <table:table-cell office:value-type="float" office:value="0.200300952297847" calcext:value-type="float">
            <text:p>0.200300952297847</text:p>
          </table:table-cell>
          <table:table-cell office:value-type="float" office:value="0.198892305556145" calcext:value-type="float">
            <text:p>0.198892305556145</text:p>
          </table:table-cell>
          <table:table-cell office:value-type="float" office:value="0.19814008330951" calcext:value-type="float">
            <text:p>0.19814008330951</text:p>
          </table:table-cell>
          <table:table-cell office:value-type="float" office:value="0.199504212304157" calcext:value-type="float">
            <text:p>0.199504212304157</text:p>
          </table:table-cell>
          <table:table-cell office:value-type="float" office:value="0.19649714312413" calcext:value-type="float">
            <text:p>0.19649714312413</text:p>
          </table:table-cell>
          <table:table-cell office:value-type="float" office:value="0.197791943599697" calcext:value-type="float">
            <text:p>0.197791943599697</text:p>
          </table:table-cell>
          <table:table-cell office:value-type="float" office:value="0.197581561791799" calcext:value-type="float">
            <text:p>0.197581561791799</text:p>
          </table:table-cell>
          <table:table-cell office:value-type="float" office:value="0.196968668564819" calcext:value-type="float">
            <text:p>0.196968668564819</text:p>
          </table:table-cell>
          <table:table-cell office:value-type="float" office:value="0.197057809528411" calcext:value-type="float">
            <text:p>0.197057809528411</text:p>
          </table:table-cell>
          <table:table-cell office:value-type="float" office:value="0.196648106259339" calcext:value-type="float">
            <text:p>0.196648106259339</text:p>
          </table:table-cell>
          <table:table-cell office:value-type="float" office:value="0.196498699003205" calcext:value-type="float">
            <text:p>0.196498699003205</text:p>
          </table:table-cell>
          <table:table-cell office:value-type="float" office:value="0.196747861637625" calcext:value-type="float">
            <text:p>0.196747861637625</text:p>
          </table:table-cell>
          <table:table-cell office:value-type="float" office:value="0.196521747752038" calcext:value-type="float">
            <text:p>0.196521747752038</text:p>
          </table:table-cell>
          <table:table-cell office:value-type="float" office:value="0.196847912495242" calcext:value-type="float">
            <text:p>0.196847912495242</text:p>
          </table:table-cell>
          <table:table-cell office:value-type="float" office:value="0.19663945377262" calcext:value-type="float">
            <text:p>0.19663945377262</text:p>
          </table:table-cell>
          <table:table-cell office:value-type="float" office:value="0.196888809702663" calcext:value-type="float">
            <text:p>0.196888809702663</text:p>
          </table:table-cell>
          <table:table-cell office:value-type="float" office:value="0.196771194157395" calcext:value-type="float">
            <text:p>0.196771194157395</text:p>
          </table:table-cell>
          <table:table-cell office:value-type="float" office:value="0.196713388901851" calcext:value-type="float">
            <text:p>0.196713388901851</text:p>
          </table:table-cell>
          <table:table-cell office:value-type="float" office:value="0.196671195273211" calcext:value-type="float">
            <text:p>0.196671195273211</text:p>
          </table:table-cell>
          <table:table-cell office:value-type="float" office:value="0.19665046100977" calcext:value-type="float">
            <text:p>0.19665046100977</text:p>
          </table:table-cell>
          <table:table-cell office:value-type="float" office:value="0.196907974777838" calcext:value-type="float">
            <text:p>0.196907974777838</text:p>
          </table:table-cell>
          <table:table-cell office:value-type="float" office:value="0.196671760613915" calcext:value-type="float">
            <text:p>0.196671760613915</text:p>
          </table:table-cell>
          <table:table-cell office:value-type="float" office:value="0.196915364282539" calcext:value-type="float">
            <text:p>0.196915364282539</text:p>
          </table:table-cell>
          <table:table-cell office:value-type="float" office:value="0.196530628714389" calcext:value-type="float">
            <text:p>0.196530628714389</text:p>
          </table:table-cell>
          <table:table-cell office:value-type="float" office:value="0.196820724523815" calcext:value-type="float">
            <text:p>0.196820724523815</text:p>
          </table:table-cell>
          <table:table-cell office:value-type="float" office:value="0.196715186619144" calcext:value-type="float">
            <text:p>0.196715186619144</text:p>
          </table:table-cell>
          <table:table-cell office:value-type="float" office:value="0.196657980857512" calcext:value-type="float">
            <text:p>0.196657980857512</text:p>
          </table:table-cell>
          <table:table-cell office:value-type="float" office:value="0.196692836884133" calcext:value-type="float">
            <text:p>0.196692836884133</text:p>
          </table:table-cell>
          <table:table-cell office:value-type="float" office:value="0.196598958583177" calcext:value-type="float">
            <text:p>0.196598958583177</text:p>
          </table:table-cell>
          <table:table-cell office:value-type="float" office:value="0.196774108636208" calcext:value-type="float">
            <text:p>0.196774108636208</text:p>
          </table:table-cell>
          <table:table-cell office:value-type="float" office:value="0.196654938157507" calcext:value-type="float">
            <text:p>0.196654938157507</text:p>
          </table:table-cell>
          <table:table-cell office:value-type="float" office:value="0.196733977413664" calcext:value-type="float">
            <text:p>0.196733977413664</text:p>
          </table:table-cell>
          <table:table-cell office:value-type="float" office:value="0.196432455550047" calcext:value-type="float">
            <text:p>0.196432455550047</text:p>
          </table:table-cell>
          <table:table-cell office:value-type="float" office:value="0.19679320541579" calcext:value-type="float">
            <text:p>0.19679320541579</text:p>
          </table:table-cell>
          <table:table-cell office:value-type="float" office:value="0.196720070761324" calcext:value-type="float">
            <text:p>0.196720070761324</text:p>
          </table:table-cell>
          <table:table-cell office:value-type="float" office:value="0.196722400002136" calcext:value-type="float">
            <text:p>0.196722400002136</text:p>
          </table:table-cell>
          <table:table-cell office:value-type="float" office:value="0.196603729397827" calcext:value-type="float">
            <text:p>0.196603729397827</text:p>
          </table:table-cell>
          <table:table-cell office:value-type="float" office:value="0.196754342608798" calcext:value-type="float">
            <text:p>0.196754342608798</text:p>
          </table:table-cell>
          <table:table-cell office:value-type="float" office:value="0.196811234852406" calcext:value-type="float">
            <text:p>0.196811234852406</text:p>
          </table:table-cell>
          <table:table-cell office:value-type="float" office:value="0.196561025881262" calcext:value-type="float">
            <text:p>0.196561025881262</text:p>
          </table:table-cell>
          <table:table-cell office:value-type="float" office:value="0.196604546390472" calcext:value-type="float">
            <text:p>0.196604546390472</text:p>
          </table:table-cell>
          <table:table-cell office:value-type="float" office:value="0.196616295492626" calcext:value-type="float">
            <text:p>0.196616295492626</text:p>
          </table:table-cell>
          <table:table-cell office:value-type="float" office:value="0.196866829113185" calcext:value-type="float">
            <text:p>0.196866829113185</text:p>
          </table:table-cell>
          <table:table-cell office:value-type="float" office:value="0.196851664542404" calcext:value-type="float">
            <text:p>0.196851664542404</text:p>
          </table:table-cell>
          <table:table-cell office:value-type="float" office:value="0.196595404702061" calcext:value-type="float">
            <text:p>0.196595404702061</text:p>
          </table:table-cell>
          <table:table-cell office:value-type="float" office:value="0.196719432619384" calcext:value-type="float">
            <text:p>0.196719432619384</text:p>
          </table:table-cell>
          <table:table-cell office:value-type="float" office:value="0.196719621832993" calcext:value-type="float">
            <text:p>0.196719621832993</text:p>
          </table:table-cell>
          <table:table-cell office:value-type="float" office:value="0.196929436769656" calcext:value-type="float">
            <text:p>0.196929436769656</text:p>
          </table:table-cell>
          <table:table-cell office:value-type="float" office:value="0.196773286788785" calcext:value-type="float">
            <text:p>0.196773286788785</text:p>
          </table:table-cell>
          <table:table-cell office:value-type="float" office:value="0.196523956075849" calcext:value-type="float">
            <text:p>0.196523956075849</text:p>
          </table:table-cell>
          <table:table-cell office:value-type="float" office:value="0.196840839881775" calcext:value-type="float">
            <text:p>0.196840839881775</text:p>
          </table:table-cell>
          <table:table-cell office:value-type="float" office:value="0.196577089137666" calcext:value-type="float">
            <text:p>0.196577089137666</text:p>
          </table:table-cell>
          <table:table-cell office:value-type="float" office:value="0.196811883263409" calcext:value-type="float">
            <text:p>0.196811883263409</text:p>
          </table:table-cell>
          <table:table-cell office:value-type="float" office:value="0.196987322000951" calcext:value-type="float">
            <text:p>0.196987322000951</text:p>
          </table:table-cell>
          <table:table-cell office:value-type="float" office:value="0.19686396117062" calcext:value-type="float">
            <text:p>0.19686396117062</text:p>
          </table:table-cell>
          <table:table-cell office:value-type="float" office:value="0.196737800387127" calcext:value-type="float">
            <text:p>0.196737800387127</text:p>
          </table:table-cell>
          <table:table-cell office:value-type="float" office:value="0.196669332004935" calcext:value-type="float">
            <text:p>0.196669332004935</text:p>
          </table:table-cell>
          <table:table-cell office:value-type="float" office:value="0.196517038929326" calcext:value-type="float">
            <text:p>0.196517038929326</text:p>
          </table:table-cell>
          <table:table-cell office:value-type="float" office:value="0.196819702860883" calcext:value-type="float">
            <text:p>0.196819702860883</text:p>
          </table:table-cell>
          <table:table-cell office:value-type="float" office:value="0.196577924367605" calcext:value-type="float">
            <text:p>0.196577924367605</text:p>
          </table:table-cell>
          <table:table-cell office:value-type="float" office:value="0.196504107724335" calcext:value-type="float">
            <text:p>0.196504107724335</text:p>
          </table:table-cell>
          <table:table-cell office:value-type="float" office:value="0.196993633862579" calcext:value-type="float">
            <text:p>0.196993633862579</text:p>
          </table:table-cell>
          <table:table-cell office:value-type="float" office:value="0.196622264089384" calcext:value-type="float">
            <text:p>0.196622264089384</text:p>
          </table:table-cell>
          <table:table-cell office:value-type="float" office:value="0.196855568059426" calcext:value-type="float">
            <text:p>0.196855568059426</text:p>
          </table:table-cell>
          <table:table-cell office:value-type="float" office:value="0.196861483464137" calcext:value-type="float">
            <text:p>0.196861483464137</text:p>
          </table:table-cell>
          <table:table-cell office:value-type="float" office:value="0.196650396005732" calcext:value-type="float">
            <text:p>0.196650396005732</text:p>
          </table:table-cell>
          <table:table-cell office:value-type="float" office:value="0.196419127209101" calcext:value-type="float">
            <text:p>0.196419127209101</text:p>
          </table:table-cell>
          <table:table-cell office:value-type="float" office:value="0.196654411539214" calcext:value-type="float">
            <text:p>0.196654411539214</text:p>
          </table:table-cell>
          <table:table-cell office:value-type="float" office:value="0.196932435355072" calcext:value-type="float">
            <text:p>0.196932435355072</text:p>
          </table:table-cell>
          <table:table-cell office:value-type="float" office:value="0.196643828398422" calcext:value-type="float">
            <text:p>0.196643828398422</text:p>
          </table:table-cell>
          <table:table-cell office:value-type="float" office:value="0.196957911985823" calcext:value-type="float">
            <text:p>0.196957911985823</text:p>
          </table:table-cell>
          <table:table-cell office:value-type="float" office:value="0.196579039077402" calcext:value-type="float">
            <text:p>0.196579039077402</text:p>
          </table:table-cell>
          <table:table-cell office:value-type="float" office:value="0.19668612832884" calcext:value-type="float">
            <text:p>0.19668612832884</text:p>
          </table:table-cell>
          <table:table-cell office:value-type="float" office:value="0.19668403381061" calcext:value-type="float">
            <text:p>0.19668403381061</text:p>
          </table:table-cell>
          <table:table-cell office:value-type="float" office:value="0.196654658899324" calcext:value-type="float">
            <text:p>0.196654658899324</text:p>
          </table:table-cell>
          <table:table-cell office:value-type="float" office:value="0.196675304104567" calcext:value-type="float">
            <text:p>0.196675304104567</text:p>
          </table:table-cell>
          <table:table-cell office:value-type="float" office:value="0.196811390565022" calcext:value-type="float">
            <text:p>0.196811390565022</text:p>
          </table:table-cell>
          <table:table-cell office:value-type="float" office:value="0.196436762151398" calcext:value-type="float">
            <text:p>0.196436762151398</text:p>
          </table:table-cell>
          <table:table-cell office:value-type="float" office:value="0.196722262668413" calcext:value-type="float">
            <text:p>0.196722262668413</text:p>
          </table:table-cell>
          <table:table-cell office:value-type="float" office:value="0.196860029055952" calcext:value-type="float">
            <text:p>0.196860029055952</text:p>
          </table:table-cell>
          <table:table-cell office:value-type="float" office:value="0.196800160216918" calcext:value-type="float">
            <text:p>0.196800160216918</text:p>
          </table:table-cell>
          <table:table-cell office:value-type="float" office:value="0.197002653054232" calcext:value-type="float">
            <text:p>0.197002653054232</text:p>
          </table:table-cell>
          <table:table-cell office:value-type="float" office:value="0.196671839346468" calcext:value-type="float">
            <text:p>0.196671839346468</text:p>
          </table:table-cell>
          <table:table-cell office:value-type="float" office:value="0.196771476145905" calcext:value-type="float">
            <text:p>0.196771476145905</text:p>
          </table:table-cell>
          <table:table-cell office:value-type="float" office:value="0.196479461355877" calcext:value-type="float">
            <text:p>0.196479461355877</text:p>
          </table:table-cell>
          <table:table-cell office:value-type="float" office:value="0.19665805128171" calcext:value-type="float">
            <text:p>0.19665805128171</text:p>
          </table:table-cell>
          <table:table-cell office:value-type="float" office:value="0.196959855493628" calcext:value-type="float">
            <text:p>0.196959855493628</text:p>
          </table:table-cell>
          <table:table-cell office:value-type="float" office:value="0.196669804627124" calcext:value-type="float">
            <text:p>0.196669804627124</text:p>
          </table:table-cell>
          <table:table-cell office:value-type="float" office:value="0.196839379179697" calcext:value-type="float">
            <text:p>0.196839379179697</text:p>
          </table:table-cell>
          <table:table-cell office:value-type="float" office:value="0.19685267011896" calcext:value-type="float">
            <text:p>0.19685267011896</text:p>
          </table:table-cell>
          <table:table-cell office:value-type="float" office:value="0.196713764752779" calcext:value-type="float">
            <text:p>0.196713764752779</text:p>
          </table:table-cell>
          <table:table-cell office:value-type="float" office:value="0.196355687688794" calcext:value-type="float">
            <text:p>0.196355687688794</text:p>
          </table:table-cell>
          <table:table-cell office:value-type="float" office:value="0.196642766770592" calcext:value-type="float">
            <text:p>0.196642766770592</text:p>
          </table:table-cell>
          <table:table-cell office:value-type="float" office:value="0.196932458242382" calcext:value-type="float">
            <text:p>0.196932458242382</text:p>
          </table:table-cell>
          <table:table-cell office:value-type="float" office:value="0.196558885400869" calcext:value-type="float">
            <text:p>0.196558885400869</text:p>
          </table:table-cell>
          <table:table-cell office:value-type="float" office:value="0.196721426982695" calcext:value-type="float">
            <text:p>0.196721426982695</text:p>
          </table:table-cell>
          <table:table-cell office:value-type="float" office:value="0.196552888528168" calcext:value-type="float">
            <text:p>0.196552888528168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483955290554849" calcext:value-type="float">
            <text:p>-0.004839552905548</text:p>
          </table:table-cell>
          <table:table-cell office:value-type="float" office:value="-0.00483232233528435" calcext:value-type="float">
            <text:p>-0.004832322335284</text:p>
          </table:table-cell>
          <table:table-cell office:value-type="float" office:value="-0.00484154504486555" calcext:value-type="float">
            <text:p>-0.004841545044866</text:p>
          </table:table-cell>
          <table:table-cell office:value-type="float" office:value="-0.00484673817524815" calcext:value-type="float">
            <text:p>-0.004846738175248</text:p>
          </table:table-cell>
          <table:table-cell office:value-type="float" office:value="-0.00484560494695132" calcext:value-type="float">
            <text:p>-0.004845604946951</text:p>
          </table:table-cell>
          <table:table-cell office:value-type="float" office:value="-0.0048419211618296" calcext:value-type="float">
            <text:p>-0.00484192116183</text:p>
          </table:table-cell>
          <table:table-cell office:value-type="float" office:value="-0.00484764068723533" calcext:value-type="float">
            <text:p>-0.004847640687235</text:p>
          </table:table-cell>
          <table:table-cell office:value-type="float" office:value="-0.00483491141637435" calcext:value-type="float">
            <text:p>-0.004834911416374</text:p>
          </table:table-cell>
          <table:table-cell office:value-type="float" office:value="-0.00483676284044096" calcext:value-type="float">
            <text:p>-0.004836762840441</text:p>
          </table:table-cell>
          <table:table-cell office:value-type="float" office:value="-0.00484162278672274" calcext:value-type="float">
            <text:p>-0.004841622786723</text:p>
          </table:table-cell>
          <table:table-cell office:value-type="float" office:value="-0.00483705820513466" calcext:value-type="float">
            <text:p>-0.004837058205135</text:p>
          </table:table-cell>
          <table:table-cell office:value-type="float" office:value="-0.00483443966614237" calcext:value-type="float">
            <text:p>-0.004834439666142</text:p>
          </table:table-cell>
          <table:table-cell office:value-type="float" office:value="-0.0048417329822167" calcext:value-type="float">
            <text:p>-0.004841732982217</text:p>
          </table:table-cell>
          <table:table-cell office:value-type="float" office:value="-0.00484213345556623" calcext:value-type="float">
            <text:p>-0.004842133455566</text:p>
          </table:table-cell>
          <table:table-cell office:value-type="float" office:value="-0.00483060533919225" calcext:value-type="float">
            <text:p>-0.004830605339192</text:p>
          </table:table-cell>
          <table:table-cell office:value-type="float" office:value="-0.00484787341066421" calcext:value-type="float">
            <text:p>-0.004847873410664</text:p>
          </table:table-cell>
          <table:table-cell office:value-type="float" office:value="-0.00484846985645333" calcext:value-type="float">
            <text:p>-0.004848469856453</text:p>
          </table:table-cell>
          <table:table-cell office:value-type="float" office:value="-0.00483801930011427" calcext:value-type="float">
            <text:p>-0.004838019300114</text:p>
          </table:table-cell>
          <table:table-cell office:value-type="float" office:value="-0.00484144048119638" calcext:value-type="float">
            <text:p>-0.004841440481196</text:p>
          </table:table-cell>
          <table:table-cell office:value-type="float" office:value="-0.00484289994383947" calcext:value-type="float">
            <text:p>-0.004842899943839</text:p>
          </table:table-cell>
          <table:table-cell office:value-type="float" office:value="-0.00485501937252005" calcext:value-type="float">
            <text:p>-0.00485501937252</text:p>
          </table:table-cell>
          <table:table-cell office:value-type="float" office:value="-0.00483786684715045" calcext:value-type="float">
            <text:p>-0.00483786684715</text:p>
          </table:table-cell>
          <table:table-cell office:value-type="float" office:value="-0.00484664344448101" calcext:value-type="float">
            <text:p>-0.004846643444481</text:p>
          </table:table-cell>
          <table:table-cell office:value-type="float" office:value="-0.00484424026962586" calcext:value-type="float">
            <text:p>-0.004844240269626</text:p>
          </table:table-cell>
          <table:table-cell office:value-type="float" office:value="-0.00483932373980961" calcext:value-type="float">
            <text:p>-0.00483932373981</text:p>
          </table:table-cell>
          <table:table-cell office:value-type="float" office:value="-0.004845471567732" calcext:value-type="float">
            <text:p>-0.004845471567732</text:p>
          </table:table-cell>
          <table:table-cell office:value-type="float" office:value="-0.00484561930424493" calcext:value-type="float">
            <text:p>-0.004845619304245</text:p>
          </table:table-cell>
          <table:table-cell office:value-type="float" office:value="-0.00482948971762425" calcext:value-type="float">
            <text:p>-0.004829489717624</text:p>
          </table:table-cell>
          <table:table-cell office:value-type="float" office:value="-0.00483471476003427" calcext:value-type="float">
            <text:p>-0.004834714760034</text:p>
          </table:table-cell>
          <table:table-cell office:value-type="float" office:value="-0.0048381454268339" calcext:value-type="float">
            <text:p>-0.004838145426834</text:p>
          </table:table-cell>
          <table:table-cell office:value-type="float" office:value="-0.00483253798959365" calcext:value-type="float">
            <text:p>-0.004832537989594</text:p>
          </table:table-cell>
          <table:table-cell office:value-type="float" office:value="-0.00484603764454431" calcext:value-type="float">
            <text:p>-0.004846037644544</text:p>
          </table:table-cell>
          <table:table-cell office:value-type="float" office:value="-0.00484676354278965" calcext:value-type="float">
            <text:p>-0.00484676354279</text:p>
          </table:table-cell>
          <table:table-cell office:value-type="float" office:value="-0.00484971811565439" calcext:value-type="float">
            <text:p>-0.004849718115654</text:p>
          </table:table-cell>
          <table:table-cell office:value-type="float" office:value="-0.00485239607956445" calcext:value-type="float">
            <text:p>-0.004852396079564</text:p>
          </table:table-cell>
          <table:table-cell office:value-type="float" office:value="-0.00485281359206535" calcext:value-type="float">
            <text:p>-0.004852813592065</text:p>
          </table:table-cell>
          <table:table-cell office:value-type="float" office:value="-0.00483583414635508" calcext:value-type="float">
            <text:p>-0.004835834146355</text:p>
          </table:table-cell>
          <table:table-cell office:value-type="float" office:value="-0.00484589859996043" calcext:value-type="float">
            <text:p>-0.00484589859996</text:p>
          </table:table-cell>
          <table:table-cell office:value-type="float" office:value="-0.00484274088134575" calcext:value-type="float">
            <text:p>-0.004842740881346</text:p>
          </table:table-cell>
          <table:table-cell office:value-type="float" office:value="-0.00484920913617583" calcext:value-type="float">
            <text:p>-0.004849209136176</text:p>
          </table:table-cell>
          <table:table-cell office:value-type="float" office:value="-0.00484938615199583" calcext:value-type="float">
            <text:p>-0.004849386151996</text:p>
          </table:table-cell>
          <table:table-cell office:value-type="float" office:value="-0.00483329300001107" calcext:value-type="float">
            <text:p>-0.004833293000011</text:p>
          </table:table-cell>
          <table:table-cell office:value-type="float" office:value="-0.00485081085577833" calcext:value-type="float">
            <text:p>-0.004850810855778</text:p>
          </table:table-cell>
          <table:table-cell office:value-type="float" office:value="-0.00484006875595281" calcext:value-type="float">
            <text:p>-0.004840068755953</text:p>
          </table:table-cell>
          <table:table-cell office:value-type="float" office:value="-0.00485442172875321" calcext:value-type="float">
            <text:p>-0.004854421728753</text:p>
          </table:table-cell>
          <table:table-cell office:value-type="float" office:value="-0.00485257468485504" calcext:value-type="float">
            <text:p>-0.004852574684855</text:p>
          </table:table-cell>
          <table:table-cell office:value-type="float" office:value="-0.00485745144821182" calcext:value-type="float">
            <text:p>-0.004857451448212</text:p>
          </table:table-cell>
          <table:table-cell office:value-type="float" office:value="-0.0048434275767424" calcext:value-type="float">
            <text:p>-0.004843427576742</text:p>
          </table:table-cell>
          <table:table-cell office:value-type="float" office:value="-0.00483001591244264" calcext:value-type="float">
            <text:p>-0.004830015912443</text:p>
          </table:table-cell>
          <table:table-cell office:value-type="float" office:value="-0.00484068718112" calcext:value-type="float">
            <text:p>-0.00484068718112</text:p>
          </table:table-cell>
          <table:table-cell office:value-type="float" office:value="-0.004862009155095" calcext:value-type="float">
            <text:p>-0.004862009155095</text:p>
          </table:table-cell>
          <table:table-cell office:value-type="float" office:value="-0.00466759302627822" calcext:value-type="float">
            <text:p>-0.004667593026278</text:p>
          </table:table-cell>
          <table:table-cell office:value-type="float" office:value="-0.00404481649352627" calcext:value-type="float">
            <text:p>-0.004044816493526</text:p>
          </table:table-cell>
          <table:table-cell office:value-type="float" office:value="-0.0035021764728296" calcext:value-type="float">
            <text:p>-0.00350217647283</text:p>
          </table:table-cell>
          <table:table-cell office:value-type="float" office:value="-0.00332216992210611" calcext:value-type="float">
            <text:p>-0.003322169922106</text:p>
          </table:table-cell>
          <table:table-cell office:value-type="float" office:value="-0.006938494424043" calcext:value-type="float">
            <text:p>-0.006938494424043</text:p>
          </table:table-cell>
          <table:table-cell office:value-type="float" office:value="-0.00860411949298052" calcext:value-type="float">
            <text:p>-0.008604119492981</text:p>
          </table:table-cell>
          <table:table-cell office:value-type="float" office:value="-0.00997774410681717" calcext:value-type="float">
            <text:p>-0.009977744106817</text:p>
          </table:table-cell>
          <table:table-cell office:value-type="float" office:value="-0.00905359402795971" calcext:value-type="float">
            <text:p>-0.00905359402796</text:p>
          </table:table-cell>
          <table:table-cell office:value-type="float" office:value="-0.00537523242393006" calcext:value-type="float">
            <text:p>-0.00537523242393</text:p>
          </table:table-cell>
          <table:table-cell office:value-type="float" office:value="-0.011647810390955" calcext:value-type="float">
            <text:p>-0.011647810390955</text:p>
          </table:table-cell>
          <table:table-cell office:value-type="float" office:value="-0.0432710424744665" calcext:value-type="float">
            <text:p>-0.043271042474467</text:p>
          </table:table-cell>
          <table:table-cell office:value-type="float" office:value="-0.0548099603246234" calcext:value-type="float">
            <text:p>-0.054809960324623</text:p>
          </table:table-cell>
          <table:table-cell office:value-type="float" office:value="-0.0598644329922827" calcext:value-type="float">
            <text:p>-0.059864432992283</text:p>
          </table:table-cell>
          <table:table-cell office:value-type="float" office:value="-0.0595093777364093" calcext:value-type="float">
            <text:p>-0.059509377736409</text:p>
          </table:table-cell>
          <table:table-cell office:value-type="float" office:value="-0.0578502957722598" calcext:value-type="float">
            <text:p>-0.05785029577226</text:p>
          </table:table-cell>
          <table:table-cell office:value-type="float" office:value="-0.0168012271894985" calcext:value-type="float">
            <text:p>-0.016801227189499</text:p>
          </table:table-cell>
          <table:table-cell office:value-type="float" office:value="-0.016394042868714" calcext:value-type="float">
            <text:p>-0.016394042868714</text:p>
          </table:table-cell>
          <table:table-cell office:value-type="float" office:value="-0.0420498688145966" calcext:value-type="float">
            <text:p>-0.042049868814597</text:p>
          </table:table-cell>
          <table:table-cell office:value-type="float" office:value="-0.029525309219734" calcext:value-type="float">
            <text:p>-0.029525309219734</text:p>
          </table:table-cell>
          <table:table-cell office:value-type="float" office:value="-0.0269774751237987" calcext:value-type="float">
            <text:p>-0.026977475123799</text:p>
          </table:table-cell>
          <table:table-cell office:value-type="float" office:value="-0.0138929797952731" calcext:value-type="float">
            <text:p>-0.013892979795273</text:p>
          </table:table-cell>
          <table:table-cell office:value-type="float" office:value="-0.0194133415702386" calcext:value-type="float">
            <text:p>-0.019413341570239</text:p>
          </table:table-cell>
          <table:table-cell office:value-type="float" office:value="-0.0213713184317599" calcext:value-type="float">
            <text:p>-0.02137131843176</text:p>
          </table:table-cell>
          <table:table-cell office:value-type="float" office:value="-0.0204550866214618" calcext:value-type="float">
            <text:p>-0.020455086621462</text:p>
          </table:table-cell>
          <table:table-cell office:value-type="float" office:value="-0.0185496465197529" calcext:value-type="float">
            <text:p>-0.018549646519753</text:p>
          </table:table-cell>
          <table:table-cell office:value-type="float" office:value="-0.0172775731846643" calcext:value-type="float">
            <text:p>-0.017277573184664</text:p>
          </table:table-cell>
          <table:table-cell office:value-type="float" office:value="-0.0160166393823731" calcext:value-type="float">
            <text:p>-0.016016639382373</text:p>
          </table:table-cell>
          <table:table-cell office:value-type="float" office:value="-0.00701923640914275" calcext:value-type="float">
            <text:p>-0.007019236409143</text:p>
          </table:table-cell>
          <table:table-cell office:value-type="float" office:value="-0.0112104452653954" calcext:value-type="float">
            <text:p>-0.011210445265395</text:p>
          </table:table-cell>
          <table:table-cell office:value-type="float" office:value="-0.0356408244902961" calcext:value-type="float">
            <text:p>-0.035640824490296</text:p>
          </table:table-cell>
          <table:table-cell office:value-type="float" office:value="-0.0404276646197677" calcext:value-type="float">
            <text:p>-0.040427664619768</text:p>
          </table:table-cell>
          <table:table-cell office:value-type="float" office:value="-0.0521329910460537" calcext:value-type="float">
            <text:p>-0.052132991046054</text:p>
          </table:table-cell>
          <table:table-cell office:value-type="float" office:value="-0.0551681027285347" calcext:value-type="float">
            <text:p>-0.055168102728535</text:p>
          </table:table-cell>
          <table:table-cell office:value-type="float" office:value="-0.0571050497949362" calcext:value-type="float">
            <text:p>-0.057105049794936</text:p>
          </table:table-cell>
          <table:table-cell office:value-type="float" office:value="-0.0572085928659272" calcext:value-type="float">
            <text:p>-0.057208592865927</text:p>
          </table:table-cell>
          <table:table-cell office:value-type="float" office:value="-0.0541215332119412" calcext:value-type="float">
            <text:p>-0.054121533211941</text:p>
          </table:table-cell>
          <table:table-cell office:value-type="float" office:value="-0.0510435313921001" calcext:value-type="float">
            <text:p>-0.0510435313921</text:p>
          </table:table-cell>
          <table:table-cell office:value-type="float" office:value="-0.0181742241430055" calcext:value-type="float">
            <text:p>-0.018174224143006</text:p>
          </table:table-cell>
          <table:table-cell office:value-type="float" office:value="-0.018941219708566" calcext:value-type="float">
            <text:p>-0.018941219708566</text:p>
          </table:table-cell>
          <table:table-cell office:value-type="float" office:value="-0.0183368307090059" calcext:value-type="float">
            <text:p>-0.018336830709006</text:p>
          </table:table-cell>
          <table:table-cell office:value-type="float" office:value="-0.0175691853953345" calcext:value-type="float">
            <text:p>-0.017569185395335</text:p>
          </table:table-cell>
          <table:table-cell office:value-type="float" office:value="-0.016516802199294" calcext:value-type="float">
            <text:p>-0.016516802199294</text:p>
          </table:table-cell>
          <table:table-cell office:value-type="float" office:value="-0.0129859063593356" calcext:value-type="float">
            <text:p>-0.012985906359336</text:p>
          </table:table-cell>
          <table:table-cell office:value-type="float" office:value="-0.00948573751652944" calcext:value-type="float">
            <text:p>-0.009485737516529</text:p>
          </table:table-cell>
          <table:table-cell office:value-type="float" office:value="-0.00843437667439006" calcext:value-type="float">
            <text:p>-0.00843437667439</text:p>
          </table:table-cell>
          <table:table-cell office:value-type="float" office:value="-0.00877467606168428" calcext:value-type="float">
            <text:p>-0.008774676061684</text:p>
          </table:table-cell>
          <table:table-cell office:value-type="float" office:value="-0.0466269694646511" calcext:value-type="float">
            <text:p>-0.046626969464651</text:p>
          </table:table-cell>
          <table:table-cell office:value-type="float" office:value="-0.0431914474634678" calcext:value-type="float">
            <text:p>-0.043191447463468</text:p>
          </table:table-cell>
          <table:table-cell office:value-type="float" office:value="-0.0296752494836521" calcext:value-type="float">
            <text:p>-0.029675249483652</text:p>
          </table:table-cell>
          <table:table-cell office:value-type="float" office:value="-0.020822026517713" calcext:value-type="float">
            <text:p>-0.020822026517713</text:p>
          </table:table-cell>
          <table:table-cell office:value-type="float" office:value="-0.0177072335670376" calcext:value-type="float">
            <text:p>-0.017707233567038</text:p>
          </table:table-cell>
          <table:table-cell office:value-type="float" office:value="-0.015791034720339" calcext:value-type="float">
            <text:p>-0.015791034720339</text:p>
          </table:table-cell>
          <table:table-cell office:value-type="float" office:value="-0.0143747875546123" calcext:value-type="float">
            <text:p>-0.014374787554612</text:p>
          </table:table-cell>
          <table:table-cell office:value-type="float" office:value="-0.00851187283589552" calcext:value-type="float">
            <text:p>-0.008511872835896</text:p>
          </table:table-cell>
          <table:table-cell office:value-type="float" office:value="-0.010075056556819" calcext:value-type="float">
            <text:p>-0.010075056556819</text:p>
          </table:table-cell>
          <table:table-cell office:value-type="float" office:value="-0.0397029101622686" calcext:value-type="float">
            <text:p>-0.039702910162269</text:p>
          </table:table-cell>
          <table:table-cell office:value-type="float" office:value="-0.0534988169284104" calcext:value-type="float">
            <text:p>-0.05349881692841</text:p>
          </table:table-cell>
          <table:table-cell office:value-type="float" office:value="-0.0593864564000416" calcext:value-type="float">
            <text:p>-0.059386456400042</text:p>
          </table:table-cell>
          <table:table-cell office:value-type="float" office:value="-0.0593312223422134" calcext:value-type="float">
            <text:p>-0.059331222342213</text:p>
          </table:table-cell>
          <table:table-cell office:value-type="float" office:value="-0.0572651787851346" calcext:value-type="float">
            <text:p>-0.057265178785135</text:p>
          </table:table-cell>
          <table:table-cell office:value-type="float" office:value="-0.0205615595942364" calcext:value-type="float">
            <text:p>-0.020561559594236</text:p>
          </table:table-cell>
          <table:table-cell office:value-type="float" office:value="-0.0128942483405065" calcext:value-type="float">
            <text:p>-0.012894248340507</text:p>
          </table:table-cell>
          <table:table-cell office:value-type="float" office:value="-0.0102492765750153" calcext:value-type="float">
            <text:p>-0.010249276575015</text:p>
          </table:table-cell>
          <table:table-cell office:value-type="float" office:value="-0.00867569250363929" calcext:value-type="float">
            <text:p>-0.008675692503639</text:p>
          </table:table-cell>
          <table:table-cell office:value-type="float" office:value="-0.00802861953271016" calcext:value-type="float">
            <text:p>-0.00802861953271</text:p>
          </table:table-cell>
          <table:table-cell office:value-type="float" office:value="-0.0482136625801375" calcext:value-type="float">
            <text:p>-0.048213662580138</text:p>
          </table:table-cell>
          <table:table-cell office:value-type="float" office:value="-0.042705495415156" calcext:value-type="float">
            <text:p>-0.042705495415156</text:p>
          </table:table-cell>
          <table:table-cell office:value-type="float" office:value="-0.039137706028435" calcext:value-type="float">
            <text:p>-0.039137706028435</text:p>
          </table:table-cell>
          <table:table-cell office:value-type="float" office:value="-0.0361108248016803" calcext:value-type="float">
            <text:p>-0.03611082480168</text:p>
          </table:table-cell>
          <table:table-cell office:value-type="float" office:value="-0.0220200246324349" calcext:value-type="float">
            <text:p>-0.022020024632435</text:p>
          </table:table-cell>
          <table:table-cell office:value-type="float" office:value="-0.0221700481674654" calcext:value-type="float">
            <text:p>-0.022170048167465</text:p>
          </table:table-cell>
          <table:table-cell office:value-type="float" office:value="-0.0187892127781841" calcext:value-type="float">
            <text:p>-0.018789212778184</text:p>
          </table:table-cell>
          <table:table-cell office:value-type="float" office:value="-0.0184525160558601" calcext:value-type="float">
            <text:p>-0.01845251605586</text:p>
          </table:table-cell>
          <table:table-cell office:value-type="float" office:value="-0.0163494347020231" calcext:value-type="float">
            <text:p>-0.016349434702023</text:p>
          </table:table-cell>
          <table:table-cell office:value-type="float" office:value="-0.0141300961948448" calcext:value-type="float">
            <text:p>-0.014130096194845</text:p>
          </table:table-cell>
          <table:table-cell office:value-type="float" office:value="-0.0122067786561115" calcext:value-type="float">
            <text:p>-0.012206778656112</text:p>
          </table:table-cell>
          <table:table-cell office:value-type="float" office:value="-0.00809241967271062" calcext:value-type="float">
            <text:p>-0.008092419672711</text:p>
          </table:table-cell>
          <table:table-cell office:value-type="float" office:value="-0.00647620263465177" calcext:value-type="float">
            <text:p>-0.006476202634652</text:p>
          </table:table-cell>
          <table:table-cell office:value-type="float" office:value="-0.00917919856069598" calcext:value-type="float">
            <text:p>-0.009179198560696</text:p>
          </table:table-cell>
          <table:table-cell office:value-type="float" office:value="-0.0395923025985896" calcext:value-type="float">
            <text:p>-0.03959230259859</text:p>
          </table:table-cell>
          <table:table-cell office:value-type="float" office:value="-0.0525973285253681" calcext:value-type="float">
            <text:p>-0.052597328525368</text:p>
          </table:table-cell>
          <table:table-cell office:value-type="float" office:value="-0.0614497993847702" calcext:value-type="float">
            <text:p>-0.06144979938477</text:p>
          </table:table-cell>
          <table:table-cell office:value-type="float" office:value="-0.0591804444924745" calcext:value-type="float">
            <text:p>-0.059180444492475</text:p>
          </table:table-cell>
          <table:table-cell office:value-type="float" office:value="-0.0575638492866319" calcext:value-type="float">
            <text:p>-0.057563849286632</text:p>
          </table:table-cell>
          <table:table-cell office:value-type="float" office:value="-0.0575171565683301" calcext:value-type="float">
            <text:p>-0.05751715656833</text:p>
          </table:table-cell>
          <table:table-cell office:value-type="float" office:value="-0.0560463894399915" calcext:value-type="float">
            <text:p>-0.056046389439992</text:p>
          </table:table-cell>
          <table:table-cell office:value-type="float" office:value="-0.0107651331915494" calcext:value-type="float">
            <text:p>-0.010765133191549</text:p>
          </table:table-cell>
          <table:table-cell office:value-type="float" office:value="-0.00903025518441052" calcext:value-type="float">
            <text:p>-0.009030255184411</text:p>
          </table:table-cell>
          <table:table-cell office:value-type="float" office:value="-0.00618708923207501" calcext:value-type="float">
            <text:p>-0.006187089232075</text:p>
          </table:table-cell>
          <table:table-cell office:value-type="float" office:value="-0.00150609007277813" calcext:value-type="float">
            <text:p>-0.001506090072778</text:p>
          </table:table-cell>
          <table:table-cell office:value-type="float" office:value="-0.000939696996403167" calcext:value-type="float">
            <text:p>-0.000939696996403</text:p>
          </table:table-cell>
          <table:table-cell office:value-type="float" office:value="0.00132929693278737" calcext:value-type="float">
            <text:p>0.001329296932787</text:p>
          </table:table-cell>
          <table:table-cell office:value-type="float" office:value="-0.032128471103335" calcext:value-type="float">
            <text:p>-0.032128471103335</text:p>
          </table:table-cell>
          <table:table-cell office:value-type="float" office:value="0.00976031300283804" calcext:value-type="float">
            <text:p>0.009760313002838</text:p>
          </table:table-cell>
          <table:table-cell office:value-type="float" office:value="0.00827630706949064" calcext:value-type="float">
            <text:p>0.008276307069491</text:p>
          </table:table-cell>
          <table:table-cell office:value-type="float" office:value="0.00387685631229263" calcext:value-type="float">
            <text:p>0.003876856312293</text:p>
          </table:table-cell>
          <table:table-cell office:value-type="float" office:value="-0.021614867496376" calcext:value-type="float">
            <text:p>-0.021614867496376</text:p>
          </table:table-cell>
          <table:table-cell office:value-type="float" office:value="-0.0171922243718841" calcext:value-type="float">
            <text:p>-0.017192224371884</text:p>
          </table:table-cell>
          <table:table-cell office:value-type="float" office:value="-0.0159109714610688" calcext:value-type="float">
            <text:p>-0.015910971461069</text:p>
          </table:table-cell>
          <table:table-cell office:value-type="float" office:value="-0.0156953887767132" calcext:value-type="float">
            <text:p>-0.015695388776713</text:p>
          </table:table-cell>
          <table:table-cell office:value-type="float" office:value="-0.0151800531020402" calcext:value-type="float">
            <text:p>-0.01518005310204</text:p>
          </table:table-cell>
          <table:table-cell office:value-type="float" office:value="-0.0146865523799831" calcext:value-type="float">
            <text:p>-0.014686552379983</text:p>
          </table:table-cell>
          <table:table-cell office:value-type="float" office:value="-0.0135098341308776" calcext:value-type="float">
            <text:p>-0.013509834130878</text:p>
          </table:table-cell>
          <table:table-cell office:value-type="float" office:value="-0.0102767590411644" calcext:value-type="float">
            <text:p>-0.010276759041164</text:p>
          </table:table-cell>
          <table:table-cell office:value-type="float" office:value="-0.00668237201281904" calcext:value-type="float">
            <text:p>-0.006682372012819</text:p>
          </table:table-cell>
          <table:table-cell office:value-type="float" office:value="-0.0353986310457634" calcext:value-type="float">
            <text:p>-0.035398631045763</text:p>
          </table:table-cell>
          <table:table-cell office:value-type="float" office:value="-0.0548721788033201" calcext:value-type="float">
            <text:p>-0.05487217880332</text:p>
          </table:table-cell>
          <table:table-cell office:value-type="float" office:value="-0.0587386106163405" calcext:value-type="float">
            <text:p>-0.058738610616341</text:p>
          </table:table-cell>
          <table:table-cell office:value-type="float" office:value="-0.0552416931274713" calcext:value-type="float">
            <text:p>-0.055241693127471</text:p>
          </table:table-cell>
          <table:table-cell office:value-type="float" office:value="-0.0122277669395401" calcext:value-type="float">
            <text:p>-0.01222776693954</text:p>
          </table:table-cell>
          <table:table-cell office:value-type="float" office:value="-0.0122526938418959" calcext:value-type="float">
            <text:p>-0.012252693841896</text:p>
          </table:table-cell>
          <table:table-cell office:value-type="float" office:value="-0.0117188177765563" calcext:value-type="float">
            <text:p>-0.011718817776556</text:p>
          </table:table-cell>
          <table:table-cell office:value-type="float" office:value="-0.0104828010770363" calcext:value-type="float">
            <text:p>-0.010482801077036</text:p>
          </table:table-cell>
          <table:table-cell office:value-type="float" office:value="-0.00919556228273781" calcext:value-type="float">
            <text:p>-0.009195562282738</text:p>
          </table:table-cell>
          <table:table-cell office:value-type="float" office:value="-0.00746829077716651" calcext:value-type="float">
            <text:p>-0.007468290777167</text:p>
          </table:table-cell>
          <table:table-cell office:value-type="float" office:value="-0.00576162751264891" calcext:value-type="float">
            <text:p>-0.005761627512649</text:p>
          </table:table-cell>
          <table:table-cell office:value-type="float" office:value="-0.00278442982316355" calcext:value-type="float">
            <text:p>-0.002784429823164</text:p>
          </table:table-cell>
          <table:table-cell office:value-type="float" office:value="-0.00274859118210919" calcext:value-type="float">
            <text:p>-0.002748591182109</text:p>
          </table:table-cell>
          <table:table-cell office:value-type="float" office:value="-0.00190167707510427" calcext:value-type="float">
            <text:p>-0.001901677075104</text:p>
          </table:table-cell>
          <table:table-cell office:value-type="float" office:value="0.000556945194336385" calcext:value-type="float">
            <text:p>0.000556945194336</text:p>
          </table:table-cell>
          <table:table-cell office:value-type="float" office:value="0.00240361332943263" calcext:value-type="float">
            <text:p>0.002403613329433</text:p>
          </table:table-cell>
          <table:table-cell office:value-type="float" office:value="-0.0331565736139392" calcext:value-type="float">
            <text:p>-0.033156573613939</text:p>
          </table:table-cell>
          <table:table-cell office:value-type="float" office:value="-0.00536643644747325" calcext:value-type="float">
            <text:p>-0.005366436447473</text:p>
          </table:table-cell>
          <table:table-cell office:value-type="float" office:value="-0.00407423798613718" calcext:value-type="float">
            <text:p>-0.004074237986137</text:p>
          </table:table-cell>
          <table:table-cell office:value-type="float" office:value="-0.00547014456067046" calcext:value-type="float">
            <text:p>-0.00547014456067</text:p>
          </table:table-cell>
          <table:table-cell office:value-type="float" office:value="-0.0165058202918278" calcext:value-type="float">
            <text:p>-0.016505820291828</text:p>
          </table:table-cell>
          <table:table-cell office:value-type="float" office:value="-0.0202597702834517" calcext:value-type="float">
            <text:p>-0.020259770283452</text:p>
          </table:table-cell>
          <table:table-cell office:value-type="float" office:value="-0.0184879650976341" calcext:value-type="float">
            <text:p>-0.018487965097634</text:p>
          </table:table-cell>
          <table:table-cell office:value-type="float" office:value="-0.016549487082816" calcext:value-type="float">
            <text:p>-0.016549487082816</text:p>
          </table:table-cell>
          <table:table-cell office:value-type="float" office:value="-0.0152643682537791" calcext:value-type="float">
            <text:p>-0.015264368253779</text:p>
          </table:table-cell>
          <table:table-cell office:value-type="float" office:value="-0.0150142580111387" calcext:value-type="float">
            <text:p>-0.015014258011139</text:p>
          </table:table-cell>
          <table:table-cell office:value-type="float" office:value="-0.0136648850704603" calcext:value-type="float">
            <text:p>-0.01366488507046</text:p>
          </table:table-cell>
          <table:table-cell office:value-type="float" office:value="-0.0128523442338491" calcext:value-type="float">
            <text:p>-0.012852344233849</text:p>
          </table:table-cell>
          <table:table-cell office:value-type="float" office:value="-0.0141665939408691" calcext:value-type="float">
            <text:p>-0.014166593940869</text:p>
          </table:table-cell>
          <table:table-cell office:value-type="float" office:value="-0.0417828228907869" calcext:value-type="float">
            <text:p>-0.041782822890787</text:p>
          </table:table-cell>
          <table:table-cell office:value-type="float" office:value="-0.0205533301637204" calcext:value-type="float">
            <text:p>-0.02055333016372</text:p>
          </table:table-cell>
          <table:table-cell office:value-type="float" office:value="-0.0106202728768805" calcext:value-type="float">
            <text:p>-0.010620272876881</text:p>
          </table:table-cell>
          <table:table-cell office:value-type="float" office:value="-0.00952724404991656" calcext:value-type="float">
            <text:p>-0.009527244049917</text:p>
          </table:table-cell>
          <table:table-cell office:value-type="float" office:value="-0.00905520844364409" calcext:value-type="float">
            <text:p>-0.009055208443644</text:p>
          </table:table-cell>
          <table:table-cell office:value-type="float" office:value="-0.00568499948030501" calcext:value-type="float">
            <text:p>-0.005684999480305</text:p>
          </table:table-cell>
          <table:table-cell office:value-type="float" office:value="-0.00231811422433166" calcext:value-type="float">
            <text:p>-0.002318114224332</text:p>
          </table:table-cell>
          <table:table-cell office:value-type="float" office:value="-0.0012265706033646" calcext:value-type="float">
            <text:p>-0.001226570603365</text:p>
          </table:table-cell>
          <table:table-cell office:value-type="float" office:value="0.00176414706447366" calcext:value-type="float">
            <text:p>0.001764147064474</text:p>
          </table:table-cell>
          <table:table-cell office:value-type="float" office:value="-0.0282747802775487" calcext:value-type="float">
            <text:p>-0.028274780277549</text:p>
          </table:table-cell>
          <table:table-cell office:value-type="float" office:value="-0.00590496845414361" calcext:value-type="float">
            <text:p>-0.005904968454144</text:p>
          </table:table-cell>
          <table:table-cell office:value-type="float" office:value="-0.00433955441716203" calcext:value-type="float">
            <text:p>-0.004339554417162</text:p>
          </table:table-cell>
          <table:table-cell office:value-type="float" office:value="-0.00368033882582994" calcext:value-type="float">
            <text:p>-0.00368033882583</text:p>
          </table:table-cell>
          <table:table-cell office:value-type="float" office:value="-0.0087858593133272" calcext:value-type="float">
            <text:p>-0.008785859313327</text:p>
          </table:table-cell>
          <table:table-cell office:value-type="float" office:value="-0.0197061678845949" calcext:value-type="float">
            <text:p>-0.019706167884595</text:p>
          </table:table-cell>
          <table:table-cell office:value-type="float" office:value="-0.0184331973972223" calcext:value-type="float">
            <text:p>-0.018433197397222</text:p>
          </table:table-cell>
          <table:table-cell office:value-type="float" office:value="-0.0170707547919868" calcext:value-type="float">
            <text:p>-0.017070754791987</text:p>
          </table:table-cell>
          <table:table-cell office:value-type="float" office:value="-0.0153350517972366" calcext:value-type="float">
            <text:p>-0.015335051797237</text:p>
          </table:table-cell>
          <table:table-cell office:value-type="float" office:value="-0.0146459572729878" calcext:value-type="float">
            <text:p>-0.014645957272988</text:p>
          </table:table-cell>
          <table:table-cell office:value-type="float" office:value="-0.0139626116202788" calcext:value-type="float">
            <text:p>-0.013962611620279</text:p>
          </table:table-cell>
          <table:table-cell office:value-type="float" office:value="-0.0136498266222182" calcext:value-type="float">
            <text:p>-0.013649826622218</text:p>
          </table:table-cell>
          <table:table-cell office:value-type="float" office:value="-0.013914176457959" calcext:value-type="float">
            <text:p>-0.013914176457959</text:p>
          </table:table-cell>
          <table:table-cell office:value-type="float" office:value="-0.0127079678214406" calcext:value-type="float">
            <text:p>-0.012707967821441</text:p>
          </table:table-cell>
          <table:table-cell office:value-type="float" office:value="-0.00918748685051279" calcext:value-type="float">
            <text:p>-0.009187486850513</text:p>
          </table:table-cell>
          <table:table-cell office:value-type="float" office:value="-0.00716376369671916" calcext:value-type="float">
            <text:p>-0.007163763696719</text:p>
          </table:table-cell>
          <table:table-cell office:value-type="float" office:value="-0.0360613671568237" calcext:value-type="float">
            <text:p>-0.036061367156824</text:p>
          </table:table-cell>
          <table:table-cell office:value-type="float" office:value="-0.0410910632243798" calcext:value-type="float">
            <text:p>-0.04109106322438</text:p>
          </table:table-cell>
          <table:table-cell office:value-type="float" office:value="-0.0534966590420074" calcext:value-type="float">
            <text:p>-0.053496659042007</text:p>
          </table:table-cell>
          <table:table-cell office:value-type="float" office:value="-0.0566392394633199" calcext:value-type="float">
            <text:p>-0.05663923946332</text:p>
          </table:table-cell>
          <table:table-cell office:value-type="float" office:value="-0.0597951776312717" calcext:value-type="float">
            <text:p>-0.059795177631272</text:p>
          </table:table-cell>
          <table:table-cell office:value-type="float" office:value="-0.0605287677001049" calcext:value-type="float">
            <text:p>-0.060528767700105</text:p>
          </table:table-cell>
          <table:table-cell office:value-type="float" office:value="-0.0593337978236116" calcext:value-type="float">
            <text:p>-0.059333797823612</text:p>
          </table:table-cell>
          <table:table-cell office:value-type="float" office:value="-0.0584399948014112" calcext:value-type="float">
            <text:p>-0.058439994801411</text:p>
          </table:table-cell>
          <table:table-cell office:value-type="float" office:value="-0.0577546712230165" calcext:value-type="float">
            <text:p>-0.057754671223017</text:p>
          </table:table-cell>
          <table:table-cell office:value-type="float" office:value="-0.0599068043861024" calcext:value-type="float">
            <text:p>-0.059906804386102</text:p>
          </table:table-cell>
          <table:table-cell office:value-type="float" office:value="-0.0579955974294789" calcext:value-type="float">
            <text:p>-0.057995597429479</text:p>
          </table:table-cell>
          <table:table-cell office:value-type="float" office:value="-0.0568763878104074" calcext:value-type="float">
            <text:p>-0.056876387810407</text:p>
          </table:table-cell>
          <table:table-cell office:value-type="float" office:value="-0.0350833975404449" calcext:value-type="float">
            <text:p>-0.035083397540445</text:p>
          </table:table-cell>
          <table:table-cell office:value-type="float" office:value="-0.0321109361622421" calcext:value-type="float">
            <text:p>-0.032110936162242</text:p>
          </table:table-cell>
          <table:table-cell office:value-type="float" office:value="-0.0280251319011534" calcext:value-type="float">
            <text:p>-0.028025131901153</text:p>
          </table:table-cell>
          <table:table-cell office:value-type="float" office:value="-0.0217200853346955" calcext:value-type="float">
            <text:p>-0.021720085334696</text:p>
          </table:table-cell>
          <table:table-cell office:value-type="float" office:value="-0.0181065596853465" calcext:value-type="float">
            <text:p>-0.018106559685347</text:p>
          </table:table-cell>
          <table:table-cell office:value-type="float" office:value="-0.0165293463725672" calcext:value-type="float">
            <text:p>-0.016529346372567</text:p>
          </table:table-cell>
          <table:table-cell office:value-type="float" office:value="-0.0159488832615356" calcext:value-type="float">
            <text:p>-0.015948883261536</text:p>
          </table:table-cell>
          <table:table-cell office:value-type="float" office:value="-0.0161495849468755" calcext:value-type="float">
            <text:p>-0.016149584946876</text:p>
          </table:table-cell>
          <table:table-cell office:value-type="float" office:value="-0.0162584724827833" calcext:value-type="float">
            <text:p>-0.016258472482783</text:p>
          </table:table-cell>
          <table:table-cell office:value-type="float" office:value="-0.0162104845412347" calcext:value-type="float">
            <text:p>-0.016210484541235</text:p>
          </table:table-cell>
          <table:table-cell office:value-type="float" office:value="-0.0161773853324964" calcext:value-type="float">
            <text:p>-0.016177385332496</text:p>
          </table:table-cell>
          <table:table-cell office:value-type="float" office:value="-0.016351167785472" calcext:value-type="float">
            <text:p>-0.016351167785472</text:p>
          </table:table-cell>
          <table:table-cell office:value-type="float" office:value="-0.0166681726310563" calcext:value-type="float">
            <text:p>-0.016668172631056</text:p>
          </table:table-cell>
          <table:table-cell office:value-type="float" office:value="-0.0167327685139076" calcext:value-type="float">
            <text:p>-0.016732768513908</text:p>
          </table:table-cell>
          <table:table-cell office:value-type="float" office:value="-0.0169508373978617" calcext:value-type="float">
            <text:p>-0.016950837397862</text:p>
          </table:table-cell>
          <table:table-cell office:value-type="float" office:value="-0.0168990993662543" calcext:value-type="float">
            <text:p>-0.016899099366254</text:p>
          </table:table-cell>
          <table:table-cell office:value-type="float" office:value="-0.0168381781053725" calcext:value-type="float">
            <text:p>-0.016838178105373</text:p>
          </table:table-cell>
          <table:table-cell office:value-type="float" office:value="-0.0168402508736514" calcext:value-type="float">
            <text:p>-0.016840250873651</text:p>
          </table:table-cell>
          <table:table-cell office:value-type="float" office:value="-0.016837763270616" calcext:value-type="float">
            <text:p>-0.016837763270616</text:p>
          </table:table-cell>
          <table:table-cell office:value-type="float" office:value="-0.0168906145735069" calcext:value-type="float">
            <text:p>-0.016890614573507</text:p>
          </table:table-cell>
          <table:table-cell office:value-type="float" office:value="-0.0168743605930367" calcext:value-type="float">
            <text:p>-0.016874360593037</text:p>
          </table:table-cell>
          <table:table-cell office:value-type="float" office:value="-0.0168733401039812" calcext:value-type="float">
            <text:p>-0.016873340103981</text:p>
          </table:table-cell>
          <table:table-cell office:value-type="float" office:value="-0.016860071058431" calcext:value-type="float">
            <text:p>-0.016860071058431</text:p>
          </table:table-cell>
          <table:table-cell office:value-type="float" office:value="-0.0168656628587222" calcext:value-type="float">
            <text:p>-0.016865662858722</text:p>
          </table:table-cell>
          <table:table-cell office:value-type="float" office:value="-0.0168471883652057" calcext:value-type="float">
            <text:p>-0.016847188365206</text:p>
          </table:table-cell>
          <table:table-cell office:value-type="float" office:value="-0.0168538329256865" calcext:value-type="float">
            <text:p>-0.016853832925687</text:p>
          </table:table-cell>
          <table:table-cell office:value-type="float" office:value="-0.0168918061051473" calcext:value-type="float">
            <text:p>-0.016891806105147</text:p>
          </table:table-cell>
          <table:table-cell office:value-type="float" office:value="-0.0168800033529576" calcext:value-type="float">
            <text:p>-0.016880003352958</text:p>
          </table:table-cell>
          <table:table-cell office:value-type="float" office:value="-0.0168760544770713" calcext:value-type="float">
            <text:p>-0.016876054477071</text:p>
          </table:table-cell>
          <table:table-cell office:value-type="float" office:value="-0.0168632622414837" calcext:value-type="float">
            <text:p>-0.016863262241484</text:p>
          </table:table-cell>
          <table:table-cell office:value-type="float" office:value="-0.0168742316942854" calcext:value-type="float">
            <text:p>-0.016874231694285</text:p>
          </table:table-cell>
          <table:table-cell office:value-type="float" office:value="-0.0168612911735352" calcext:value-type="float">
            <text:p>-0.016861291173535</text:p>
          </table:table-cell>
          <table:table-cell office:value-type="float" office:value="-0.0168600504559904" calcext:value-type="float">
            <text:p>-0.01686005045599</text:p>
          </table:table-cell>
          <table:table-cell office:value-type="float" office:value="-0.0168654513007163" calcext:value-type="float">
            <text:p>-0.016865451300716</text:p>
          </table:table-cell>
          <table:table-cell office:value-type="float" office:value="-0.0168740197277511" calcext:value-type="float">
            <text:p>-0.016874019727751</text:p>
          </table:table-cell>
          <table:table-cell office:value-type="float" office:value="-0.0168784874146048" calcext:value-type="float">
            <text:p>-0.016878487414605</text:p>
          </table:table-cell>
          <table:table-cell office:value-type="float" office:value="-0.0168760125719117" calcext:value-type="float">
            <text:p>-0.016876012571912</text:p>
          </table:table-cell>
          <table:table-cell office:value-type="float" office:value="-0.0168794391332694" calcext:value-type="float">
            <text:p>-0.016879439133269</text:p>
          </table:table-cell>
          <table:table-cell office:value-type="float" office:value="-0.0168522158177777" calcext:value-type="float">
            <text:p>-0.016852215817778</text:p>
          </table:table-cell>
          <table:table-cell office:value-type="float" office:value="-0.0168664447249241" calcext:value-type="float">
            <text:p>-0.016866444724924</text:p>
          </table:table-cell>
          <table:table-cell office:value-type="float" office:value="-0.0168878143914024" calcext:value-type="float">
            <text:p>-0.016887814391402</text:p>
          </table:table-cell>
          <table:table-cell office:value-type="float" office:value="-0.0168868353434686" calcext:value-type="float">
            <text:p>-0.016886835343469</text:p>
          </table:table-cell>
          <table:table-cell office:value-type="float" office:value="-0.0168736174319705" calcext:value-type="float">
            <text:p>-0.016873617431971</text:p>
          </table:table-cell>
          <table:table-cell office:value-type="float" office:value="-0.0168812510629764" calcext:value-type="float">
            <text:p>-0.016881251062976</text:p>
          </table:table-cell>
          <table:table-cell office:value-type="float" office:value="-0.0168779598791906" calcext:value-type="float">
            <text:p>-0.016877959879191</text:p>
          </table:table-cell>
          <table:table-cell office:value-type="float" office:value="-0.0168869736190686" calcext:value-type="float">
            <text:p>-0.016886973619069</text:p>
          </table:table-cell>
          <table:table-cell office:value-type="float" office:value="-0.0168672119751897" calcext:value-type="float">
            <text:p>-0.01686721197519</text:p>
          </table:table-cell>
          <table:table-cell office:value-type="float" office:value="-0.0168709931916694" calcext:value-type="float">
            <text:p>-0.016870993191669</text:p>
          </table:table-cell>
          <table:table-cell office:value-type="float" office:value="-0.0168910114526499" calcext:value-type="float">
            <text:p>-0.01689101145265</text:p>
          </table:table-cell>
          <table:table-cell office:value-type="float" office:value="-0.0168890850362873" calcext:value-type="float">
            <text:p>-0.016889085036287</text:p>
          </table:table-cell>
          <table:table-cell office:value-type="float" office:value="-0.0168725124876942" calcext:value-type="float">
            <text:p>-0.016872512487694</text:p>
          </table:table-cell>
          <table:table-cell office:value-type="float" office:value="-0.0168877282891986" calcext:value-type="float">
            <text:p>-0.016887728289199</text:p>
          </table:table-cell>
          <table:table-cell office:value-type="float" office:value="-0.0168796535298984" calcext:value-type="float">
            <text:p>-0.016879653529898</text:p>
          </table:table-cell>
          <table:table-cell office:value-type="float" office:value="-0.0168879214458851" calcext:value-type="float">
            <text:p>-0.016887921445885</text:p>
          </table:table-cell>
          <table:table-cell office:value-type="float" office:value="-0.0168890833610478" calcext:value-type="float">
            <text:p>-0.016889083361048</text:p>
          </table:table-cell>
          <table:table-cell office:value-type="float" office:value="-0.0168661142940597" calcext:value-type="float">
            <text:p>-0.01686611429406</text:p>
          </table:table-cell>
          <table:table-cell office:value-type="float" office:value="-0.0168897553751474" calcext:value-type="float">
            <text:p>-0.016889755375147</text:p>
          </table:table-cell>
          <table:table-cell office:value-type="float" office:value="-0.0168682234802285" calcext:value-type="float">
            <text:p>-0.016868223480229</text:p>
          </table:table-cell>
          <table:table-cell office:value-type="float" office:value="-0.016877469621687" calcext:value-type="float">
            <text:p>-0.016877469621687</text:p>
          </table:table-cell>
          <table:table-cell office:value-type="float" office:value="-0.0169043025348398" calcext:value-type="float">
            <text:p>-0.01690430253484</text:p>
          </table:table-cell>
          <table:table-cell office:value-type="float" office:value="-0.0168861593530239" calcext:value-type="float">
            <text:p>-0.016886159353024</text:p>
          </table:table-cell>
          <table:table-cell office:value-type="float" office:value="-0.0168852559139404" calcext:value-type="float">
            <text:p>-0.01688525591394</text:p>
          </table:table-cell>
          <table:table-cell office:value-type="float" office:value="-0.0168758201197716" calcext:value-type="float">
            <text:p>-0.016875820119772</text:p>
          </table:table-cell>
          <table:table-cell office:value-type="float" office:value="-0.0168587550193423" calcext:value-type="float">
            <text:p>-0.016858755019342</text:p>
          </table:table-cell>
          <table:table-cell office:value-type="float" office:value="-0.0168958833989955" calcext:value-type="float">
            <text:p>-0.016895883398996</text:p>
          </table:table-cell>
          <table:table-cell office:value-type="float" office:value="-0.0168734666812817" calcext:value-type="float">
            <text:p>-0.016873466681282</text:p>
          </table:table-cell>
          <table:table-cell office:value-type="float" office:value="-0.0168634514062175" calcext:value-type="float">
            <text:p>-0.016863451406218</text:p>
          </table:table-cell>
          <table:table-cell office:value-type="float" office:value="-0.0168969186558182" calcext:value-type="float">
            <text:p>-0.016896918655818</text:p>
          </table:table-cell>
          <table:table-cell office:value-type="float" office:value="-0.0168727608421403" calcext:value-type="float">
            <text:p>-0.01687276084214</text:p>
          </table:table-cell>
          <table:table-cell office:value-type="float" office:value="-0.0168743449331479" calcext:value-type="float">
            <text:p>-0.016874344933148</text:p>
          </table:table-cell>
          <table:table-cell office:value-type="float" office:value="-0.0168844331212826" calcext:value-type="float">
            <text:p>-0.016884433121283</text:p>
          </table:table-cell>
          <table:table-cell office:value-type="float" office:value="-0.0168788296387228" calcext:value-type="float">
            <text:p>-0.016878829638723</text:p>
          </table:table-cell>
          <table:table-cell office:value-type="float" office:value="-0.0168570993817777" calcext:value-type="float">
            <text:p>-0.016857099381778</text:p>
          </table:table-cell>
          <table:table-cell office:value-type="float" office:value="-0.0168805243387096" calcext:value-type="float">
            <text:p>-0.01688052433871</text:p>
          </table:table-cell>
          <table:table-cell office:value-type="float" office:value="-0.0168936972526358" calcext:value-type="float">
            <text:p>-0.016893697252636</text:p>
          </table:table-cell>
          <table:table-cell office:value-type="float" office:value="-0.0168725914315201" calcext:value-type="float">
            <text:p>-0.01687259143152</text:p>
          </table:table-cell>
          <table:table-cell office:value-type="float" office:value="-0.0168951938006418" calcext:value-type="float">
            <text:p>-0.016895193800642</text:p>
          </table:table-cell>
          <table:table-cell office:value-type="float" office:value="-0.0168700712139602" calcext:value-type="float">
            <text:p>-0.01687007121396</text:p>
          </table:table-cell>
          <table:table-cell office:value-type="float" office:value="-0.0168761075591518" calcext:value-type="float">
            <text:p>-0.016876107559152</text:p>
          </table:table-cell>
          <table:table-cell office:value-type="float" office:value="-0.0168739231987044" calcext:value-type="float">
            <text:p>-0.016873923198704</text:p>
          </table:table-cell>
          <table:table-cell office:value-type="float" office:value="-0.0168793145513229" calcext:value-type="float">
            <text:p>-0.016879314551323</text:p>
          </table:table-cell>
          <table:table-cell office:value-type="float" office:value="-0.0168814189089317" calcext:value-type="float">
            <text:p>-0.016881418908932</text:p>
          </table:table-cell>
          <table:table-cell office:value-type="float" office:value="-0.0168744752926752" calcext:value-type="float">
            <text:p>-0.016874475292675</text:p>
          </table:table-cell>
          <table:table-cell office:value-type="float" office:value="-0.0168661725313367" calcext:value-type="float">
            <text:p>-0.016866172531337</text:p>
          </table:table-cell>
          <table:table-cell office:value-type="float" office:value="-0.0168773541471276" calcext:value-type="float">
            <text:p>-0.016877354147128</text:p>
          </table:table-cell>
          <table:table-cell office:value-type="float" office:value="-0.0168899659362533" calcext:value-type="float">
            <text:p>-0.016889965936253</text:p>
          </table:table-cell>
          <table:table-cell office:value-type="float" office:value="-0.0168891502428819" calcext:value-type="float">
            <text:p>-0.016889150242882</text:p>
          </table:table-cell>
          <table:table-cell office:value-type="float" office:value="-0.016898850158055" calcext:value-type="float">
            <text:p>-0.016898850158055</text:p>
          </table:table-cell>
          <table:table-cell office:value-type="float" office:value="-0.0168748093322449" calcext:value-type="float">
            <text:p>-0.016874809332245</text:p>
          </table:table-cell>
          <table:table-cell office:value-type="float" office:value="-0.0168869602963509" calcext:value-type="float">
            <text:p>-0.016886960296351</text:p>
          </table:table-cell>
          <table:table-cell office:value-type="float" office:value="-0.0168535105015356" calcext:value-type="float">
            <text:p>-0.016853510501536</text:p>
          </table:table-cell>
          <table:table-cell office:value-type="float" office:value="-0.0168692245675182" calcext:value-type="float">
            <text:p>-0.016869224567518</text:p>
          </table:table-cell>
          <table:table-cell office:value-type="float" office:value="-0.0168975163253991" calcext:value-type="float">
            <text:p>-0.016897516325399</text:p>
          </table:table-cell>
          <table:table-cell office:value-type="float" office:value="-0.0168803310278771" calcext:value-type="float">
            <text:p>-0.016880331027877</text:p>
          </table:table-cell>
          <table:table-cell office:value-type="float" office:value="-0.016896561734537" calcext:value-type="float">
            <text:p>-0.016896561734537</text:p>
          </table:table-cell>
          <table:table-cell office:value-type="float" office:value="-0.0168886385966707" calcext:value-type="float">
            <text:p>-0.016888638596671</text:p>
          </table:table-cell>
          <table:table-cell office:value-type="float" office:value="-0.0168749564582977" calcext:value-type="float">
            <text:p>-0.016874956458298</text:p>
          </table:table-cell>
          <table:table-cell office:value-type="float" office:value="-0.0168516135610902" calcext:value-type="float">
            <text:p>-0.01685161356109</text:p>
          </table:table-cell>
          <table:table-cell office:value-type="float" office:value="-0.0168794878940957" calcext:value-type="float">
            <text:p>-0.016879487894096</text:p>
          </table:table-cell>
          <table:table-cell office:value-type="float" office:value="-0.0168952958823791" calcext:value-type="float">
            <text:p>-0.016895295882379</text:p>
          </table:table-cell>
          <table:table-cell office:value-type="float" office:value="-0.0168773829886104" calcext:value-type="float">
            <text:p>-0.01687738298861</text:p>
          </table:table-cell>
          <table:table-cell office:value-type="float" office:value="-0.0168893185081271" calcext:value-type="float">
            <text:p>-0.016889318508127</text:p>
          </table:table-cell>
          <table:table-cell office:value-type="float" office:value="-0.0168669001101618" calcext:value-type="float">
            <text:p>-0.016866900110162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149696488117" calcext:value-type="float">
            <text:p>0.48149696488117</text:p>
          </table:table-cell>
          <table:table-cell office:value-type="float" office:value="0.481164897362728" calcext:value-type="float">
            <text:p>0.481164897362728</text:p>
          </table:table-cell>
          <table:table-cell office:value-type="float" office:value="0.481164035878864" calcext:value-type="float">
            <text:p>0.481164035878864</text:p>
          </table:table-cell>
          <table:table-cell office:value-type="float" office:value="0.481344766645329" calcext:value-type="float">
            <text:p>0.481344766645329</text:p>
          </table:table-cell>
          <table:table-cell office:value-type="float" office:value="0.48129145230079" calcext:value-type="float">
            <text:p>0.48129145230079</text:p>
          </table:table-cell>
          <table:table-cell office:value-type="float" office:value="0.481086136296822" calcext:value-type="float">
            <text:p>0.481086136296822</text:p>
          </table:table-cell>
          <table:table-cell office:value-type="float" office:value="0.481392583716003" calcext:value-type="float">
            <text:p>0.481392583716003</text:p>
          </table:table-cell>
          <table:table-cell office:value-type="float" office:value="0.48127718798361" calcext:value-type="float">
            <text:p>0.48127718798361</text:p>
          </table:table-cell>
          <table:table-cell office:value-type="float" office:value="0.481236617429027" calcext:value-type="float">
            <text:p>0.481236617429027</text:p>
          </table:table-cell>
          <table:table-cell office:value-type="float" office:value="0.481235706209602" calcext:value-type="float">
            <text:p>0.481235706209602</text:p>
          </table:table-cell>
          <table:table-cell office:value-type="float" office:value="0.481284824601587" calcext:value-type="float">
            <text:p>0.481284824601587</text:p>
          </table:table-cell>
          <table:table-cell office:value-type="float" office:value="0.48094194259675" calcext:value-type="float">
            <text:p>0.48094194259675</text:p>
          </table:table-cell>
          <table:table-cell office:value-type="float" office:value="0.481491224584681" calcext:value-type="float">
            <text:p>0.481491224584681</text:p>
          </table:table-cell>
          <table:table-cell office:value-type="float" office:value="0.481378330887848" calcext:value-type="float">
            <text:p>0.481378330887848</text:p>
          </table:table-cell>
          <table:table-cell office:value-type="float" office:value="0.481077219569921" calcext:value-type="float">
            <text:p>0.481077219569921</text:p>
          </table:table-cell>
          <table:table-cell office:value-type="float" office:value="0.480996177354888" calcext:value-type="float">
            <text:p>0.480996177354888</text:p>
          </table:table-cell>
          <table:table-cell office:value-type="float" office:value="0.481199304567651" calcext:value-type="float">
            <text:p>0.481199304567651</text:p>
          </table:table-cell>
          <table:table-cell office:value-type="float" office:value="0.480930476498128" calcext:value-type="float">
            <text:p>0.480930476498128</text:p>
          </table:table-cell>
          <table:table-cell office:value-type="float" office:value="0.481058025932558" calcext:value-type="float">
            <text:p>0.481058025932558</text:p>
          </table:table-cell>
          <table:table-cell office:value-type="float" office:value="0.481029695281855" calcext:value-type="float">
            <text:p>0.481029695281855</text:p>
          </table:table-cell>
          <table:table-cell office:value-type="float" office:value="0.481463349313045" calcext:value-type="float">
            <text:p>0.481463349313045</text:p>
          </table:table-cell>
          <table:table-cell office:value-type="float" office:value="0.481245242465714" calcext:value-type="float">
            <text:p>0.481245242465714</text:p>
          </table:table-cell>
          <table:table-cell office:value-type="float" office:value="0.48145188011619" calcext:value-type="float">
            <text:p>0.48145188011619</text:p>
          </table:table-cell>
          <table:table-cell office:value-type="float" office:value="0.481474530064543" calcext:value-type="float">
            <text:p>0.481474530064543</text:p>
          </table:table-cell>
          <table:table-cell office:value-type="float" office:value="0.481256799545369" calcext:value-type="float">
            <text:p>0.481256799545369</text:p>
          </table:table-cell>
          <table:table-cell office:value-type="float" office:value="0.481124028268802" calcext:value-type="float">
            <text:p>0.481124028268802</text:p>
          </table:table-cell>
          <table:table-cell office:value-type="float" office:value="0.481322290805616" calcext:value-type="float">
            <text:p>0.481322290805616</text:p>
          </table:table-cell>
          <table:table-cell office:value-type="float" office:value="0.481246053990202" calcext:value-type="float">
            <text:p>0.481246053990202</text:p>
          </table:table-cell>
          <table:table-cell office:value-type="float" office:value="0.481018593124193" calcext:value-type="float">
            <text:p>0.481018593124193</text:p>
          </table:table-cell>
          <table:table-cell office:value-type="float" office:value="0.481144437059989" calcext:value-type="float">
            <text:p>0.481144437059989</text:p>
          </table:table-cell>
          <table:table-cell office:value-type="float" office:value="0.481289822679692" calcext:value-type="float">
            <text:p>0.481289822679692</text:p>
          </table:table-cell>
          <table:table-cell office:value-type="float" office:value="0.48143552433767" calcext:value-type="float">
            <text:p>0.48143552433767</text:p>
          </table:table-cell>
          <table:table-cell office:value-type="float" office:value="0.481466588261914" calcext:value-type="float">
            <text:p>0.481466588261914</text:p>
          </table:table-cell>
          <table:table-cell office:value-type="float" office:value="0.481360559271665" calcext:value-type="float">
            <text:p>0.481360559271665</text:p>
          </table:table-cell>
          <table:table-cell office:value-type="float" office:value="0.481250934189182" calcext:value-type="float">
            <text:p>0.481250934189182</text:p>
          </table:table-cell>
          <table:table-cell office:value-type="float" office:value="0.481213148706883" calcext:value-type="float">
            <text:p>0.481213148706883</text:p>
          </table:table-cell>
          <table:table-cell office:value-type="float" office:value="0.480821461984905" calcext:value-type="float">
            <text:p>0.480821461984905</text:p>
          </table:table-cell>
          <table:table-cell office:value-type="float" office:value="0.481186552164016" calcext:value-type="float">
            <text:p>0.481186552164016</text:p>
          </table:table-cell>
          <table:table-cell office:value-type="float" office:value="0.481320392550107" calcext:value-type="float">
            <text:p>0.481320392550107</text:p>
          </table:table-cell>
          <table:table-cell office:value-type="float" office:value="0.480901910304425" calcext:value-type="float">
            <text:p>0.480901910304425</text:p>
          </table:table-cell>
          <table:table-cell office:value-type="float" office:value="0.481581239831788" calcext:value-type="float">
            <text:p>0.481581239831788</text:p>
          </table:table-cell>
          <table:table-cell office:value-type="float" office:value="0.480941147760066" calcext:value-type="float">
            <text:p>0.480941147760066</text:p>
          </table:table-cell>
          <table:table-cell office:value-type="float" office:value="0.481348932487917" calcext:value-type="float">
            <text:p>0.481348932487917</text:p>
          </table:table-cell>
          <table:table-cell office:value-type="float" office:value="0.481369346167843" calcext:value-type="float">
            <text:p>0.481369346167843</text:p>
          </table:table-cell>
          <table:table-cell office:value-type="float" office:value="0.481075284488793" calcext:value-type="float">
            <text:p>0.481075284488793</text:p>
          </table:table-cell>
          <table:table-cell office:value-type="float" office:value="0.481488932364589" calcext:value-type="float">
            <text:p>0.481488932364589</text:p>
          </table:table-cell>
          <table:table-cell office:value-type="float" office:value="0.481295438399696" calcext:value-type="float">
            <text:p>0.481295438399696</text:p>
          </table:table-cell>
          <table:table-cell office:value-type="float" office:value="0.48151943980123" calcext:value-type="float">
            <text:p>0.48151943980123</text:p>
          </table:table-cell>
          <table:table-cell office:value-type="float" office:value="0.481501860072077" calcext:value-type="float">
            <text:p>0.481501860072077</text:p>
          </table:table-cell>
          <table:table-cell office:value-type="float" office:value="0.481367273706336" calcext:value-type="float">
            <text:p>0.481367273706336</text:p>
          </table:table-cell>
          <table:table-cell office:value-type="float" office:value="0.481477306314879" calcext:value-type="float">
            <text:p>0.481477306314879</text:p>
          </table:table-cell>
          <table:table-cell office:value-type="float" office:value="0.48114518518208" calcext:value-type="float">
            <text:p>0.48114518518208</text:p>
          </table:table-cell>
          <table:table-cell office:value-type="float" office:value="0.48097423440979" calcext:value-type="float">
            <text:p>0.48097423440979</text:p>
          </table:table-cell>
          <table:table-cell office:value-type="float" office:value="0.482090848124408" calcext:value-type="float">
            <text:p>0.482090848124408</text:p>
          </table:table-cell>
          <table:table-cell office:value-type="float" office:value="0.484419907389456" calcext:value-type="float">
            <text:p>0.484419907389456</text:p>
          </table:table-cell>
          <table:table-cell office:value-type="float" office:value="0.503290632835181" calcext:value-type="float">
            <text:p>0.503290632835181</text:p>
          </table:table-cell>
          <table:table-cell office:value-type="float" office:value="0.502815138779039" calcext:value-type="float">
            <text:p>0.502815138779039</text:p>
          </table:table-cell>
          <table:table-cell office:value-type="float" office:value="0.495406906813753" calcext:value-type="float">
            <text:p>0.495406906813753</text:p>
          </table:table-cell>
          <table:table-cell office:value-type="float" office:value="0.489761281530841" calcext:value-type="float">
            <text:p>0.489761281530841</text:p>
          </table:table-cell>
          <table:table-cell office:value-type="float" office:value="0.477547614661632" calcext:value-type="float">
            <text:p>0.477547614661632</text:p>
          </table:table-cell>
          <table:table-cell office:value-type="float" office:value="0.49129136205353" calcext:value-type="float">
            <text:p>0.49129136205353</text:p>
          </table:table-cell>
          <table:table-cell office:value-type="float" office:value="0.514857822983597" calcext:value-type="float">
            <text:p>0.514857822983597</text:p>
          </table:table-cell>
          <table:table-cell office:value-type="float" office:value="0.517296513713572" calcext:value-type="float">
            <text:p>0.517296513713572</text:p>
          </table:table-cell>
          <table:table-cell office:value-type="float" office:value="0.508272486373512" calcext:value-type="float">
            <text:p>0.508272486373512</text:p>
          </table:table-cell>
          <table:table-cell office:value-type="float" office:value="0.51005251578188" calcext:value-type="float">
            <text:p>0.51005251578188</text:p>
          </table:table-cell>
          <table:table-cell office:value-type="float" office:value="0.510453056966875" calcext:value-type="float">
            <text:p>0.510453056966875</text:p>
          </table:table-cell>
          <table:table-cell office:value-type="float" office:value="0.460736440595325" calcext:value-type="float">
            <text:p>0.460736440595325</text:p>
          </table:table-cell>
          <table:table-cell office:value-type="float" office:value="0.463298385785684" calcext:value-type="float">
            <text:p>0.463298385785684</text:p>
          </table:table-cell>
          <table:table-cell office:value-type="float" office:value="0.523338225428972" calcext:value-type="float">
            <text:p>0.523338225428972</text:p>
          </table:table-cell>
          <table:table-cell office:value-type="float" office:value="0.489970851905077" calcext:value-type="float">
            <text:p>0.489970851905077</text:p>
          </table:table-cell>
          <table:table-cell office:value-type="float" office:value="0.479901967982191" calcext:value-type="float">
            <text:p>0.479901967982191</text:p>
          </table:table-cell>
          <table:table-cell office:value-type="float" office:value="0.459171643283297" calcext:value-type="float">
            <text:p>0.459171643283297</text:p>
          </table:table-cell>
          <table:table-cell office:value-type="float" office:value="0.479175527447106" calcext:value-type="float">
            <text:p>0.479175527447106</text:p>
          </table:table-cell>
          <table:table-cell office:value-type="float" office:value="0.475059663757822" calcext:value-type="float">
            <text:p>0.475059663757822</text:p>
          </table:table-cell>
          <table:table-cell office:value-type="float" office:value="0.495110707715655" calcext:value-type="float">
            <text:p>0.495110707715655</text:p>
          </table:table-cell>
          <table:table-cell office:value-type="float" office:value="0.507780949070538" calcext:value-type="float">
            <text:p>0.507780949070538</text:p>
          </table:table-cell>
          <table:table-cell office:value-type="float" office:value="0.510067631888365" calcext:value-type="float">
            <text:p>0.510067631888365</text:p>
          </table:table-cell>
          <table:table-cell office:value-type="float" office:value="0.509969780548753" calcext:value-type="float">
            <text:p>0.509969780548753</text:p>
          </table:table-cell>
          <table:table-cell office:value-type="float" office:value="0.506223889369806" calcext:value-type="float">
            <text:p>0.506223889369806</text:p>
          </table:table-cell>
          <table:table-cell office:value-type="float" office:value="0.512334490520628" calcext:value-type="float">
            <text:p>0.512334490520628</text:p>
          </table:table-cell>
          <table:table-cell office:value-type="float" office:value="0.512435421969463" calcext:value-type="float">
            <text:p>0.512435421969463</text:p>
          </table:table-cell>
          <table:table-cell office:value-type="float" office:value="0.539460073813654" calcext:value-type="float">
            <text:p>0.539460073813654</text:p>
          </table:table-cell>
          <table:table-cell office:value-type="float" office:value="0.547621328451061" calcext:value-type="float">
            <text:p>0.547621328451061</text:p>
          </table:table-cell>
          <table:table-cell office:value-type="float" office:value="0.541214379384463" calcext:value-type="float">
            <text:p>0.541214379384463</text:p>
          </table:table-cell>
          <table:table-cell office:value-type="float" office:value="0.53516191249695" calcext:value-type="float">
            <text:p>0.53516191249695</text:p>
          </table:table-cell>
          <table:table-cell office:value-type="float" office:value="0.529403110666155" calcext:value-type="float">
            <text:p>0.529403110666155</text:p>
          </table:table-cell>
          <table:table-cell office:value-type="float" office:value="0.532440370683199" calcext:value-type="float">
            <text:p>0.532440370683199</text:p>
          </table:table-cell>
          <table:table-cell office:value-type="float" office:value="0.529887687610806" calcext:value-type="float">
            <text:p>0.529887687610806</text:p>
          </table:table-cell>
          <table:table-cell office:value-type="float" office:value="0.516447438629445" calcext:value-type="float">
            <text:p>0.516447438629445</text:p>
          </table:table-cell>
          <table:table-cell office:value-type="float" office:value="0.5009133033306" calcext:value-type="float">
            <text:p>0.5009133033306</text:p>
          </table:table-cell>
          <table:table-cell office:value-type="float" office:value="0.500011583078119" calcext:value-type="float">
            <text:p>0.500011583078119</text:p>
          </table:table-cell>
          <table:table-cell office:value-type="float" office:value="0.498114096456409" calcext:value-type="float">
            <text:p>0.498114096456409</text:p>
          </table:table-cell>
          <table:table-cell office:value-type="float" office:value="0.49244749610612" calcext:value-type="float">
            <text:p>0.49244749610612</text:p>
          </table:table-cell>
          <table:table-cell office:value-type="float" office:value="0.501985017393721" calcext:value-type="float">
            <text:p>0.501985017393721</text:p>
          </table:table-cell>
          <table:table-cell office:value-type="float" office:value="0.49177820823603" calcext:value-type="float">
            <text:p>0.49177820823603</text:p>
          </table:table-cell>
          <table:table-cell office:value-type="float" office:value="0.490135907833162" calcext:value-type="float">
            <text:p>0.490135907833162</text:p>
          </table:table-cell>
          <table:table-cell office:value-type="float" office:value="0.491894815391632" calcext:value-type="float">
            <text:p>0.491894815391632</text:p>
          </table:table-cell>
          <table:table-cell office:value-type="float" office:value="0.557498561511966" calcext:value-type="float">
            <text:p>0.557498561511966</text:p>
          </table:table-cell>
          <table:table-cell office:value-type="float" office:value="0.540573702581802" calcext:value-type="float">
            <text:p>0.540573702581802</text:p>
          </table:table-cell>
          <table:table-cell office:value-type="float" office:value="0.535210014078959" calcext:value-type="float">
            <text:p>0.535210014078959</text:p>
          </table:table-cell>
          <table:table-cell office:value-type="float" office:value="0.487939763573374" calcext:value-type="float">
            <text:p>0.487939763573374</text:p>
          </table:table-cell>
          <table:table-cell office:value-type="float" office:value="0.510717055615629" calcext:value-type="float">
            <text:p>0.510717055615629</text:p>
          </table:table-cell>
          <table:table-cell office:value-type="float" office:value="0.519848745977779" calcext:value-type="float">
            <text:p>0.519848745977779</text:p>
          </table:table-cell>
          <table:table-cell office:value-type="float" office:value="0.521411425258462" calcext:value-type="float">
            <text:p>0.521411425258462</text:p>
          </table:table-cell>
          <table:table-cell office:value-type="float" office:value="0.531042686563753" calcext:value-type="float">
            <text:p>0.531042686563753</text:p>
          </table:table-cell>
          <table:table-cell office:value-type="float" office:value="0.533485333926138" calcext:value-type="float">
            <text:p>0.533485333926138</text:p>
          </table:table-cell>
          <table:table-cell office:value-type="float" office:value="0.540074472010953" calcext:value-type="float">
            <text:p>0.540074472010953</text:p>
          </table:table-cell>
          <table:table-cell office:value-type="float" office:value="0.56780761606378" calcext:value-type="float">
            <text:p>0.56780761606378</text:p>
          </table:table-cell>
          <table:table-cell office:value-type="float" office:value="0.555584903108" calcext:value-type="float">
            <text:p>0.555584903108</text:p>
          </table:table-cell>
          <table:table-cell office:value-type="float" office:value="0.546054568977299" calcext:value-type="float">
            <text:p>0.546054568977299</text:p>
          </table:table-cell>
          <table:table-cell office:value-type="float" office:value="0.558870421430894" calcext:value-type="float">
            <text:p>0.558870421430894</text:p>
          </table:table-cell>
          <table:table-cell office:value-type="float" office:value="0.528958233222622" calcext:value-type="float">
            <text:p>0.528958233222622</text:p>
          </table:table-cell>
          <table:table-cell office:value-type="float" office:value="0.514010244345056" calcext:value-type="float">
            <text:p>0.514010244345056</text:p>
          </table:table-cell>
          <table:table-cell office:value-type="float" office:value="0.503852636779993" calcext:value-type="float">
            <text:p>0.503852636779993</text:p>
          </table:table-cell>
          <table:table-cell office:value-type="float" office:value="0.500990225925712" calcext:value-type="float">
            <text:p>0.500990225925712</text:p>
          </table:table-cell>
          <table:table-cell office:value-type="float" office:value="0.512136626320928" calcext:value-type="float">
            <text:p>0.512136626320928</text:p>
          </table:table-cell>
          <table:table-cell office:value-type="float" office:value="0.551688509076981" calcext:value-type="float">
            <text:p>0.551688509076981</text:p>
          </table:table-cell>
          <table:table-cell office:value-type="float" office:value="0.539473488995098" calcext:value-type="float">
            <text:p>0.539473488995098</text:p>
          </table:table-cell>
          <table:table-cell office:value-type="float" office:value="0.534860880810195" calcext:value-type="float">
            <text:p>0.534860880810195</text:p>
          </table:table-cell>
          <table:table-cell office:value-type="float" office:value="0.523745695734403" calcext:value-type="float">
            <text:p>0.523745695734403</text:p>
          </table:table-cell>
          <table:table-cell office:value-type="float" office:value="0.50591781729692" calcext:value-type="float">
            <text:p>0.50591781729692</text:p>
          </table:table-cell>
          <table:table-cell office:value-type="float" office:value="0.537445387640444" calcext:value-type="float">
            <text:p>0.537445387640444</text:p>
          </table:table-cell>
          <table:table-cell office:value-type="float" office:value="0.545146835108953" calcext:value-type="float">
            <text:p>0.545146835108953</text:p>
          </table:table-cell>
          <table:table-cell office:value-type="float" office:value="0.555108039793676" calcext:value-type="float">
            <text:p>0.555108039793676</text:p>
          </table:table-cell>
          <table:table-cell office:value-type="float" office:value="0.573782839487448" calcext:value-type="float">
            <text:p>0.573782839487448</text:p>
          </table:table-cell>
          <table:table-cell office:value-type="float" office:value="0.568608258841314" calcext:value-type="float">
            <text:p>0.568608258841314</text:p>
          </table:table-cell>
          <table:table-cell office:value-type="float" office:value="0.578026962394724" calcext:value-type="float">
            <text:p>0.578026962394724</text:p>
          </table:table-cell>
          <table:table-cell office:value-type="float" office:value="0.573929402139069" calcext:value-type="float">
            <text:p>0.573929402139069</text:p>
          </table:table-cell>
          <table:table-cell office:value-type="float" office:value="0.558998733381778" calcext:value-type="float">
            <text:p>0.558998733381778</text:p>
          </table:table-cell>
          <table:table-cell office:value-type="float" office:value="0.577124943111899" calcext:value-type="float">
            <text:p>0.577124943111899</text:p>
          </table:table-cell>
          <table:table-cell office:value-type="float" office:value="0.563767382493609" calcext:value-type="float">
            <text:p>0.563767382493609</text:p>
          </table:table-cell>
          <table:table-cell office:value-type="float" office:value="0.580043883520523" calcext:value-type="float">
            <text:p>0.580043883520523</text:p>
          </table:table-cell>
          <table:table-cell office:value-type="float" office:value="0.579454393298064" calcext:value-type="float">
            <text:p>0.579454393298064</text:p>
          </table:table-cell>
          <table:table-cell office:value-type="float" office:value="0.578835119514929" calcext:value-type="float">
            <text:p>0.578835119514929</text:p>
          </table:table-cell>
          <table:table-cell office:value-type="float" office:value="0.579315171425671" calcext:value-type="float">
            <text:p>0.579315171425671</text:p>
          </table:table-cell>
          <table:table-cell office:value-type="float" office:value="0.582482115870865" calcext:value-type="float">
            <text:p>0.582482115870865</text:p>
          </table:table-cell>
          <table:table-cell office:value-type="float" office:value="0.57768560290313" calcext:value-type="float">
            <text:p>0.57768560290313</text:p>
          </table:table-cell>
          <table:table-cell office:value-type="float" office:value="0.571103294969002" calcext:value-type="float">
            <text:p>0.571103294969002</text:p>
          </table:table-cell>
          <table:table-cell office:value-type="float" office:value="0.571886949841711" calcext:value-type="float">
            <text:p>0.571886949841711</text:p>
          </table:table-cell>
          <table:table-cell office:value-type="float" office:value="0.574431112472824" calcext:value-type="float">
            <text:p>0.574431112472824</text:p>
          </table:table-cell>
          <table:table-cell office:value-type="float" office:value="0.548662564735033" calcext:value-type="float">
            <text:p>0.548662564735033</text:p>
          </table:table-cell>
          <table:table-cell office:value-type="float" office:value="0.54757636988663" calcext:value-type="float">
            <text:p>0.54757636988663</text:p>
          </table:table-cell>
          <table:table-cell office:value-type="float" office:value="0.563595669997207" calcext:value-type="float">
            <text:p>0.563595669997207</text:p>
          </table:table-cell>
          <table:table-cell office:value-type="float" office:value="0.597329297325391" calcext:value-type="float">
            <text:p>0.597329297325391</text:p>
          </table:table-cell>
          <table:table-cell office:value-type="float" office:value="0.545322739029322" calcext:value-type="float">
            <text:p>0.545322739029322</text:p>
          </table:table-cell>
          <table:table-cell office:value-type="float" office:value="0.562692497137862" calcext:value-type="float">
            <text:p>0.562692497137862</text:p>
          </table:table-cell>
          <table:table-cell office:value-type="float" office:value="0.572448287339883" calcext:value-type="float">
            <text:p>0.572448287339883</text:p>
          </table:table-cell>
          <table:table-cell office:value-type="float" office:value="0.609626881759884" calcext:value-type="float">
            <text:p>0.609626881759884</text:p>
          </table:table-cell>
          <table:table-cell office:value-type="float" office:value="0.606939353950952" calcext:value-type="float">
            <text:p>0.606939353950952</text:p>
          </table:table-cell>
          <table:table-cell office:value-type="float" office:value="0.602908237056182" calcext:value-type="float">
            <text:p>0.602908237056182</text:p>
          </table:table-cell>
          <table:table-cell office:value-type="float" office:value="0.603411094932471" calcext:value-type="float">
            <text:p>0.603411094932471</text:p>
          </table:table-cell>
          <table:table-cell office:value-type="float" office:value="0.601803557281361" calcext:value-type="float">
            <text:p>0.601803557281361</text:p>
          </table:table-cell>
          <table:table-cell office:value-type="float" office:value="0.600498654458074" calcext:value-type="float">
            <text:p>0.600498654458074</text:p>
          </table:table-cell>
          <table:table-cell office:value-type="float" office:value="0.599396974438501" calcext:value-type="float">
            <text:p>0.599396974438501</text:p>
          </table:table-cell>
          <table:table-cell office:value-type="float" office:value="0.612929756172057" calcext:value-type="float">
            <text:p>0.612929756172057</text:p>
          </table:table-cell>
          <table:table-cell office:value-type="float" office:value="0.601991723748461" calcext:value-type="float">
            <text:p>0.601991723748461</text:p>
          </table:table-cell>
          <table:table-cell office:value-type="float" office:value="0.585265167343554" calcext:value-type="float">
            <text:p>0.585265167343554</text:p>
          </table:table-cell>
          <table:table-cell office:value-type="float" office:value="0.615657123566135" calcext:value-type="float">
            <text:p>0.615657123566135</text:p>
          </table:table-cell>
          <table:table-cell office:value-type="float" office:value="0.602019856475982" calcext:value-type="float">
            <text:p>0.602019856475982</text:p>
          </table:table-cell>
          <table:table-cell office:value-type="float" office:value="0.608678151661991" calcext:value-type="float">
            <text:p>0.608678151661991</text:p>
          </table:table-cell>
          <table:table-cell office:value-type="float" office:value="0.582078284566538" calcext:value-type="float">
            <text:p>0.582078284566538</text:p>
          </table:table-cell>
          <table:table-cell office:value-type="float" office:value="0.582204830842722" calcext:value-type="float">
            <text:p>0.582204830842722</text:p>
          </table:table-cell>
          <table:table-cell office:value-type="float" office:value="0.585451768587234" calcext:value-type="float">
            <text:p>0.585451768587234</text:p>
          </table:table-cell>
          <table:table-cell office:value-type="float" office:value="0.581814975569726" calcext:value-type="float">
            <text:p>0.581814975569726</text:p>
          </table:table-cell>
          <table:table-cell office:value-type="float" office:value="0.580259556891362" calcext:value-type="float">
            <text:p>0.580259556891362</text:p>
          </table:table-cell>
          <table:table-cell office:value-type="float" office:value="0.578361463345442" calcext:value-type="float">
            <text:p>0.578361463345442</text:p>
          </table:table-cell>
          <table:table-cell office:value-type="float" office:value="0.570521251029332" calcext:value-type="float">
            <text:p>0.570521251029332</text:p>
          </table:table-cell>
          <table:table-cell office:value-type="float" office:value="0.563891695764592" calcext:value-type="float">
            <text:p>0.563891695764592</text:p>
          </table:table-cell>
          <table:table-cell office:value-type="float" office:value="0.566341115833956" calcext:value-type="float">
            <text:p>0.566341115833956</text:p>
          </table:table-cell>
          <table:table-cell office:value-type="float" office:value="0.57320161161206" calcext:value-type="float">
            <text:p>0.57320161161206</text:p>
          </table:table-cell>
          <table:table-cell office:value-type="float" office:value="0.579916341661565" calcext:value-type="float">
            <text:p>0.579916341661565</text:p>
          </table:table-cell>
          <table:table-cell office:value-type="float" office:value="0.581145851228232" calcext:value-type="float">
            <text:p>0.581145851228232</text:p>
          </table:table-cell>
          <table:table-cell office:value-type="float" office:value="0.624726100927292" calcext:value-type="float">
            <text:p>0.624726100927292</text:p>
          </table:table-cell>
          <table:table-cell office:value-type="float" office:value="0.570838027350338" calcext:value-type="float">
            <text:p>0.570838027350338</text:p>
          </table:table-cell>
          <table:table-cell office:value-type="float" office:value="0.562024798085888" calcext:value-type="float">
            <text:p>0.562024798085888</text:p>
          </table:table-cell>
          <table:table-cell office:value-type="float" office:value="0.582429140502392" calcext:value-type="float">
            <text:p>0.582429140502392</text:p>
          </table:table-cell>
          <table:table-cell office:value-type="float" office:value="0.59092831803099" calcext:value-type="float">
            <text:p>0.59092831803099</text:p>
          </table:table-cell>
          <table:table-cell office:value-type="float" office:value="0.592094787844675" calcext:value-type="float">
            <text:p>0.592094787844675</text:p>
          </table:table-cell>
          <table:table-cell office:value-type="float" office:value="0.614857759392458" calcext:value-type="float">
            <text:p>0.614857759392458</text:p>
          </table:table-cell>
          <table:table-cell office:value-type="float" office:value="0.616410189128164" calcext:value-type="float">
            <text:p>0.616410189128164</text:p>
          </table:table-cell>
          <table:table-cell office:value-type="float" office:value="0.617492653625341" calcext:value-type="float">
            <text:p>0.617492653625341</text:p>
          </table:table-cell>
          <table:table-cell office:value-type="float" office:value="0.613810698360332" calcext:value-type="float">
            <text:p>0.613810698360332</text:p>
          </table:table-cell>
          <table:table-cell office:value-type="float" office:value="0.604844974101743" calcext:value-type="float">
            <text:p>0.604844974101743</text:p>
          </table:table-cell>
          <table:table-cell office:value-type="float" office:value="0.59509188734355" calcext:value-type="float">
            <text:p>0.59509188734355</text:p>
          </table:table-cell>
          <table:table-cell office:value-type="float" office:value="0.592152470552571" calcext:value-type="float">
            <text:p>0.592152470552571</text:p>
          </table:table-cell>
          <table:table-cell office:value-type="float" office:value="0.601775989681503" calcext:value-type="float">
            <text:p>0.601775989681503</text:p>
          </table:table-cell>
          <table:table-cell office:value-type="float" office:value="0.60311012863707" calcext:value-type="float">
            <text:p>0.60311012863707</text:p>
          </table:table-cell>
          <table:table-cell office:value-type="float" office:value="0.55980741402216" calcext:value-type="float">
            <text:p>0.55980741402216</text:p>
          </table:table-cell>
          <table:table-cell office:value-type="float" office:value="0.564777523422597" calcext:value-type="float">
            <text:p>0.564777523422597</text:p>
          </table:table-cell>
          <table:table-cell office:value-type="float" office:value="0.572038613977729" calcext:value-type="float">
            <text:p>0.572038613977729</text:p>
          </table:table-cell>
          <table:table-cell office:value-type="float" office:value="0.571747455996174" calcext:value-type="float">
            <text:p>0.571747455996174</text:p>
          </table:table-cell>
          <table:table-cell office:value-type="float" office:value="0.564962053629124" calcext:value-type="float">
            <text:p>0.564962053629124</text:p>
          </table:table-cell>
          <table:table-cell office:value-type="float" office:value="0.572073402959835" calcext:value-type="float">
            <text:p>0.572073402959835</text:p>
          </table:table-cell>
          <table:table-cell office:value-type="float" office:value="0.600930848087266" calcext:value-type="float">
            <text:p>0.600930848087266</text:p>
          </table:table-cell>
          <table:table-cell office:value-type="float" office:value="0.606687379014204" calcext:value-type="float">
            <text:p>0.606687379014204</text:p>
          </table:table-cell>
          <table:table-cell office:value-type="float" office:value="0.580001973294213" calcext:value-type="float">
            <text:p>0.580001973294213</text:p>
          </table:table-cell>
          <table:table-cell office:value-type="float" office:value="0.564812291519661" calcext:value-type="float">
            <text:p>0.564812291519661</text:p>
          </table:table-cell>
          <table:table-cell office:value-type="float" office:value="0.582211937178317" calcext:value-type="float">
            <text:p>0.582211937178317</text:p>
          </table:table-cell>
          <table:table-cell office:value-type="float" office:value="0.578201404675871" calcext:value-type="float">
            <text:p>0.578201404675871</text:p>
          </table:table-cell>
          <table:table-cell office:value-type="float" office:value="0.596359829396322" calcext:value-type="float">
            <text:p>0.596359829396322</text:p>
          </table:table-cell>
          <table:table-cell office:value-type="float" office:value="0.606095326765916" calcext:value-type="float">
            <text:p>0.606095326765916</text:p>
          </table:table-cell>
          <table:table-cell office:value-type="float" office:value="0.6108381637141" calcext:value-type="float">
            <text:p>0.6108381637141</text:p>
          </table:table-cell>
          <table:table-cell office:value-type="float" office:value="0.621553894964346" calcext:value-type="float">
            <text:p>0.621553894964346</text:p>
          </table:table-cell>
          <table:table-cell office:value-type="float" office:value="0.618979468705932" calcext:value-type="float">
            <text:p>0.618979468705932</text:p>
          </table:table-cell>
          <table:table-cell office:value-type="float" office:value="0.622129996160296" calcext:value-type="float">
            <text:p>0.622129996160296</text:p>
          </table:table-cell>
          <table:table-cell office:value-type="float" office:value="0.623024207912696" calcext:value-type="float">
            <text:p>0.623024207912696</text:p>
          </table:table-cell>
          <table:table-cell office:value-type="float" office:value="0.615848752180628" calcext:value-type="float">
            <text:p>0.615848752180628</text:p>
          </table:table-cell>
          <table:table-cell office:value-type="float" office:value="0.623305363494413" calcext:value-type="float">
            <text:p>0.623305363494413</text:p>
          </table:table-cell>
          <table:table-cell office:value-type="float" office:value="0.614959091646814" calcext:value-type="float">
            <text:p>0.614959091646814</text:p>
          </table:table-cell>
          <table:table-cell office:value-type="float" office:value="0.598734348517253" calcext:value-type="float">
            <text:p>0.598734348517253</text:p>
          </table:table-cell>
          <table:table-cell office:value-type="float" office:value="0.59836380169773" calcext:value-type="float">
            <text:p>0.59836380169773</text:p>
          </table:table-cell>
          <table:table-cell office:value-type="float" office:value="0.638885061028615" calcext:value-type="float">
            <text:p>0.638885061028615</text:p>
          </table:table-cell>
          <table:table-cell office:value-type="float" office:value="0.636278514689872" calcext:value-type="float">
            <text:p>0.636278514689872</text:p>
          </table:table-cell>
          <table:table-cell office:value-type="float" office:value="0.622400263126307" calcext:value-type="float">
            <text:p>0.622400263126307</text:p>
          </table:table-cell>
          <table:table-cell office:value-type="float" office:value="0.625099904173647" calcext:value-type="float">
            <text:p>0.625099904173647</text:p>
          </table:table-cell>
          <table:table-cell office:value-type="float" office:value="0.624125608137272" calcext:value-type="float">
            <text:p>0.624125608137272</text:p>
          </table:table-cell>
          <table:table-cell office:value-type="float" office:value="0.620667911893711" calcext:value-type="float">
            <text:p>0.620667911893711</text:p>
          </table:table-cell>
          <table:table-cell office:value-type="float" office:value="0.628676447779928" calcext:value-type="float">
            <text:p>0.628676447779928</text:p>
          </table:table-cell>
          <table:table-cell office:value-type="float" office:value="0.627296967920098" calcext:value-type="float">
            <text:p>0.627296967920098</text:p>
          </table:table-cell>
          <table:table-cell office:value-type="float" office:value="0.625277780059029" calcext:value-type="float">
            <text:p>0.625277780059029</text:p>
          </table:table-cell>
          <table:table-cell office:value-type="float" office:value="0.618547878856976" calcext:value-type="float">
            <text:p>0.618547878856976</text:p>
          </table:table-cell>
          <table:table-cell office:value-type="float" office:value="0.622520690388997" calcext:value-type="float">
            <text:p>0.622520690388997</text:p>
          </table:table-cell>
          <table:table-cell office:value-type="float" office:value="0.571018014933026" calcext:value-type="float">
            <text:p>0.571018014933026</text:p>
          </table:table-cell>
          <table:table-cell office:value-type="float" office:value="0.575424126937024" calcext:value-type="float">
            <text:p>0.575424126937024</text:p>
          </table:table-cell>
          <table:table-cell office:value-type="float" office:value="0.571304208913803" calcext:value-type="float">
            <text:p>0.571304208913803</text:p>
          </table:table-cell>
          <table:table-cell office:value-type="float" office:value="0.565819610899398" calcext:value-type="float">
            <text:p>0.565819610899398</text:p>
          </table:table-cell>
          <table:table-cell office:value-type="float" office:value="0.55480079614439" calcext:value-type="float">
            <text:p>0.55480079614439</text:p>
          </table:table-cell>
          <table:table-cell office:value-type="float" office:value="0.553629876769517" calcext:value-type="float">
            <text:p>0.553629876769517</text:p>
          </table:table-cell>
          <table:table-cell office:value-type="float" office:value="0.559818272794952" calcext:value-type="float">
            <text:p>0.559818272794952</text:p>
          </table:table-cell>
          <table:table-cell office:value-type="float" office:value="0.565078398572631" calcext:value-type="float">
            <text:p>0.565078398572631</text:p>
          </table:table-cell>
          <table:table-cell office:value-type="float" office:value="0.568794887435783" calcext:value-type="float">
            <text:p>0.568794887435783</text:p>
          </table:table-cell>
          <table:table-cell office:value-type="float" office:value="0.569060447414069" calcext:value-type="float">
            <text:p>0.569060447414069</text:p>
          </table:table-cell>
          <table:table-cell office:value-type="float" office:value="0.567194956436786" calcext:value-type="float">
            <text:p>0.567194956436786</text:p>
          </table:table-cell>
          <table:table-cell office:value-type="float" office:value="0.565124688717772" calcext:value-type="float">
            <text:p>0.565124688717772</text:p>
          </table:table-cell>
          <table:table-cell office:value-type="float" office:value="0.56459109681474" calcext:value-type="float">
            <text:p>0.56459109681474</text:p>
          </table:table-cell>
          <table:table-cell office:value-type="float" office:value="0.562883843919446" calcext:value-type="float">
            <text:p>0.562883843919446</text:p>
          </table:table-cell>
          <table:table-cell office:value-type="float" office:value="0.563764668379284" calcext:value-type="float">
            <text:p>0.563764668379284</text:p>
          </table:table-cell>
          <table:table-cell office:value-type="float" office:value="0.562780179495975" calcext:value-type="float">
            <text:p>0.562780179495975</text:p>
          </table:table-cell>
          <table:table-cell office:value-type="float" office:value="0.562619827173267" calcext:value-type="float">
            <text:p>0.562619827173267</text:p>
          </table:table-cell>
          <table:table-cell office:value-type="float" office:value="0.562839501282746" calcext:value-type="float">
            <text:p>0.562839501282746</text:p>
          </table:table-cell>
          <table:table-cell office:value-type="float" office:value="0.562480464156928" calcext:value-type="float">
            <text:p>0.562480464156928</text:p>
          </table:table-cell>
          <table:table-cell office:value-type="float" office:value="0.563199830594523" calcext:value-type="float">
            <text:p>0.563199830594523</text:p>
          </table:table-cell>
          <table:table-cell office:value-type="float" office:value="0.562867849853535" calcext:value-type="float">
            <text:p>0.562867849853535</text:p>
          </table:table-cell>
          <table:table-cell office:value-type="float" office:value="0.563376085497552" calcext:value-type="float">
            <text:p>0.563376085497552</text:p>
          </table:table-cell>
          <table:table-cell office:value-type="float" office:value="0.56318665207717" calcext:value-type="float">
            <text:p>0.56318665207717</text:p>
          </table:table-cell>
          <table:table-cell office:value-type="float" office:value="0.562965033897808" calcext:value-type="float">
            <text:p>0.562965033897808</text:p>
          </table:table-cell>
          <table:table-cell office:value-type="float" office:value="0.562867132200771" calcext:value-type="float">
            <text:p>0.562867132200771</text:p>
          </table:table-cell>
          <table:table-cell office:value-type="float" office:value="0.562860213255065" calcext:value-type="float">
            <text:p>0.562860213255065</text:p>
          </table:table-cell>
          <table:table-cell office:value-type="float" office:value="0.56349343925189" calcext:value-type="float">
            <text:p>0.56349343925189</text:p>
          </table:table-cell>
          <table:table-cell office:value-type="float" office:value="0.562792335313146" calcext:value-type="float">
            <text:p>0.562792335313146</text:p>
          </table:table-cell>
          <table:table-cell office:value-type="float" office:value="0.563511787519549" calcext:value-type="float">
            <text:p>0.563511787519549</text:p>
          </table:table-cell>
          <table:table-cell office:value-type="float" office:value="0.562418798123422" calcext:value-type="float">
            <text:p>0.562418798123422</text:p>
          </table:table-cell>
          <table:table-cell office:value-type="float" office:value="0.563241531131479" calcext:value-type="float">
            <text:p>0.563241531131479</text:p>
          </table:table-cell>
          <table:table-cell office:value-type="float" office:value="0.56297467337911" calcext:value-type="float">
            <text:p>0.56297467337911</text:p>
          </table:table-cell>
          <table:table-cell office:value-type="float" office:value="0.562838552076208" calcext:value-type="float">
            <text:p>0.562838552076208</text:p>
          </table:table-cell>
          <table:table-cell office:value-type="float" office:value="0.562905477851027" calcext:value-type="float">
            <text:p>0.562905477851027</text:p>
          </table:table-cell>
          <table:table-cell office:value-type="float" office:value="0.562612208610914" calcext:value-type="float">
            <text:p>0.562612208610914</text:p>
          </table:table-cell>
          <table:table-cell office:value-type="float" office:value="0.563084462599591" calcext:value-type="float">
            <text:p>0.563084462599591</text:p>
          </table:table-cell>
          <table:table-cell office:value-type="float" office:value="0.56275714708791" calcext:value-type="float">
            <text:p>0.56275714708791</text:p>
          </table:table-cell>
          <table:table-cell office:value-type="float" office:value="0.563001526795397" calcext:value-type="float">
            <text:p>0.563001526795397</text:p>
          </table:table-cell>
          <table:table-cell office:value-type="float" office:value="0.562171383135267" calcext:value-type="float">
            <text:p>0.562171383135267</text:p>
          </table:table-cell>
          <table:table-cell office:value-type="float" office:value="0.563186394373322" calcext:value-type="float">
            <text:p>0.563186394373322</text:p>
          </table:table-cell>
          <table:table-cell office:value-type="float" office:value="0.562992975764862" calcext:value-type="float">
            <text:p>0.562992975764862</text:p>
          </table:table-cell>
          <table:table-cell office:value-type="float" office:value="0.562955307157405" calcext:value-type="float">
            <text:p>0.562955307157405</text:p>
          </table:table-cell>
          <table:table-cell office:value-type="float" office:value="0.562648999758897" calcext:value-type="float">
            <text:p>0.562648999758897</text:p>
          </table:table-cell>
          <table:table-cell office:value-type="float" office:value="0.563054327006041" calcext:value-type="float">
            <text:p>0.563054327006041</text:p>
          </table:table-cell>
          <table:table-cell office:value-type="float" office:value="0.563223556841309" calcext:value-type="float">
            <text:p>0.563223556841309</text:p>
          </table:table-cell>
          <table:table-cell office:value-type="float" office:value="0.562532348283099" calcext:value-type="float">
            <text:p>0.562532348283099</text:p>
          </table:table-cell>
          <table:table-cell office:value-type="float" office:value="0.562624752599864" calcext:value-type="float">
            <text:p>0.562624752599864</text:p>
          </table:table-cell>
          <table:table-cell office:value-type="float" office:value="0.562659322448535" calcext:value-type="float">
            <text:p>0.562659322448535</text:p>
          </table:table-cell>
          <table:table-cell office:value-type="float" office:value="0.563370535185467" calcext:value-type="float">
            <text:p>0.563370535185467</text:p>
          </table:table-cell>
          <table:table-cell office:value-type="float" office:value="0.563355140507107" calcext:value-type="float">
            <text:p>0.563355140507107</text:p>
          </table:table-cell>
          <table:table-cell office:value-type="float" office:value="0.562622664204015" calcext:value-type="float">
            <text:p>0.562622664204015</text:p>
          </table:table-cell>
          <table:table-cell office:value-type="float" office:value="0.562985757752341" calcext:value-type="float">
            <text:p>0.562985757752341</text:p>
          </table:table-cell>
          <table:table-cell office:value-type="float" office:value="0.562989816667229" calcext:value-type="float">
            <text:p>0.562989816667229</text:p>
          </table:table-cell>
          <table:table-cell office:value-type="float" office:value="0.563578299893756" calcext:value-type="float">
            <text:p>0.563578299893756</text:p>
          </table:table-cell>
          <table:table-cell office:value-type="float" office:value="0.563107835207459" calcext:value-type="float">
            <text:p>0.563107835207459</text:p>
          </table:table-cell>
          <table:table-cell office:value-type="float" office:value="0.56243665029737" calcext:value-type="float">
            <text:p>0.56243665029737</text:p>
          </table:table-cell>
          <table:table-cell office:value-type="float" office:value="0.563318480012505" calcext:value-type="float">
            <text:p>0.563318480012505</text:p>
          </table:table-cell>
          <table:table-cell office:value-type="float" office:value="0.56256739310242" calcext:value-type="float">
            <text:p>0.56256739310242</text:p>
          </table:table-cell>
          <table:table-cell office:value-type="float" office:value="0.563249594601128" calcext:value-type="float">
            <text:p>0.563249594601128</text:p>
          </table:table-cell>
          <table:table-cell office:value-type="float" office:value="0.563729384125966" calcext:value-type="float">
            <text:p>0.563729384125966</text:p>
          </table:table-cell>
          <table:table-cell office:value-type="float" office:value="0.563343604350345" calcext:value-type="float">
            <text:p>0.563343604350345</text:p>
          </table:table-cell>
          <table:table-cell office:value-type="float" office:value="0.563022385071817" calcext:value-type="float">
            <text:p>0.563022385071817</text:p>
          </table:table-cell>
          <table:table-cell office:value-type="float" office:value="0.562824068149698" calcext:value-type="float">
            <text:p>0.562824068149698</text:p>
          </table:table-cell>
          <table:table-cell office:value-type="float" office:value="0.56241046493193" calcext:value-type="float">
            <text:p>0.56241046493193</text:p>
          </table:table-cell>
          <table:table-cell office:value-type="float" office:value="0.563242019607191" calcext:value-type="float">
            <text:p>0.563242019607191</text:p>
          </table:table-cell>
          <table:table-cell office:value-type="float" office:value="0.56258176705463" calcext:value-type="float">
            <text:p>0.56258176705463</text:p>
          </table:table-cell>
          <table:table-cell office:value-type="float" office:value="0.562385308287981" calcext:value-type="float">
            <text:p>0.562385308287981</text:p>
          </table:table-cell>
          <table:table-cell office:value-type="float" office:value="0.563764962724227" calcext:value-type="float">
            <text:p>0.563764962724227</text:p>
          </table:table-cell>
          <table:table-cell office:value-type="float" office:value="0.562680518059847" calcext:value-type="float">
            <text:p>0.562680518059847</text:p>
          </table:table-cell>
          <table:table-cell office:value-type="float" office:value="0.563348948175677" calcext:value-type="float">
            <text:p>0.563348948175677</text:p>
          </table:table-cell>
          <table:table-cell office:value-type="float" office:value="0.563332488683472" calcext:value-type="float">
            <text:p>0.563332488683472</text:p>
          </table:table-cell>
          <table:table-cell office:value-type="float" office:value="0.562777912924901" calcext:value-type="float">
            <text:p>0.562777912924901</text:p>
          </table:table-cell>
          <table:table-cell office:value-type="float" office:value="0.562130661902773" calcext:value-type="float">
            <text:p>0.562130661902773</text:p>
          </table:table-cell>
          <table:table-cell office:value-type="float" office:value="0.56276428037907" calcext:value-type="float">
            <text:p>0.56276428037907</text:p>
          </table:table-cell>
          <table:table-cell office:value-type="float" office:value="0.563591646632125" calcext:value-type="float">
            <text:p>0.563591646632125</text:p>
          </table:table-cell>
          <table:table-cell office:value-type="float" office:value="0.56276099146978" calcext:value-type="float">
            <text:p>0.56276099146978</text:p>
          </table:table-cell>
          <table:table-cell office:value-type="float" office:value="0.563631508668158" calcext:value-type="float">
            <text:p>0.563631508668158</text:p>
          </table:table-cell>
          <table:table-cell office:value-type="float" office:value="0.562601203082038" calcext:value-type="float">
            <text:p>0.562601203082038</text:p>
          </table:table-cell>
          <table:table-cell office:value-type="float" office:value="0.562880408543926" calcext:value-type="float">
            <text:p>0.562880408543926</text:p>
          </table:table-cell>
          <table:table-cell office:value-type="float" office:value="0.562865998074642" calcext:value-type="float">
            <text:p>0.562865998074642</text:p>
          </table:table-cell>
          <table:table-cell office:value-type="float" office:value="0.562771341118075" calcext:value-type="float">
            <text:p>0.562771341118075</text:p>
          </table:table-cell>
          <table:table-cell office:value-type="float" office:value="0.562829869598257" calcext:value-type="float">
            <text:p>0.562829869598257</text:p>
          </table:table-cell>
          <table:table-cell office:value-type="float" office:value="0.563255495661644" calcext:value-type="float">
            <text:p>0.563255495661644</text:p>
          </table:table-cell>
          <table:table-cell office:value-type="float" office:value="0.562195952740507" calcext:value-type="float">
            <text:p>0.562195952740507</text:p>
          </table:table-cell>
          <table:table-cell office:value-type="float" office:value="0.562923233043181" calcext:value-type="float">
            <text:p>0.562923233043181</text:p>
          </table:table-cell>
          <table:table-cell office:value-type="float" office:value="0.56342448091333" calcext:value-type="float">
            <text:p>0.56342448091333</text:p>
          </table:table-cell>
          <table:table-cell office:value-type="float" office:value="0.563192383398064" calcext:value-type="float">
            <text:p>0.563192383398064</text:p>
          </table:table-cell>
          <table:table-cell office:value-type="float" office:value="0.563780093695648" calcext:value-type="float">
            <text:p>0.563780093695648</text:p>
          </table:table-cell>
          <table:table-cell office:value-type="float" office:value="0.562835844569774" calcext:value-type="float">
            <text:p>0.562835844569774</text:p>
          </table:table-cell>
          <table:table-cell office:value-type="float" office:value="0.563101996010144" calcext:value-type="float">
            <text:p>0.563101996010144</text:p>
          </table:table-cell>
          <table:table-cell office:value-type="float" office:value="0.562272988810485" calcext:value-type="float">
            <text:p>0.562272988810485</text:p>
          </table:table-cell>
          <table:table-cell office:value-type="float" office:value="0.562810504795246" calcext:value-type="float">
            <text:p>0.562810504795246</text:p>
          </table:table-cell>
          <table:table-cell office:value-type="float" office:value="0.563661044189603" calcext:value-type="float">
            <text:p>0.563661044189603</text:p>
          </table:table-cell>
          <table:table-cell office:value-type="float" office:value="0.562861088471296" calcext:value-type="float">
            <text:p>0.562861088471296</text:p>
          </table:table-cell>
          <table:table-cell office:value-type="float" office:value="0.563298873117461" calcext:value-type="float">
            <text:p>0.563298873117461</text:p>
          </table:table-cell>
          <table:table-cell office:value-type="float" office:value="0.563345000933821" calcext:value-type="float">
            <text:p>0.563345000933821</text:p>
          </table:table-cell>
          <table:table-cell office:value-type="float" office:value="0.562958645326011" calcext:value-type="float">
            <text:p>0.562958645326011</text:p>
          </table:table-cell>
          <table:table-cell office:value-type="float" office:value="0.561919684596714" calcext:value-type="float">
            <text:p>0.561919684596714</text:p>
          </table:table-cell>
          <table:table-cell office:value-type="float" office:value="0.562741004604498" calcext:value-type="float">
            <text:p>0.562741004604498</text:p>
          </table:table-cell>
          <table:table-cell office:value-type="float" office:value="0.563582252559093" calcext:value-type="float">
            <text:p>0.563582252559093</text:p>
          </table:table-cell>
          <table:table-cell office:value-type="float" office:value="0.562501297970149" calcext:value-type="float">
            <text:p>0.562501297970149</text:p>
          </table:table-cell>
          <table:table-cell office:value-type="float" office:value="0.562979910700137" calcext:value-type="float">
            <text:p>0.562979910700137</text:p>
          </table:table-cell>
          <table:table-cell office:value-type="float" office:value="0.562506637719143" calcext:value-type="float">
            <text:p>0.562506637719143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6222304075931" calcext:value-type="float">
            <text:p>-0.216222304075931</text:p>
          </table:table-cell>
          <table:table-cell office:value-type="float" office:value="-0.216113146765535" calcext:value-type="float">
            <text:p>-0.216113146765535</text:p>
          </table:table-cell>
          <table:table-cell office:value-type="float" office:value="-0.216104428943071" calcext:value-type="float">
            <text:p>-0.216104428943071</text:p>
          </table:table-cell>
          <table:table-cell office:value-type="float" office:value="-0.216156826497491" calcext:value-type="float">
            <text:p>-0.216156826497491</text:p>
          </table:table-cell>
          <table:table-cell office:value-type="float" office:value="-0.216133594083594" calcext:value-type="float">
            <text:p>-0.216133594083594</text:p>
          </table:table-cell>
          <table:table-cell office:value-type="float" office:value="-0.216079633635271" calcext:value-type="float">
            <text:p>-0.216079633635271</text:p>
          </table:table-cell>
          <table:table-cell office:value-type="float" office:value="-0.216192357223731" calcext:value-type="float">
            <text:p>-0.216192357223731</text:p>
          </table:table-cell>
          <table:table-cell office:value-type="float" office:value="-0.216138046655407" calcext:value-type="float">
            <text:p>-0.216138046655407</text:p>
          </table:table-cell>
          <table:table-cell office:value-type="float" office:value="-0.216141277470718" calcext:value-type="float">
            <text:p>-0.216141277470718</text:p>
          </table:table-cell>
          <table:table-cell office:value-type="float" office:value="-0.216123881224291" calcext:value-type="float">
            <text:p>-0.216123881224291</text:p>
          </table:table-cell>
          <table:table-cell office:value-type="float" office:value="-0.216144892863481" calcext:value-type="float">
            <text:p>-0.216144892863481</text:p>
          </table:table-cell>
          <table:table-cell office:value-type="float" office:value="-0.216058649019969" calcext:value-type="float">
            <text:p>-0.216058649019969</text:p>
          </table:table-cell>
          <table:table-cell office:value-type="float" office:value="-0.216226299796417" calcext:value-type="float">
            <text:p>-0.216226299796417</text:p>
          </table:table-cell>
          <table:table-cell office:value-type="float" office:value="-0.216161353063063" calcext:value-type="float">
            <text:p>-0.216161353063063</text:p>
          </table:table-cell>
          <table:table-cell office:value-type="float" office:value="-0.216083767610512" calcext:value-type="float">
            <text:p>-0.216083767610512</text:p>
          </table:table-cell>
          <table:table-cell office:value-type="float" office:value="-0.216050046905635" calcext:value-type="float">
            <text:p>-0.216050046905635</text:p>
          </table:table-cell>
          <table:table-cell office:value-type="float" office:value="-0.216125188719122" calcext:value-type="float">
            <text:p>-0.216125188719122</text:p>
          </table:table-cell>
          <table:table-cell office:value-type="float" office:value="-0.216034177767076" calcext:value-type="float">
            <text:p>-0.216034177767076</text:p>
          </table:table-cell>
          <table:table-cell office:value-type="float" office:value="-0.216079509671817" calcext:value-type="float">
            <text:p>-0.216079509671817</text:p>
          </table:table-cell>
          <table:table-cell office:value-type="float" office:value="-0.216078160083428" calcext:value-type="float">
            <text:p>-0.216078160083428</text:p>
          </table:table-cell>
          <table:table-cell office:value-type="float" office:value="-0.216208231744874" calcext:value-type="float">
            <text:p>-0.216208231744874</text:p>
          </table:table-cell>
          <table:table-cell office:value-type="float" office:value="-0.216141803337084" calcext:value-type="float">
            <text:p>-0.216141803337084</text:p>
          </table:table-cell>
          <table:table-cell office:value-type="float" office:value="-0.216185368042797" calcext:value-type="float">
            <text:p>-0.216185368042797</text:p>
          </table:table-cell>
          <table:table-cell office:value-type="float" office:value="-0.216218152899787" calcext:value-type="float">
            <text:p>-0.216218152899787</text:p>
          </table:table-cell>
          <table:table-cell office:value-type="float" office:value="-0.216120977811005" calcext:value-type="float">
            <text:p>-0.216120977811005</text:p>
          </table:table-cell>
          <table:table-cell office:value-type="float" office:value="-0.216097506811941" calcext:value-type="float">
            <text:p>-0.216097506811941</text:p>
          </table:table-cell>
          <table:table-cell office:value-type="float" office:value="-0.216165113030911" calcext:value-type="float">
            <text:p>-0.216165113030911</text:p>
          </table:table-cell>
          <table:table-cell office:value-type="float" office:value="-0.216165095864502" calcext:value-type="float">
            <text:p>-0.216165095864502</text:p>
          </table:table-cell>
          <table:table-cell office:value-type="float" office:value="-0.216072435173564" calcext:value-type="float">
            <text:p>-0.216072435173564</text:p>
          </table:table-cell>
          <table:table-cell office:value-type="float" office:value="-0.216100991066139" calcext:value-type="float">
            <text:p>-0.216100991066139</text:p>
          </table:table-cell>
          <table:table-cell office:value-type="float" office:value="-0.216136599602022" calcext:value-type="float">
            <text:p>-0.216136599602022</text:p>
          </table:table-cell>
          <table:table-cell office:value-type="float" office:value="-0.216182524115787" calcext:value-type="float">
            <text:p>-0.216182524115787</text:p>
          </table:table-cell>
          <table:table-cell office:value-type="float" office:value="-0.216197348411338" calcext:value-type="float">
            <text:p>-0.216197348411338</text:p>
          </table:table-cell>
          <table:table-cell office:value-type="float" office:value="-0.216152632448717" calcext:value-type="float">
            <text:p>-0.216152632448717</text:p>
          </table:table-cell>
          <table:table-cell office:value-type="float" office:value="-0.216161492890209" calcext:value-type="float">
            <text:p>-0.216161492890209</text:p>
          </table:table-cell>
          <table:table-cell office:value-type="float" office:value="-0.216145031174024" calcext:value-type="float">
            <text:p>-0.216145031174024</text:p>
          </table:table-cell>
          <table:table-cell office:value-type="float" office:value="-0.216006642900523" calcext:value-type="float">
            <text:p>-0.216006642900523</text:p>
          </table:table-cell>
          <table:table-cell office:value-type="float" office:value="-0.216111000597487" calcext:value-type="float">
            <text:p>-0.216111000597487</text:p>
          </table:table-cell>
          <table:table-cell office:value-type="float" office:value="-0.216163643789797" calcext:value-type="float">
            <text:p>-0.216163643789797</text:p>
          </table:table-cell>
          <table:table-cell office:value-type="float" office:value="-0.216037047281089" calcext:value-type="float">
            <text:p>-0.216037047281089</text:p>
          </table:table-cell>
          <table:table-cell office:value-type="float" office:value="-0.216230745589338" calcext:value-type="float">
            <text:p>-0.216230745589338</text:p>
          </table:table-cell>
          <table:table-cell office:value-type="float" office:value="-0.216040985778024" calcext:value-type="float">
            <text:p>-0.216040985778024</text:p>
          </table:table-cell>
          <table:table-cell office:value-type="float" office:value="-0.216154372976221" calcext:value-type="float">
            <text:p>-0.216154372976221</text:p>
          </table:table-cell>
          <table:table-cell office:value-type="float" office:value="-0.216176814074588" calcext:value-type="float">
            <text:p>-0.216176814074588</text:p>
          </table:table-cell>
          <table:table-cell office:value-type="float" office:value="-0.216071664443081" calcext:value-type="float">
            <text:p>-0.216071664443081</text:p>
          </table:table-cell>
          <table:table-cell office:value-type="float" office:value="-0.216190308587418" calcext:value-type="float">
            <text:p>-0.216190308587418</text:p>
          </table:table-cell>
          <table:table-cell office:value-type="float" office:value="-0.216153978397497" calcext:value-type="float">
            <text:p>-0.216153978397497</text:p>
          </table:table-cell>
          <table:table-cell office:value-type="float" office:value="-0.216223805262511" calcext:value-type="float">
            <text:p>-0.216223805262511</text:p>
          </table:table-cell>
          <table:table-cell office:value-type="float" office:value="-0.216179378461172" calcext:value-type="float">
            <text:p>-0.216179378461172</text:p>
          </table:table-cell>
          <table:table-cell office:value-type="float" office:value="-0.216196535479579" calcext:value-type="float">
            <text:p>-0.216196535479579</text:p>
          </table:table-cell>
          <table:table-cell office:value-type="float" office:value="-0.216292094375234" calcext:value-type="float">
            <text:p>-0.216292094375234</text:p>
          </table:table-cell>
          <table:table-cell office:value-type="float" office:value="-0.215991607334393" calcext:value-type="float">
            <text:p>-0.215991607334393</text:p>
          </table:table-cell>
          <table:table-cell office:value-type="float" office:value="-0.215429423893388" calcext:value-type="float">
            <text:p>-0.215429423893388</text:p>
          </table:table-cell>
          <table:table-cell office:value-type="float" office:value="-0.215450375336581" calcext:value-type="float">
            <text:p>-0.215450375336581</text:p>
          </table:table-cell>
          <table:table-cell office:value-type="float" office:value="-0.216427149981506" calcext:value-type="float">
            <text:p>-0.216427149981506</text:p>
          </table:table-cell>
          <table:table-cell office:value-type="float" office:value="-0.223739040869165" calcext:value-type="float">
            <text:p>-0.223739040869165</text:p>
          </table:table-cell>
          <table:table-cell office:value-type="float" office:value="-0.22382662790219" calcext:value-type="float">
            <text:p>-0.22382662790219</text:p>
          </table:table-cell>
          <table:table-cell office:value-type="float" office:value="-0.222347569580706" calcext:value-type="float">
            <text:p>-0.222347569580706</text:p>
          </table:table-cell>
          <table:table-cell office:value-type="float" office:value="-0.219986621793789" calcext:value-type="float">
            <text:p>-0.219986621793789</text:p>
          </table:table-cell>
          <table:table-cell office:value-type="float" office:value="-0.214194263504746" calcext:value-type="float">
            <text:p>-0.214194263504746</text:p>
          </table:table-cell>
          <table:table-cell office:value-type="float" office:value="-0.222363619256406" calcext:value-type="float">
            <text:p>-0.222363619256406</text:p>
          </table:table-cell>
          <table:table-cell office:value-type="float" office:value="-0.271968535346421" calcext:value-type="float">
            <text:p>-0.271968535346421</text:p>
          </table:table-cell>
          <table:table-cell office:value-type="float" office:value="-0.268551332182389" calcext:value-type="float">
            <text:p>-0.268551332182389</text:p>
          </table:table-cell>
          <table:table-cell office:value-type="float" office:value="-0.263062766502208" calcext:value-type="float">
            <text:p>-0.263062766502208</text:p>
          </table:table-cell>
          <table:table-cell office:value-type="float" office:value="-0.261583712059823" calcext:value-type="float">
            <text:p>-0.261583712059823</text:p>
          </table:table-cell>
          <table:table-cell office:value-type="float" office:value="-0.261751938824176" calcext:value-type="float">
            <text:p>-0.261751938824176</text:p>
          </table:table-cell>
          <table:table-cell office:value-type="float" office:value="-0.264728829808273" calcext:value-type="float">
            <text:p>-0.264728829808273</text:p>
          </table:table-cell>
          <table:table-cell office:value-type="float" office:value="-0.264454060197447" calcext:value-type="float">
            <text:p>-0.264454060197447</text:p>
          </table:table-cell>
          <table:table-cell office:value-type="float" office:value="-0.204137067309072" calcext:value-type="float">
            <text:p>-0.204137067309072</text:p>
          </table:table-cell>
          <table:table-cell office:value-type="float" office:value="-0.194540195998559" calcext:value-type="float">
            <text:p>-0.194540195998559</text:p>
          </table:table-cell>
          <table:table-cell office:value-type="float" office:value="-0.202661571163849" calcext:value-type="float">
            <text:p>-0.202661571163849</text:p>
          </table:table-cell>
          <table:table-cell office:value-type="float" office:value="-0.211981387948875" calcext:value-type="float">
            <text:p>-0.211981387948875</text:p>
          </table:table-cell>
          <table:table-cell office:value-type="float" office:value="-0.228626436422167" calcext:value-type="float">
            <text:p>-0.228626436422167</text:p>
          </table:table-cell>
          <table:table-cell office:value-type="float" office:value="-0.232403509680259" calcext:value-type="float">
            <text:p>-0.232403509680259</text:p>
          </table:table-cell>
          <table:table-cell office:value-type="float" office:value="-0.240099667394189" calcext:value-type="float">
            <text:p>-0.240099667394189</text:p>
          </table:table-cell>
          <table:table-cell office:value-type="float" office:value="-0.238273391386761" calcext:value-type="float">
            <text:p>-0.238273391386761</text:p>
          </table:table-cell>
          <table:table-cell office:value-type="float" office:value="-0.232176702565575" calcext:value-type="float">
            <text:p>-0.232176702565575</text:p>
          </table:table-cell>
          <table:table-cell office:value-type="float" office:value="-0.228466966762602" calcext:value-type="float">
            <text:p>-0.228466966762602</text:p>
          </table:table-cell>
          <table:table-cell office:value-type="float" office:value="-0.220611120295924" calcext:value-type="float">
            <text:p>-0.220611120295924</text:p>
          </table:table-cell>
          <table:table-cell office:value-type="float" office:value="-0.222542048696584" calcext:value-type="float">
            <text:p>-0.222542048696584</text:p>
          </table:table-cell>
          <table:table-cell office:value-type="float" office:value="-0.268556445352913" calcext:value-type="float">
            <text:p>-0.268556445352913</text:p>
          </table:table-cell>
          <table:table-cell office:value-type="float" office:value="-0.280147800319131" calcext:value-type="float">
            <text:p>-0.280147800319131</text:p>
          </table:table-cell>
          <table:table-cell office:value-type="float" office:value="-0.27667212067777" calcext:value-type="float">
            <text:p>-0.27667212067777</text:p>
          </table:table-cell>
          <table:table-cell office:value-type="float" office:value="-0.27222307326299" calcext:value-type="float">
            <text:p>-0.27222307326299</text:p>
          </table:table-cell>
          <table:table-cell office:value-type="float" office:value="-0.268809095804613" calcext:value-type="float">
            <text:p>-0.268809095804613</text:p>
          </table:table-cell>
          <table:table-cell office:value-type="float" office:value="-0.265374465858164" calcext:value-type="float">
            <text:p>-0.265374465858164</text:p>
          </table:table-cell>
          <table:table-cell office:value-type="float" office:value="-0.267535283843198" calcext:value-type="float">
            <text:p>-0.267535283843198</text:p>
          </table:table-cell>
          <table:table-cell office:value-type="float" office:value="-0.270818609874722" calcext:value-type="float">
            <text:p>-0.270818609874722</text:p>
          </table:table-cell>
          <table:table-cell office:value-type="float" office:value="-0.273484572579387" calcext:value-type="float">
            <text:p>-0.273484572579387</text:p>
          </table:table-cell>
          <table:table-cell office:value-type="float" office:value="-0.266015482038966" calcext:value-type="float">
            <text:p>-0.266015482038966</text:p>
          </table:table-cell>
          <table:table-cell office:value-type="float" office:value="-0.268088599547642" calcext:value-type="float">
            <text:p>-0.268088599547642</text:p>
          </table:table-cell>
          <table:table-cell office:value-type="float" office:value="-0.268629488510443" calcext:value-type="float">
            <text:p>-0.268629488510443</text:p>
          </table:table-cell>
          <table:table-cell office:value-type="float" office:value="-0.267919104856039" calcext:value-type="float">
            <text:p>-0.267919104856039</text:p>
          </table:table-cell>
          <table:table-cell office:value-type="float" office:value="-0.275883542020743" calcext:value-type="float">
            <text:p>-0.275883542020743</text:p>
          </table:table-cell>
          <table:table-cell office:value-type="float" office:value="-0.272610849207167" calcext:value-type="float">
            <text:p>-0.272610849207167</text:p>
          </table:table-cell>
          <table:table-cell office:value-type="float" office:value="-0.26935396543219" calcext:value-type="float">
            <text:p>-0.26935396543219</text:p>
          </table:table-cell>
          <table:table-cell office:value-type="float" office:value="-0.268555806803595" calcext:value-type="float">
            <text:p>-0.268555806803595</text:p>
          </table:table-cell>
          <table:table-cell office:value-type="float" office:value="-0.191570885152112" calcext:value-type="float">
            <text:p>-0.191570885152112</text:p>
          </table:table-cell>
          <table:table-cell office:value-type="float" office:value="-0.18264856832634" calcext:value-type="float">
            <text:p>-0.18264856832634</text:p>
          </table:table-cell>
          <table:table-cell office:value-type="float" office:value="-0.182079079206726" calcext:value-type="float">
            <text:p>-0.182079079206726</text:p>
          </table:table-cell>
          <table:table-cell office:value-type="float" office:value="-0.233453937992156" calcext:value-type="float">
            <text:p>-0.233453937992156</text:p>
          </table:table-cell>
          <table:table-cell office:value-type="float" office:value="-0.244643770892008" calcext:value-type="float">
            <text:p>-0.244643770892008</text:p>
          </table:table-cell>
          <table:table-cell office:value-type="float" office:value="-0.24175487097245" calcext:value-type="float">
            <text:p>-0.24175487097245</text:p>
          </table:table-cell>
          <table:table-cell office:value-type="float" office:value="-0.235124102883586" calcext:value-type="float">
            <text:p>-0.235124102883586</text:p>
          </table:table-cell>
          <table:table-cell office:value-type="float" office:value="-0.235787332658347" calcext:value-type="float">
            <text:p>-0.235787332658347</text:p>
          </table:table-cell>
          <table:table-cell office:value-type="float" office:value="-0.239120083596859" calcext:value-type="float">
            <text:p>-0.239120083596859</text:p>
          </table:table-cell>
          <table:table-cell office:value-type="float" office:value="-0.26424787779013" calcext:value-type="float">
            <text:p>-0.26424787779013</text:p>
          </table:table-cell>
          <table:table-cell office:value-type="float" office:value="-0.279624257644211" calcext:value-type="float">
            <text:p>-0.279624257644211</text:p>
          </table:table-cell>
          <table:table-cell office:value-type="float" office:value="-0.272119726905639" calcext:value-type="float">
            <text:p>-0.272119726905639</text:p>
          </table:table-cell>
          <table:table-cell office:value-type="float" office:value="-0.268853537430024" calcext:value-type="float">
            <text:p>-0.268853537430024</text:p>
          </table:table-cell>
          <table:table-cell office:value-type="float" office:value="-0.275046435262992" calcext:value-type="float">
            <text:p>-0.275046435262992</text:p>
          </table:table-cell>
          <table:table-cell office:value-type="float" office:value="-0.25311372999178" calcext:value-type="float">
            <text:p>-0.25311372999178</text:p>
          </table:table-cell>
          <table:table-cell office:value-type="float" office:value="-0.265158756392088" calcext:value-type="float">
            <text:p>-0.265158756392088</text:p>
          </table:table-cell>
          <table:table-cell office:value-type="float" office:value="-0.265299772066847" calcext:value-type="float">
            <text:p>-0.265299772066847</text:p>
          </table:table-cell>
          <table:table-cell office:value-type="float" office:value="-0.265433411061847" calcext:value-type="float">
            <text:p>-0.265433411061847</text:p>
          </table:table-cell>
          <table:table-cell office:value-type="float" office:value="-0.267520931956037" calcext:value-type="float">
            <text:p>-0.267520931956037</text:p>
          </table:table-cell>
          <table:table-cell office:value-type="float" office:value="-0.188397443717227" calcext:value-type="float">
            <text:p>-0.188397443717227</text:p>
          </table:table-cell>
          <table:table-cell office:value-type="float" office:value="-0.182934967251152" calcext:value-type="float">
            <text:p>-0.182934967251152</text:p>
          </table:table-cell>
          <table:table-cell office:value-type="float" office:value="-0.194148173279746" calcext:value-type="float">
            <text:p>-0.194148173279746</text:p>
          </table:table-cell>
          <table:table-cell office:value-type="float" office:value="-0.200774371401093" calcext:value-type="float">
            <text:p>-0.200774371401093</text:p>
          </table:table-cell>
          <table:table-cell office:value-type="float" office:value="-0.219105247013564" calcext:value-type="float">
            <text:p>-0.219105247013564</text:p>
          </table:table-cell>
          <table:table-cell office:value-type="float" office:value="-0.240249378200302" calcext:value-type="float">
            <text:p>-0.240249378200302</text:p>
          </table:table-cell>
          <table:table-cell office:value-type="float" office:value="-0.251106722842892" calcext:value-type="float">
            <text:p>-0.251106722842892</text:p>
          </table:table-cell>
          <table:table-cell office:value-type="float" office:value="-0.25376202982225" calcext:value-type="float">
            <text:p>-0.25376202982225</text:p>
          </table:table-cell>
          <table:table-cell office:value-type="float" office:value="-0.25094800393515" calcext:value-type="float">
            <text:p>-0.25094800393515</text:p>
          </table:table-cell>
          <table:table-cell office:value-type="float" office:value="-0.245292692137194" calcext:value-type="float">
            <text:p>-0.245292692137194</text:p>
          </table:table-cell>
          <table:table-cell office:value-type="float" office:value="-0.245141809337263" calcext:value-type="float">
            <text:p>-0.245141809337263</text:p>
          </table:table-cell>
          <table:table-cell office:value-type="float" office:value="-0.243273872006827" calcext:value-type="float">
            <text:p>-0.243273872006827</text:p>
          </table:table-cell>
          <table:table-cell office:value-type="float" office:value="-0.239382715792218" calcext:value-type="float">
            <text:p>-0.239382715792218</text:p>
          </table:table-cell>
          <table:table-cell office:value-type="float" office:value="-0.24842193941035" calcext:value-type="float">
            <text:p>-0.24842193941035</text:p>
          </table:table-cell>
          <table:table-cell office:value-type="float" office:value="-0.286321061608736" calcext:value-type="float">
            <text:p>-0.286321061608736</text:p>
          </table:table-cell>
          <table:table-cell office:value-type="float" office:value="-0.288065322842566" calcext:value-type="float">
            <text:p>-0.288065322842566</text:p>
          </table:table-cell>
          <table:table-cell office:value-type="float" office:value="-0.277811359615306" calcext:value-type="float">
            <text:p>-0.277811359615306</text:p>
          </table:table-cell>
          <table:table-cell office:value-type="float" office:value="-0.272534985756764" calcext:value-type="float">
            <text:p>-0.272534985756764</text:p>
          </table:table-cell>
          <table:table-cell office:value-type="float" office:value="-0.2718343169513" calcext:value-type="float">
            <text:p>-0.2718343169513</text:p>
          </table:table-cell>
          <table:table-cell office:value-type="float" office:value="-0.274122935481484" calcext:value-type="float">
            <text:p>-0.274122935481484</text:p>
          </table:table-cell>
          <table:table-cell office:value-type="float" office:value="-0.276125623820493" calcext:value-type="float">
            <text:p>-0.276125623820493</text:p>
          </table:table-cell>
          <table:table-cell office:value-type="float" office:value="-0.260083945957669" calcext:value-type="float">
            <text:p>-0.260083945957669</text:p>
          </table:table-cell>
          <table:table-cell office:value-type="float" office:value="-0.26037725944144" calcext:value-type="float">
            <text:p>-0.26037725944144</text:p>
          </table:table-cell>
          <table:table-cell office:value-type="float" office:value="-0.268774914117497" calcext:value-type="float">
            <text:p>-0.268774914117497</text:p>
          </table:table-cell>
          <table:table-cell office:value-type="float" office:value="-0.26731149231655" calcext:value-type="float">
            <text:p>-0.26731149231655</text:p>
          </table:table-cell>
          <table:table-cell office:value-type="float" office:value="-0.2677450043531" calcext:value-type="float">
            <text:p>-0.2677450043531</text:p>
          </table:table-cell>
          <table:table-cell office:value-type="float" office:value="-0.269876291414464" calcext:value-type="float">
            <text:p>-0.269876291414464</text:p>
          </table:table-cell>
          <table:table-cell office:value-type="float" office:value="-0.209306778508978" calcext:value-type="float">
            <text:p>-0.209306778508978</text:p>
          </table:table-cell>
          <table:table-cell office:value-type="float" office:value="-0.20314254895064" calcext:value-type="float">
            <text:p>-0.20314254895064</text:p>
          </table:table-cell>
          <table:table-cell office:value-type="float" office:value="-0.216441759990203" calcext:value-type="float">
            <text:p>-0.216441759990203</text:p>
          </table:table-cell>
          <table:table-cell office:value-type="float" office:value="-0.222945425299339" calcext:value-type="float">
            <text:p>-0.222945425299339</text:p>
          </table:table-cell>
          <table:table-cell office:value-type="float" office:value="-0.261923720099823" calcext:value-type="float">
            <text:p>-0.261923720099823</text:p>
          </table:table-cell>
          <table:table-cell office:value-type="float" office:value="-0.255863051619171" calcext:value-type="float">
            <text:p>-0.255863051619171</text:p>
          </table:table-cell>
          <table:table-cell office:value-type="float" office:value="-0.252215514442374" calcext:value-type="float">
            <text:p>-0.252215514442374</text:p>
          </table:table-cell>
          <table:table-cell office:value-type="float" office:value="-0.251530548682925" calcext:value-type="float">
            <text:p>-0.251530548682925</text:p>
          </table:table-cell>
          <table:table-cell office:value-type="float" office:value="-0.251021802645855" calcext:value-type="float">
            <text:p>-0.251021802645855</text:p>
          </table:table-cell>
          <table:table-cell office:value-type="float" office:value="-0.250851804052444" calcext:value-type="float">
            <text:p>-0.250851804052444</text:p>
          </table:table-cell>
          <table:table-cell office:value-type="float" office:value="-0.25034120990914" calcext:value-type="float">
            <text:p>-0.25034120990914</text:p>
          </table:table-cell>
          <table:table-cell office:value-type="float" office:value="-0.254770958140868" calcext:value-type="float">
            <text:p>-0.254770958140868</text:p>
          </table:table-cell>
          <table:table-cell office:value-type="float" office:value="-0.252389100681233" calcext:value-type="float">
            <text:p>-0.252389100681233</text:p>
          </table:table-cell>
          <table:table-cell office:value-type="float" office:value="-0.276829939990072" calcext:value-type="float">
            <text:p>-0.276829939990072</text:p>
          </table:table-cell>
          <table:table-cell office:value-type="float" office:value="-0.279819440759449" calcext:value-type="float">
            <text:p>-0.279819440759449</text:p>
          </table:table-cell>
          <table:table-cell office:value-type="float" office:value="-0.270530363332093" calcext:value-type="float">
            <text:p>-0.270530363332093</text:p>
          </table:table-cell>
          <table:table-cell office:value-type="float" office:value="-0.2765835729826" calcext:value-type="float">
            <text:p>-0.2765835729826</text:p>
          </table:table-cell>
          <table:table-cell office:value-type="float" office:value="-0.26660573124215" calcext:value-type="float">
            <text:p>-0.26660573124215</text:p>
          </table:table-cell>
          <table:table-cell office:value-type="float" office:value="-0.267696544571339" calcext:value-type="float">
            <text:p>-0.267696544571339</text:p>
          </table:table-cell>
          <table:table-cell office:value-type="float" office:value="-0.270846677653029" calcext:value-type="float">
            <text:p>-0.270846677653029</text:p>
          </table:table-cell>
          <table:table-cell office:value-type="float" office:value="-0.272216480411246" calcext:value-type="float">
            <text:p>-0.272216480411246</text:p>
          </table:table-cell>
          <table:table-cell office:value-type="float" office:value="-0.273139138974169" calcext:value-type="float">
            <text:p>-0.273139138974169</text:p>
          </table:table-cell>
          <table:table-cell office:value-type="float" office:value="-0.274111667688837" calcext:value-type="float">
            <text:p>-0.274111667688837</text:p>
          </table:table-cell>
          <table:table-cell office:value-type="float" office:value="-0.272266694763735" calcext:value-type="float">
            <text:p>-0.272266694763735</text:p>
          </table:table-cell>
          <table:table-cell office:value-type="float" office:value="-0.273471264119128" calcext:value-type="float">
            <text:p>-0.273471264119128</text:p>
          </table:table-cell>
          <table:table-cell office:value-type="float" office:value="-0.274735813477478" calcext:value-type="float">
            <text:p>-0.274735813477478</text:p>
          </table:table-cell>
          <table:table-cell office:value-type="float" office:value="-0.277723164523352" calcext:value-type="float">
            <text:p>-0.277723164523352</text:p>
          </table:table-cell>
          <table:table-cell office:value-type="float" office:value="-0.277457929328549" calcext:value-type="float">
            <text:p>-0.277457929328549</text:p>
          </table:table-cell>
          <table:table-cell office:value-type="float" office:value="-0.274394401247717" calcext:value-type="float">
            <text:p>-0.274394401247717</text:p>
          </table:table-cell>
          <table:table-cell office:value-type="float" office:value="-0.21588718618575" calcext:value-type="float">
            <text:p>-0.21588718618575</text:p>
          </table:table-cell>
          <table:table-cell office:value-type="float" office:value="-0.212896921002148" calcext:value-type="float">
            <text:p>-0.212896921002148</text:p>
          </table:table-cell>
          <table:table-cell office:value-type="float" office:value="-0.222076115413718" calcext:value-type="float">
            <text:p>-0.222076115413718</text:p>
          </table:table-cell>
          <table:table-cell office:value-type="float" office:value="-0.235642499434619" calcext:value-type="float">
            <text:p>-0.235642499434619</text:p>
          </table:table-cell>
          <table:table-cell office:value-type="float" office:value="-0.239654622233283" calcext:value-type="float">
            <text:p>-0.239654622233283</text:p>
          </table:table-cell>
          <table:table-cell office:value-type="float" office:value="-0.240852902634824" calcext:value-type="float">
            <text:p>-0.240852902634824</text:p>
          </table:table-cell>
          <table:table-cell office:value-type="float" office:value="-0.24645323864838" calcext:value-type="float">
            <text:p>-0.24645323864838</text:p>
          </table:table-cell>
          <table:table-cell office:value-type="float" office:value="-0.244683444818032" calcext:value-type="float">
            <text:p>-0.244683444818032</text:p>
          </table:table-cell>
          <table:table-cell office:value-type="float" office:value="-0.243232934496283" calcext:value-type="float">
            <text:p>-0.243232934496283</text:p>
          </table:table-cell>
          <table:table-cell office:value-type="float" office:value="-0.242373374310932" calcext:value-type="float">
            <text:p>-0.242373374310932</text:p>
          </table:table-cell>
          <table:table-cell office:value-type="float" office:value="-0.235823813555774" calcext:value-type="float">
            <text:p>-0.235823813555774</text:p>
          </table:table-cell>
          <table:table-cell office:value-type="float" office:value="-0.231346566661945" calcext:value-type="float">
            <text:p>-0.231346566661945</text:p>
          </table:table-cell>
          <table:table-cell office:value-type="float" office:value="-0.229754222211537" calcext:value-type="float">
            <text:p>-0.229754222211537</text:p>
          </table:table-cell>
          <table:table-cell office:value-type="float" office:value="-0.260654533440477" calcext:value-type="float">
            <text:p>-0.260654533440477</text:p>
          </table:table-cell>
          <table:table-cell office:value-type="float" office:value="-0.289756022736038" calcext:value-type="float">
            <text:p>-0.289756022736038</text:p>
          </table:table-cell>
          <table:table-cell office:value-type="float" office:value="-0.264066100132392" calcext:value-type="float">
            <text:p>-0.264066100132392</text:p>
          </table:table-cell>
          <table:table-cell office:value-type="float" office:value="-0.261302584498656" calcext:value-type="float">
            <text:p>-0.261302584498656</text:p>
          </table:table-cell>
          <table:table-cell office:value-type="float" office:value="-0.263411971027479" calcext:value-type="float">
            <text:p>-0.263411971027479</text:p>
          </table:table-cell>
          <table:table-cell office:value-type="float" office:value="-0.267485691498575" calcext:value-type="float">
            <text:p>-0.267485691498575</text:p>
          </table:table-cell>
          <table:table-cell office:value-type="float" office:value="-0.267792153533743" calcext:value-type="float">
            <text:p>-0.267792153533743</text:p>
          </table:table-cell>
          <table:table-cell office:value-type="float" office:value="-0.270722057847651" calcext:value-type="float">
            <text:p>-0.270722057847651</text:p>
          </table:table-cell>
          <table:table-cell office:value-type="float" office:value="-0.276402184782183" calcext:value-type="float">
            <text:p>-0.276402184782183</text:p>
          </table:table-cell>
          <table:table-cell office:value-type="float" office:value="-0.19725485468474" calcext:value-type="float">
            <text:p>-0.19725485468474</text:p>
          </table:table-cell>
          <table:table-cell office:value-type="float" office:value="-0.195020055449727" calcext:value-type="float">
            <text:p>-0.195020055449727</text:p>
          </table:table-cell>
          <table:table-cell office:value-type="float" office:value="-0.200342255333638" calcext:value-type="float">
            <text:p>-0.200342255333638</text:p>
          </table:table-cell>
          <table:table-cell office:value-type="float" office:value="-0.212994982635249" calcext:value-type="float">
            <text:p>-0.212994982635249</text:p>
          </table:table-cell>
          <table:table-cell office:value-type="float" office:value="-0.214677452221477" calcext:value-type="float">
            <text:p>-0.214677452221477</text:p>
          </table:table-cell>
          <table:table-cell office:value-type="float" office:value="-0.223631345436704" calcext:value-type="float">
            <text:p>-0.223631345436704</text:p>
          </table:table-cell>
          <table:table-cell office:value-type="float" office:value="-0.233346038739858" calcext:value-type="float">
            <text:p>-0.233346038739858</text:p>
          </table:table-cell>
          <table:table-cell office:value-type="float" office:value="-0.235567625546429" calcext:value-type="float">
            <text:p>-0.235567625546429</text:p>
          </table:table-cell>
          <table:table-cell office:value-type="float" office:value="-0.236233817959164" calcext:value-type="float">
            <text:p>-0.236233817959164</text:p>
          </table:table-cell>
          <table:table-cell office:value-type="float" office:value="-0.232292720327919" calcext:value-type="float">
            <text:p>-0.232292720327919</text:p>
          </table:table-cell>
          <table:table-cell office:value-type="float" office:value="-0.23089288111647" calcext:value-type="float">
            <text:p>-0.23089288111647</text:p>
          </table:table-cell>
          <table:table-cell office:value-type="float" office:value="-0.231572272387273" calcext:value-type="float">
            <text:p>-0.231572272387273</text:p>
          </table:table-cell>
          <table:table-cell office:value-type="float" office:value="-0.230766404498739" calcext:value-type="float">
            <text:p>-0.230766404498739</text:p>
          </table:table-cell>
          <table:table-cell office:value-type="float" office:value="-0.232136397507402" calcext:value-type="float">
            <text:p>-0.232136397507402</text:p>
          </table:table-cell>
          <table:table-cell office:value-type="float" office:value="-0.22998977302328" calcext:value-type="float">
            <text:p>-0.22998977302328</text:p>
          </table:table-cell>
          <table:table-cell office:value-type="float" office:value="-0.226393119766331" calcext:value-type="float">
            <text:p>-0.226393119766331</text:p>
          </table:table-cell>
          <table:table-cell office:value-type="float" office:value="-0.280755055744186" calcext:value-type="float">
            <text:p>-0.280755055744186</text:p>
          </table:table-cell>
          <table:table-cell office:value-type="float" office:value="-0.295431297095801" calcext:value-type="float">
            <text:p>-0.295431297095801</text:p>
          </table:table-cell>
          <table:table-cell office:value-type="float" office:value="-0.288307807704425" calcext:value-type="float">
            <text:p>-0.288307807704425</text:p>
          </table:table-cell>
          <table:table-cell office:value-type="float" office:value="-0.283086740898959" calcext:value-type="float">
            <text:p>-0.283086740898959</text:p>
          </table:table-cell>
          <table:table-cell office:value-type="float" office:value="-0.281652995957439" calcext:value-type="float">
            <text:p>-0.281652995957439</text:p>
          </table:table-cell>
          <table:table-cell office:value-type="float" office:value="-0.280260977598977" calcext:value-type="float">
            <text:p>-0.280260977598977</text:p>
          </table:table-cell>
          <table:table-cell office:value-type="float" office:value="-0.277124725975927" calcext:value-type="float">
            <text:p>-0.277124725975927</text:p>
          </table:table-cell>
          <table:table-cell office:value-type="float" office:value="-0.279804532206613" calcext:value-type="float">
            <text:p>-0.279804532206613</text:p>
          </table:table-cell>
          <table:table-cell office:value-type="float" office:value="-0.278792996005148" calcext:value-type="float">
            <text:p>-0.278792996005148</text:p>
          </table:table-cell>
          <table:table-cell office:value-type="float" office:value="-0.278462927995339" calcext:value-type="float">
            <text:p>-0.278462927995339</text:p>
          </table:table-cell>
          <table:table-cell office:value-type="float" office:value="-0.279706280804784" calcext:value-type="float">
            <text:p>-0.279706280804784</text:p>
          </table:table-cell>
          <table:table-cell office:value-type="float" office:value="-0.285450534735331" calcext:value-type="float">
            <text:p>-0.285450534735331</text:p>
          </table:table-cell>
          <table:table-cell office:value-type="float" office:value="-0.28678037214302" calcext:value-type="float">
            <text:p>-0.28678037214302</text:p>
          </table:table-cell>
          <table:table-cell office:value-type="float" office:value="-0.284095410352915" calcext:value-type="float">
            <text:p>-0.284095410352915</text:p>
          </table:table-cell>
          <table:table-cell office:value-type="float" office:value="-0.27696485210192" calcext:value-type="float">
            <text:p>-0.27696485210192</text:p>
          </table:table-cell>
          <table:table-cell office:value-type="float" office:value="-0.2730144612962" calcext:value-type="float">
            <text:p>-0.2730144612962</text:p>
          </table:table-cell>
          <table:table-cell office:value-type="float" office:value="-0.269418262941478" calcext:value-type="float">
            <text:p>-0.269418262941478</text:p>
          </table:table-cell>
          <table:table-cell office:value-type="float" office:value="-0.267683981897508" calcext:value-type="float">
            <text:p>-0.267683981897508</text:p>
          </table:table-cell>
          <table:table-cell office:value-type="float" office:value="-0.265114731625524" calcext:value-type="float">
            <text:p>-0.265114731625524</text:p>
          </table:table-cell>
          <table:table-cell office:value-type="float" office:value="-0.263729124109606" calcext:value-type="float">
            <text:p>-0.263729124109606</text:p>
          </table:table-cell>
          <table:table-cell office:value-type="float" office:value="-0.262973803467103" calcext:value-type="float">
            <text:p>-0.262973803467103</text:p>
          </table:table-cell>
          <table:table-cell office:value-type="float" office:value="-0.264334789341415" calcext:value-type="float">
            <text:p>-0.264334789341415</text:p>
          </table:table-cell>
          <table:table-cell office:value-type="float" office:value="-0.261316613852433" calcext:value-type="float">
            <text:p>-0.261316613852433</text:p>
          </table:table-cell>
          <table:table-cell office:value-type="float" office:value="-0.262610248244923" calcext:value-type="float">
            <text:p>-0.262610248244923</text:p>
          </table:table-cell>
          <table:table-cell office:value-type="float" office:value="-0.262398345717596" calcext:value-type="float">
            <text:p>-0.262398345717596</text:p>
          </table:table-cell>
          <table:table-cell office:value-type="float" office:value="-0.261788406053015" calcext:value-type="float">
            <text:p>-0.261788406053015</text:p>
          </table:table-cell>
          <table:table-cell office:value-type="float" office:value="-0.261878062193927" calcext:value-type="float">
            <text:p>-0.261878062193927</text:p>
          </table:table-cell>
          <table:table-cell office:value-type="float" office:value="-0.261469362394981" calcext:value-type="float">
            <text:p>-0.261469362394981</text:p>
          </table:table-cell>
          <table:table-cell office:value-type="float" office:value="-0.261312002452814" calcext:value-type="float">
            <text:p>-0.261312002452814</text:p>
          </table:table-cell>
          <table:table-cell office:value-type="float" office:value="-0.26156646729258" calcext:value-type="float">
            <text:p>-0.26156646729258</text:p>
          </table:table-cell>
          <table:table-cell office:value-type="float" office:value="-0.26132724981324" calcext:value-type="float">
            <text:p>-0.26132724981324</text:p>
          </table:table-cell>
          <table:table-cell office:value-type="float" office:value="-0.261670913114221" calcext:value-type="float">
            <text:p>-0.261670913114221</text:p>
          </table:table-cell>
          <table:table-cell office:value-type="float" office:value="-0.261457261392772" calcext:value-type="float">
            <text:p>-0.261457261392772</text:p>
          </table:table-cell>
          <table:table-cell office:value-type="float" office:value="-0.261707303802142" calcext:value-type="float">
            <text:p>-0.261707303802142</text:p>
          </table:table-cell>
          <table:table-cell office:value-type="float" office:value="-0.261590297535908" calcext:value-type="float">
            <text:p>-0.261590297535908</text:p>
          </table:table-cell>
          <table:table-cell office:value-type="float" office:value="-0.261529833197277" calcext:value-type="float">
            <text:p>-0.261529833197277</text:p>
          </table:table-cell>
          <table:table-cell office:value-type="float" office:value="-0.261491521416821" calcext:value-type="float">
            <text:p>-0.261491521416821</text:p>
          </table:table-cell>
          <table:table-cell office:value-type="float" office:value="-0.261484162680209" calcext:value-type="float">
            <text:p>-0.261484162680209</text:p>
          </table:table-cell>
          <table:table-cell office:value-type="float" office:value="-0.261724542020688" calcext:value-type="float">
            <text:p>-0.261724542020688</text:p>
          </table:table-cell>
          <table:table-cell office:value-type="float" office:value="-0.261504351848284" calcext:value-type="float">
            <text:p>-0.261504351848284</text:p>
          </table:table-cell>
          <table:table-cell office:value-type="float" office:value="-0.261743148920278" calcext:value-type="float">
            <text:p>-0.261743148920278</text:p>
          </table:table-cell>
          <table:table-cell office:value-type="float" office:value="-0.261339926762899" calcext:value-type="float">
            <text:p>-0.261339926762899</text:p>
          </table:table-cell>
          <table:table-cell office:value-type="float" office:value="-0.261647752600011" calcext:value-type="float">
            <text:p>-0.261647752600011</text:p>
          </table:table-cell>
          <table:table-cell office:value-type="float" office:value="-0.261537488292257" calcext:value-type="float">
            <text:p>-0.261537488292257</text:p>
          </table:table-cell>
          <table:table-cell office:value-type="float" office:value="-0.261481356216788" calcext:value-type="float">
            <text:p>-0.261481356216788</text:p>
          </table:table-cell>
          <table:table-cell office:value-type="float" office:value="-0.261517271797415" calcext:value-type="float">
            <text:p>-0.261517271797415</text:p>
          </table:table-cell>
          <table:table-cell office:value-type="float" office:value="-0.261413373947152" calcext:value-type="float">
            <text:p>-0.261413373947152</text:p>
          </table:table-cell>
          <table:table-cell office:value-type="float" office:value="-0.261570211998599" calcext:value-type="float">
            <text:p>-0.261570211998599</text:p>
          </table:table-cell>
          <table:table-cell office:value-type="float" office:value="-0.261465425919624" calcext:value-type="float">
            <text:p>-0.261465425919624</text:p>
          </table:table-cell>
          <table:table-cell office:value-type="float" office:value="-0.261544894138088" calcext:value-type="float">
            <text:p>-0.261544894138088</text:p>
          </table:table-cell>
          <table:table-cell office:value-type="float" office:value="-0.26123896498856" calcext:value-type="float">
            <text:p>-0.26123896498856</text:p>
          </table:table-cell>
          <table:table-cell office:value-type="float" office:value="-0.261617141450695" calcext:value-type="float">
            <text:p>-0.261617141450695</text:p>
          </table:table-cell>
          <table:table-cell office:value-type="float" office:value="-0.261545754925311" calcext:value-type="float">
            <text:p>-0.261545754925311</text:p>
          </table:table-cell>
          <table:table-cell office:value-type="float" office:value="-0.261544761630849" calcext:value-type="float">
            <text:p>-0.261544761630849</text:p>
          </table:table-cell>
          <table:table-cell office:value-type="float" office:value="-0.261413618124184" calcext:value-type="float">
            <text:p>-0.261413618124184</text:p>
          </table:table-cell>
          <table:table-cell office:value-type="float" office:value="-0.261574349340284" calcext:value-type="float">
            <text:p>-0.261574349340284</text:p>
          </table:table-cell>
          <table:table-cell office:value-type="float" office:value="-0.261609143840443" calcext:value-type="float">
            <text:p>-0.261609143840443</text:p>
          </table:table-cell>
          <table:table-cell office:value-type="float" office:value="-0.26134738477903" calcext:value-type="float">
            <text:p>-0.26134738477903</text:p>
          </table:table-cell>
          <table:table-cell office:value-type="float" office:value="-0.261419072192788" calcext:value-type="float">
            <text:p>-0.261419072192788</text:p>
          </table:table-cell>
          <table:table-cell office:value-type="float" office:value="-0.261418627617847" calcext:value-type="float">
            <text:p>-0.261418627617847</text:p>
          </table:table-cell>
          <table:table-cell office:value-type="float" office:value="-0.261686661450197" calcext:value-type="float">
            <text:p>-0.261686661450197</text:p>
          </table:table-cell>
          <table:table-cell office:value-type="float" office:value="-0.261674089865622" calcext:value-type="float">
            <text:p>-0.261674089865622</text:p>
          </table:table-cell>
          <table:table-cell office:value-type="float" office:value="-0.261409830611903" calcext:value-type="float">
            <text:p>-0.261409830611903</text:p>
          </table:table-cell>
          <table:table-cell office:value-type="float" office:value="-0.261517982291035" calcext:value-type="float">
            <text:p>-0.261517982291035</text:p>
          </table:table-cell>
          <table:table-cell office:value-type="float" office:value="-0.261536236083663" calcext:value-type="float">
            <text:p>-0.261536236083663</text:p>
          </table:table-cell>
          <table:table-cell office:value-type="float" office:value="-0.261747960839085" calcext:value-type="float">
            <text:p>-0.261747960839085</text:p>
          </table:table-cell>
          <table:table-cell office:value-type="float" office:value="-0.261574730929858" calcext:value-type="float">
            <text:p>-0.261574730929858</text:p>
          </table:table-cell>
          <table:table-cell office:value-type="float" office:value="-0.261329630780687" calcext:value-type="float">
            <text:p>-0.261329630780687</text:p>
          </table:table-cell>
          <table:table-cell office:value-type="float" office:value="-0.261637995169363" calcext:value-type="float">
            <text:p>-0.261637995169363</text:p>
          </table:table-cell>
          <table:table-cell office:value-type="float" office:value="-0.261384341325615" calcext:value-type="float">
            <text:p>-0.261384341325615</text:p>
          </table:table-cell>
          <table:table-cell office:value-type="float" office:value="-0.261620640240598" calcext:value-type="float">
            <text:p>-0.261620640240598</text:p>
          </table:table-cell>
          <table:table-cell office:value-type="float" office:value="-0.261804355142014" calcext:value-type="float">
            <text:p>-0.261804355142014</text:p>
          </table:table-cell>
          <table:table-cell office:value-type="float" office:value="-0.261654522395318" calcext:value-type="float">
            <text:p>-0.261654522395318</text:p>
          </table:table-cell>
          <table:table-cell office:value-type="float" office:value="-0.261545722399012" calcext:value-type="float">
            <text:p>-0.261545722399012</text:p>
          </table:table-cell>
          <table:table-cell office:value-type="float" office:value="-0.26145127294323" calcext:value-type="float">
            <text:p>-0.26145127294323</text:p>
          </table:table-cell>
          <table:table-cell office:value-type="float" office:value="-0.261324416777128" calcext:value-type="float">
            <text:p>-0.261324416777128</text:p>
          </table:table-cell>
          <table:table-cell office:value-type="float" office:value="-0.261611084886854" calcext:value-type="float">
            <text:p>-0.261611084886854</text:p>
          </table:table-cell>
          <table:table-cell office:value-type="float" office:value="-0.261386487975258" calcext:value-type="float">
            <text:p>-0.261386487975258</text:p>
          </table:table-cell>
          <table:table-cell office:value-type="float" office:value="-0.261315772970106" calcext:value-type="float">
            <text:p>-0.261315772970106</text:p>
          </table:table-cell>
          <table:table-cell office:value-type="float" office:value="-0.261800462457972" calcext:value-type="float">
            <text:p>-0.261800462457972</text:p>
          </table:table-cell>
          <table:table-cell office:value-type="float" office:value="-0.261444656928405" calcext:value-type="float">
            <text:p>-0.261444656928405</text:p>
          </table:table-cell>
          <table:table-cell office:value-type="float" office:value="-0.261674087006539" calcext:value-type="float">
            <text:p>-0.261674087006539</text:p>
          </table:table-cell>
          <table:table-cell office:value-type="float" office:value="-0.261669549028164" calcext:value-type="float">
            <text:p>-0.261669549028164</text:p>
          </table:table-cell>
          <table:table-cell office:value-type="float" office:value="-0.261453636180411" calcext:value-type="float">
            <text:p>-0.261453636180411</text:p>
          </table:table-cell>
          <table:table-cell office:value-type="float" office:value="-0.261215861938588" calcext:value-type="float">
            <text:p>-0.261215861938588</text:p>
          </table:table-cell>
          <table:table-cell office:value-type="float" office:value="-0.261450593345135" calcext:value-type="float">
            <text:p>-0.261450593345135</text:p>
          </table:table-cell>
          <table:table-cell office:value-type="float" office:value="-0.261740158544407" calcext:value-type="float">
            <text:p>-0.261740158544407</text:p>
          </table:table-cell>
          <table:table-cell office:value-type="float" office:value="-0.261463778424091" calcext:value-type="float">
            <text:p>-0.261463778424091</text:p>
          </table:table-cell>
          <table:table-cell office:value-type="float" office:value="-0.261761279244542" calcext:value-type="float">
            <text:p>-0.261761279244542</text:p>
          </table:table-cell>
          <table:table-cell office:value-type="float" office:value="-0.261389441106313" calcext:value-type="float">
            <text:p>-0.261389441106313</text:p>
          </table:table-cell>
          <table:table-cell office:value-type="float" office:value="-0.26149677040333" calcext:value-type="float">
            <text:p>-0.26149677040333</text:p>
          </table:table-cell>
          <table:table-cell office:value-type="float" office:value="-0.261487543533345" calcext:value-type="float">
            <text:p>-0.261487543533345</text:p>
          </table:table-cell>
          <table:table-cell office:value-type="float" office:value="-0.261470267992574" calcext:value-type="float">
            <text:p>-0.261470267992574</text:p>
          </table:table-cell>
          <table:table-cell office:value-type="float" office:value="-0.261484092170378" calcext:value-type="float">
            <text:p>-0.261484092170378</text:p>
          </table:table-cell>
          <table:table-cell office:value-type="float" office:value="-0.261620461944704" calcext:value-type="float">
            <text:p>-0.261620461944704</text:p>
          </table:table-cell>
          <table:table-cell office:value-type="float" office:value="-0.261255635087732" calcext:value-type="float">
            <text:p>-0.261255635087732</text:p>
          </table:table-cell>
          <table:table-cell office:value-type="float" office:value="-0.261508893938664" calcext:value-type="float">
            <text:p>-0.261508893938664</text:p>
          </table:table-cell>
          <table:table-cell office:value-type="float" office:value="-0.261676221859111" calcext:value-type="float">
            <text:p>-0.261676221859111</text:p>
          </table:table-cell>
          <table:table-cell office:value-type="float" office:value="-0.261586688716316" calcext:value-type="float">
            <text:p>-0.261586688716316</text:p>
          </table:table-cell>
          <table:table-cell office:value-type="float" office:value="-0.26183288148335" calcext:value-type="float">
            <text:p>-0.26183288148335</text:p>
          </table:table-cell>
          <table:table-cell office:value-type="float" office:value="-0.261469387876207" calcext:value-type="float">
            <text:p>-0.261469387876207</text:p>
          </table:table-cell>
          <table:table-cell office:value-type="float" office:value="-0.26157369613708" calcext:value-type="float">
            <text:p>-0.26157369613708</text:p>
          </table:table-cell>
          <table:table-cell office:value-type="float" office:value="-0.261286583775907" calcext:value-type="float">
            <text:p>-0.261286583775907</text:p>
          </table:table-cell>
          <table:table-cell office:value-type="float" office:value="-0.261452234107183" calcext:value-type="float">
            <text:p>-0.261452234107183</text:p>
          </table:table-cell>
          <table:table-cell office:value-type="float" office:value="-0.26177735747207" calcext:value-type="float">
            <text:p>-0.26177735747207</text:p>
          </table:table-cell>
          <table:table-cell office:value-type="float" office:value="-0.261511611131057" calcext:value-type="float">
            <text:p>-0.261511611131057</text:p>
          </table:table-cell>
          <table:table-cell office:value-type="float" office:value="-0.261662450561323" calcext:value-type="float">
            <text:p>-0.261662450561323</text:p>
          </table:table-cell>
          <table:table-cell office:value-type="float" office:value="-0.261666169573731" calcext:value-type="float">
            <text:p>-0.261666169573731</text:p>
          </table:table-cell>
          <table:table-cell office:value-type="float" office:value="-0.261508426801962" calcext:value-type="float">
            <text:p>-0.261508426801962</text:p>
          </table:table-cell>
          <table:table-cell office:value-type="float" office:value="-0.261180384115648" calcext:value-type="float">
            <text:p>-0.261180384115648</text:p>
          </table:table-cell>
          <table:table-cell office:value-type="float" office:value="-0.261454454504661" calcext:value-type="float">
            <text:p>-0.261454454504661</text:p>
          </table:table-cell>
          <table:table-cell office:value-type="float" office:value="-0.261739313109688" calcext:value-type="float">
            <text:p>-0.261739313109688</text:p>
          </table:table-cell>
          <table:table-cell office:value-type="float" office:value="-0.261378036827385" calcext:value-type="float">
            <text:p>-0.261378036827385</text:p>
          </table:table-cell>
          <table:table-cell office:value-type="float" office:value="-0.261520437028132" calcext:value-type="float">
            <text:p>-0.261520437028132</text:p>
          </table:table-cell>
          <table:table-cell office:value-type="float" office:value="-0.261359434592361" calcext:value-type="float">
            <text:p>-0.261359434592361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0186607639292" calcext:value-type="float">
            <text:p>0.290186607639292</text:p>
          </table:table-cell>
          <table:table-cell office:value-type="float" office:value="0.29017304666762" calcext:value-type="float">
            <text:p>0.29017304666762</text:p>
          </table:table-cell>
          <table:table-cell office:value-type="float" office:value="0.290176628593297" calcext:value-type="float">
            <text:p>0.290176628593297</text:p>
          </table:table-cell>
          <table:table-cell office:value-type="float" office:value="0.290181384361312" calcext:value-type="float">
            <text:p>0.290181384361312</text:p>
          </table:table-cell>
          <table:table-cell office:value-type="float" office:value="0.290182551866935" calcext:value-type="float">
            <text:p>0.290182551866935</text:p>
          </table:table-cell>
          <table:table-cell office:value-type="float" office:value="0.290176685901832" calcext:value-type="float">
            <text:p>0.290176685901832</text:p>
          </table:table-cell>
          <table:table-cell office:value-type="float" office:value="0.290181737479968" calcext:value-type="float">
            <text:p>0.290181737479968</text:p>
          </table:table-cell>
          <table:table-cell office:value-type="float" office:value="0.290174602703931" calcext:value-type="float">
            <text:p>0.290174602703931</text:p>
          </table:table-cell>
          <table:table-cell office:value-type="float" office:value="0.29018640724991" calcext:value-type="float">
            <text:p>0.29018640724991</text:p>
          </table:table-cell>
          <table:table-cell office:value-type="float" office:value="0.290178643254535" calcext:value-type="float">
            <text:p>0.290178643254535</text:p>
          </table:table-cell>
          <table:table-cell office:value-type="float" office:value="0.29017553099482" calcext:value-type="float">
            <text:p>0.29017553099482</text:p>
          </table:table-cell>
          <table:table-cell office:value-type="float" office:value="0.290175399478202" calcext:value-type="float">
            <text:p>0.290175399478202</text:p>
          </table:table-cell>
          <table:table-cell office:value-type="float" office:value="0.290194231427126" calcext:value-type="float">
            <text:p>0.290194231427126</text:p>
          </table:table-cell>
          <table:table-cell office:value-type="float" office:value="0.290176042490313" calcext:value-type="float">
            <text:p>0.290176042490313</text:p>
          </table:table-cell>
          <table:table-cell office:value-type="float" office:value="0.290174762216741" calcext:value-type="float">
            <text:p>0.290174762216741</text:p>
          </table:table-cell>
          <table:table-cell office:value-type="float" office:value="0.290178545941355" calcext:value-type="float">
            <text:p>0.290178545941355</text:p>
          </table:table-cell>
          <table:table-cell office:value-type="float" office:value="0.290186765971114" calcext:value-type="float">
            <text:p>0.290186765971114</text:p>
          </table:table-cell>
          <table:table-cell office:value-type="float" office:value="0.290174616871813" calcext:value-type="float">
            <text:p>0.290174616871813</text:p>
          </table:table-cell>
          <table:table-cell office:value-type="float" office:value="0.290191556217298" calcext:value-type="float">
            <text:p>0.290191556217298</text:p>
          </table:table-cell>
          <table:table-cell office:value-type="float" office:value="0.290191922852902" calcext:value-type="float">
            <text:p>0.290191922852902</text:p>
          </table:table-cell>
          <table:table-cell office:value-type="float" office:value="0.290196141328845" calcext:value-type="float">
            <text:p>0.290196141328845</text:p>
          </table:table-cell>
          <table:table-cell office:value-type="float" office:value="0.290179198612863" calcext:value-type="float">
            <text:p>0.290179198612863</text:p>
          </table:table-cell>
          <table:table-cell office:value-type="float" office:value="0.290184632337405" calcext:value-type="float">
            <text:p>0.290184632337405</text:p>
          </table:table-cell>
          <table:table-cell office:value-type="float" office:value="0.290185097005068" calcext:value-type="float">
            <text:p>0.290185097005068</text:p>
          </table:table-cell>
          <table:table-cell office:value-type="float" office:value="0.290171343783031" calcext:value-type="float">
            <text:p>0.290171343783031</text:p>
          </table:table-cell>
          <table:table-cell office:value-type="float" office:value="0.290183698424581" calcext:value-type="float">
            <text:p>0.290183698424581</text:p>
          </table:table-cell>
          <table:table-cell office:value-type="float" office:value="0.290188987750276" calcext:value-type="float">
            <text:p>0.290188987750276</text:p>
          </table:table-cell>
          <table:table-cell office:value-type="float" office:value="0.290179195560272" calcext:value-type="float">
            <text:p>0.290179195560272</text:p>
          </table:table-cell>
          <table:table-cell office:value-type="float" office:value="0.290171843328521" calcext:value-type="float">
            <text:p>0.290171843328521</text:p>
          </table:table-cell>
          <table:table-cell office:value-type="float" office:value="0.290181169335319" calcext:value-type="float">
            <text:p>0.290181169335319</text:p>
          </table:table-cell>
          <table:table-cell office:value-type="float" office:value="0.290165243260694" calcext:value-type="float">
            <text:p>0.290165243260694</text:p>
          </table:table-cell>
          <table:table-cell office:value-type="float" office:value="0.290188071545088" calcext:value-type="float">
            <text:p>0.290188071545088</text:p>
          </table:table-cell>
          <table:table-cell office:value-type="float" office:value="0.290179330988015" calcext:value-type="float">
            <text:p>0.290179330988015</text:p>
          </table:table-cell>
          <table:table-cell office:value-type="float" office:value="0.290187767316681" calcext:value-type="float">
            <text:p>0.290187767316681</text:p>
          </table:table-cell>
          <table:table-cell office:value-type="float" office:value="0.290201935272867" calcext:value-type="float">
            <text:p>0.290201935272867</text:p>
          </table:table-cell>
          <table:table-cell office:value-type="float" office:value="0.290195669245359" calcext:value-type="float">
            <text:p>0.290195669245359</text:p>
          </table:table-cell>
          <table:table-cell office:value-type="float" office:value="0.290182265726411" calcext:value-type="float">
            <text:p>0.290182265726411</text:p>
          </table:table-cell>
          <table:table-cell office:value-type="float" office:value="0.290182218581025" calcext:value-type="float">
            <text:p>0.290182218581025</text:p>
          </table:table-cell>
          <table:table-cell office:value-type="float" office:value="0.290189202711652" calcext:value-type="float">
            <text:p>0.290189202711652</text:p>
          </table:table-cell>
          <table:table-cell office:value-type="float" office:value="0.29019993097764" calcext:value-type="float">
            <text:p>0.29019993097764</text:p>
          </table:table-cell>
          <table:table-cell office:value-type="float" office:value="0.290176484705006" calcext:value-type="float">
            <text:p>0.290176484705006</text:p>
          </table:table-cell>
          <table:table-cell office:value-type="float" office:value="0.290171187533746" calcext:value-type="float">
            <text:p>0.290171187533746</text:p>
          </table:table-cell>
          <table:table-cell office:value-type="float" office:value="0.290185559249977" calcext:value-type="float">
            <text:p>0.290185559249977</text:p>
          </table:table-cell>
          <table:table-cell office:value-type="float" office:value="0.290182767179087" calcext:value-type="float">
            <text:p>0.290182767179087</text:p>
          </table:table-cell>
          <table:table-cell office:value-type="float" office:value="0.290183538314509" calcext:value-type="float">
            <text:p>0.290183538314509</text:p>
          </table:table-cell>
          <table:table-cell office:value-type="float" office:value="0.290179342308108" calcext:value-type="float">
            <text:p>0.290179342308108</text:p>
          </table:table-cell>
          <table:table-cell office:value-type="float" office:value="0.290195420076396" calcext:value-type="float">
            <text:p>0.290195420076396</text:p>
          </table:table-cell>
          <table:table-cell office:value-type="float" office:value="0.290187922860423" calcext:value-type="float">
            <text:p>0.290187922860423</text:p>
          </table:table-cell>
          <table:table-cell office:value-type="float" office:value="0.290176839638434" calcext:value-type="float">
            <text:p>0.290176839638434</text:p>
          </table:table-cell>
          <table:table-cell office:value-type="float" office:value="0.290175289453072" calcext:value-type="float">
            <text:p>0.290175289453072</text:p>
          </table:table-cell>
          <table:table-cell office:value-type="float" office:value="0.290208374914569" calcext:value-type="float">
            <text:p>0.290208374914569</text:p>
          </table:table-cell>
          <table:table-cell office:value-type="float" office:value="0.290009011422266" calcext:value-type="float">
            <text:p>0.290009011422266</text:p>
          </table:table-cell>
          <table:table-cell office:value-type="float" office:value="0.289399026279063" calcext:value-type="float">
            <text:p>0.289399026279063</text:p>
          </table:table-cell>
          <table:table-cell office:value-type="float" office:value="0.288833486741021" calcext:value-type="float">
            <text:p>0.288833486741021</text:p>
          </table:table-cell>
          <table:table-cell office:value-type="float" office:value="0.288660967766048" calcext:value-type="float">
            <text:p>0.288660967766048</text:p>
          </table:table-cell>
          <table:table-cell office:value-type="float" office:value="0.292273216037138" calcext:value-type="float">
            <text:p>0.292273216037138</text:p>
          </table:table-cell>
          <table:table-cell office:value-type="float" office:value="0.29395683026931" calcext:value-type="float">
            <text:p>0.29395683026931</text:p>
          </table:table-cell>
          <table:table-cell office:value-type="float" office:value="0.295320807478451" calcext:value-type="float">
            <text:p>0.295320807478451</text:p>
          </table:table-cell>
          <table:table-cell office:value-type="float" office:value="0.294385697669532" calcext:value-type="float">
            <text:p>0.294385697669532</text:p>
          </table:table-cell>
          <table:table-cell office:value-type="float" office:value="0.290706411109255" calcext:value-type="float">
            <text:p>0.290706411109255</text:p>
          </table:table-cell>
          <table:table-cell office:value-type="float" office:value="0.297000627628891" calcext:value-type="float">
            <text:p>0.297000627628891</text:p>
          </table:table-cell>
          <table:table-cell office:value-type="float" office:value="0.328615989676073" calcext:value-type="float">
            <text:p>0.328615989676073</text:p>
          </table:table-cell>
          <table:table-cell office:value-type="float" office:value="0.340168937683109" calcext:value-type="float">
            <text:p>0.340168937683109</text:p>
          </table:table-cell>
          <table:table-cell office:value-type="float" office:value="0.345204888585099" calcext:value-type="float">
            <text:p>0.345204888585099</text:p>
          </table:table-cell>
          <table:table-cell office:value-type="float" office:value="0.344861879247748" calcext:value-type="float">
            <text:p>0.344861879247748</text:p>
          </table:table-cell>
          <table:table-cell office:value-type="float" office:value="0.343205222753649" calcext:value-type="float">
            <text:p>0.343205222753649</text:p>
          </table:table-cell>
          <table:table-cell office:value-type="float" office:value="0.302161028901875" calcext:value-type="float">
            <text:p>0.302161028901875</text:p>
          </table:table-cell>
          <table:table-cell office:value-type="float" office:value="0.301760311448009" calcext:value-type="float">
            <text:p>0.301760311448009</text:p>
          </table:table-cell>
          <table:table-cell office:value-type="float" office:value="0.3273983978187" calcext:value-type="float">
            <text:p>0.3273983978187</text:p>
          </table:table-cell>
          <table:table-cell office:value-type="float" office:value="0.314870798466085" calcext:value-type="float">
            <text:p>0.314870798466085</text:p>
          </table:table-cell>
          <table:table-cell office:value-type="float" office:value="0.312303782146421" calcext:value-type="float">
            <text:p>0.312303782146421</text:p>
          </table:table-cell>
          <table:table-cell office:value-type="float" office:value="0.299238770618976" calcext:value-type="float">
            <text:p>0.299238770618976</text:p>
          </table:table-cell>
          <table:table-cell office:value-type="float" office:value="0.304783516398594" calcext:value-type="float">
            <text:p>0.304783516398594</text:p>
          </table:table-cell>
          <table:table-cell office:value-type="float" office:value="0.306737874533952" calcext:value-type="float">
            <text:p>0.306737874533952</text:p>
          </table:table-cell>
          <table:table-cell office:value-type="float" office:value="0.305819377259625" calcext:value-type="float">
            <text:p>0.305819377259625</text:p>
          </table:table-cell>
          <table:table-cell office:value-type="float" office:value="0.303925869808267" calcext:value-type="float">
            <text:p>0.303925869808267</text:p>
          </table:table-cell>
          <table:table-cell office:value-type="float" office:value="0.302623208252491" calcext:value-type="float">
            <text:p>0.302623208252491</text:p>
          </table:table-cell>
          <table:table-cell office:value-type="float" office:value="0.30136021894187" calcext:value-type="float">
            <text:p>0.30136021894187</text:p>
          </table:table-cell>
          <table:table-cell office:value-type="float" office:value="0.292353845161358" calcext:value-type="float">
            <text:p>0.292353845161358</text:p>
          </table:table-cell>
          <table:table-cell office:value-type="float" office:value="0.29653562618522" calcext:value-type="float">
            <text:p>0.29653562618522</text:p>
          </table:table-cell>
          <table:table-cell office:value-type="float" office:value="0.3209734520095" calcext:value-type="float">
            <text:p>0.3209734520095</text:p>
          </table:table-cell>
          <table:table-cell office:value-type="float" office:value="0.325745048100381" calcext:value-type="float">
            <text:p>0.325745048100381</text:p>
          </table:table-cell>
          <table:table-cell office:value-type="float" office:value="0.337472937439678" calcext:value-type="float">
            <text:p>0.337472937439678</text:p>
          </table:table-cell>
          <table:table-cell office:value-type="float" office:value="0.340494256676678" calcext:value-type="float">
            <text:p>0.340494256676678</text:p>
          </table:table-cell>
          <table:table-cell office:value-type="float" office:value="0.342436871989868" calcext:value-type="float">
            <text:p>0.342436871989868</text:p>
          </table:table-cell>
          <table:table-cell office:value-type="float" office:value="0.342549443777393" calcext:value-type="float">
            <text:p>0.342549443777393</text:p>
          </table:table-cell>
          <table:table-cell office:value-type="float" office:value="0.339452551028275" calcext:value-type="float">
            <text:p>0.339452551028275</text:p>
          </table:table-cell>
          <table:table-cell office:value-type="float" office:value="0.336364205796082" calcext:value-type="float">
            <text:p>0.336364205796082</text:p>
          </table:table-cell>
          <table:table-cell office:value-type="float" office:value="0.30349473674419" calcext:value-type="float">
            <text:p>0.30349473674419</text:p>
          </table:table-cell>
          <table:table-cell office:value-type="float" office:value="0.304271493690879" calcext:value-type="float">
            <text:p>0.304271493690879</text:p>
          </table:table-cell>
          <table:table-cell office:value-type="float" office:value="0.303655064613599" calcext:value-type="float">
            <text:p>0.303655064613599</text:p>
          </table:table-cell>
          <table:table-cell office:value-type="float" office:value="0.302877632785796" calcext:value-type="float">
            <text:p>0.302877632785796</text:p>
          </table:table-cell>
          <table:table-cell office:value-type="float" office:value="0.301836516010588" calcext:value-type="float">
            <text:p>0.301836516010588</text:p>
          </table:table-cell>
          <table:table-cell office:value-type="float" office:value="0.298299263089845" calcext:value-type="float">
            <text:p>0.298299263089845</text:p>
          </table:table-cell>
          <table:table-cell office:value-type="float" office:value="0.294789723724674" calcext:value-type="float">
            <text:p>0.294789723724674</text:p>
          </table:table-cell>
          <table:table-cell office:value-type="float" office:value="0.293738860315727" calcext:value-type="float">
            <text:p>0.293738860315727</text:p>
          </table:table-cell>
          <table:table-cell office:value-type="float" office:value="0.294074544053659" calcext:value-type="float">
            <text:p>0.294074544053659</text:p>
          </table:table-cell>
          <table:table-cell office:value-type="float" office:value="0.331952047887243" calcext:value-type="float">
            <text:p>0.331952047887243</text:p>
          </table:table-cell>
          <table:table-cell office:value-type="float" office:value="0.328491363079926" calcext:value-type="float">
            <text:p>0.328491363079926</text:p>
          </table:table-cell>
          <table:table-cell office:value-type="float" office:value="0.314975979047945" calcext:value-type="float">
            <text:p>0.314975979047945</text:p>
          </table:table-cell>
          <table:table-cell office:value-type="float" office:value="0.306146187207523" calcext:value-type="float">
            <text:p>0.306146187207523</text:p>
          </table:table-cell>
          <table:table-cell office:value-type="float" office:value="0.303018083755076" calcext:value-type="float">
            <text:p>0.303018083755076</text:p>
          </table:table-cell>
          <table:table-cell office:value-type="float" office:value="0.301111789630438" calcext:value-type="float">
            <text:p>0.301111789630438</text:p>
          </table:table-cell>
          <table:table-cell office:value-type="float" office:value="0.299679482650728" calcext:value-type="float">
            <text:p>0.299679482650728</text:p>
          </table:table-cell>
          <table:table-cell office:value-type="float" office:value="0.293813485504206" calcext:value-type="float">
            <text:p>0.293813485504206</text:p>
          </table:table-cell>
          <table:table-cell office:value-type="float" office:value="0.295388219877341" calcext:value-type="float">
            <text:p>0.295388219877341</text:p>
          </table:table-cell>
          <table:table-cell office:value-type="float" office:value="0.325012514709378" calcext:value-type="float">
            <text:p>0.325012514709378</text:p>
          </table:table-cell>
          <table:table-cell office:value-type="float" office:value="0.338805265743354" calcext:value-type="float">
            <text:p>0.338805265743354</text:p>
          </table:table-cell>
          <table:table-cell office:value-type="float" office:value="0.344687147325774" calcext:value-type="float">
            <text:p>0.344687147325774</text:p>
          </table:table-cell>
          <table:table-cell office:value-type="float" office:value="0.34464311327549" calcext:value-type="float">
            <text:p>0.34464311327549</text:p>
          </table:table-cell>
          <table:table-cell office:value-type="float" office:value="0.342549503838843" calcext:value-type="float">
            <text:p>0.342549503838843</text:p>
          </table:table-cell>
          <table:table-cell office:value-type="float" office:value="0.305863197299071" calcext:value-type="float">
            <text:p>0.305863197299071</text:p>
          </table:table-cell>
          <table:table-cell office:value-type="float" office:value="0.298202653173823" calcext:value-type="float">
            <text:p>0.298202653173823</text:p>
          </table:table-cell>
          <table:table-cell office:value-type="float" office:value="0.295552470496579" calcext:value-type="float">
            <text:p>0.295552470496579</text:p>
          </table:table-cell>
          <table:table-cell office:value-type="float" office:value="0.293961864617566" calcext:value-type="float">
            <text:p>0.293961864617566</text:p>
          </table:table-cell>
          <table:table-cell office:value-type="float" office:value="0.293334435306455" calcext:value-type="float">
            <text:p>0.293334435306455</text:p>
          </table:table-cell>
          <table:table-cell office:value-type="float" office:value="0.333534280131454" calcext:value-type="float">
            <text:p>0.333534280131454</text:p>
          </table:table-cell>
          <table:table-cell office:value-type="float" office:value="0.328004962933004" calcext:value-type="float">
            <text:p>0.328004962933004</text:p>
          </table:table-cell>
          <table:table-cell office:value-type="float" office:value="0.324439700973538" calcext:value-type="float">
            <text:p>0.324439700973538</text:p>
          </table:table-cell>
          <table:table-cell office:value-type="float" office:value="0.321404526607608" calcext:value-type="float">
            <text:p>0.321404526607608</text:p>
          </table:table-cell>
          <table:table-cell office:value-type="float" office:value="0.3073219128389" calcext:value-type="float">
            <text:p>0.3073219128389</text:p>
          </table:table-cell>
          <table:table-cell office:value-type="float" office:value="0.307483190776125" calcext:value-type="float">
            <text:p>0.307483190776125</text:p>
          </table:table-cell>
          <table:table-cell office:value-type="float" office:value="0.304107266931455" calcext:value-type="float">
            <text:p>0.304107266931455</text:p>
          </table:table-cell>
          <table:table-cell office:value-type="float" office:value="0.3037746112034" calcext:value-type="float">
            <text:p>0.3037746112034</text:p>
          </table:table-cell>
          <table:table-cell office:value-type="float" office:value="0.301671792489012" calcext:value-type="float">
            <text:p>0.301671792489012</text:p>
          </table:table-cell>
          <table:table-cell office:value-type="float" office:value="0.299446165192013" calcext:value-type="float">
            <text:p>0.299446165192013</text:p>
          </table:table-cell>
          <table:table-cell office:value-type="float" office:value="0.297515929070018" calcext:value-type="float">
            <text:p>0.297515929070018</text:p>
          </table:table-cell>
          <table:table-cell office:value-type="float" office:value="0.293415479620431" calcext:value-type="float">
            <text:p>0.293415479620431</text:p>
          </table:table-cell>
          <table:table-cell office:value-type="float" office:value="0.291791574568078" calcext:value-type="float">
            <text:p>0.291791574568078</text:p>
          </table:table-cell>
          <table:table-cell office:value-type="float" office:value="0.294498703765377" calcext:value-type="float">
            <text:p>0.294498703765377</text:p>
          </table:table-cell>
          <table:table-cell office:value-type="float" office:value="0.324890782141702" calcext:value-type="float">
            <text:p>0.324890782141702</text:p>
          </table:table-cell>
          <table:table-cell office:value-type="float" office:value="0.337881942380779" calcext:value-type="float">
            <text:p>0.337881942380779</text:p>
          </table:table-cell>
          <table:table-cell office:value-type="float" office:value="0.346740425597634" calcext:value-type="float">
            <text:p>0.346740425597634</text:p>
          </table:table-cell>
          <table:table-cell office:value-type="float" office:value="0.344479813680115" calcext:value-type="float">
            <text:p>0.344479813680115</text:p>
          </table:table-cell>
          <table:table-cell office:value-type="float" office:value="0.342864277893388" calcext:value-type="float">
            <text:p>0.342864277893388</text:p>
          </table:table-cell>
          <table:table-cell office:value-type="float" office:value="0.34282439879634" calcext:value-type="float">
            <text:p>0.34282439879634</text:p>
          </table:table-cell>
          <table:table-cell office:value-type="float" office:value="0.341344678316184" calcext:value-type="float">
            <text:p>0.341344678316184</text:p>
          </table:table-cell>
          <table:table-cell office:value-type="float" office:value="0.296078001149233" calcext:value-type="float">
            <text:p>0.296078001149233</text:p>
          </table:table-cell>
          <table:table-cell office:value-type="float" office:value="0.294342809049517" calcext:value-type="float">
            <text:p>0.294342809049517</text:p>
          </table:table-cell>
          <table:table-cell office:value-type="float" office:value="0.29149878141814" calcext:value-type="float">
            <text:p>0.29149878141814</text:p>
          </table:table-cell>
          <table:table-cell office:value-type="float" office:value="0.286813423927154" calcext:value-type="float">
            <text:p>0.286813423927154</text:p>
          </table:table-cell>
          <table:table-cell office:value-type="float" office:value="0.286238527739854" calcext:value-type="float">
            <text:p>0.286238527739854</text:p>
          </table:table-cell>
          <table:table-cell office:value-type="float" office:value="0.283963073831768" calcext:value-type="float">
            <text:p>0.283963073831768</text:p>
          </table:table-cell>
          <table:table-cell office:value-type="float" office:value="0.317434783933261" calcext:value-type="float">
            <text:p>0.317434783933261</text:p>
          </table:table-cell>
          <table:table-cell office:value-type="float" office:value="0.275540775784256" calcext:value-type="float">
            <text:p>0.275540775784256</text:p>
          </table:table-cell>
          <table:table-cell office:value-type="float" office:value="0.277025786760398" calcext:value-type="float">
            <text:p>0.277025786760398</text:p>
          </table:table-cell>
          <table:table-cell office:value-type="float" office:value="0.281443265281146" calcext:value-type="float">
            <text:p>0.281443265281146</text:p>
          </table:table-cell>
          <table:table-cell office:value-type="float" office:value="0.306936595559923" calcext:value-type="float">
            <text:p>0.306936595559923</text:p>
          </table:table-cell>
          <table:table-cell office:value-type="float" office:value="0.302510788033241" calcext:value-type="float">
            <text:p>0.302510788033241</text:p>
          </table:table-cell>
          <table:table-cell office:value-type="float" office:value="0.301229492249294" calcext:value-type="float">
            <text:p>0.301229492249294</text:p>
          </table:table-cell>
          <table:table-cell office:value-type="float" office:value="0.301004028143603" calcext:value-type="float">
            <text:p>0.301004028143603</text:p>
          </table:table-cell>
          <table:table-cell office:value-type="float" office:value="0.300483775045804" calcext:value-type="float">
            <text:p>0.300483775045804</text:p>
          </table:table-cell>
          <table:table-cell office:value-type="float" office:value="0.2999901119689" calcext:value-type="float">
            <text:p>0.2999901119689</text:p>
          </table:table-cell>
          <table:table-cell office:value-type="float" office:value="0.298817968008762" calcext:value-type="float">
            <text:p>0.298817968008762</text:p>
          </table:table-cell>
          <table:table-cell office:value-type="float" office:value="0.295582451017814" calcext:value-type="float">
            <text:p>0.295582451017814</text:p>
          </table:table-cell>
          <table:table-cell office:value-type="float" office:value="0.291992149961855" calcext:value-type="float">
            <text:p>0.291992149961855</text:p>
          </table:table-cell>
          <table:table-cell office:value-type="float" office:value="0.32068961554523" calcext:value-type="float">
            <text:p>0.32068961554523</text:p>
          </table:table-cell>
          <table:table-cell office:value-type="float" office:value="0.34017017031239" calcext:value-type="float">
            <text:p>0.34017017031239</text:p>
          </table:table-cell>
          <table:table-cell office:value-type="float" office:value="0.344033988587077" calcext:value-type="float">
            <text:p>0.344033988587077</text:p>
          </table:table-cell>
          <table:table-cell office:value-type="float" office:value="0.340530897669558" calcext:value-type="float">
            <text:p>0.340530897669558</text:p>
          </table:table-cell>
          <table:table-cell office:value-type="float" office:value="0.297538129610681" calcext:value-type="float">
            <text:p>0.297538129610681</text:p>
          </table:table-cell>
          <table:table-cell office:value-type="float" office:value="0.297548524278173" calcext:value-type="float">
            <text:p>0.297548524278173</text:p>
          </table:table-cell>
          <table:table-cell office:value-type="float" office:value="0.297021647363037" calcext:value-type="float">
            <text:p>0.297021647363037</text:p>
          </table:table-cell>
          <table:table-cell office:value-type="float" office:value="0.295787885961515" calcext:value-type="float">
            <text:p>0.295787885961515</text:p>
          </table:table-cell>
          <table:table-cell office:value-type="float" office:value="0.294499957344263" calcext:value-type="float">
            <text:p>0.294499957344263</text:p>
          </table:table-cell>
          <table:table-cell office:value-type="float" office:value="0.292773296500433" calcext:value-type="float">
            <text:p>0.292773296500433</text:p>
          </table:table-cell>
          <table:table-cell office:value-type="float" office:value="0.291059933998973" calcext:value-type="float">
            <text:p>0.291059933998973</text:p>
          </table:table-cell>
          <table:table-cell office:value-type="float" office:value="0.288084825331847" calcext:value-type="float">
            <text:p>0.288084825331847</text:p>
          </table:table-cell>
          <table:table-cell office:value-type="float" office:value="0.28804380026764" calcext:value-type="float">
            <text:p>0.28804380026764</text:p>
          </table:table-cell>
          <table:table-cell office:value-type="float" office:value="0.287205736673959" calcext:value-type="float">
            <text:p>0.287205736673959</text:p>
          </table:table-cell>
          <table:table-cell office:value-type="float" office:value="0.284738637544433" calcext:value-type="float">
            <text:p>0.284738637544433</text:p>
          </table:table-cell>
          <table:table-cell office:value-type="float" office:value="0.282889254123384" calcext:value-type="float">
            <text:p>0.282889254123384</text:p>
          </table:table-cell>
          <table:table-cell office:value-type="float" office:value="0.318454670023802" calcext:value-type="float">
            <text:p>0.318454670023802</text:p>
          </table:table-cell>
          <table:table-cell office:value-type="float" office:value="0.290660178310357" calcext:value-type="float">
            <text:p>0.290660178310357</text:p>
          </table:table-cell>
          <table:table-cell office:value-type="float" office:value="0.289368900542622" calcext:value-type="float">
            <text:p>0.289368900542622</text:p>
          </table:table-cell>
          <table:table-cell office:value-type="float" office:value="0.290761133778624" calcext:value-type="float">
            <text:p>0.290761133778624</text:p>
          </table:table-cell>
          <table:table-cell office:value-type="float" office:value="0.301806723891863" calcext:value-type="float">
            <text:p>0.301806723891863</text:p>
          </table:table-cell>
          <table:table-cell office:value-type="float" office:value="0.305591248582079" calcext:value-type="float">
            <text:p>0.305591248582079</text:p>
          </table:table-cell>
          <table:table-cell office:value-type="float" office:value="0.303820589078638" calcext:value-type="float">
            <text:p>0.303820589078638</text:p>
          </table:table-cell>
          <table:table-cell office:value-type="float" office:value="0.301870594361489" calcext:value-type="float">
            <text:p>0.301870594361489</text:p>
          </table:table-cell>
          <table:table-cell office:value-type="float" office:value="0.300573153516977" calcext:value-type="float">
            <text:p>0.300573153516977</text:p>
          </table:table-cell>
          <table:table-cell office:value-type="float" office:value="0.300322479765888" calcext:value-type="float">
            <text:p>0.300322479765888</text:p>
          </table:table-cell>
          <table:table-cell office:value-type="float" office:value="0.298956844324416" calcext:value-type="float">
            <text:p>0.298956844324416</text:p>
          </table:table-cell>
          <table:table-cell office:value-type="float" office:value="0.29812860815839" calcext:value-type="float">
            <text:p>0.29812860815839</text:p>
          </table:table-cell>
          <table:table-cell office:value-type="float" office:value="0.299441801026342" calcext:value-type="float">
            <text:p>0.299441801026342</text:p>
          </table:table-cell>
          <table:table-cell office:value-type="float" office:value="0.327082919182045" calcext:value-type="float">
            <text:p>0.327082919182045</text:p>
          </table:table-cell>
          <table:table-cell office:value-type="float" office:value="0.30585191061723" calcext:value-type="float">
            <text:p>0.30585191061723</text:p>
          </table:table-cell>
          <table:table-cell office:value-type="float" office:value="0.295915495487584" calcext:value-type="float">
            <text:p>0.295915495487584</text:p>
          </table:table-cell>
          <table:table-cell office:value-type="float" office:value="0.29481882978666" calcext:value-type="float">
            <text:p>0.29481882978666</text:p>
          </table:table-cell>
          <table:table-cell office:value-type="float" office:value="0.294357811187836" calcext:value-type="float">
            <text:p>0.294357811187836</text:p>
          </table:table-cell>
          <table:table-cell office:value-type="float" office:value="0.290979503754175" calcext:value-type="float">
            <text:p>0.290979503754175</text:p>
          </table:table-cell>
          <table:table-cell office:value-type="float" office:value="0.287611959971856" calcext:value-type="float">
            <text:p>0.287611959971856</text:p>
          </table:table-cell>
          <table:table-cell office:value-type="float" office:value="0.286496554158643" calcext:value-type="float">
            <text:p>0.286496554158643</text:p>
          </table:table-cell>
          <table:table-cell office:value-type="float" office:value="0.283531563457378" calcext:value-type="float">
            <text:p>0.283531563457378</text:p>
          </table:table-cell>
          <table:table-cell office:value-type="float" office:value="0.313554472410878" calcext:value-type="float">
            <text:p>0.313554472410878</text:p>
          </table:table-cell>
          <table:table-cell office:value-type="float" office:value="0.291185687547749" calcext:value-type="float">
            <text:p>0.291185687547749</text:p>
          </table:table-cell>
          <table:table-cell office:value-type="float" office:value="0.289603238119058" calcext:value-type="float">
            <text:p>0.289603238119058</text:p>
          </table:table-cell>
          <table:table-cell office:value-type="float" office:value="0.288954095761032" calcext:value-type="float">
            <text:p>0.288954095761032</text:p>
          </table:table-cell>
          <table:table-cell office:value-type="float" office:value="0.29408738755477" calcext:value-type="float">
            <text:p>0.29408738755477</text:p>
          </table:table-cell>
          <table:table-cell office:value-type="float" office:value="0.304998270470784" calcext:value-type="float">
            <text:p>0.304998270470784</text:p>
          </table:table-cell>
          <table:table-cell office:value-type="float" office:value="0.303734570115922" calcext:value-type="float">
            <text:p>0.303734570115922</text:p>
          </table:table-cell>
          <table:table-cell office:value-type="float" office:value="0.302379249782652" calcext:value-type="float">
            <text:p>0.302379249782652</text:p>
          </table:table-cell>
          <table:table-cell office:value-type="float" office:value="0.30063563468942" calcext:value-type="float">
            <text:p>0.30063563468942</text:p>
          </table:table-cell>
          <table:table-cell office:value-type="float" office:value="0.299956717062487" calcext:value-type="float">
            <text:p>0.299956717062487</text:p>
          </table:table-cell>
          <table:table-cell office:value-type="float" office:value="0.299273619256814" calcext:value-type="float">
            <text:p>0.299273619256814</text:p>
          </table:table-cell>
          <table:table-cell office:value-type="float" office:value="0.298953984261057" calcext:value-type="float">
            <text:p>0.298953984261057</text:p>
          </table:table-cell>
          <table:table-cell office:value-type="float" office:value="0.299215549490291" calcext:value-type="float">
            <text:p>0.299215549490291</text:p>
          </table:table-cell>
          <table:table-cell office:value-type="float" office:value="0.297996241078298" calcext:value-type="float">
            <text:p>0.297996241078298</text:p>
          </table:table-cell>
          <table:table-cell office:value-type="float" office:value="0.294469182212713" calcext:value-type="float">
            <text:p>0.294469182212713</text:p>
          </table:table-cell>
          <table:table-cell office:value-type="float" office:value="0.292455384855322" calcext:value-type="float">
            <text:p>0.292455384855322</text:p>
          </table:table-cell>
          <table:table-cell office:value-type="float" office:value="0.321334096895045" calcext:value-type="float">
            <text:p>0.321334096895045</text:p>
          </table:table-cell>
          <table:table-cell office:value-type="float" office:value="0.326367196413321" calcext:value-type="float">
            <text:p>0.326367196413321</text:p>
          </table:table-cell>
          <table:table-cell office:value-type="float" office:value="0.338782489242672" calcext:value-type="float">
            <text:p>0.338782489242672</text:p>
          </table:table-cell>
          <table:table-cell office:value-type="float" office:value="0.341911258477122" calcext:value-type="float">
            <text:p>0.341911258477122</text:p>
          </table:table-cell>
          <table:table-cell office:value-type="float" office:value="0.345072485430121" calcext:value-type="float">
            <text:p>0.345072485430121</text:p>
          </table:table-cell>
          <table:table-cell office:value-type="float" office:value="0.345813093835993" calcext:value-type="float">
            <text:p>0.345813093835993</text:p>
          </table:table-cell>
          <table:table-cell office:value-type="float" office:value="0.344632219790453" calcext:value-type="float">
            <text:p>0.344632219790453</text:p>
          </table:table-cell>
          <table:table-cell office:value-type="float" office:value="0.343728892661878" calcext:value-type="float">
            <text:p>0.343728892661878</text:p>
          </table:table-cell>
          <table:table-cell office:value-type="float" office:value="0.343029607356872" calcext:value-type="float">
            <text:p>0.343029607356872</text:p>
          </table:table-cell>
          <table:table-cell office:value-type="float" office:value="0.345211295570156" calcext:value-type="float">
            <text:p>0.345211295570156</text:p>
          </table:table-cell>
          <table:table-cell office:value-type="float" office:value="0.343299530569968" calcext:value-type="float">
            <text:p>0.343299530569968</text:p>
          </table:table-cell>
          <table:table-cell office:value-type="float" office:value="0.342172051366111" calcext:value-type="float">
            <text:p>0.342172051366111</text:p>
          </table:table-cell>
          <table:table-cell office:value-type="float" office:value="0.320351906874111" calcext:value-type="float">
            <text:p>0.320351906874111</text:p>
          </table:table-cell>
          <table:table-cell office:value-type="float" office:value="0.317397507424908" calcext:value-type="float">
            <text:p>0.317397507424908</text:p>
          </table:table-cell>
          <table:table-cell office:value-type="float" office:value="0.313316825657473" calcext:value-type="float">
            <text:p>0.313316825657473</text:p>
          </table:table-cell>
          <table:table-cell office:value-type="float" office:value="0.307025512040651" calcext:value-type="float">
            <text:p>0.307025512040651</text:p>
          </table:table-cell>
          <table:table-cell office:value-type="float" office:value="0.303394199785135" calcext:value-type="float">
            <text:p>0.303394199785135</text:p>
          </table:table-cell>
          <table:table-cell office:value-type="float" office:value="0.301811758833024" calcext:value-type="float">
            <text:p>0.301811758833024</text:p>
          </table:table-cell>
          <table:table-cell office:value-type="float" office:value="0.30124307635213" calcext:value-type="float">
            <text:p>0.30124307635213</text:p>
          </table:table-cell>
          <table:table-cell office:value-type="float" office:value="0.301442043578462" calcext:value-type="float">
            <text:p>0.301442043578462</text:p>
          </table:table-cell>
          <table:table-cell office:value-type="float" office:value="0.301560466256168" calcext:value-type="float">
            <text:p>0.301560466256168</text:p>
          </table:table-cell>
          <table:table-cell office:value-type="float" office:value="0.301512596928984" calcext:value-type="float">
            <text:p>0.301512596928984</text:p>
          </table:table-cell>
          <table:table-cell office:value-type="float" office:value="0.301464583615419" calcext:value-type="float">
            <text:p>0.301464583615419</text:p>
          </table:table-cell>
          <table:table-cell office:value-type="float" office:value="0.301633006009342" calcext:value-type="float">
            <text:p>0.301633006009342</text:p>
          </table:table-cell>
          <table:table-cell office:value-type="float" office:value="0.301950059391092" calcext:value-type="float">
            <text:p>0.301950059391092</text:p>
          </table:table-cell>
          <table:table-cell office:value-type="float" office:value="0.302014362236882" calcext:value-type="float">
            <text:p>0.302014362236882</text:p>
          </table:table-cell>
          <table:table-cell office:value-type="float" office:value="0.302234429687904" calcext:value-type="float">
            <text:p>0.302234429687904</text:p>
          </table:table-cell>
          <table:table-cell office:value-type="float" office:value="0.302190505495205" calcext:value-type="float">
            <text:p>0.302190505495205</text:p>
          </table:table-cell>
          <table:table-cell office:value-type="float" office:value="0.302125211634778" calcext:value-type="float">
            <text:p>0.302125211634778</text:p>
          </table:table-cell>
          <table:table-cell office:value-type="float" office:value="0.302125378738827" calcext:value-type="float">
            <text:p>0.302125378738827</text:p>
          </table:table-cell>
          <table:table-cell office:value-type="float" office:value="0.302112691860256" calcext:value-type="float">
            <text:p>0.302112691860256</text:p>
          </table:table-cell>
          <table:table-cell office:value-type="float" office:value="0.302182832943382" calcext:value-type="float">
            <text:p>0.302182832943382</text:p>
          </table:table-cell>
          <table:table-cell office:value-type="float" office:value="0.302169262267833" calcext:value-type="float">
            <text:p>0.302169262267833</text:p>
          </table:table-cell>
          <table:table-cell office:value-type="float" office:value="0.302159397497418" calcext:value-type="float">
            <text:p>0.302159397497418</text:p>
          </table:table-cell>
          <table:table-cell office:value-type="float" office:value="0.302159896823839" calcext:value-type="float">
            <text:p>0.302159896823839</text:p>
          </table:table-cell>
          <table:table-cell office:value-type="float" office:value="0.302150910079209" calcext:value-type="float">
            <text:p>0.302150910079209</text:p>
          </table:table-cell>
          <table:table-cell office:value-type="float" office:value="0.302134590453836" calcext:value-type="float">
            <text:p>0.302134590453836</text:p>
          </table:table-cell>
          <table:table-cell office:value-type="float" office:value="0.302147043537997" calcext:value-type="float">
            <text:p>0.302147043537997</text:p>
          </table:table-cell>
          <table:table-cell office:value-type="float" office:value="0.302176052564799" calcext:value-type="float">
            <text:p>0.302176052564799</text:p>
          </table:table-cell>
          <table:table-cell office:value-type="float" office:value="0.302170812366428" calcext:value-type="float">
            <text:p>0.302170812366428</text:p>
          </table:table-cell>
          <table:table-cell office:value-type="float" office:value="0.302167044173877" calcext:value-type="float">
            <text:p>0.302167044173877</text:p>
          </table:table-cell>
          <table:table-cell office:value-type="float" office:value="0.302151873387152" calcext:value-type="float">
            <text:p>0.302151873387152</text:p>
          </table:table-cell>
          <table:table-cell office:value-type="float" office:value="0.302167265226132" calcext:value-type="float">
            <text:p>0.302167265226132</text:p>
          </table:table-cell>
          <table:table-cell office:value-type="float" office:value="0.302147798320067" calcext:value-type="float">
            <text:p>0.302147798320067</text:p>
          </table:table-cell>
          <table:table-cell office:value-type="float" office:value="0.302152703900868" calcext:value-type="float">
            <text:p>0.302152703900868</text:p>
          </table:table-cell>
          <table:table-cell office:value-type="float" office:value="0.302158766260413" calcext:value-type="float">
            <text:p>0.302158766260413</text:p>
          </table:table-cell>
          <table:table-cell office:value-type="float" office:value="0.302162591835326" calcext:value-type="float">
            <text:p>0.302162591835326</text:p>
          </table:table-cell>
          <table:table-cell office:value-type="float" office:value="0.302159517102561" calcext:value-type="float">
            <text:p>0.302159517102561</text:p>
          </table:table-cell>
          <table:table-cell office:value-type="float" office:value="0.302162932549973" calcext:value-type="float">
            <text:p>0.302162932549973</text:p>
          </table:table-cell>
          <table:table-cell office:value-type="float" office:value="0.302168900262858" calcext:value-type="float">
            <text:p>0.302168900262858</text:p>
          </table:table-cell>
          <table:table-cell office:value-type="float" office:value="0.302134568770532" calcext:value-type="float">
            <text:p>0.302134568770532</text:p>
          </table:table-cell>
          <table:table-cell office:value-type="float" office:value="0.302157525379576" calcext:value-type="float">
            <text:p>0.302157525379576</text:p>
          </table:table-cell>
          <table:table-cell office:value-type="float" office:value="0.302173954589127" calcext:value-type="float">
            <text:p>0.302173954589127</text:p>
          </table:table-cell>
          <table:table-cell office:value-type="float" office:value="0.302172634680652" calcext:value-type="float">
            <text:p>0.302172634680652</text:p>
          </table:table-cell>
          <table:table-cell office:value-type="float" office:value="0.302159221158386" calcext:value-type="float">
            <text:p>0.302159221158386</text:p>
          </table:table-cell>
          <table:table-cell office:value-type="float" office:value="0.302174047863305" calcext:value-type="float">
            <text:p>0.302174047863305</text:p>
          </table:table-cell>
          <table:table-cell office:value-type="float" office:value="0.302153630456242" calcext:value-type="float">
            <text:p>0.302153630456242</text:p>
          </table:table-cell>
          <table:table-cell office:value-type="float" office:value="0.302156120759429" calcext:value-type="float">
            <text:p>0.302156120759429</text:p>
          </table:table-cell>
          <table:table-cell office:value-type="float" office:value="0.302155658282509" calcext:value-type="float">
            <text:p>0.302155658282509</text:p>
          </table:table-cell>
          <table:table-cell office:value-type="float" office:value="0.302154374745421" calcext:value-type="float">
            <text:p>0.302154374745421</text:p>
          </table:table-cell>
          <table:table-cell office:value-type="float" office:value="0.302185091701337" calcext:value-type="float">
            <text:p>0.302185091701337</text:p>
          </table:table-cell>
          <table:table-cell office:value-type="float" office:value="0.302178593105042" calcext:value-type="float">
            <text:p>0.302178593105042</text:p>
          </table:table-cell>
          <table:table-cell office:value-type="float" office:value="0.302149944964171" calcext:value-type="float">
            <text:p>0.302149944964171</text:p>
          </table:table-cell>
          <table:table-cell office:value-type="float" office:value="0.302165154290907" calcext:value-type="float">
            <text:p>0.302165154290907</text:p>
          </table:table-cell>
          <table:table-cell office:value-type="float" office:value="0.302171928810174" calcext:value-type="float">
            <text:p>0.302171928810174</text:p>
          </table:table-cell>
          <table:table-cell office:value-type="float" office:value="0.302176927934424" calcext:value-type="float">
            <text:p>0.302176927934424</text:p>
          </table:table-cell>
          <table:table-cell office:value-type="float" office:value="0.302171704624764" calcext:value-type="float">
            <text:p>0.302171704624764</text:p>
          </table:table-cell>
          <table:table-cell office:value-type="float" office:value="0.302146046944696" calcext:value-type="float">
            <text:p>0.302146046944696</text:p>
          </table:table-cell>
          <table:table-cell office:value-type="float" office:value="0.30217064940309" calcext:value-type="float">
            <text:p>0.30217064940309</text:p>
          </table:table-cell>
          <table:table-cell office:value-type="float" office:value="0.302149175371457" calcext:value-type="float">
            <text:p>0.302149175371457</text:p>
          </table:table-cell>
          <table:table-cell office:value-type="float" office:value="0.302158999633232" calcext:value-type="float">
            <text:p>0.302158999633232</text:p>
          </table:table-cell>
          <table:table-cell office:value-type="float" office:value="0.302186136527971" calcext:value-type="float">
            <text:p>0.302186136527971</text:p>
          </table:table-cell>
          <table:table-cell office:value-type="float" office:value="0.302161608228594" calcext:value-type="float">
            <text:p>0.302161608228594</text:p>
          </table:table-cell>
          <table:table-cell office:value-type="float" office:value="0.302168262503507" calcext:value-type="float">
            <text:p>0.302168262503507</text:p>
          </table:table-cell>
          <table:table-cell office:value-type="float" office:value="0.302156494503636" calcext:value-type="float">
            <text:p>0.302156494503636</text:p>
          </table:table-cell>
          <table:table-cell office:value-type="float" office:value="0.302140913076193" calcext:value-type="float">
            <text:p>0.302140913076193</text:p>
          </table:table-cell>
          <table:table-cell office:value-type="float" office:value="0.302173763506915" calcext:value-type="float">
            <text:p>0.302173763506915</text:p>
          </table:table-cell>
          <table:table-cell office:value-type="float" office:value="0.302155228723776" calcext:value-type="float">
            <text:p>0.302155228723776</text:p>
          </table:table-cell>
          <table:table-cell office:value-type="float" office:value="0.302150411334188" calcext:value-type="float">
            <text:p>0.302150411334188</text:p>
          </table:table-cell>
          <table:table-cell office:value-type="float" office:value="0.302176724041438" calcext:value-type="float">
            <text:p>0.302176724041438</text:p>
          </table:table-cell>
          <table:table-cell office:value-type="float" office:value="0.302165747887145" calcext:value-type="float">
            <text:p>0.302165747887145</text:p>
          </table:table-cell>
          <table:table-cell office:value-type="float" office:value="0.302166897578751" calcext:value-type="float">
            <text:p>0.302166897578751</text:p>
          </table:table-cell>
          <table:table-cell office:value-type="float" office:value="0.302158520461116" calcext:value-type="float">
            <text:p>0.302158520461116</text:p>
          </table:table-cell>
          <table:table-cell office:value-type="float" office:value="0.302155023550893" calcext:value-type="float">
            <text:p>0.302155023550893</text:p>
          </table:table-cell>
          <table:table-cell office:value-type="float" office:value="0.30213920145804" calcext:value-type="float">
            <text:p>0.30213920145804</text:p>
          </table:table-cell>
          <table:table-cell office:value-type="float" office:value="0.302160562630112" calcext:value-type="float">
            <text:p>0.302160562630112</text:p>
          </table:table-cell>
          <table:table-cell office:value-type="float" office:value="0.302179861079825" calcext:value-type="float">
            <text:p>0.302179861079825</text:p>
          </table:table-cell>
          <table:table-cell office:value-type="float" office:value="0.302166141515894" calcext:value-type="float">
            <text:p>0.302166141515894</text:p>
          </table:table-cell>
          <table:table-cell office:value-type="float" office:value="0.302184484777847" calcext:value-type="float">
            <text:p>0.302184484777847</text:p>
          </table:table-cell>
          <table:table-cell office:value-type="float" office:value="0.30215215897509" calcext:value-type="float">
            <text:p>0.30215215897509</text:p>
          </table:table-cell>
          <table:table-cell office:value-type="float" office:value="0.302165617002024" calcext:value-type="float">
            <text:p>0.302165617002024</text:p>
          </table:table-cell>
          <table:table-cell office:value-type="float" office:value="0.302152053505537" calcext:value-type="float">
            <text:p>0.302152053505537</text:p>
          </table:table-cell>
          <table:table-cell office:value-type="float" office:value="0.302165341640382" calcext:value-type="float">
            <text:p>0.302165341640382</text:p>
          </table:table-cell>
          <table:table-cell office:value-type="float" office:value="0.302165837638718" calcext:value-type="float">
            <text:p>0.302165837638718</text:p>
          </table:table-cell>
          <table:table-cell office:value-type="float" office:value="0.302155716020317" calcext:value-type="float">
            <text:p>0.302155716020317</text:p>
          </table:table-cell>
          <table:table-cell office:value-type="float" office:value="0.302151182661986" calcext:value-type="float">
            <text:p>0.302151182661986</text:p>
          </table:table-cell>
          <table:table-cell office:value-type="float" office:value="0.302150189236536" calcext:value-type="float">
            <text:p>0.302150189236536</text:p>
          </table:table-cell>
          <table:table-cell office:value-type="float" office:value="0.302177948159998" calcext:value-type="float">
            <text:p>0.302177948159998</text:p>
          </table:table-cell>
          <table:table-cell office:value-type="float" office:value="0.302173434432626" calcext:value-type="float">
            <text:p>0.302173434432626</text:p>
          </table:table-cell>
          <table:table-cell office:value-type="float" office:value="0.302183331703007" calcext:value-type="float">
            <text:p>0.302183331703007</text:p>
          </table:table-cell>
          <table:table-cell office:value-type="float" office:value="0.30216148087866" calcext:value-type="float">
            <text:p>0.30216148087866</text:p>
          </table:table-cell>
          <table:table-cell office:value-type="float" office:value="0.302172403106676" calcext:value-type="float">
            <text:p>0.302172403106676</text:p>
          </table:table-cell>
          <table:table-cell office:value-type="float" office:value="0.302145386303654" calcext:value-type="float">
            <text:p>0.302145386303654</text:p>
          </table:table-cell>
          <table:table-cell office:value-type="float" office:value="0.302150853867814" calcext:value-type="float">
            <text:p>0.302150853867814</text:p>
          </table:table-cell>
          <table:table-cell office:value-type="float" office:value="0.302179798159962" calcext:value-type="float">
            <text:p>0.302179798159962</text:p>
          </table:table-cell>
          <table:table-cell office:value-type="float" office:value="0.302181992375862" calcext:value-type="float">
            <text:p>0.302181992375862</text:p>
          </table:table-cell>
          <table:table-cell office:value-type="float" office:value="0.302182831555547" calcext:value-type="float">
            <text:p>0.302182831555547</text:p>
          </table:table-cell>
          <table:table-cell office:value-type="float" office:value="0.302178225852003" calcext:value-type="float">
            <text:p>0.302178225852003</text:p>
          </table:table-cell>
          <table:table-cell office:value-type="float" office:value="0.302156707917445" calcext:value-type="float">
            <text:p>0.302156707917445</text:p>
          </table:table-cell>
          <table:table-cell office:value-type="float" office:value="0.302141721118811" calcext:value-type="float">
            <text:p>0.302141721118811</text:p>
          </table:table-cell>
          <table:table-cell office:value-type="float" office:value="0.302161218726019" calcext:value-type="float">
            <text:p>0.302161218726019</text:p>
          </table:table-cell>
          <table:table-cell office:value-type="float" office:value="0.302167797488701" calcext:value-type="float">
            <text:p>0.302167797488701</text:p>
          </table:table-cell>
          <table:table-cell office:value-type="float" office:value="0.302166151060112" calcext:value-type="float">
            <text:p>0.302166151060112</text:p>
          </table:table-cell>
          <table:table-cell office:value-type="float" office:value="0.302160913565595" calcext:value-type="float">
            <text:p>0.302160913565595</text:p>
          </table:table-cell>
          <table:table-cell office:value-type="float" office:value="0.302154296708767" calcext:value-type="float">
            <text:p>0.302154296708767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83652180025781" calcext:value-type="float">
            <text:p>-0.283652180025781</text:p>
          </table:table-cell>
          <table:table-cell office:value-type="float" office:value="-0.283343305425001" calcext:value-type="float">
            <text:p>-0.283343305425001</text:p>
          </table:table-cell>
          <table:table-cell office:value-type="float" office:value="-0.283374851895089" calcext:value-type="float">
            <text:p>-0.283374851895089</text:p>
          </table:table-cell>
          <table:table-cell office:value-type="float" office:value="-0.283547325209227" calcext:value-type="float">
            <text:p>-0.283547325209227</text:p>
          </table:table-cell>
          <table:table-cell office:value-type="float" office:value="-0.283485436797699" calcext:value-type="float">
            <text:p>-0.283485436797699</text:p>
          </table:table-cell>
          <table:table-cell office:value-type="float" office:value="-0.283311937476134" calcext:value-type="float">
            <text:p>-0.283311937476134</text:p>
          </table:table-cell>
          <table:table-cell office:value-type="float" office:value="-0.283571823253" calcext:value-type="float">
            <text:p>-0.283571823253</text:p>
          </table:table-cell>
          <table:table-cell office:value-type="float" office:value="-0.283487003840255" calcext:value-type="float">
            <text:p>-0.283487003840255</text:p>
          </table:table-cell>
          <table:table-cell office:value-type="float" office:value="-0.283421697596925" calcext:value-type="float">
            <text:p>-0.283421697596925</text:p>
          </table:table-cell>
          <table:table-cell office:value-type="float" office:value="-0.283458263549866" calcext:value-type="float">
            <text:p>-0.283458263549866</text:p>
          </table:table-cell>
          <table:table-cell office:value-type="float" office:value="-0.28346601039853" calcext:value-type="float">
            <text:p>-0.28346601039853</text:p>
          </table:table-cell>
          <table:table-cell office:value-type="float" office:value="-0.283089970072413" calcext:value-type="float">
            <text:p>-0.283089970072413</text:p>
          </table:table-cell>
          <table:table-cell office:value-type="float" office:value="-0.283624325474291" calcext:value-type="float">
            <text:p>-0.283624325474291</text:p>
          </table:table-cell>
          <table:table-cell office:value-type="float" office:value="-0.283631819928791" calcext:value-type="float">
            <text:p>-0.283631819928791</text:p>
          </table:table-cell>
          <table:table-cell office:value-type="float" office:value="-0.283247930118445" calcext:value-type="float">
            <text:p>-0.283247930118445</text:p>
          </table:table-cell>
          <table:table-cell office:value-type="float" office:value="-0.283206433915624" calcext:value-type="float">
            <text:p>-0.283206433915624</text:p>
          </table:table-cell>
          <table:table-cell office:value-type="float" office:value="-0.283388898353871" calcext:value-type="float">
            <text:p>-0.283388898353871</text:p>
          </table:table-cell>
          <table:table-cell office:value-type="float" office:value="-0.283136349912717" calcext:value-type="float">
            <text:p>-0.283136349912717</text:p>
          </table:table-cell>
          <table:table-cell office:value-type="float" office:value="-0.2832241130767" calcext:value-type="float">
            <text:p>-0.2832241130767</text:p>
          </table:table-cell>
          <table:table-cell office:value-type="float" office:value="-0.283184819252161" calcext:value-type="float">
            <text:p>-0.283184819252161</text:p>
          </table:table-cell>
          <table:table-cell office:value-type="float" office:value="-0.283629687140732" calcext:value-type="float">
            <text:p>-0.283629687140732</text:p>
          </table:table-cell>
          <table:table-cell office:value-type="float" office:value="-0.283427437064677" calcext:value-type="float">
            <text:p>-0.283427437064677</text:p>
          </table:table-cell>
          <table:table-cell office:value-type="float" office:value="-0.28364110748959" calcext:value-type="float">
            <text:p>-0.28364110748959</text:p>
          </table:table-cell>
          <table:table-cell office:value-type="float" office:value="-0.283634237505709" calcext:value-type="float">
            <text:p>-0.283634237505709</text:p>
          </table:table-cell>
          <table:table-cell office:value-type="float" office:value="-0.283479311864982" calcext:value-type="float">
            <text:p>-0.283479311864982</text:p>
          </table:table-cell>
          <table:table-cell office:value-type="float" office:value="-0.283336768504593" calcext:value-type="float">
            <text:p>-0.283336768504593</text:p>
          </table:table-cell>
          <table:table-cell office:value-type="float" office:value="-0.283481596519307" calcext:value-type="float">
            <text:p>-0.283481596519307</text:p>
          </table:table-cell>
          <table:table-cell office:value-type="float" office:value="-0.283362889232045" calcext:value-type="float">
            <text:p>-0.283362889232045</text:p>
          </table:table-cell>
          <table:table-cell office:value-type="float" office:value="-0.28319047409682" calcext:value-type="float">
            <text:p>-0.28319047409682</text:p>
          </table:table-cell>
          <table:table-cell office:value-type="float" office:value="-0.283339291415958" calcext:value-type="float">
            <text:p>-0.283339291415958</text:p>
          </table:table-cell>
          <table:table-cell office:value-type="float" office:value="-0.283497556909993" calcext:value-type="float">
            <text:p>-0.283497556909993</text:p>
          </table:table-cell>
          <table:table-cell office:value-type="float" office:value="-0.283629976533799" calcext:value-type="float">
            <text:p>-0.283629976533799</text:p>
          </table:table-cell>
          <table:table-cell office:value-type="float" office:value="-0.283679416207691" calcext:value-type="float">
            <text:p>-0.283679416207691</text:p>
          </table:table-cell>
          <table:table-cell office:value-type="float" office:value="-0.283570966195231" calcext:value-type="float">
            <text:p>-0.283570966195231</text:p>
          </table:table-cell>
          <table:table-cell office:value-type="float" office:value="-0.2833692198266" calcext:value-type="float">
            <text:p>-0.2833692198266</text:p>
          </table:table-cell>
          <table:table-cell office:value-type="float" office:value="-0.283375785589435" calcext:value-type="float">
            <text:p>-0.283375785589435</text:p>
          </table:table-cell>
          <table:table-cell office:value-type="float" office:value="-0.282985352703511" calcext:value-type="float">
            <text:p>-0.282985352703511</text:p>
          </table:table-cell>
          <table:table-cell office:value-type="float" office:value="-0.283394477543858" calcext:value-type="float">
            <text:p>-0.283394477543858</text:p>
          </table:table-cell>
          <table:table-cell office:value-type="float" office:value="-0.283492488846849" calcext:value-type="float">
            <text:p>-0.283492488846849</text:p>
          </table:table-cell>
          <table:table-cell office:value-type="float" office:value="-0.283036503982991" calcext:value-type="float">
            <text:p>-0.283036503982991</text:p>
          </table:table-cell>
          <table:table-cell office:value-type="float" office:value="-0.283810252224351" calcext:value-type="float">
            <text:p>-0.283810252224351</text:p>
          </table:table-cell>
          <table:table-cell office:value-type="float" office:value="-0.283127936680998" calcext:value-type="float">
            <text:p>-0.283127936680998</text:p>
          </table:table-cell>
          <table:table-cell office:value-type="float" office:value="-0.283564418762835" calcext:value-type="float">
            <text:p>-0.283564418762835</text:p>
          </table:table-cell>
          <table:table-cell office:value-type="float" office:value="-0.283545633856412" calcext:value-type="float">
            <text:p>-0.283545633856412</text:p>
          </table:table-cell>
          <table:table-cell office:value-type="float" office:value="-0.283300600320223" calcext:value-type="float">
            <text:p>-0.283300600320223</text:p>
          </table:table-cell>
          <table:table-cell office:value-type="float" office:value="-0.283738976478695" calcext:value-type="float">
            <text:p>-0.283738976478695</text:p>
          </table:table-cell>
          <table:table-cell office:value-type="float" office:value="-0.283472677679951" calcext:value-type="float">
            <text:p>-0.283472677679951</text:p>
          </table:table-cell>
          <table:table-cell office:value-type="float" office:value="-0.283685059401501" calcext:value-type="float">
            <text:p>-0.283685059401501</text:p>
          </table:table-cell>
          <table:table-cell office:value-type="float" office:value="-0.283661503836671" calcext:value-type="float">
            <text:p>-0.283661503836671</text:p>
          </table:table-cell>
          <table:table-cell office:value-type="float" office:value="-0.283583785979958" calcext:value-type="float">
            <text:p>-0.283583785979958</text:p>
          </table:table-cell>
          <table:table-cell office:value-type="float" office:value="-0.283648114264878" calcext:value-type="float">
            <text:p>-0.283648114264878</text:p>
          </table:table-cell>
          <table:table-cell office:value-type="float" office:value="-0.28331445872957" calcext:value-type="float">
            <text:p>-0.28331445872957</text:p>
          </table:table-cell>
          <table:table-cell office:value-type="float" office:value="-0.283092298391775" calcext:value-type="float">
            <text:p>-0.283092298391775</text:p>
          </table:table-cell>
          <table:table-cell office:value-type="float" office:value="-0.284340708608275" calcext:value-type="float">
            <text:p>-0.284340708608275</text:p>
          </table:table-cell>
          <table:table-cell office:value-type="float" office:value="-0.286641089210913" calcext:value-type="float">
            <text:p>-0.286641089210913</text:p>
          </table:table-cell>
          <table:table-cell office:value-type="float" office:value="-0.30554981701787" calcext:value-type="float">
            <text:p>-0.30554981701787</text:p>
          </table:table-cell>
          <table:table-cell office:value-type="float" office:value="-0.30492230591923" calcext:value-type="float">
            <text:p>-0.30492230591923</text:p>
          </table:table-cell>
          <table:table-cell office:value-type="float" office:value="-0.297575277151606" calcext:value-type="float">
            <text:p>-0.297575277151606</text:p>
          </table:table-cell>
          <table:table-cell office:value-type="float" office:value="-0.291947904873695" calcext:value-type="float">
            <text:p>-0.291947904873695</text:p>
          </table:table-cell>
          <table:table-cell office:value-type="float" office:value="-0.279753582631702" calcext:value-type="float">
            <text:p>-0.279753582631702</text:p>
          </table:table-cell>
          <table:table-cell office:value-type="float" office:value="-0.293420985980672" calcext:value-type="float">
            <text:p>-0.293420985980672</text:p>
          </table:table-cell>
          <table:table-cell office:value-type="float" office:value="-0.317013478566947" calcext:value-type="float">
            <text:p>-0.317013478566947</text:p>
          </table:table-cell>
          <table:table-cell office:value-type="float" office:value="-0.31940206916274" calcext:value-type="float">
            <text:p>-0.31940206916274</text:p>
          </table:table-cell>
          <table:table-cell office:value-type="float" office:value="-0.31044285455438" calcext:value-type="float">
            <text:p>-0.31044285455438</text:p>
          </table:table-cell>
          <table:table-cell office:value-type="float" office:value="-0.312165085043647" calcext:value-type="float">
            <text:p>-0.312165085043647</text:p>
          </table:table-cell>
          <table:table-cell office:value-type="float" office:value="-0.312590019835884" calcext:value-type="float">
            <text:p>-0.312590019835884</text:p>
          </table:table-cell>
          <table:table-cell office:value-type="float" office:value="-0.262944794354327" calcext:value-type="float">
            <text:p>-0.262944794354327</text:p>
          </table:table-cell>
          <table:table-cell office:value-type="float" office:value="-0.265474132067612" calcext:value-type="float">
            <text:p>-0.265474132067612</text:p>
          </table:table-cell>
          <table:table-cell office:value-type="float" office:value="-0.325457888560276" calcext:value-type="float">
            <text:p>-0.325457888560276</text:p>
          </table:table-cell>
          <table:table-cell office:value-type="float" office:value="-0.292099011997526" calcext:value-type="float">
            <text:p>-0.292099011997526</text:p>
          </table:table-cell>
          <table:table-cell office:value-type="float" office:value="-0.282055099572945" calcext:value-type="float">
            <text:p>-0.282055099572945</text:p>
          </table:table-cell>
          <table:table-cell office:value-type="float" office:value="-0.261371255107846" calcext:value-type="float">
            <text:p>-0.261371255107846</text:p>
          </table:table-cell>
          <table:table-cell office:value-type="float" office:value="-0.281352392649699" calcext:value-type="float">
            <text:p>-0.281352392649699</text:p>
          </table:table-cell>
          <table:table-cell office:value-type="float" office:value="-0.277234853675079" calcext:value-type="float">
            <text:p>-0.277234853675079</text:p>
          </table:table-cell>
          <table:table-cell office:value-type="float" office:value="-0.297305079724593" calcext:value-type="float">
            <text:p>-0.297305079724593</text:p>
          </table:table-cell>
          <table:table-cell office:value-type="float" office:value="-0.309945049229239" calcext:value-type="float">
            <text:p>-0.309945049229239</text:p>
          </table:table-cell>
          <table:table-cell office:value-type="float" office:value="-0.312237771980886" calcext:value-type="float">
            <text:p>-0.312237771980886</text:p>
          </table:table-cell>
          <table:table-cell office:value-type="float" office:value="-0.31213681967862" calcext:value-type="float">
            <text:p>-0.31213681967862</text:p>
          </table:table-cell>
          <table:table-cell office:value-type="float" office:value="-0.308421675541272" calcext:value-type="float">
            <text:p>-0.308421675541272</text:p>
          </table:table-cell>
          <table:table-cell office:value-type="float" office:value="-0.314555449838022" calcext:value-type="float">
            <text:p>-0.314555449838022</text:p>
          </table:table-cell>
          <table:table-cell office:value-type="float" office:value="-0.314646586878221" calcext:value-type="float">
            <text:p>-0.314646586878221</text:p>
          </table:table-cell>
          <table:table-cell office:value-type="float" office:value="-0.341679011346662" calcext:value-type="float">
            <text:p>-0.341679011346662</text:p>
          </table:table-cell>
          <table:table-cell office:value-type="float" office:value="-0.349811324404071" calcext:value-type="float">
            <text:p>-0.349811324404071</text:p>
          </table:table-cell>
          <table:table-cell office:value-type="float" office:value="-0.343367846077069" calcext:value-type="float">
            <text:p>-0.343367846077069</text:p>
          </table:table-cell>
          <table:table-cell office:value-type="float" office:value="-0.337323571426711" calcext:value-type="float">
            <text:p>-0.337323571426711</text:p>
          </table:table-cell>
          <table:table-cell office:value-type="float" office:value="-0.331560938616047" calcext:value-type="float">
            <text:p>-0.331560938616047</text:p>
          </table:table-cell>
          <table:table-cell office:value-type="float" office:value="-0.334644669022223" calcext:value-type="float">
            <text:p>-0.334644669022223</text:p>
          </table:table-cell>
          <table:table-cell office:value-type="float" office:value="-0.332126244566358" calcext:value-type="float">
            <text:p>-0.332126244566358</text:p>
          </table:table-cell>
          <table:table-cell office:value-type="float" office:value="-0.318681661787283" calcext:value-type="float">
            <text:p>-0.318681661787283</text:p>
          </table:table-cell>
          <table:table-cell office:value-type="float" office:value="-0.303158329935265" calcext:value-type="float">
            <text:p>-0.303158329935265</text:p>
          </table:table-cell>
          <table:table-cell office:value-type="float" office:value="-0.302259281201014" calcext:value-type="float">
            <text:p>-0.302259281201014</text:p>
          </table:table-cell>
          <table:table-cell office:value-type="float" office:value="-0.300335650700753" calcext:value-type="float">
            <text:p>-0.300335650700753</text:p>
          </table:table-cell>
          <table:table-cell office:value-type="float" office:value="-0.294635309235905" calcext:value-type="float">
            <text:p>-0.294635309235905</text:p>
          </table:table-cell>
          <table:table-cell office:value-type="float" office:value="-0.304167675984765" calcext:value-type="float">
            <text:p>-0.304167675984765</text:p>
          </table:table-cell>
          <table:table-cell office:value-type="float" office:value="-0.293966503650075" calcext:value-type="float">
            <text:p>-0.293966503650075</text:p>
          </table:table-cell>
          <table:table-cell office:value-type="float" office:value="-0.292313080106421" calcext:value-type="float">
            <text:p>-0.292313080106421</text:p>
          </table:table-cell>
          <table:table-cell office:value-type="float" office:value="-0.294152479477152" calcext:value-type="float">
            <text:p>-0.294152479477152</text:p>
          </table:table-cell>
          <table:table-cell office:value-type="float" office:value="-0.359644395645693" calcext:value-type="float">
            <text:p>-0.359644395645693</text:p>
          </table:table-cell>
          <table:table-cell office:value-type="float" office:value="-0.342795533351977" calcext:value-type="float">
            <text:p>-0.342795533351977</text:p>
          </table:table-cell>
          <table:table-cell office:value-type="float" office:value="-0.337360227379274" calcext:value-type="float">
            <text:p>-0.337360227379274</text:p>
          </table:table-cell>
          <table:table-cell office:value-type="float" office:value="-0.290116537427062" calcext:value-type="float">
            <text:p>-0.290116537427062</text:p>
          </table:table-cell>
          <table:table-cell office:value-type="float" office:value="-0.31296180478469" calcext:value-type="float">
            <text:p>-0.31296180478469</text:p>
          </table:table-cell>
          <table:table-cell office:value-type="float" office:value="-0.32203617926198" calcext:value-type="float">
            <text:p>-0.32203617926198</text:p>
          </table:table-cell>
          <table:table-cell office:value-type="float" office:value="-0.32360984316834" calcext:value-type="float">
            <text:p>-0.32360984316834</text:p>
          </table:table-cell>
          <table:table-cell office:value-type="float" office:value="-0.333256894903827" calcext:value-type="float">
            <text:p>-0.333256894903827</text:p>
          </table:table-cell>
          <table:table-cell office:value-type="float" office:value="-0.335612361933741" calcext:value-type="float">
            <text:p>-0.335612361933741</text:p>
          </table:table-cell>
          <table:table-cell office:value-type="float" office:value="-0.342213838301129" calcext:value-type="float">
            <text:p>-0.342213838301129</text:p>
          </table:table-cell>
          <table:table-cell office:value-type="float" office:value="-0.369942702388659" calcext:value-type="float">
            <text:p>-0.369942702388659</text:p>
          </table:table-cell>
          <table:table-cell office:value-type="float" office:value="-0.357746075819138" calcext:value-type="float">
            <text:p>-0.357746075819138</text:p>
          </table:table-cell>
          <table:table-cell office:value-type="float" office:value="-0.348165595271794" calcext:value-type="float">
            <text:p>-0.348165595271794</text:p>
          </table:table-cell>
          <table:table-cell office:value-type="float" office:value="-0.361068695338347" calcext:value-type="float">
            <text:p>-0.361068695338347</text:p>
          </table:table-cell>
          <table:table-cell office:value-type="float" office:value="-0.3312002232017" calcext:value-type="float">
            <text:p>-0.3312002232017</text:p>
          </table:table-cell>
          <table:table-cell office:value-type="float" office:value="-0.31613348716908" calcext:value-type="float">
            <text:p>-0.31613348716908</text:p>
          </table:table-cell>
          <table:table-cell office:value-type="float" office:value="-0.305965407644404" calcext:value-type="float">
            <text:p>-0.305965407644404</text:p>
          </table:table-cell>
          <table:table-cell office:value-type="float" office:value="-0.303174529165334" calcext:value-type="float">
            <text:p>-0.303174529165334</text:p>
          </table:table-cell>
          <table:table-cell office:value-type="float" office:value="-0.314258017679702" calcext:value-type="float">
            <text:p>-0.314258017679702</text:p>
          </table:table-cell>
          <table:table-cell office:value-type="float" office:value="-0.353850870351723" calcext:value-type="float">
            <text:p>-0.353850870351723</text:p>
          </table:table-cell>
          <table:table-cell office:value-type="float" office:value="-0.34152085336192" calcext:value-type="float">
            <text:p>-0.34152085336192</text:p>
          </table:table-cell>
          <table:table-cell office:value-type="float" office:value="-0.336899288270997" calcext:value-type="float">
            <text:p>-0.336899288270997</text:p>
          </table:table-cell>
          <table:table-cell office:value-type="float" office:value="-0.325853599162498" calcext:value-type="float">
            <text:p>-0.325853599162498</text:p>
          </table:table-cell>
          <table:table-cell office:value-type="float" office:value="-0.307990532386943" calcext:value-type="float">
            <text:p>-0.307990532386943</text:p>
          </table:table-cell>
          <table:table-cell office:value-type="float" office:value="-0.339611881576017" calcext:value-type="float">
            <text:p>-0.339611881576017</text:p>
          </table:table-cell>
          <table:table-cell office:value-type="float" office:value="-0.3473313106999" calcext:value-type="float">
            <text:p>-0.3473313106999</text:p>
          </table:table-cell>
          <table:table-cell office:value-type="float" office:value="-0.357344073960672" calcext:value-type="float">
            <text:p>-0.357344073960672</text:p>
          </table:table-cell>
          <table:table-cell office:value-type="float" office:value="-0.375943868857815" calcext:value-type="float">
            <text:p>-0.375943868857815</text:p>
          </table:table-cell>
          <table:table-cell office:value-type="float" office:value="-0.370770277010439" calcext:value-type="float">
            <text:p>-0.370770277010439</text:p>
          </table:table-cell>
          <table:table-cell office:value-type="float" office:value="-0.38019448968737" calcext:value-type="float">
            <text:p>-0.38019448968737</text:p>
          </table:table-cell>
          <table:table-cell office:value-type="float" office:value="-0.376041155447945" calcext:value-type="float">
            <text:p>-0.376041155447945</text:p>
          </table:table-cell>
          <table:table-cell office:value-type="float" office:value="-0.361166559080576" calcext:value-type="float">
            <text:p>-0.361166559080576</text:p>
          </table:table-cell>
          <table:table-cell office:value-type="float" office:value="-0.379309506503636" calcext:value-type="float">
            <text:p>-0.379309506503636</text:p>
          </table:table-cell>
          <table:table-cell office:value-type="float" office:value="-0.365896047678044" calcext:value-type="float">
            <text:p>-0.365896047678044</text:p>
          </table:table-cell>
          <table:table-cell office:value-type="float" office:value="-0.382217294281392" calcext:value-type="float">
            <text:p>-0.382217294281392</text:p>
          </table:table-cell>
          <table:table-cell office:value-type="float" office:value="-0.381640035846955" calcext:value-type="float">
            <text:p>-0.381640035846955</text:p>
          </table:table-cell>
          <table:table-cell office:value-type="float" office:value="-0.380971350081307" calcext:value-type="float">
            <text:p>-0.380971350081307</text:p>
          </table:table-cell>
          <table:table-cell office:value-type="float" office:value="-0.381424369152546" calcext:value-type="float">
            <text:p>-0.381424369152546</text:p>
          </table:table-cell>
          <table:table-cell office:value-type="float" office:value="-0.384657025074262" calcext:value-type="float">
            <text:p>-0.384657025074262</text:p>
          </table:table-cell>
          <table:table-cell office:value-type="float" office:value="-0.379851361306216" calcext:value-type="float">
            <text:p>-0.379851361306216</text:p>
          </table:table-cell>
          <table:table-cell office:value-type="float" office:value="-0.373306771012847" calcext:value-type="float">
            <text:p>-0.373306771012847</text:p>
          </table:table-cell>
          <table:table-cell office:value-type="float" office:value="-0.374044890376373" calcext:value-type="float">
            <text:p>-0.374044890376373</text:p>
          </table:table-cell>
          <table:table-cell office:value-type="float" office:value="-0.376621852947251" calcext:value-type="float">
            <text:p>-0.376621852947251</text:p>
          </table:table-cell>
          <table:table-cell office:value-type="float" office:value="-0.350828187888356" calcext:value-type="float">
            <text:p>-0.350828187888356</text:p>
          </table:table-cell>
          <table:table-cell office:value-type="float" office:value="-0.34967791354034" calcext:value-type="float">
            <text:p>-0.34967791354034</text:p>
          </table:table-cell>
          <table:table-cell office:value-type="float" office:value="-0.365709686154156" calcext:value-type="float">
            <text:p>-0.365709686154156</text:p>
          </table:table-cell>
          <table:table-cell office:value-type="float" office:value="-0.399475406666134" calcext:value-type="float">
            <text:p>-0.399475406666134</text:p>
          </table:table-cell>
          <table:table-cell office:value-type="float" office:value="-0.347436412785474" calcext:value-type="float">
            <text:p>-0.347436412785474</text:p>
          </table:table-cell>
          <table:table-cell office:value-type="float" office:value="-0.364838628802917" calcext:value-type="float">
            <text:p>-0.364838628802917</text:p>
          </table:table-cell>
          <table:table-cell office:value-type="float" office:value="-0.374599039808298" calcext:value-type="float">
            <text:p>-0.374599039808298</text:p>
          </table:table-cell>
          <table:table-cell office:value-type="float" office:value="-0.411848409229987" calcext:value-type="float">
            <text:p>-0.411848409229987</text:p>
          </table:table-cell>
          <table:table-cell office:value-type="float" office:value="-0.409123829939449" calcext:value-type="float">
            <text:p>-0.409123829939449</text:p>
          </table:table-cell>
          <table:table-cell office:value-type="float" office:value="-0.4050130624964" calcext:value-type="float">
            <text:p>-0.4050130624964</text:p>
          </table:table-cell>
          <table:table-cell office:value-type="float" office:value="-0.405569271430519" calcext:value-type="float">
            <text:p>-0.405569271430519</text:p>
          </table:table-cell>
          <table:table-cell office:value-type="float" office:value="-0.404015666008776" calcext:value-type="float">
            <text:p>-0.404015666008776</text:p>
          </table:table-cell>
          <table:table-cell office:value-type="float" office:value="-0.402668574454784" calcext:value-type="float">
            <text:p>-0.402668574454784</text:p>
          </table:table-cell>
          <table:table-cell office:value-type="float" office:value="-0.401541094278696" calcext:value-type="float">
            <text:p>-0.401541094278696</text:p>
          </table:table-cell>
          <table:table-cell office:value-type="float" office:value="-0.415148533438531" calcext:value-type="float">
            <text:p>-0.415148533438531</text:p>
          </table:table-cell>
          <table:table-cell office:value-type="float" office:value="-0.404145095317789" calcext:value-type="float">
            <text:p>-0.404145095317789</text:p>
          </table:table-cell>
          <table:table-cell office:value-type="float" office:value="-0.387438952532886" calcext:value-type="float">
            <text:p>-0.387438952532886</text:p>
          </table:table-cell>
          <table:table-cell office:value-type="float" office:value="-0.417764734723322" calcext:value-type="float">
            <text:p>-0.417764734723322</text:p>
          </table:table-cell>
          <table:table-cell office:value-type="float" office:value="-0.404154196459241" calcext:value-type="float">
            <text:p>-0.404154196459241</text:p>
          </table:table-cell>
          <table:table-cell office:value-type="float" office:value="-0.41087885253272" calcext:value-type="float">
            <text:p>-0.41087885253272</text:p>
          </table:table-cell>
          <table:table-cell office:value-type="float" office:value="-0.384246358378543" calcext:value-type="float">
            <text:p>-0.384246358378543</text:p>
          </table:table-cell>
          <table:table-cell office:value-type="float" office:value="-0.384444572399997" calcext:value-type="float">
            <text:p>-0.384444572399997</text:p>
          </table:table-cell>
          <table:table-cell office:value-type="float" office:value="-0.387626760384996" calcext:value-type="float">
            <text:p>-0.387626760384996</text:p>
          </table:table-cell>
          <table:table-cell office:value-type="float" office:value="-0.384011073598678" calcext:value-type="float">
            <text:p>-0.384011073598678</text:p>
          </table:table-cell>
          <table:table-cell office:value-type="float" office:value="-0.382431043974081" calcext:value-type="float">
            <text:p>-0.382431043974081</text:p>
          </table:table-cell>
          <table:table-cell office:value-type="float" office:value="-0.380553746899042" calcext:value-type="float">
            <text:p>-0.380553746899042</text:p>
          </table:table-cell>
          <table:table-cell office:value-type="float" office:value="-0.372714604381095" calcext:value-type="float">
            <text:p>-0.372714604381095</text:p>
          </table:table-cell>
          <table:table-cell office:value-type="float" office:value="-0.366041136266793" calcext:value-type="float">
            <text:p>-0.366041136266793</text:p>
          </table:table-cell>
          <table:table-cell office:value-type="float" office:value="-0.368513113493386" calcext:value-type="float">
            <text:p>-0.368513113493386</text:p>
          </table:table-cell>
          <table:table-cell office:value-type="float" office:value="-0.375328119084439" calcext:value-type="float">
            <text:p>-0.375328119084439</text:p>
          </table:table-cell>
          <table:table-cell office:value-type="float" office:value="-0.382058300324207" calcext:value-type="float">
            <text:p>-0.382058300324207</text:p>
          </table:table-cell>
          <table:table-cell office:value-type="float" office:value="-0.383315929241712" calcext:value-type="float">
            <text:p>-0.383315929241712</text:p>
          </table:table-cell>
          <table:table-cell office:value-type="float" office:value="-0.426866746022105" calcext:value-type="float">
            <text:p>-0.426866746022105</text:p>
          </table:table-cell>
          <table:table-cell office:value-type="float" office:value="-0.373002170105731" calcext:value-type="float">
            <text:p>-0.373002170105731</text:p>
          </table:table-cell>
          <table:table-cell office:value-type="float" office:value="-0.364119124269472" calcext:value-type="float">
            <text:p>-0.364119124269472</text:p>
          </table:table-cell>
          <table:table-cell office:value-type="float" office:value="-0.384556158392256" calcext:value-type="float">
            <text:p>-0.384556158392256</text:p>
          </table:table-cell>
          <table:table-cell office:value-type="float" office:value="-0.39310272470853" calcext:value-type="float">
            <text:p>-0.39310272470853</text:p>
          </table:table-cell>
          <table:table-cell office:value-type="float" office:value="-0.394178659709056" calcext:value-type="float">
            <text:p>-0.394178659709056</text:p>
          </table:table-cell>
          <table:table-cell office:value-type="float" office:value="-0.416997270408157" calcext:value-type="float">
            <text:p>-0.416997270408157</text:p>
          </table:table-cell>
          <table:table-cell office:value-type="float" office:value="-0.418601543460445" calcext:value-type="float">
            <text:p>-0.418601543460445</text:p>
          </table:table-cell>
          <table:table-cell office:value-type="float" office:value="-0.419695430448313" calcext:value-type="float">
            <text:p>-0.419695430448313</text:p>
          </table:table-cell>
          <table:table-cell office:value-type="float" office:value="-0.416019703954459" calcext:value-type="float">
            <text:p>-0.416019703954459</text:p>
          </table:table-cell>
          <table:table-cell office:value-type="float" office:value="-0.407027583483071" calcext:value-type="float">
            <text:p>-0.407027583483071</text:p>
          </table:table-cell>
          <table:table-cell office:value-type="float" office:value="-0.397301419367478" calcext:value-type="float">
            <text:p>-0.397301419367478</text:p>
          </table:table-cell>
          <table:table-cell office:value-type="float" office:value="-0.394374574836378" calcext:value-type="float">
            <text:p>-0.394374574836378</text:p>
          </table:table-cell>
          <table:table-cell office:value-type="float" office:value="-0.403933178685463" calcext:value-type="float">
            <text:p>-0.403933178685463</text:p>
          </table:table-cell>
          <table:table-cell office:value-type="float" office:value="-0.405303616476921" calcext:value-type="float">
            <text:p>-0.405303616476921</text:p>
          </table:table-cell>
          <table:table-cell office:value-type="float" office:value="-0.36199358775443" calcext:value-type="float">
            <text:p>-0.36199358775443</text:p>
          </table:table-cell>
          <table:table-cell office:value-type="float" office:value="-0.366965040637778" calcext:value-type="float">
            <text:p>-0.366965040637778</text:p>
          </table:table-cell>
          <table:table-cell office:value-type="float" office:value="-0.374222424869262" calcext:value-type="float">
            <text:p>-0.374222424869262</text:p>
          </table:table-cell>
          <table:table-cell office:value-type="float" office:value="-0.373962866569586" calcext:value-type="float">
            <text:p>-0.373962866569586</text:p>
          </table:table-cell>
          <table:table-cell office:value-type="float" office:value="-0.367109129731827" calcext:value-type="float">
            <text:p>-0.367109129731827</text:p>
          </table:table-cell>
          <table:table-cell office:value-type="float" office:value="-0.374333178030854" calcext:value-type="float">
            <text:p>-0.374333178030854</text:p>
          </table:table-cell>
          <table:table-cell office:value-type="float" office:value="-0.403093044790625" calcext:value-type="float">
            <text:p>-0.403093044790625</text:p>
          </table:table-cell>
          <table:table-cell office:value-type="float" office:value="-0.40885020466769" calcext:value-type="float">
            <text:p>-0.40885020466769</text:p>
          </table:table-cell>
          <table:table-cell office:value-type="float" office:value="-0.382121839098567" calcext:value-type="float">
            <text:p>-0.382121839098567</text:p>
          </table:table-cell>
          <table:table-cell office:value-type="float" office:value="-0.366962477559742" calcext:value-type="float">
            <text:p>-0.366962477559742</text:p>
          </table:table-cell>
          <table:table-cell office:value-type="float" office:value="-0.384380478671773" calcext:value-type="float">
            <text:p>-0.384380478671773</text:p>
          </table:table-cell>
          <table:table-cell office:value-type="float" office:value="-0.380351189150557" calcext:value-type="float">
            <text:p>-0.380351189150557</text:p>
          </table:table-cell>
          <table:table-cell office:value-type="float" office:value="-0.398615659648068" calcext:value-type="float">
            <text:p>-0.398615659648068</text:p>
          </table:table-cell>
          <table:table-cell office:value-type="float" office:value="-0.408319335659665" calcext:value-type="float">
            <text:p>-0.408319335659665</text:p>
          </table:table-cell>
          <table:table-cell office:value-type="float" office:value="-0.413118771973559" calcext:value-type="float">
            <text:p>-0.413118771973559</text:p>
          </table:table-cell>
          <table:table-cell office:value-type="float" office:value="-0.423763134425673" calcext:value-type="float">
            <text:p>-0.423763134425673</text:p>
          </table:table-cell>
          <table:table-cell office:value-type="float" office:value="-0.421200377241612" calcext:value-type="float">
            <text:p>-0.421200377241612</text:p>
          </table:table-cell>
          <table:table-cell office:value-type="float" office:value="-0.424379210717718" calcext:value-type="float">
            <text:p>-0.424379210717718</text:p>
          </table:table-cell>
          <table:table-cell office:value-type="float" office:value="-0.425298408636486" calcext:value-type="float">
            <text:p>-0.425298408636486</text:p>
          </table:table-cell>
          <table:table-cell office:value-type="float" office:value="-0.418034067130042" calcext:value-type="float">
            <text:p>-0.418034067130042</text:p>
          </table:table-cell>
          <table:table-cell office:value-type="float" office:value="-0.425479219641554" calcext:value-type="float">
            <text:p>-0.425479219641554</text:p>
          </table:table-cell>
          <table:table-cell office:value-type="float" office:value="-0.417175135286649" calcext:value-type="float">
            <text:p>-0.417175135286649</text:p>
          </table:table-cell>
          <table:table-cell office:value-type="float" office:value="-0.400932318824052" calcext:value-type="float">
            <text:p>-0.400932318824052</text:p>
          </table:table-cell>
          <table:table-cell office:value-type="float" office:value="-0.40059411031952" calcext:value-type="float">
            <text:p>-0.40059411031952</text:p>
          </table:table-cell>
          <table:table-cell office:value-type="float" office:value="-0.441129310350349" calcext:value-type="float">
            <text:p>-0.441129310350349</text:p>
          </table:table-cell>
          <table:table-cell office:value-type="float" office:value="-0.438487058811747" calcext:value-type="float">
            <text:p>-0.438487058811747</text:p>
          </table:table-cell>
          <table:table-cell office:value-type="float" office:value="-0.424636650761518" calcext:value-type="float">
            <text:p>-0.424636650761518</text:p>
          </table:table-cell>
          <table:table-cell office:value-type="float" office:value="-0.427294463675893" calcext:value-type="float">
            <text:p>-0.427294463675893</text:p>
          </table:table-cell>
          <table:table-cell office:value-type="float" office:value="-0.426343610557025" calcext:value-type="float">
            <text:p>-0.426343610557025</text:p>
          </table:table-cell>
          <table:table-cell office:value-type="float" office:value="-0.422825013678228" calcext:value-type="float">
            <text:p>-0.422825013678228</text:p>
          </table:table-cell>
          <table:table-cell office:value-type="float" office:value="-0.430879183704024" calcext:value-type="float">
            <text:p>-0.430879183704024</text:p>
          </table:table-cell>
          <table:table-cell office:value-type="float" office:value="-0.429599681193717" calcext:value-type="float">
            <text:p>-0.429599681193717</text:p>
          </table:table-cell>
          <table:table-cell office:value-type="float" office:value="-0.427423910406929" calcext:value-type="float">
            <text:p>-0.427423910406929</text:p>
          </table:table-cell>
          <table:table-cell office:value-type="float" office:value="-0.420749369305472" calcext:value-type="float">
            <text:p>-0.420749369305472</text:p>
          </table:table-cell>
          <table:table-cell office:value-type="float" office:value="-0.424689752016827" calcext:value-type="float">
            <text:p>-0.424689752016827</text:p>
          </table:table-cell>
          <table:table-cell office:value-type="float" office:value="-0.373206016431477" calcext:value-type="float">
            <text:p>-0.373206016431477</text:p>
          </table:table-cell>
          <table:table-cell office:value-type="float" office:value="-0.377619173676609" calcext:value-type="float">
            <text:p>-0.377619173676609</text:p>
          </table:table-cell>
          <table:table-cell office:value-type="float" office:value="-0.37350400970453" calcext:value-type="float">
            <text:p>-0.37350400970453</text:p>
          </table:table-cell>
          <table:table-cell office:value-type="float" office:value="-0.367977795184425" calcext:value-type="float">
            <text:p>-0.367977795184425</text:p>
          </table:table-cell>
          <table:table-cell office:value-type="float" office:value="-0.35702860015005" calcext:value-type="float">
            <text:p>-0.35702860015005</text:p>
          </table:table-cell>
          <table:table-cell office:value-type="float" office:value="-0.355880598980456" calcext:value-type="float">
            <text:p>-0.355880598980456</text:p>
          </table:table-cell>
          <table:table-cell office:value-type="float" office:value="-0.362055649161359" calcext:value-type="float">
            <text:p>-0.362055649161359</text:p>
          </table:table-cell>
          <table:table-cell office:value-type="float" office:value="-0.367282047684993" calcext:value-type="float">
            <text:p>-0.367282047684993</text:p>
          </table:table-cell>
          <table:table-cell office:value-type="float" office:value="-0.371029564204556" calcext:value-type="float">
            <text:p>-0.371029564204556</text:p>
          </table:table-cell>
          <table:table-cell office:value-type="float" office:value="-0.371268945762236" calcext:value-type="float">
            <text:p>-0.371268945762236</text:p>
          </table:table-cell>
          <table:table-cell office:value-type="float" office:value="-0.369447168460639" calcext:value-type="float">
            <text:p>-0.369447168460639</text:p>
          </table:table-cell>
          <table:table-cell office:value-type="float" office:value="-0.367396249688298" calcext:value-type="float">
            <text:p>-0.367396249688298</text:p>
          </table:table-cell>
          <table:table-cell office:value-type="float" office:value="-0.366845871445631" calcext:value-type="float">
            <text:p>-0.366845871445631</text:p>
          </table:table-cell>
          <table:table-cell office:value-type="float" office:value="-0.365130482256223" calcext:value-type="float">
            <text:p>-0.365130482256223</text:p>
          </table:table-cell>
          <table:table-cell office:value-type="float" office:value="-0.365976316840079" calcext:value-type="float">
            <text:p>-0.365976316840079</text:p>
          </table:table-cell>
          <table:table-cell office:value-type="float" office:value="-0.364988929585889" calcext:value-type="float">
            <text:p>-0.364988929585889</text:p>
          </table:table-cell>
          <table:table-cell office:value-type="float" office:value="-0.364871688695445" calcext:value-type="float">
            <text:p>-0.364871688695445</text:p>
          </table:table-cell>
          <table:table-cell office:value-type="float" office:value="-0.365071326841327" calcext:value-type="float">
            <text:p>-0.365071326841327</text:p>
          </table:table-cell>
          <table:table-cell office:value-type="float" office:value="-0.364745608566686" calcext:value-type="float">
            <text:p>-0.364745608566686</text:p>
          </table:table-cell>
          <table:table-cell office:value-type="float" office:value="-0.365416252557966" calcext:value-type="float">
            <text:p>-0.365416252557966</text:p>
          </table:table-cell>
          <table:table-cell office:value-type="float" office:value="-0.365107119248571" calcext:value-type="float">
            <text:p>-0.365107119248571</text:p>
          </table:table-cell>
          <table:table-cell office:value-type="float" office:value="-0.365598426382707" calcext:value-type="float">
            <text:p>-0.365598426382707</text:p>
          </table:table-cell>
          <table:table-cell office:value-type="float" office:value="-0.36539075490963" calcext:value-type="float">
            <text:p>-0.36539075490963</text:p>
          </table:table-cell>
          <table:table-cell office:value-type="float" office:value="-0.365206239749078" calcext:value-type="float">
            <text:p>-0.365206239749078</text:p>
          </table:table-cell>
          <table:table-cell office:value-type="float" office:value="-0.365085952874897" calcext:value-type="float">
            <text:p>-0.365085952874897</text:p>
          </table:table-cell>
          <table:table-cell office:value-type="float" office:value="-0.365057130270644" calcext:value-type="float">
            <text:p>-0.365057130270644</text:p>
          </table:table-cell>
          <table:table-cell office:value-type="float" office:value="-0.365734290034194" calcext:value-type="float">
            <text:p>-0.365734290034194</text:p>
          </table:table-cell>
          <table:table-cell office:value-type="float" office:value="-0.364990892300184" calcext:value-type="float">
            <text:p>-0.364990892300184</text:p>
          </table:table-cell>
          <table:table-cell office:value-type="float" office:value="-0.365728783021116" calcext:value-type="float">
            <text:p>-0.365728783021116</text:p>
          </table:table-cell>
          <table:table-cell office:value-type="float" office:value="-0.364672262382128" calcext:value-type="float">
            <text:p>-0.364672262382128</text:p>
          </table:table-cell>
          <table:table-cell office:value-type="float" office:value="-0.365444694628386" calcext:value-type="float">
            <text:p>-0.365444694628386</text:p>
          </table:table-cell>
          <table:table-cell office:value-type="float" office:value="-0.365216569669205" calcext:value-type="float">
            <text:p>-0.365216569669205</text:p>
          </table:table-cell>
          <table:table-cell office:value-type="float" office:value="-0.365048610734147" calcext:value-type="float">
            <text:p>-0.365048610734147</text:p>
          </table:table-cell>
          <table:table-cell office:value-type="float" office:value="-0.365107219343656" calcext:value-type="float">
            <text:p>-0.365107219343656</text:p>
          </table:table-cell>
          <table:table-cell office:value-type="float" office:value="-0.36483646211433" calcext:value-type="float">
            <text:p>-0.36483646211433</text:p>
          </table:table-cell>
          <table:table-cell office:value-type="float" office:value="-0.365399982303796" calcext:value-type="float">
            <text:p>-0.365399982303796</text:p>
          </table:table-cell>
          <table:table-cell office:value-type="float" office:value="-0.364992056291531" calcext:value-type="float">
            <text:p>-0.364992056291531</text:p>
          </table:table-cell>
          <table:table-cell office:value-type="float" office:value="-0.365243961067439" calcext:value-type="float">
            <text:p>-0.365243961067439</text:p>
          </table:table-cell>
          <table:table-cell office:value-type="float" office:value="-0.36443702808276" calcext:value-type="float">
            <text:p>-0.36443702808276</text:p>
          </table:table-cell>
          <table:table-cell office:value-type="float" office:value="-0.36541017044072" calcext:value-type="float">
            <text:p>-0.36541017044072</text:p>
          </table:table-cell>
          <table:table-cell office:value-type="float" office:value="-0.365211328702583" calcext:value-type="float">
            <text:p>-0.365211328702583</text:p>
          </table:table-cell>
          <table:table-cell office:value-type="float" office:value="-0.365169665655767" calcext:value-type="float">
            <text:p>-0.365169665655767</text:p>
          </table:table-cell>
          <table:table-cell office:value-type="float" office:value="-0.364901289421367" calcext:value-type="float">
            <text:p>-0.364901289421367</text:p>
          </table:table-cell>
          <table:table-cell office:value-type="float" office:value="-0.365282839382012" calcext:value-type="float">
            <text:p>-0.365282839382012</text:p>
          </table:table-cell>
          <table:table-cell office:value-type="float" office:value="-0.365522274271276" calcext:value-type="float">
            <text:p>-0.365522274271276</text:p>
          </table:table-cell>
          <table:table-cell office:value-type="float" office:value="-0.364851826707333" calcext:value-type="float">
            <text:p>-0.364851826707333</text:p>
          </table:table-cell>
          <table:table-cell office:value-type="float" office:value="-0.364860689604432" calcext:value-type="float">
            <text:p>-0.364860689604432</text:p>
          </table:table-cell>
          <table:table-cell office:value-type="float" office:value="-0.364918276821789" calcext:value-type="float">
            <text:p>-0.364918276821789</text:p>
          </table:table-cell>
          <table:table-cell office:value-type="float" office:value="-0.36559457228543" calcext:value-type="float">
            <text:p>-0.36559457228543</text:p>
          </table:table-cell>
          <table:table-cell office:value-type="float" office:value="-0.365572318842984" calcext:value-type="float">
            <text:p>-0.365572318842984</text:p>
          </table:table-cell>
          <table:table-cell office:value-type="float" office:value="-0.364875151072878" calcext:value-type="float">
            <text:p>-0.364875151072878</text:p>
          </table:table-cell>
          <table:table-cell office:value-type="float" office:value="-0.365272797928573" calcext:value-type="float">
            <text:p>-0.365272797928573</text:p>
          </table:table-cell>
          <table:table-cell office:value-type="float" office:value="-0.365208600832491" calcext:value-type="float">
            <text:p>-0.365208600832491</text:p>
          </table:table-cell>
          <table:table-cell office:value-type="float" office:value="-0.365796121952494" calcext:value-type="float">
            <text:p>-0.365796121952494</text:p>
          </table:table-cell>
          <table:table-cell office:value-type="float" office:value="-0.365385668085389" calcext:value-type="float">
            <text:p>-0.365385668085389</text:p>
          </table:table-cell>
          <table:table-cell office:value-type="float" office:value="-0.364705834818769" calcext:value-type="float">
            <text:p>-0.364705834818769</text:p>
          </table:table-cell>
          <table:table-cell office:value-type="float" office:value="-0.36561980768262" calcext:value-type="float">
            <text:p>-0.36561980768262</text:p>
          </table:table-cell>
          <table:table-cell office:value-type="float" office:value="-0.364829462214043" calcext:value-type="float">
            <text:p>-0.364829462214043</text:p>
          </table:table-cell>
          <table:table-cell office:value-type="float" office:value="-0.365512502694504" calcext:value-type="float">
            <text:p>-0.365512502694504</text:p>
          </table:table-cell>
          <table:table-cell office:value-type="float" office:value="-0.365975109558118" calcext:value-type="float">
            <text:p>-0.365975109558118</text:p>
          </table:table-cell>
          <table:table-cell office:value-type="float" office:value="-0.365660359726631" calcext:value-type="float">
            <text:p>-0.365660359726631</text:p>
          </table:table-cell>
          <table:table-cell office:value-type="float" office:value="-0.36529070914715" calcext:value-type="float">
            <text:p>-0.36529070914715</text:p>
          </table:table-cell>
          <table:table-cell office:value-type="float" office:value="-0.365155515943897" calcext:value-type="float">
            <text:p>-0.365155515943897</text:p>
          </table:table-cell>
          <table:table-cell office:value-type="float" office:value="-0.364675720738931" calcext:value-type="float">
            <text:p>-0.364675720738931</text:p>
          </table:table-cell>
          <table:table-cell office:value-type="float" office:value="-0.365558510578191" calcext:value-type="float">
            <text:p>-0.365558510578191</text:p>
          </table:table-cell>
          <table:table-cell office:value-type="float" office:value="-0.364842103475814" calcext:value-type="float">
            <text:p>-0.364842103475814</text:p>
          </table:table-cell>
          <table:table-cell office:value-type="float" office:value="-0.364629264285093" calcext:value-type="float">
            <text:p>-0.364629264285093</text:p>
          </table:table-cell>
          <table:table-cell office:value-type="float" office:value="-0.366031842691411" calcext:value-type="float">
            <text:p>-0.366031842691411</text:p>
          </table:table-cell>
          <table:table-cell office:value-type="float" office:value="-0.364876165282348" calcext:value-type="float">
            <text:p>-0.364876165282348</text:p>
          </table:table-cell>
          <table:table-cell office:value-type="float" office:value="-0.365580251705363" calcext:value-type="float">
            <text:p>-0.365580251705363</text:p>
          </table:table-cell>
          <table:table-cell office:value-type="float" office:value="-0.365616917640614" calcext:value-type="float">
            <text:p>-0.365616917640614</text:p>
          </table:table-cell>
          <table:table-cell office:value-type="float" office:value="-0.365064476984805" calcext:value-type="float">
            <text:p>-0.365064476984805</text:p>
          </table:table-cell>
          <table:table-cell office:value-type="float" office:value="-0.364412662854391" calcext:value-type="float">
            <text:p>-0.364412662854391</text:p>
          </table:table-cell>
          <table:table-cell office:value-type="float" office:value="-0.365063683289363" calcext:value-type="float">
            <text:p>-0.365063683289363</text:p>
          </table:table-cell>
          <table:table-cell office:value-type="float" office:value="-0.365851799975975" calcext:value-type="float">
            <text:p>-0.365851799975975</text:p>
          </table:table-cell>
          <table:table-cell office:value-type="float" office:value="-0.364980076619229" calcext:value-type="float">
            <text:p>-0.364980076619229</text:p>
          </table:table-cell>
          <table:table-cell office:value-type="float" office:value="-0.36590249075423" calcext:value-type="float">
            <text:p>-0.36590249075423</text:p>
          </table:table-cell>
          <table:table-cell office:value-type="float" office:value="-0.364880440814992" calcext:value-type="float">
            <text:p>-0.364880440814992</text:p>
          </table:table-cell>
          <table:table-cell office:value-type="float" office:value="-0.365126332935753" calcext:value-type="float">
            <text:p>-0.365126332935753</text:p>
          </table:table-cell>
          <table:table-cell office:value-type="float" office:value="-0.365143737042823" calcext:value-type="float">
            <text:p>-0.365143737042823</text:p>
          </table:table-cell>
          <table:table-cell office:value-type="float" office:value="-0.365001003569786" calcext:value-type="float">
            <text:p>-0.365001003569786</text:p>
          </table:table-cell>
          <table:table-cell office:value-type="float" office:value="-0.365093953463802" calcext:value-type="float">
            <text:p>-0.365093953463802</text:p>
          </table:table-cell>
          <table:table-cell office:value-type="float" office:value="-0.365517669551374" calcext:value-type="float">
            <text:p>-0.365517669551374</text:p>
          </table:table-cell>
          <table:table-cell office:value-type="float" office:value="-0.364433028010636" calcext:value-type="float">
            <text:p>-0.364433028010636</text:p>
          </table:table-cell>
          <table:table-cell office:value-type="float" office:value="-0.365277559050876" calcext:value-type="float">
            <text:p>-0.365277559050876</text:p>
          </table:table-cell>
          <table:table-cell office:value-type="float" office:value="-0.365672978058484" calcext:value-type="float">
            <text:p>-0.365672978058484</text:p>
          </table:table-cell>
          <table:table-cell office:value-type="float" office:value="-0.365501243948354" calcext:value-type="float">
            <text:p>-0.365501243948354</text:p>
          </table:table-cell>
          <table:table-cell office:value-type="float" office:value="-0.365983490879463" calcext:value-type="float">
            <text:p>-0.365983490879463</text:p>
          </table:table-cell>
          <table:table-cell office:value-type="float" office:value="-0.365105763010655" calcext:value-type="float">
            <text:p>-0.365105763010655</text:p>
          </table:table-cell>
          <table:table-cell office:value-type="float" office:value="-0.365405134722196" calcext:value-type="float">
            <text:p>-0.365405134722196</text:p>
          </table:table-cell>
          <table:table-cell office:value-type="float" office:value="-0.364539469320631" calcext:value-type="float">
            <text:p>-0.364539469320631</text:p>
          </table:table-cell>
          <table:table-cell office:value-type="float" office:value="-0.365108775335901" calcext:value-type="float">
            <text:p>-0.365108775335901</text:p>
          </table:table-cell>
          <table:table-cell office:value-type="float" office:value="-0.365889211260376" calcext:value-type="float">
            <text:p>-0.365889211260376</text:p>
          </table:table-cell>
          <table:table-cell office:value-type="float" office:value="-0.365038137699365" calcext:value-type="float">
            <text:p>-0.365038137699365</text:p>
          </table:table-cell>
          <table:table-cell office:value-type="float" office:value="-0.365513946560586" calcext:value-type="float">
            <text:p>-0.365513946560586</text:p>
          </table:table-cell>
          <table:table-cell office:value-type="float" office:value="-0.36557258647652" calcext:value-type="float">
            <text:p>-0.36557258647652</text:p>
          </table:table-cell>
          <table:table-cell office:value-type="float" office:value="-0.365267796534307" calcext:value-type="float">
            <text:p>-0.365267796534307</text:p>
          </table:table-cell>
          <table:table-cell office:value-type="float" office:value="-0.364105905720099" calcext:value-type="float">
            <text:p>-0.364105905720099</text:p>
          </table:table-cell>
          <table:table-cell office:value-type="float" office:value="-0.364987555417774" calcext:value-type="float">
            <text:p>-0.364987555417774</text:p>
          </table:table-cell>
          <table:table-cell office:value-type="float" office:value="-0.365846340245734" calcext:value-type="float">
            <text:p>-0.365846340245734</text:p>
          </table:table-cell>
          <table:table-cell office:value-type="float" office:value="-0.364727806309786" calcext:value-type="float">
            <text:p>-0.364727806309786</text:p>
          </table:table-cell>
          <table:table-cell office:value-type="float" office:value="-0.365291536938114" calcext:value-type="float">
            <text:p>-0.365291536938114</text:p>
          </table:table-cell>
          <table:table-cell office:value-type="float" office:value="-0.364779559821451" calcext:value-type="float">
            <text:p>-0.364779559821451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2741582283704" calcext:value-type="float">
            <text:p>1.2741582283704E-05</text:p>
          </table:table-cell>
          <table:table-cell office:value-type="float" office:value="-0.0000135609716722662" calcext:value-type="float">
            <text:p>-1.35609716722662E-05</text:p>
          </table:table-cell>
          <table:table-cell office:value-type="float" office:value="0.00000358192567734283" calcext:value-type="float">
            <text:p>3.58192567734283E-06</text:p>
          </table:table-cell>
          <table:table-cell office:value-type="float" office:value="0.00000475576801484134" calcext:value-type="float">
            <text:p>4.75576801484134E-06</text:p>
          </table:table-cell>
          <table:table-cell office:value-type="float" office:value="0.00000116750562240142" calcext:value-type="float">
            <text:p>1.16750562240142E-06</text:p>
          </table:table-cell>
          <table:table-cell office:value-type="float" office:value="-0.00000586596510249171" calcext:value-type="float">
            <text:p>-5.86596510249171E-06</text:p>
          </table:table-cell>
          <table:table-cell office:value-type="float" office:value="0.00000505157813618373" calcext:value-type="float">
            <text:p>5.05157813618373E-06</text:p>
          </table:table-cell>
          <table:table-cell office:value-type="float" office:value="-0.00000713477603725421" calcext:value-type="float">
            <text:p>-7.13477603725421E-06</text:p>
          </table:table-cell>
          <table:table-cell office:value-type="float" office:value="0.0000118045459785443" calcext:value-type="float">
            <text:p>1.18045459785443E-05</text:p>
          </table:table-cell>
          <table:table-cell office:value-type="float" office:value="-0.0000077639953749431" calcext:value-type="float">
            <text:p>-7.7639953749431E-06</text:p>
          </table:table-cell>
          <table:table-cell office:value-type="float" office:value="-0.00000311225971522111" calcext:value-type="float">
            <text:p>-3.11225971522111E-06</text:p>
          </table:table-cell>
          <table:table-cell office:value-type="float" office:value="-0.000000131516617596361" calcext:value-type="float">
            <text:p>-1.31516617596361E-07</text:p>
          </table:table-cell>
          <table:table-cell office:value-type="float" office:value="0.0000188319489242694" calcext:value-type="float">
            <text:p>1.88319489242694E-05</text:p>
          </table:table-cell>
          <table:table-cell office:value-type="float" office:value="-0.0000181889368127131" calcext:value-type="float">
            <text:p>-1.81889368127131E-05</text:p>
          </table:table-cell>
          <table:table-cell office:value-type="float" office:value="-0.00000128027357265692" calcext:value-type="float">
            <text:p>-1.28027357265692E-06</text:p>
          </table:table-cell>
          <table:table-cell office:value-type="float" office:value="0.00000378372461456999" calcext:value-type="float">
            <text:p>3.78372461456999E-06</text:p>
          </table:table-cell>
          <table:table-cell office:value-type="float" office:value="0.00000822002975842118" calcext:value-type="float">
            <text:p>8.22002975842118E-06</text:p>
          </table:table-cell>
          <table:table-cell office:value-type="float" office:value="-0.0000121490993009732" calcext:value-type="float">
            <text:p>-1.21490993009732E-05</text:p>
          </table:table-cell>
          <table:table-cell office:value-type="float" office:value="0.00001693934548469" calcext:value-type="float">
            <text:p>1.693934548469E-05</text:p>
          </table:table-cell>
          <table:table-cell office:value-type="float" office:value="0.000000366635603987753" calcext:value-type="float">
            <text:p>3.66635603987753E-07</text:p>
          </table:table-cell>
          <table:table-cell office:value-type="float" office:value="0.00000421847594361813" calcext:value-type="float">
            <text:p>4.21847594361813E-06</text:p>
          </table:table-cell>
          <table:table-cell office:value-type="float" office:value="-0.0000169427159820157" calcext:value-type="float">
            <text:p>-1.69427159820157E-05</text:p>
          </table:table-cell>
          <table:table-cell office:value-type="float" office:value="0.0000054337245414815" calcext:value-type="float">
            <text:p>5.4337245414815E-06</text:p>
          </table:table-cell>
          <table:table-cell office:value-type="float" office:value="0.000000464667663790941" calcext:value-type="float">
            <text:p>4.64667663790941E-07</text:p>
          </table:table-cell>
          <table:table-cell office:value-type="float" office:value="-0.0000137532220370606" calcext:value-type="float">
            <text:p>-1.37532220370606E-05</text:p>
          </table:table-cell>
          <table:table-cell office:value-type="float" office:value="0.0000123546415498055" calcext:value-type="float">
            <text:p>1.23546415498055E-05</text:p>
          </table:table-cell>
          <table:table-cell office:value-type="float" office:value="0.00000528932569471285" calcext:value-type="float">
            <text:p>5.28932569471285E-06</text:p>
          </table:table-cell>
          <table:table-cell office:value-type="float" office:value="-0.00000979219000385445" calcext:value-type="float">
            <text:p>-9.79219000385445E-06</text:p>
          </table:table-cell>
          <table:table-cell office:value-type="float" office:value="-0.0000073522317505792" calcext:value-type="float">
            <text:p>-7.3522317505792E-06</text:p>
          </table:table-cell>
          <table:table-cell office:value-type="float" office:value="0.00000932600679726114" calcext:value-type="float">
            <text:p>9.32600679726114E-06</text:p>
          </table:table-cell>
          <table:table-cell office:value-type="float" office:value="-0.0000159260746249168" calcext:value-type="float">
            <text:p>-1.59260746249168E-05</text:p>
          </table:table-cell>
          <table:table-cell office:value-type="float" office:value="0.0000228282843944272" calcext:value-type="float">
            <text:p>2.28282843944272E-05</text:p>
          </table:table-cell>
          <table:table-cell office:value-type="float" office:value="-0.0000087405570733945" calcext:value-type="float">
            <text:p>-8.7405570733945E-06</text:p>
          </table:table-cell>
          <table:table-cell office:value-type="float" office:value="0.00000843632866642796" calcext:value-type="float">
            <text:p>8.43632866642796E-06</text:p>
          </table:table-cell>
          <table:table-cell office:value-type="float" office:value="0.0000141679561858621" calcext:value-type="float">
            <text:p>1.41679561858621E-05</text:p>
          </table:table-cell>
          <table:table-cell office:value-type="float" office:value="-0.00000626602750769534" calcext:value-type="float">
            <text:p>-6.26602750769534E-06</text:p>
          </table:table-cell>
          <table:table-cell office:value-type="float" office:value="-0.0000134035189480741" calcext:value-type="float">
            <text:p>-1.34035189480741E-05</text:p>
          </table:table-cell>
          <table:table-cell office:value-type="float" office:value="-0.0000000471453867612048" calcext:value-type="float">
            <text:p>-4.71453867612048E-08</text:p>
          </table:table-cell>
          <table:table-cell office:value-type="float" office:value="0.00000698413062766301" calcext:value-type="float">
            <text:p>6.98413062766301E-06</text:p>
          </table:table-cell>
          <table:table-cell office:value-type="float" office:value="0.0000107282659874142" calcext:value-type="float">
            <text:p>1.07282659874142E-05</text:p>
          </table:table-cell>
          <table:table-cell office:value-type="float" office:value="-0.0000234462726334539" calcext:value-type="float">
            <text:p>-2.34462726334539E-05</text:p>
          </table:table-cell>
          <table:table-cell office:value-type="float" office:value="-0.00000529717125985485" calcext:value-type="float">
            <text:p>-5.29717125985485E-06</text:p>
          </table:table-cell>
          <table:table-cell office:value-type="float" office:value="0.0000143717162304768" calcext:value-type="float">
            <text:p>1.43717162304768E-05</text:p>
          </table:table-cell>
          <table:table-cell office:value-type="float" office:value="-0.00000279207088949018" calcext:value-type="float">
            <text:p>-2.79207088949018E-06</text:p>
          </table:table-cell>
          <table:table-cell office:value-type="float" office:value="0.000000771135421906433" calcext:value-type="float">
            <text:p>7.71135421906433E-07</text:p>
          </table:table-cell>
          <table:table-cell office:value-type="float" office:value="-0.00000419600640155782" calcext:value-type="float">
            <text:p>-4.19600640155782E-06</text:p>
          </table:table-cell>
          <table:table-cell office:value-type="float" office:value="0.0000160777682887692" calcext:value-type="float">
            <text:p>1.60777682887692E-05</text:p>
          </table:table-cell>
          <table:table-cell office:value-type="float" office:value="-0.00000749721597298469" calcext:value-type="float">
            <text:p>-7.49721597298469E-06</text:p>
          </table:table-cell>
          <table:table-cell office:value-type="float" office:value="-0.0000110832219893386" calcext:value-type="float">
            <text:p>-1.10832219893386E-05</text:p>
          </table:table-cell>
          <table:table-cell office:value-type="float" office:value="-0.0000015501853622979" calcext:value-type="float">
            <text:p>-1.5501853622979E-06</text:p>
          </table:table-cell>
          <table:table-cell office:value-type="float" office:value="0.00003308546149694" calcext:value-type="float">
            <text:p>3.308546149694E-05</text:p>
          </table:table-cell>
          <table:table-cell office:value-type="float" office:value="-0.000199363492302651" calcext:value-type="float">
            <text:p>-0.000199363492303</text:p>
          </table:table-cell>
          <table:table-cell office:value-type="float" office:value="-0.000609985143202929" calcext:value-type="float">
            <text:p>-0.000609985143203</text:p>
          </table:table-cell>
          <table:table-cell office:value-type="float" office:value="-0.000565539538042337" calcext:value-type="float">
            <text:p>-0.000565539538042</text:p>
          </table:table-cell>
          <table:table-cell office:value-type="float" office:value="-0.000172518974973224" calcext:value-type="float">
            <text:p>-0.000172518974973</text:p>
          </table:table-cell>
          <table:table-cell office:value-type="float" office:value="0.00361224827109075" calcext:value-type="float">
            <text:p>0.003612248271091</text:p>
          </table:table-cell>
          <table:table-cell office:value-type="float" office:value="0.00168361423217184" calcext:value-type="float">
            <text:p>0.001683614232172</text:p>
          </table:table-cell>
          <table:table-cell office:value-type="float" office:value="0.0013639772091405" calcext:value-type="float">
            <text:p>0.001363977209141</text:p>
          </table:table-cell>
          <table:table-cell office:value-type="float" office:value="-0.000935109808918977" calcext:value-type="float">
            <text:p>-0.000935109808919</text:p>
          </table:table-cell>
          <table:table-cell office:value-type="float" office:value="-0.00367928656027638" calcext:value-type="float">
            <text:p>-0.003679286560276</text:p>
          </table:table-cell>
          <table:table-cell office:value-type="float" office:value="0.00629421651963552" calcext:value-type="float">
            <text:p>0.006294216519636</text:p>
          </table:table-cell>
          <table:table-cell office:value-type="float" office:value="0.031615362047182" calcext:value-type="float">
            <text:p>0.031615362047182</text:p>
          </table:table-cell>
          <table:table-cell office:value-type="float" office:value="0.0115529480070358" calcext:value-type="float">
            <text:p>0.011552948007036</text:p>
          </table:table-cell>
          <table:table-cell office:value-type="float" office:value="0.00503595090199072" calcext:value-type="float">
            <text:p>0.005035950901991</text:p>
          </table:table-cell>
          <table:table-cell office:value-type="float" office:value="-0.000343009337351208" calcext:value-type="float">
            <text:p>-0.000343009337351</text:p>
          </table:table-cell>
          <table:table-cell office:value-type="float" office:value="-0.00165665649409957" calcext:value-type="float">
            <text:p>-0.0016566564941</text:p>
          </table:table-cell>
          <table:table-cell office:value-type="float" office:value="-0.0410441938517738" calcext:value-type="float">
            <text:p>-0.041044193851774</text:p>
          </table:table-cell>
          <table:table-cell office:value-type="float" office:value="-0.00040071745386544" calcext:value-type="float">
            <text:p>-0.000400717453865</text:p>
          </table:table-cell>
          <table:table-cell office:value-type="float" office:value="0.0256380863706906" calcext:value-type="float">
            <text:p>0.025638086370691</text:p>
          </table:table-cell>
          <table:table-cell office:value-type="float" office:value="-0.0125275993526153" calcext:value-type="float">
            <text:p>-0.012527599352615</text:p>
          </table:table-cell>
          <table:table-cell office:value-type="float" office:value="-0.0025670163196635" calcext:value-type="float">
            <text:p>-0.002567016319664</text:p>
          </table:table-cell>
          <table:table-cell office:value-type="float" office:value="-0.013065011527445" calcext:value-type="float">
            <text:p>-0.013065011527445</text:p>
          </table:table-cell>
          <table:table-cell office:value-type="float" office:value="0.0055447457796175" calcext:value-type="float">
            <text:p>0.005544745779618</text:p>
          </table:table-cell>
          <table:table-cell office:value-type="float" office:value="0.00195435813535849" calcext:value-type="float">
            <text:p>0.001954358135358</text:p>
          </table:table-cell>
          <table:table-cell office:value-type="float" office:value="-0.000918497274327468" calcext:value-type="float">
            <text:p>-0.000918497274327</text:p>
          </table:table-cell>
          <table:table-cell office:value-type="float" office:value="-0.00189350745135741" calcext:value-type="float">
            <text:p>-0.001893507451357</text:p>
          </table:table-cell>
          <table:table-cell office:value-type="float" office:value="-0.00130266155577585" calcext:value-type="float">
            <text:p>-0.001302661555776</text:p>
          </table:table-cell>
          <table:table-cell office:value-type="float" office:value="-0.00126298931062158" calcext:value-type="float">
            <text:p>-0.001262989310622</text:p>
          </table:table-cell>
          <table:table-cell office:value-type="float" office:value="-0.00900637378051228" calcext:value-type="float">
            <text:p>-0.009006373780512</text:p>
          </table:table-cell>
          <table:table-cell office:value-type="float" office:value="0.00418178102386257" calcext:value-type="float">
            <text:p>0.004181781023863</text:p>
          </table:table-cell>
          <table:table-cell office:value-type="float" office:value="0.0244378258242802" calcext:value-type="float">
            <text:p>0.02443782582428</text:p>
          </table:table-cell>
          <table:table-cell office:value-type="float" office:value="0.00477159609088096" calcext:value-type="float">
            <text:p>0.004771596090881</text:p>
          </table:table-cell>
          <table:table-cell office:value-type="float" office:value="0.0117278893392963" calcext:value-type="float">
            <text:p>0.011727889339296</text:p>
          </table:table-cell>
          <table:table-cell office:value-type="float" office:value="0.0030213192370005" calcext:value-type="float">
            <text:p>0.003021319237001</text:p>
          </table:table-cell>
          <table:table-cell office:value-type="float" office:value="0.00194261531318957" calcext:value-type="float">
            <text:p>0.00194261531319</text:p>
          </table:table-cell>
          <table:table-cell office:value-type="float" office:value="0.000112571787525828" calcext:value-type="float">
            <text:p>0.000112571787526</text:p>
          </table:table-cell>
          <table:table-cell office:value-type="float" office:value="-0.00309689274911806" calcext:value-type="float">
            <text:p>-0.003096892749118</text:p>
          </table:table-cell>
          <table:table-cell office:value-type="float" office:value="-0.00308834523219331" calcext:value-type="float">
            <text:p>-0.003088345232193</text:p>
          </table:table-cell>
          <table:table-cell office:value-type="float" office:value="-0.0328694690518926" calcext:value-type="float">
            <text:p>-0.032869469051893</text:p>
          </table:table-cell>
          <table:table-cell office:value-type="float" office:value="0.000776756946689605" calcext:value-type="float">
            <text:p>0.00077675694669</text:p>
          </table:table-cell>
          <table:table-cell office:value-type="float" office:value="-0.0006164290772806" calcext:value-type="float">
            <text:p>-0.000616429077281</text:p>
          </table:table-cell>
          <table:table-cell office:value-type="float" office:value="-0.000777431827802044" calcext:value-type="float">
            <text:p>-0.000777431827802</text:p>
          </table:table-cell>
          <table:table-cell office:value-type="float" office:value="-0.00104111677520802" calcext:value-type="float">
            <text:p>-0.001041116775208</text:p>
          </table:table-cell>
          <table:table-cell office:value-type="float" office:value="-0.00353725292074369" calcext:value-type="float">
            <text:p>-0.003537252920744</text:p>
          </table:table-cell>
          <table:table-cell office:value-type="float" office:value="-0.00350953936517073" calcext:value-type="float">
            <text:p>-0.003509539365171</text:p>
          </table:table-cell>
          <table:table-cell office:value-type="float" office:value="-0.00105086340894656" calcext:value-type="float">
            <text:p>-0.001050863408947</text:p>
          </table:table-cell>
          <table:table-cell office:value-type="float" office:value="0.000335683737931913" calcext:value-type="float">
            <text:p>0.000335683737932</text:p>
          </table:table-cell>
          <table:table-cell office:value-type="float" office:value="0.0378775038335832" calcext:value-type="float">
            <text:p>0.037877503833583</text:p>
          </table:table-cell>
          <table:table-cell office:value-type="float" office:value="-0.00346068480731665" calcext:value-type="float">
            <text:p>-0.003460684807317</text:p>
          </table:table-cell>
          <table:table-cell office:value-type="float" office:value="-0.0135153840319807" calcext:value-type="float">
            <text:p>-0.013515384031981</text:p>
          </table:table-cell>
          <table:table-cell office:value-type="float" office:value="-0.00882979184042193" calcext:value-type="float">
            <text:p>-0.008829791840422</text:p>
          </table:table-cell>
          <table:table-cell office:value-type="float" office:value="-0.00312810345244741" calcext:value-type="float">
            <text:p>-0.003128103452447</text:p>
          </table:table-cell>
          <table:table-cell office:value-type="float" office:value="-0.00190629412463766" calcext:value-type="float">
            <text:p>-0.001906294124638</text:p>
          </table:table-cell>
          <table:table-cell office:value-type="float" office:value="-0.00143230697971014" calcext:value-type="float">
            <text:p>-0.00143230697971</text:p>
          </table:table-cell>
          <table:table-cell office:value-type="float" office:value="-0.00586599714652247" calcext:value-type="float">
            <text:p>-0.005865997146522</text:p>
          </table:table-cell>
          <table:table-cell office:value-type="float" office:value="0.00157473437313532" calcext:value-type="float">
            <text:p>0.001574734373135</text:p>
          </table:table-cell>
          <table:table-cell office:value-type="float" office:value="0.0296242948320369" calcext:value-type="float">
            <text:p>0.029624294832037</text:p>
          </table:table-cell>
          <table:table-cell office:value-type="float" office:value="0.0137927510339765" calcext:value-type="float">
            <text:p>0.013792751033977</text:p>
          </table:table-cell>
          <table:table-cell office:value-type="float" office:value="0.0058818815824197" calcext:value-type="float">
            <text:p>0.00588188158242</text:p>
          </table:table-cell>
          <table:table-cell office:value-type="float" office:value="-0.0000440340502836922" calcext:value-type="float">
            <text:p>-4.40340502836922E-05</text:p>
          </table:table-cell>
          <table:table-cell office:value-type="float" office:value="-0.00209360943664788" calcext:value-type="float">
            <text:p>-0.002093609436648</text:p>
          </table:table-cell>
          <table:table-cell office:value-type="float" office:value="-0.0366863065397719" calcext:value-type="float">
            <text:p>-0.036686306539772</text:p>
          </table:table-cell>
          <table:table-cell office:value-type="float" office:value="-0.00766054412524791" calcext:value-type="float">
            <text:p>-0.007660544125248</text:p>
          </table:table-cell>
          <table:table-cell office:value-type="float" office:value="-0.00265018267724348" calcext:value-type="float">
            <text:p>-0.002650182677243</text:p>
          </table:table-cell>
          <table:table-cell office:value-type="float" office:value="-0.00159060587901333" calcext:value-type="float">
            <text:p>-0.001590605879013</text:p>
          </table:table-cell>
          <table:table-cell office:value-type="float" office:value="-0.000627429311110594" calcext:value-type="float">
            <text:p>-0.000627429311111</text:p>
          </table:table-cell>
          <table:table-cell office:value-type="float" office:value="0.0401998448249983" calcext:value-type="float">
            <text:p>0.040199844824998</text:p>
          </table:table-cell>
          <table:table-cell office:value-type="float" office:value="-0.00552931719844946" calcext:value-type="float">
            <text:p>-0.005529317198449</text:p>
          </table:table-cell>
          <table:table-cell office:value-type="float" office:value="-0.00356526195946638" calcext:value-type="float">
            <text:p>-0.003565261959466</text:p>
          </table:table-cell>
          <table:table-cell office:value-type="float" office:value="-0.00303517436592965" calcext:value-type="float">
            <text:p>-0.00303517436593</text:p>
          </table:table-cell>
          <table:table-cell office:value-type="float" office:value="-0.0140826137687078" calcext:value-type="float">
            <text:p>-0.014082613768708</text:p>
          </table:table-cell>
          <table:table-cell office:value-type="float" office:value="0.000161277937224702" calcext:value-type="float">
            <text:p>0.000161277937225</text:p>
          </table:table-cell>
          <table:table-cell office:value-type="float" office:value="-0.00337592384466967" calcext:value-type="float">
            <text:p>-0.00337592384467</text:p>
          </table:table-cell>
          <table:table-cell office:value-type="float" office:value="-0.000332655728055298" calcext:value-type="float">
            <text:p>-0.000332655728055</text:p>
          </table:table-cell>
          <table:table-cell office:value-type="float" office:value="-0.00210281871438844" calcext:value-type="float">
            <text:p>-0.002102818714388</text:p>
          </table:table-cell>
          <table:table-cell office:value-type="float" office:value="-0.00222562729699866" calcext:value-type="float">
            <text:p>-0.002225627296999</text:p>
          </table:table-cell>
          <table:table-cell office:value-type="float" office:value="-0.0019302361219945" calcext:value-type="float">
            <text:p>-0.001930236121995</text:p>
          </table:table-cell>
          <table:table-cell office:value-type="float" office:value="-0.00410044944958726" calcext:value-type="float">
            <text:p>-0.004100449449587</text:p>
          </table:table-cell>
          <table:table-cell office:value-type="float" office:value="-0.00162390505235299" calcext:value-type="float">
            <text:p>-0.001623905052353</text:p>
          </table:table-cell>
          <table:table-cell office:value-type="float" office:value="0.00270712919729837" calcext:value-type="float">
            <text:p>0.002707129197298</text:p>
          </table:table-cell>
          <table:table-cell office:value-type="float" office:value="0.0303920783763252" calcext:value-type="float">
            <text:p>0.030392078376325</text:p>
          </table:table-cell>
          <table:table-cell office:value-type="float" office:value="0.0129911602390778" calcext:value-type="float">
            <text:p>0.012991160239078</text:p>
          </table:table-cell>
          <table:table-cell office:value-type="float" office:value="0.00885848321685417" calcext:value-type="float">
            <text:p>0.008858483216854</text:p>
          </table:table-cell>
          <table:table-cell office:value-type="float" office:value="-0.0022606119175182" calcext:value-type="float">
            <text:p>-0.002260611917518</text:p>
          </table:table-cell>
          <table:table-cell office:value-type="float" office:value="-0.00161553578672791" calcext:value-type="float">
            <text:p>-0.001615535786728</text:p>
          </table:table-cell>
          <table:table-cell office:value-type="float" office:value="-0.0000398790970478902" calcext:value-type="float">
            <text:p>-3.98790970478902E-05</text:p>
          </table:table-cell>
          <table:table-cell office:value-type="float" office:value="-0.00147972048015527" calcext:value-type="float">
            <text:p>-0.001479720480155</text:p>
          </table:table-cell>
          <table:table-cell office:value-type="float" office:value="-0.0452666771669517" calcext:value-type="float">
            <text:p>-0.045266677166952</text:p>
          </table:table-cell>
          <table:table-cell office:value-type="float" office:value="-0.00173519209971612" calcext:value-type="float">
            <text:p>-0.001735192099716</text:p>
          </table:table-cell>
          <table:table-cell office:value-type="float" office:value="-0.00284402763137609" calcext:value-type="float">
            <text:p>-0.002844027631376</text:p>
          </table:table-cell>
          <table:table-cell office:value-type="float" office:value="-0.00468535749098659" calcext:value-type="float">
            <text:p>-0.004685357490987</text:p>
          </table:table-cell>
          <table:table-cell office:value-type="float" office:value="-0.000574896187300278" calcext:value-type="float">
            <text:p>-0.0005748961873</text:p>
          </table:table-cell>
          <table:table-cell office:value-type="float" office:value="-0.00227545390808576" calcext:value-type="float">
            <text:p>-0.002275453908086</text:p>
          </table:table-cell>
          <table:table-cell office:value-type="float" office:value="0.0334717101014936" calcext:value-type="float">
            <text:p>0.033471710101494</text:p>
          </table:table-cell>
          <table:table-cell office:value-type="float" office:value="-0.0418940081490059" calcext:value-type="float">
            <text:p>-0.041894008149006</text:p>
          </table:table-cell>
          <table:table-cell office:value-type="float" office:value="0.00148501097614195" calcext:value-type="float">
            <text:p>0.001485010976142</text:p>
          </table:table-cell>
          <table:table-cell office:value-type="float" office:value="0.00441747852074853" calcext:value-type="float">
            <text:p>0.004417478520749</text:p>
          </table:table-cell>
          <table:table-cell office:value-type="float" office:value="0.0254933302787773" calcext:value-type="float">
            <text:p>0.025493330278777</text:p>
          </table:table-cell>
          <table:table-cell office:value-type="float" office:value="-0.00442580752668192" calcext:value-type="float">
            <text:p>-0.004425807526682</text:p>
          </table:table-cell>
          <table:table-cell office:value-type="float" office:value="-0.00128129578394726" calcext:value-type="float">
            <text:p>-0.001281295783947</text:p>
          </table:table-cell>
          <table:table-cell office:value-type="float" office:value="-0.000225464105691575" calcext:value-type="float">
            <text:p>-0.000225464105692</text:p>
          </table:table-cell>
          <table:table-cell office:value-type="float" office:value="-0.000520253097798629" calcext:value-type="float">
            <text:p>-0.000520253097799</text:p>
          </table:table-cell>
          <table:table-cell office:value-type="float" office:value="-0.000493663076903628" calcext:value-type="float">
            <text:p>-0.000493663076904</text:p>
          </table:table-cell>
          <table:table-cell office:value-type="float" office:value="-0.00117214396013871" calcext:value-type="float">
            <text:p>-0.001172143960139</text:p>
          </table:table-cell>
          <table:table-cell office:value-type="float" office:value="-0.00323551699094787" calcext:value-type="float">
            <text:p>-0.003235516990948</text:p>
          </table:table-cell>
          <table:table-cell office:value-type="float" office:value="-0.0035903010559587" calcext:value-type="float">
            <text:p>-0.003590301055959</text:p>
          </table:table-cell>
          <table:table-cell office:value-type="float" office:value="0.0286974655833745" calcext:value-type="float">
            <text:p>0.028697465583375</text:p>
          </table:table-cell>
          <table:table-cell office:value-type="float" office:value="0.0194805547671604" calcext:value-type="float">
            <text:p>0.01948055476716</text:p>
          </table:table-cell>
          <table:table-cell office:value-type="float" office:value="0.0038638182746874" calcext:value-type="float">
            <text:p>0.003863818274687</text:p>
          </table:table-cell>
          <table:table-cell office:value-type="float" office:value="-0.00350309091751932" calcext:value-type="float">
            <text:p>-0.003503090917519</text:p>
          </table:table-cell>
          <table:table-cell office:value-type="float" office:value="-0.0429927680588773" calcext:value-type="float">
            <text:p>-0.042992768058877</text:p>
          </table:table-cell>
          <table:table-cell office:value-type="float" office:value="0.0000103946674918642" calcext:value-type="float">
            <text:p>1.03946674918642E-05</text:p>
          </table:table-cell>
          <table:table-cell office:value-type="float" office:value="-0.000526876915135144" calcext:value-type="float">
            <text:p>-0.000526876915135</text:p>
          </table:table-cell>
          <table:table-cell office:value-type="float" office:value="-0.00123376140152293" calcext:value-type="float">
            <text:p>-0.001233761401523</text:p>
          </table:table-cell>
          <table:table-cell office:value-type="float" office:value="-0.00128792861725141" calcext:value-type="float">
            <text:p>-0.001287928617251</text:p>
          </table:table-cell>
          <table:table-cell office:value-type="float" office:value="-0.00172666084382966" calcext:value-type="float">
            <text:p>-0.00172666084383</text:p>
          </table:table-cell>
          <table:table-cell office:value-type="float" office:value="-0.00171336250146015" calcext:value-type="float">
            <text:p>-0.00171336250146</text:p>
          </table:table-cell>
          <table:table-cell office:value-type="float" office:value="-0.00297510866712652" calcext:value-type="float">
            <text:p>-0.002975108667127</text:p>
          </table:table-cell>
          <table:table-cell office:value-type="float" office:value="-0.0000410250642071675" calcext:value-type="float">
            <text:p>-4.10250642071675E-05</text:p>
          </table:table-cell>
          <table:table-cell office:value-type="float" office:value="-0.000838063593680327" calcext:value-type="float">
            <text:p>-0.00083806359368</text:p>
          </table:table-cell>
          <table:table-cell office:value-type="float" office:value="-0.00246709912952625" calcext:value-type="float">
            <text:p>-0.002467099129526</text:p>
          </table:table-cell>
          <table:table-cell office:value-type="float" office:value="-0.00184938342104907" calcext:value-type="float">
            <text:p>-0.001849383421049</text:p>
          </table:table-cell>
          <table:table-cell office:value-type="float" office:value="0.0355654159004182" calcext:value-type="float">
            <text:p>0.035565415900418</text:p>
          </table:table-cell>
          <table:table-cell office:value-type="float" office:value="-0.0277944917134451" calcext:value-type="float">
            <text:p>-0.027794491713445</text:p>
          </table:table-cell>
          <table:table-cell office:value-type="float" office:value="-0.00129127776773535" calcext:value-type="float">
            <text:p>-0.001291277767735</text:p>
          </table:table-cell>
          <table:table-cell office:value-type="float" office:value="0.00139223323600235" calcext:value-type="float">
            <text:p>0.001392233236002</text:p>
          </table:table-cell>
          <table:table-cell office:value-type="float" office:value="0.0110455901132386" calcext:value-type="float">
            <text:p>0.011045590113239</text:p>
          </table:table-cell>
          <table:table-cell office:value-type="float" office:value="0.00378452469021645" calcext:value-type="float">
            <text:p>0.003784524690216</text:p>
          </table:table-cell>
          <table:table-cell office:value-type="float" office:value="-0.00177065950344085" calcext:value-type="float">
            <text:p>-0.001770659503441</text:p>
          </table:table-cell>
          <table:table-cell office:value-type="float" office:value="-0.00194999471714885" calcext:value-type="float">
            <text:p>-0.001949994717149</text:p>
          </table:table-cell>
          <table:table-cell office:value-type="float" office:value="-0.00129744084451211" calcext:value-type="float">
            <text:p>-0.001297440844512</text:p>
          </table:table-cell>
          <table:table-cell office:value-type="float" office:value="-0.00025067375108917" calcext:value-type="float">
            <text:p>-0.000250673751089</text:p>
          </table:table-cell>
          <table:table-cell office:value-type="float" office:value="-0.00136563544147222" calcext:value-type="float">
            <text:p>-0.001365635441472</text:p>
          </table:table-cell>
          <table:table-cell office:value-type="float" office:value="-0.000828236166026286" calcext:value-type="float">
            <text:p>-0.000828236166026</text:p>
          </table:table-cell>
          <table:table-cell office:value-type="float" office:value="0.00131319286795262" calcext:value-type="float">
            <text:p>0.001313192867953</text:p>
          </table:table-cell>
          <table:table-cell office:value-type="float" office:value="0.0276411181557025" calcext:value-type="float">
            <text:p>0.027641118155703</text:p>
          </table:table-cell>
          <table:table-cell office:value-type="float" office:value="-0.0212310085648145" calcext:value-type="float">
            <text:p>-0.021231008564815</text:p>
          </table:table-cell>
          <table:table-cell office:value-type="float" office:value="-0.00993641512964627" calcext:value-type="float">
            <text:p>-0.009936415129646</text:p>
          </table:table-cell>
          <table:table-cell office:value-type="float" office:value="-0.00109666570092432" calcext:value-type="float">
            <text:p>-0.001096665700924</text:p>
          </table:table-cell>
          <table:table-cell office:value-type="float" office:value="-0.000461018598823249" calcext:value-type="float">
            <text:p>-0.000461018598823</text:p>
          </table:table-cell>
          <table:table-cell office:value-type="float" office:value="-0.00337830743366141" calcext:value-type="float">
            <text:p>-0.003378307433661</text:p>
          </table:table-cell>
          <table:table-cell office:value-type="float" office:value="-0.00336754378231913" calcext:value-type="float">
            <text:p>-0.003367543782319</text:p>
          </table:table-cell>
          <table:table-cell office:value-type="float" office:value="-0.00111540581321273" calcext:value-type="float">
            <text:p>-0.001115405813213</text:p>
          </table:table-cell>
          <table:table-cell office:value-type="float" office:value="-0.00296499070126477" calcext:value-type="float">
            <text:p>-0.002964990701265</text:p>
          </table:table-cell>
          <table:table-cell office:value-type="float" office:value="0.0300229089534994" calcext:value-type="float">
            <text:p>0.030022908953499</text:p>
          </table:table-cell>
          <table:table-cell office:value-type="float" office:value="-0.0223687848631286" calcext:value-type="float">
            <text:p>-0.022368784863129</text:p>
          </table:table-cell>
          <table:table-cell office:value-type="float" office:value="-0.00158244942869112" calcext:value-type="float">
            <text:p>-0.001582449428691</text:p>
          </table:table-cell>
          <table:table-cell office:value-type="float" office:value="-0.000649142358026322" calcext:value-type="float">
            <text:p>-0.000649142358026</text:p>
          </table:table-cell>
          <table:table-cell office:value-type="float" office:value="0.00513329179373806" calcext:value-type="float">
            <text:p>0.005133291793738</text:p>
          </table:table-cell>
          <table:table-cell office:value-type="float" office:value="0.010910882916014" calcext:value-type="float">
            <text:p>0.010910882916014</text:p>
          </table:table-cell>
          <table:table-cell office:value-type="float" office:value="-0.00126370035486217" calcext:value-type="float">
            <text:p>-0.001263700354862</text:p>
          </table:table-cell>
          <table:table-cell office:value-type="float" office:value="-0.00135532033326946" calcext:value-type="float">
            <text:p>-0.001355320333269</text:p>
          </table:table-cell>
          <table:table-cell office:value-type="float" office:value="-0.00174361509323206" calcext:value-type="float">
            <text:p>-0.001743615093232</text:p>
          </table:table-cell>
          <table:table-cell office:value-type="float" office:value="-0.000678917626933451" calcext:value-type="float">
            <text:p>-0.000678917626933</text:p>
          </table:table-cell>
          <table:table-cell office:value-type="float" office:value="-0.000683097805672495" calcext:value-type="float">
            <text:p>-0.000683097805672</text:p>
          </table:table-cell>
          <table:table-cell office:value-type="float" office:value="-0.0003196349957576" calcext:value-type="float">
            <text:p>-0.000319634995758</text:p>
          </table:table-cell>
          <table:table-cell office:value-type="float" office:value="0.00026156522923465" calcext:value-type="float">
            <text:p>0.000261565229235</text:p>
          </table:table-cell>
          <table:table-cell office:value-type="float" office:value="-0.00121930841199341" calcext:value-type="float">
            <text:p>-0.001219308411993</text:p>
          </table:table-cell>
          <table:table-cell office:value-type="float" office:value="-0.00352705886558474" calcext:value-type="float">
            <text:p>-0.003527058865585</text:p>
          </table:table-cell>
          <table:table-cell office:value-type="float" office:value="-0.00201379735739149" calcext:value-type="float">
            <text:p>-0.002013797357391</text:p>
          </table:table-cell>
          <table:table-cell office:value-type="float" office:value="0.0288787120397232" calcext:value-type="float">
            <text:p>0.028878712039723</text:p>
          </table:table-cell>
          <table:table-cell office:value-type="float" office:value="0.00503309951827613" calcext:value-type="float">
            <text:p>0.005033099518276</text:p>
          </table:table-cell>
          <table:table-cell office:value-type="float" office:value="0.0124152928293511" calcext:value-type="float">
            <text:p>0.012415292829351</text:p>
          </table:table-cell>
          <table:table-cell office:value-type="float" office:value="0.00312876923444999" calcext:value-type="float">
            <text:p>0.00312876923445</text:p>
          </table:table-cell>
          <table:table-cell office:value-type="float" office:value="0.00316122695299881" calcext:value-type="float">
            <text:p>0.003161226952999</text:p>
          </table:table-cell>
          <table:table-cell office:value-type="float" office:value="0.000740608405872201" calcext:value-type="float">
            <text:p>0.000740608405872</text:p>
          </table:table-cell>
          <table:table-cell office:value-type="float" office:value="-0.00118087404553963" calcext:value-type="float">
            <text:p>-0.00118087404554</text:p>
          </table:table-cell>
          <table:table-cell office:value-type="float" office:value="-0.000903327128575104" calcext:value-type="float">
            <text:p>-0.000903327128575</text:p>
          </table:table-cell>
          <table:table-cell office:value-type="float" office:value="-0.000699285305005903" calcext:value-type="float">
            <text:p>-0.000699285305006</text:p>
          </table:table-cell>
          <table:table-cell office:value-type="float" office:value="0.00218168821328385" calcext:value-type="float">
            <text:p>0.002181688213284</text:p>
          </table:table-cell>
          <table:table-cell office:value-type="float" office:value="-0.00191176500018847" calcext:value-type="float">
            <text:p>-0.001911765000188</text:p>
          </table:table-cell>
          <table:table-cell office:value-type="float" office:value="-0.00112747920385614" calcext:value-type="float">
            <text:p>-0.001127479203856</text:p>
          </table:table-cell>
          <table:table-cell office:value-type="float" office:value="-0.0218201444920005" calcext:value-type="float">
            <text:p>-0.021820144492001</text:p>
          </table:table-cell>
          <table:table-cell office:value-type="float" office:value="-0.00295439944920323" calcext:value-type="float">
            <text:p>-0.002954399449203</text:p>
          </table:table-cell>
          <table:table-cell office:value-type="float" office:value="-0.00408068176743442" calcext:value-type="float">
            <text:p>-0.004080681767434</text:p>
          </table:table-cell>
          <table:table-cell office:value-type="float" office:value="-0.006291313616822" calcext:value-type="float">
            <text:p>-0.006291313616822</text:p>
          </table:table-cell>
          <table:table-cell office:value-type="float" office:value="-0.00363131225551649" calcext:value-type="float">
            <text:p>-0.003631312255516</text:p>
          </table:table-cell>
          <table:table-cell office:value-type="float" office:value="-0.00158244095211091" calcext:value-type="float">
            <text:p>-0.001582440952111</text:p>
          </table:table-cell>
          <table:table-cell office:value-type="float" office:value="-0.000568682480893812" calcext:value-type="float">
            <text:p>-0.000568682480894</text:p>
          </table:table-cell>
          <table:table-cell office:value-type="float" office:value="0.000198967226331559" calcext:value-type="float">
            <text:p>0.000198967226332</text:p>
          </table:table-cell>
          <table:table-cell office:value-type="float" office:value="0.000118422677706509" calcext:value-type="float">
            <text:p>0.000118422677707</text:p>
          </table:table-cell>
          <table:table-cell office:value-type="float" office:value="-0.0000478693271844244" calcext:value-type="float">
            <text:p>-4.78693271844244E-05</text:p>
          </table:table-cell>
          <table:table-cell office:value-type="float" office:value="-0.0000480133135646321" calcext:value-type="float">
            <text:p>-4.80133135646321E-05</text:p>
          </table:table-cell>
          <table:table-cell office:value-type="float" office:value="0.00016842239392284" calcext:value-type="float">
            <text:p>0.000168422393923</text:p>
          </table:table-cell>
          <table:table-cell office:value-type="float" office:value="0.000317053381750143" calcext:value-type="float">
            <text:p>0.00031705338175</text:p>
          </table:table-cell>
          <table:table-cell office:value-type="float" office:value="0.0000643028457895656" calcext:value-type="float">
            <text:p>6.43028457895656E-05</text:p>
          </table:table-cell>
          <table:table-cell office:value-type="float" office:value="0.000220067451022765" calcext:value-type="float">
            <text:p>0.000220067451023</text:p>
          </table:table-cell>
          <table:table-cell office:value-type="float" office:value="-0.0000439241926997735" calcext:value-type="float">
            <text:p>-4.39241926997735E-05</text:p>
          </table:table-cell>
          <table:table-cell office:value-type="float" office:value="-0.0000652938604261966" calcext:value-type="float">
            <text:p>-6.52938604261966E-05</text:p>
          </table:table-cell>
          <table:table-cell office:value-type="float" office:value="0.00000016710404898701" calcext:value-type="float">
            <text:p>1.6710404898701E-07</text:p>
          </table:table-cell>
          <table:table-cell office:value-type="float" office:value="-0.0000126868785714218" calcext:value-type="float">
            <text:p>-1.26868785714218E-05</text:p>
          </table:table-cell>
          <table:table-cell office:value-type="float" office:value="0.0000701410831258631" calcext:value-type="float">
            <text:p>7.01410831258631E-05</text:p>
          </table:table-cell>
          <table:table-cell office:value-type="float" office:value="-0.0000135706755491904" calcext:value-type="float">
            <text:p>-1.35706755491904E-05</text:p>
          </table:table-cell>
          <table:table-cell office:value-type="float" office:value="-0.00000986477041436951" calcext:value-type="float">
            <text:p>-9.86477041436951E-06</text:p>
          </table:table-cell>
          <table:table-cell office:value-type="float" office:value="0.000000499326420932977" calcext:value-type="float">
            <text:p>4.99326420932977E-07</text:p>
          </table:table-cell>
          <table:table-cell office:value-type="float" office:value="-0.00000898674463017946" calcext:value-type="float">
            <text:p>-8.98674463017946E-06</text:p>
          </table:table-cell>
          <table:table-cell office:value-type="float" office:value="-0.0000163196253732401" calcext:value-type="float">
            <text:p>-1.63196253732401E-05</text:p>
          </table:table-cell>
          <table:table-cell office:value-type="float" office:value="0.0000124530841613679" calcext:value-type="float">
            <text:p>1.24530841613679E-05</text:p>
          </table:table-cell>
          <table:table-cell office:value-type="float" office:value="0.0000290090268018628" calcext:value-type="float">
            <text:p>2.90090268018628E-05</text:p>
          </table:table-cell>
          <table:table-cell office:value-type="float" office:value="-0.00000524019837105927" calcext:value-type="float">
            <text:p>-5.24019837105927E-06</text:p>
          </table:table-cell>
          <table:table-cell office:value-type="float" office:value="-0.00000376819255110128" calcext:value-type="float">
            <text:p>-3.76819255110128E-06</text:p>
          </table:table-cell>
          <table:table-cell office:value-type="float" office:value="-0.0000151707867249162" calcext:value-type="float">
            <text:p>-1.51707867249162E-05</text:p>
          </table:table-cell>
          <table:table-cell office:value-type="float" office:value="0.0000153918389801944" calcext:value-type="float">
            <text:p>1.53918389801944E-05</text:p>
          </table:table-cell>
          <table:table-cell office:value-type="float" office:value="-0.0000194669060653019" calcext:value-type="float">
            <text:p>-1.94669060653019E-05</text:p>
          </table:table-cell>
          <table:table-cell office:value-type="float" office:value="0.00000490558080085135" calcext:value-type="float">
            <text:p>4.90558080085135E-06</text:p>
          </table:table-cell>
          <table:table-cell office:value-type="float" office:value="0.00000606235954486722" calcext:value-type="float">
            <text:p>6.06235954486722E-06</text:p>
          </table:table-cell>
          <table:table-cell office:value-type="float" office:value="0.00000382557491329649" calcext:value-type="float">
            <text:p>3.82557491329649E-06</text:p>
          </table:table-cell>
          <table:table-cell office:value-type="float" office:value="-0.00000307473276478509" calcext:value-type="float">
            <text:p>-3.07473276478509E-06</text:p>
          </table:table-cell>
          <table:table-cell office:value-type="float" office:value="0.0000034154474117809" calcext:value-type="float">
            <text:p>3.4154474117809E-06</text:p>
          </table:table-cell>
          <table:table-cell office:value-type="float" office:value="0.00000596771288485787" calcext:value-type="float">
            <text:p>5.96771288485787E-06</text:p>
          </table:table-cell>
          <table:table-cell office:value-type="float" office:value="-0.0000343314923259563" calcext:value-type="float">
            <text:p>-3.43314923259563E-05</text:p>
          </table:table-cell>
          <table:table-cell office:value-type="float" office:value="0.0000229566090442224" calcext:value-type="float">
            <text:p>2.29566090442224E-05</text:p>
          </table:table-cell>
          <table:table-cell office:value-type="float" office:value="0.0000164292095511942" calcext:value-type="float">
            <text:p>1.64292095511942E-05</text:p>
          </table:table-cell>
          <table:table-cell office:value-type="float" office:value="-0.00000131990847496155" calcext:value-type="float">
            <text:p>-1.31990847496155E-06</text:p>
          </table:table-cell>
          <table:table-cell office:value-type="float" office:value="-0.0000134135222663589" calcext:value-type="float">
            <text:p>-1.34135222663589E-05</text:p>
          </table:table-cell>
          <table:table-cell office:value-type="float" office:value="0.0000148267049191464" calcext:value-type="float">
            <text:p>1.48267049191464E-05</text:p>
          </table:table-cell>
          <table:table-cell office:value-type="float" office:value="-0.0000204174070627672" calcext:value-type="float">
            <text:p>-2.04174070627672E-05</text:p>
          </table:table-cell>
          <table:table-cell office:value-type="float" office:value="0.0000024903031871637" calcext:value-type="float">
            <text:p>2.4903031871637E-06</text:p>
          </table:table-cell>
          <table:table-cell office:value-type="float" office:value="-0.000000462476920315424" calcext:value-type="float">
            <text:p>-4.62476920315424E-07</text:p>
          </table:table-cell>
          <table:table-cell office:value-type="float" office:value="-0.00000128353708822582" calcext:value-type="float">
            <text:p>-1.28353708822582E-06</text:p>
          </table:table-cell>
          <table:table-cell office:value-type="float" office:value="0.0000307169559158882" calcext:value-type="float">
            <text:p>3.07169559158882E-05</text:p>
          </table:table-cell>
          <table:table-cell office:value-type="float" office:value="-0.00000649859629464622" calcext:value-type="float">
            <text:p>-6.49859629464622E-06</text:p>
          </table:table-cell>
          <table:table-cell office:value-type="float" office:value="-0.000028648140870613" calcext:value-type="float">
            <text:p>-2.8648140870613E-05</text:p>
          </table:table-cell>
          <table:table-cell office:value-type="float" office:value="0.0000152093267359321" calcext:value-type="float">
            <text:p>1.52093267359321E-05</text:p>
          </table:table-cell>
          <table:table-cell office:value-type="float" office:value="0.00000677451926633932" calcext:value-type="float">
            <text:p>6.77451926633932E-06</text:p>
          </table:table-cell>
          <table:table-cell office:value-type="float" office:value="0.00000499912425011573" calcext:value-type="float">
            <text:p>4.99912425011573E-06</text:p>
          </table:table-cell>
          <table:table-cell office:value-type="float" office:value="-0.00000522330966029605" calcext:value-type="float">
            <text:p>-5.22330966029605E-06</text:p>
          </table:table-cell>
          <table:table-cell office:value-type="float" office:value="-0.0000256576800672925" calcext:value-type="float">
            <text:p>-2.56576800672925E-05</text:p>
          </table:table-cell>
          <table:table-cell office:value-type="float" office:value="0.0000246024583940296" calcext:value-type="float">
            <text:p>2.46024583940296E-05</text:p>
          </table:table-cell>
          <table:table-cell office:value-type="float" office:value="-0.0000214740316331619" calcext:value-type="float">
            <text:p>-2.14740316331619E-05</text:p>
          </table:table-cell>
          <table:table-cell office:value-type="float" office:value="0.00000982426177464912" calcext:value-type="float">
            <text:p>9.82426177464912E-06</text:p>
          </table:table-cell>
          <table:table-cell office:value-type="float" office:value="0.0000271368947389883" calcext:value-type="float">
            <text:p>2.71368947389883E-05</text:p>
          </table:table-cell>
          <table:table-cell office:value-type="float" office:value="-0.0000245282993772133" calcext:value-type="float">
            <text:p>-2.45282993772133E-05</text:p>
          </table:table-cell>
          <table:table-cell office:value-type="float" office:value="0.00000665427491380877" calcext:value-type="float">
            <text:p>6.65427491380877E-06</text:p>
          </table:table-cell>
          <table:table-cell office:value-type="float" office:value="-0.0000117679998712927" calcext:value-type="float">
            <text:p>-1.17679998712927E-05</text:p>
          </table:table-cell>
          <table:table-cell office:value-type="float" office:value="-0.0000155814274429567" calcext:value-type="float">
            <text:p>-1.55814274429567E-05</text:p>
          </table:table-cell>
          <table:table-cell office:value-type="float" office:value="0.0000328504307218758" calcext:value-type="float">
            <text:p>3.28504307218758E-05</text:p>
          </table:table-cell>
          <table:table-cell office:value-type="float" office:value="-0.0000185347831393456" calcext:value-type="float">
            <text:p>-1.85347831393456E-05</text:p>
          </table:table-cell>
          <table:table-cell office:value-type="float" office:value="-0.00000481738958768574" calcext:value-type="float">
            <text:p>-4.81738958768574E-06</text:p>
          </table:table-cell>
          <table:table-cell office:value-type="float" office:value="0.0000263127072497871" calcext:value-type="float">
            <text:p>2.63127072497871E-05</text:p>
          </table:table-cell>
          <table:table-cell office:value-type="float" office:value="-0.0000109761542931297" calcext:value-type="float">
            <text:p>-1.09761542931297E-05</text:p>
          </table:table-cell>
          <table:table-cell office:value-type="float" office:value="0.00000114969160641687" calcext:value-type="float">
            <text:p>1.14969160641687E-06</text:p>
          </table:table-cell>
          <table:table-cell office:value-type="float" office:value="-0.00000837711763496118" calcext:value-type="float">
            <text:p>-8.37711763496118E-06</text:p>
          </table:table-cell>
          <table:table-cell office:value-type="float" office:value="-0.00000349691022344389" calcext:value-type="float">
            <text:p>-3.49691022344389E-06</text:p>
          </table:table-cell>
          <table:table-cell office:value-type="float" office:value="-0.0000158220928528907" calcext:value-type="float">
            <text:p>-1.58220928528907E-05</text:p>
          </table:table-cell>
          <table:table-cell office:value-type="float" office:value="0.0000213611720722429" calcext:value-type="float">
            <text:p>2.13611720722429E-05</text:p>
          </table:table-cell>
          <table:table-cell office:value-type="float" office:value="0.0000192984497130455" calcext:value-type="float">
            <text:p>1.92984497130455E-05</text:p>
          </table:table-cell>
          <table:table-cell office:value-type="float" office:value="-0.0000137195639313692" calcext:value-type="float">
            <text:p>-1.37195639313692E-05</text:p>
          </table:table-cell>
          <table:table-cell office:value-type="float" office:value="0.0000183432619528245" calcext:value-type="float">
            <text:p>1.83432619528245E-05</text:p>
          </table:table-cell>
          <table:table-cell office:value-type="float" office:value="-0.0000323258027565831" calcext:value-type="float">
            <text:p>-3.23258027565831E-05</text:p>
          </table:table-cell>
          <table:table-cell office:value-type="float" office:value="0.0000134580269343654" calcext:value-type="float">
            <text:p>1.34580269343654E-05</text:p>
          </table:table-cell>
          <table:table-cell office:value-type="float" office:value="-0.0000135634964876785" calcext:value-type="float">
            <text:p>-1.35634964876785E-05</text:p>
          </table:table-cell>
          <table:table-cell office:value-type="float" office:value="0.0000132881348451908" calcext:value-type="float">
            <text:p>1.32881348451908E-05</text:p>
          </table:table-cell>
          <table:table-cell office:value-type="float" office:value="0.000000495998336458303" calcext:value-type="float">
            <text:p>4.95998336458303E-07</text:p>
          </table:table-cell>
          <table:table-cell office:value-type="float" office:value="-0.0000101216184016928" calcext:value-type="float">
            <text:p>-1.01216184016928E-05</text:p>
          </table:table-cell>
          <table:table-cell office:value-type="float" office:value="-0.00000453335833022761" calcext:value-type="float">
            <text:p>-4.53335833022761E-06</text:p>
          </table:table-cell>
          <table:table-cell office:value-type="float" office:value="-0.00000099342545045733" calcext:value-type="float">
            <text:p>-9.9342545045733E-07</text:p>
          </table:table-cell>
          <table:table-cell office:value-type="float" office:value="0.000027758923462351" calcext:value-type="float">
            <text:p>2.7758923462351E-05</text:p>
          </table:table-cell>
          <table:table-cell office:value-type="float" office:value="-0.00000451372737214628" calcext:value-type="float">
            <text:p>-4.51372737214628E-06</text:p>
          </table:table-cell>
          <table:table-cell office:value-type="float" office:value="0.00000989727038108734" calcext:value-type="float">
            <text:p>9.89727038108734E-06</text:p>
          </table:table-cell>
          <table:table-cell office:value-type="float" office:value="-0.0000218508243475246" calcext:value-type="float">
            <text:p>-2.18508243475246E-05</text:p>
          </table:table-cell>
          <table:table-cell office:value-type="float" office:value="0.0000109222280166299" calcext:value-type="float">
            <text:p>1.09222280166299E-05</text:p>
          </table:table-cell>
          <table:table-cell office:value-type="float" office:value="-0.0000270168030225837" calcext:value-type="float">
            <text:p>-2.70168030225837E-05</text:p>
          </table:table-cell>
          <table:table-cell office:value-type="float" office:value="0.00000546756416042182" calcext:value-type="float">
            <text:p>5.46756416042182E-06</text:p>
          </table:table-cell>
          <table:table-cell office:value-type="float" office:value="0.0000289442921478922" calcext:value-type="float">
            <text:p>2.89442921478922E-05</text:p>
          </table:table-cell>
          <table:table-cell office:value-type="float" office:value="0.00000219421589997548" calcext:value-type="float">
            <text:p>2.19421589997548E-06</text:p>
          </table:table-cell>
          <table:table-cell office:value-type="float" office:value="0.00000083917968490832" calcext:value-type="float">
            <text:p>8.3917968490832E-07</text:p>
          </table:table-cell>
          <table:table-cell office:value-type="float" office:value="-0.00000460570354343659" calcext:value-type="float">
            <text:p>-4.60570354343659E-06</text:p>
          </table:table-cell>
          <table:table-cell office:value-type="float" office:value="-0.0000215179345580685" calcext:value-type="float">
            <text:p>-2.15179345580685E-05</text:p>
          </table:table-cell>
          <table:table-cell office:value-type="float" office:value="-0.0000149867986339314" calcext:value-type="float">
            <text:p>-1.49867986339314E-05</text:p>
          </table:table-cell>
          <table:table-cell office:value-type="float" office:value="0.0000194976072074304" calcext:value-type="float">
            <text:p>1.94976072074304E-05</text:p>
          </table:table-cell>
          <table:table-cell office:value-type="float" office:value="0.00000657876268256308" calcext:value-type="float">
            <text:p>6.57876268256308E-06</text:p>
          </table:table-cell>
          <table:table-cell office:value-type="float" office:value="-0.0000016464285899076" calcext:value-type="float">
            <text:p>-1.6464285899076E-06</text:p>
          </table:table-cell>
          <table:table-cell office:value-type="float" office:value="-0.00000523749451675215" calcext:value-type="float">
            <text:p>-5.23749451675215E-06</text:p>
          </table:table-cell>
          <table:table-cell office:value-type="float" office:value="-0.00000661685682745716" calcext:value-type="float">
            <text:p>-6.61685682745716E-06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5027298054089" calcext:value-type="float">
            <text:p>1.25027298054089</text:p>
          </table:table-cell>
          <table:table-cell table:formula="of:=[.B9]*9.8" office:value-type="float" office:value="12.2526752093007" calcext:value-type="float">
            <text:p>12.25267520930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87403808987121" calcext:value-type="float">
            <text:p>1.87403808987121E-05</text:p>
          </table:table-cell>
          <table:table-cell table:formula="of:=0.5*[.D12]*(([.D5]-[.C5])/([.D1]-[.C1]))^2" office:value-type="float" office:value="0.000000119533270489504" calcext:value-type="float">
            <text:p>1.19533270489504E-07</text:p>
          </table:table-cell>
          <table:table-cell table:formula="of:=0.5*[.E12]*(([.E5]-[.D5])/([.E1]-[.D1]))^2" office:value-type="float" office:value="0.00000431805915589866" calcext:value-type="float">
            <text:p>4.31805915589866E-06</text:p>
          </table:table-cell>
          <table:table-cell table:formula="of:=0.5*[.F12]*(([.F5]-[.E5])/([.F1]-[.E1]))^2" office:value-type="float" office:value="0.00000021222587764986" calcext:value-type="float">
            <text:p>2.1222587764986E-07</text:p>
          </table:table-cell>
          <table:table-cell table:formula="of:=0.5*[.G12]*(([.G5]-[.F5])/([.G1]-[.F1]))^2" office:value-type="float" office:value="0.00000114489028049557" calcext:value-type="float">
            <text:p>1.14489028049557E-06</text:p>
          </table:table-cell>
          <table:table-cell table:formula="of:=0.5*[.H12]*(([.H5]-[.G5])/([.H1]-[.G1]))^2" office:value-type="float" office:value="0.00000499622952292907" calcext:value-type="float">
            <text:p>4.99622952292907E-06</text:p>
          </table:table-cell>
          <table:table-cell table:formula="of:=0.5*[.I12]*(([.I5]-[.H5])/([.I1]-[.H1]))^2" office:value-type="float" office:value="0.00000115979562113674" calcext:value-type="float">
            <text:p>1.15979562113674E-06</text:p>
          </table:table-cell>
          <table:table-cell table:formula="of:=0.5*[.J12]*(([.J5]-[.I5])/([.J1]-[.I1]))^2" office:value-type="float" office:value="0.0000000164171220138481" calcext:value-type="float">
            <text:p>1.64171220138481E-08</text:p>
          </table:table-cell>
          <table:table-cell table:formula="of:=0.5*[.K12]*(([.K5]-[.J5])/([.K1]-[.J1]))^2" office:value-type="float" office:value="0.000000118992822981375" calcext:value-type="float">
            <text:p>1.18992822981375E-07</text:p>
          </table:table-cell>
          <table:table-cell table:formula="of:=0.5*[.L12]*(([.L5]-[.K5])/([.L1]-[.K1]))^2" office:value-type="float" office:value="0.000000173593172004938" calcext:value-type="float">
            <text:p>1.73593172004938E-07</text:p>
          </table:table-cell>
          <table:table-cell table:formula="of:=0.5*[.M12]*(([.M5]-[.L5])/([.M1]-[.L1]))^2" office:value-type="float" office:value="0.0000116984673412869" calcext:value-type="float">
            <text:p>1.16984673412869E-05</text:p>
          </table:table-cell>
          <table:table-cell table:formula="of:=0.5*[.N12]*(([.N5]-[.M5])/([.N1]-[.M1]))^2" office:value-type="float" office:value="0.0000442069047459292" calcext:value-type="float">
            <text:p>4.42069047459292E-05</text:p>
          </table:table-cell>
          <table:table-cell table:formula="of:=0.5*[.O12]*(([.O5]-[.N5])/([.O1]-[.N1]))^2" office:value-type="float" office:value="0.00000663418205792484" calcext:value-type="float">
            <text:p>6.63418205792484E-06</text:p>
          </table:table-cell>
          <table:table-cell table:formula="of:=0.5*[.P12]*(([.P5]-[.O5])/([.P1]-[.O1]))^2" office:value-type="float" office:value="0.00000236686433334727" calcext:value-type="float">
            <text:p>2.36686433334727E-06</text:p>
          </table:table-cell>
          <table:table-cell table:formula="of:=0.5*[.Q12]*(([.Q5]-[.P5])/([.Q1]-[.P1]))^2" office:value-type="float" office:value="0.00000178827789759315" calcext:value-type="float">
            <text:p>1.78827789759315E-06</text:p>
          </table:table-cell>
          <table:table-cell table:formula="of:=0.5*[.R12]*(([.R5]-[.Q5])/([.R1]-[.Q1]))^2" office:value-type="float" office:value="0.00000887971151667401" calcext:value-type="float">
            <text:p>8.87971151667401E-06</text:p>
          </table:table-cell>
          <table:table-cell table:formula="of:=0.5*[.S12]*(([.S5]-[.R5])/([.S1]-[.R1]))^2" office:value-type="float" office:value="0.0000130265387357063" calcext:value-type="float">
            <text:p>1.30265387357063E-05</text:p>
          </table:table-cell>
          <table:table-cell table:formula="of:=0.5*[.T12]*(([.T5]-[.S5])/([.T1]-[.S1]))^2" office:value-type="float" office:value="0.0000032318847356937" calcext:value-type="float">
            <text:p>3.2318847356937E-06</text:p>
          </table:table-cell>
          <table:table-cell table:formula="of:=0.5*[.U12]*(([.U5]-[.T5])/([.U1]-[.T1]))^2" office:value-type="float" office:value="0.000000000716112560730951" calcext:value-type="float">
            <text:p>7.16112560730951E-10</text:p>
          </table:table-cell>
          <table:table-cell table:formula="of:=0.5*[.V12]*(([.V5]-[.U5])/([.V1]-[.U1]))^2" office:value-type="float" office:value="0.00000665192132986702" calcext:value-type="float">
            <text:p>6.65192132986702E-06</text:p>
          </table:table-cell>
          <table:table-cell table:formula="of:=0.5*[.W12]*(([.W5]-[.V5])/([.W1]-[.V1]))^2" office:value-type="float" office:value="0.00000173495979477099" calcext:value-type="float">
            <text:p>1.73495979477099E-06</text:p>
          </table:table-cell>
          <table:table-cell table:formula="of:=0.5*[.X12]*(([.X5]-[.W5])/([.X1]-[.W1]))^2" office:value-type="float" office:value="0.000000746187886110453" calcext:value-type="float">
            <text:p>7.46187886110453E-07</text:p>
          </table:table-cell>
          <table:table-cell table:formula="of:=0.5*[.Y12]*(([.Y5]-[.X5])/([.Y1]-[.X1]))^2" office:value-type="float" office:value="0.000000422598855129148" calcext:value-type="float">
            <text:p>4.22598855129148E-07</text:p>
          </table:table-cell>
          <table:table-cell table:formula="of:=0.5*[.Z12]*(([.Z5]-[.Y5])/([.Z1]-[.Y1]))^2" office:value-type="float" office:value="0.0000148508602912021" calcext:value-type="float">
            <text:p>1.48508602912021E-05</text:p>
          </table:table-cell>
          <table:table-cell table:formula="of:=0.5*[.AA12]*(([.AA5]-[.Z5])/([.AA1]-[.Z1]))^2" office:value-type="float" office:value="0.000000216591683636362" calcext:value-type="float">
            <text:p>2.16591683636362E-07</text:p>
          </table:table-cell>
          <table:table-cell table:formula="of:=0.5*[.AB12]*(([.AB5]-[.AA5])/([.AB1]-[.AA1]))^2" office:value-type="float" office:value="0.00000179702874649964" calcext:value-type="float">
            <text:p>1.79702874649964E-06</text:p>
          </table:table-cell>
          <table:table-cell table:formula="of:=0.5*[.AC12]*(([.AC5]-[.AB5])/([.AC1]-[.AB1]))^2" office:value-type="float" office:value="0.000000000000115861070187457" calcext:value-type="float">
            <text:p>1.15861070187457E-13</text:p>
          </table:table-cell>
          <table:table-cell table:formula="of:=0.5*[.AD12]*(([.AD5]-[.AC5])/([.AD1]-[.AC1]))^2" office:value-type="float" office:value="0.00000337576959712689" calcext:value-type="float">
            <text:p>3.37576959712689E-06</text:p>
          </table:table-cell>
          <table:table-cell table:formula="of:=0.5*[.AE12]*(([.AE5]-[.AD5])/([.AE1]-[.AD1]))^2" office:value-type="float" office:value="0.00000128242861328218" calcext:value-type="float">
            <text:p>1.28242861328218E-06</text:p>
          </table:table-cell>
          <table:table-cell table:formula="of:=0.5*[.AF12]*(([.AF5]-[.AE5])/([.AF1]-[.AE1]))^2" office:value-type="float" office:value="0.000000498524904835394" calcext:value-type="float">
            <text:p>4.98524904835394E-07</text:p>
          </table:table-cell>
          <table:table-cell table:formula="of:=0.5*[.AG12]*(([.AG5]-[.AF5])/([.AG1]-[.AF1]))^2" office:value-type="float" office:value="0.000000829222089448441" calcext:value-type="float">
            <text:p>8.29222089448441E-07</text:p>
          </table:table-cell>
          <table:table-cell table:formula="of:=0.5*[.AH12]*(([.AH5]-[.AG5])/([.AH1]-[.AG1]))^2" office:value-type="float" office:value="0.000000345607884830647" calcext:value-type="float">
            <text:p>3.45607884830647E-07</text:p>
          </table:table-cell>
          <table:table-cell table:formula="of:=0.5*[.AI12]*(([.AI5]-[.AH5])/([.AI1]-[.AH1]))^2" office:value-type="float" office:value="0.00000314456575950998" calcext:value-type="float">
            <text:p>3.14456575950998E-06</text:p>
          </table:table-cell>
          <table:table-cell table:formula="of:=0.5*[.AJ12]*(([.AJ5]-[.AI5])/([.AJ1]-[.AI1]))^2" office:value-type="float" office:value="0.000000123478030512245" calcext:value-type="float">
            <text:p>1.23478030512245E-07</text:p>
          </table:table-cell>
          <table:table-cell table:formula="of:=0.5*[.AK12]*(([.AK5]-[.AJ5])/([.AK1]-[.AJ1]))^2" office:value-type="float" office:value="0.000000426209357775868" calcext:value-type="float">
            <text:p>4.26209357775868E-07</text:p>
          </table:table-cell>
          <table:table-cell table:formula="of:=0.5*[.AL12]*(([.AL5]-[.AK5])/([.AL1]-[.AK1]))^2" office:value-type="float" office:value="0.0000301215663561121" calcext:value-type="float">
            <text:p>3.01215663561121E-05</text:p>
          </table:table-cell>
          <table:table-cell table:formula="of:=0.5*[.AM12]*(([.AM5]-[.AL5])/([.AM1]-[.AL1]))^2" office:value-type="float" office:value="0.00000428217928733361" calcext:value-type="float">
            <text:p>4.28217928733361E-06</text:p>
          </table:table-cell>
          <table:table-cell table:formula="of:=0.5*[.AN12]*(([.AN5]-[.AM5])/([.AN1]-[.AM1]))^2" office:value-type="float" office:value="0.00000435870217993068" calcext:value-type="float">
            <text:p>4.35870217993068E-06</text:p>
          </table:table-cell>
          <table:table-cell table:formula="of:=0.5*[.AO12]*(([.AO5]-[.AN5])/([.AO1]-[.AN1]))^2" office:value-type="float" office:value="0.00000630176836692593" calcext:value-type="float">
            <text:p>6.30176836692593E-06</text:p>
          </table:table-cell>
          <table:table-cell table:formula="of:=0.5*[.AP12]*(([.AP5]-[.AO5])/([.AP1]-[.AO1]))^2" office:value-type="float" office:value="0.0000590098371976693" calcext:value-type="float">
            <text:p>5.90098371976693E-05</text:p>
          </table:table-cell>
          <table:table-cell table:formula="of:=0.5*[.AQ12]*(([.AQ5]-[.AP5])/([.AQ1]-[.AP1]))^2" office:value-type="float" office:value="0.0000566345221980546" calcext:value-type="float">
            <text:p>5.66345221980546E-05</text:p>
          </table:table-cell>
          <table:table-cell table:formula="of:=0.5*[.AR12]*(([.AR5]-[.AQ5])/([.AR1]-[.AQ1]))^2" office:value-type="float" office:value="0.0000202212043232299" calcext:value-type="float">
            <text:p>2.02212043232299E-05</text:p>
          </table:table-cell>
          <table:table-cell table:formula="of:=0.5*[.AS12]*(([.AS5]-[.AR5])/([.AS1]-[.AR1]))^2" office:value-type="float" office:value="0.000000792065286396242" calcext:value-type="float">
            <text:p>7.92065286396242E-07</text:p>
          </table:table-cell>
          <table:table-cell table:formula="of:=0.5*[.AT12]*(([.AT5]-[.AS5])/([.AT1]-[.AS1]))^2" office:value-type="float" office:value="0.0000173897956920584" calcext:value-type="float">
            <text:p>1.73897956920584E-05</text:p>
          </table:table-cell>
          <table:table-cell table:formula="of:=0.5*[.AU12]*(([.AU5]-[.AT5])/([.AU1]-[.AT1]))^2" office:value-type="float" office:value="0.00000553492315016035" calcext:value-type="float">
            <text:p>5.53492315016035E-06</text:p>
          </table:table-cell>
          <table:table-cell table:formula="of:=0.5*[.AV12]*(([.AV5]-[.AU5])/([.AV1]-[.AU1]))^2" office:value-type="float" office:value="0.000000518984412997227" calcext:value-type="float">
            <text:p>5.18984412997227E-07</text:p>
          </table:table-cell>
          <table:table-cell table:formula="of:=0.5*[.AW12]*(([.AW5]-[.AV5])/([.AW1]-[.AV1]))^2" office:value-type="float" office:value="0.0000019171714912987" calcext:value-type="float">
            <text:p>1.9171714912987E-06</text:p>
          </table:table-cell>
          <table:table-cell table:formula="of:=0.5*[.AX12]*(([.AX5]-[.AW5])/([.AX1]-[.AW1]))^2" office:value-type="float" office:value="0.00000310433842948896" calcext:value-type="float">
            <text:p>3.10433842948896E-06</text:p>
          </table:table-cell>
          <table:table-cell table:formula="of:=0.5*[.AY12]*(([.AY5]-[.AX5])/([.AY1]-[.AX1]))^2" office:value-type="float" office:value="0.000000115745099495825" calcext:value-type="float">
            <text:p>1.15745099495825E-07</text:p>
          </table:table-cell>
          <table:table-cell table:formula="of:=0.5*[.AZ12]*(([.AZ5]-[.AY5])/([.AZ1]-[.AY1]))^2" office:value-type="float" office:value="0.00000359052634971382" calcext:value-type="float">
            <text:p>3.59052634971382E-06</text:p>
          </table:table-cell>
          <table:table-cell table:formula="of:=0.5*[.BA12]*(([.BA5]-[.AZ5])/([.BA1]-[.AZ1]))^2" office:value-type="float" office:value="0.0000355036968000451" calcext:value-type="float">
            <text:p>3.55036968000451E-05</text:p>
          </table:table-cell>
          <table:table-cell table:formula="of:=0.5*[.BB12]*(([.BB5]-[.BA5])/([.BB1]-[.BA1]))^2" office:value-type="float" office:value="0.000124272511972026" calcext:value-type="float">
            <text:p>0.000124272511972</text:p>
          </table:table-cell>
          <table:table-cell table:formula="of:=0.5*[.BC12]*(([.BC5]-[.BB5])/([.BC1]-[.BB1]))^2" office:value-type="float" office:value="0.000000172602414089843" calcext:value-type="float">
            <text:p>1.72602414089843E-07</text:p>
          </table:table-cell>
          <table:table-cell table:formula="of:=0.5*[.BD12]*(([.BD5]-[.BC5])/([.BD1]-[.BC1]))^2" office:value-type="float" office:value="0.001500352229976" calcext:value-type="float">
            <text:p>0.001500352229976</text:p>
          </table:table-cell>
          <table:table-cell table:formula="of:=0.5*[.BE12]*(([.BE5]-[.BD5])/([.BE1]-[.BD1]))^2" office:value-type="float" office:value="0.00934155764263337" calcext:value-type="float">
            <text:p>0.009341557642633</text:p>
          </table:table-cell>
          <table:table-cell table:formula="of:=0.5*[.BF12]*(([.BF5]-[.BE5])/([.BF1]-[.BE1]))^2" office:value-type="float" office:value="0.0000120636268453949" calcext:value-type="float">
            <text:p>1.20636268453949E-05</text:p>
          </table:table-cell>
          <table:table-cell table:formula="of:=0.5*[.BG12]*(([.BG5]-[.BF5])/([.BG1]-[.BF1]))^2" office:value-type="float" office:value="0.0003822332148851" calcext:value-type="float">
            <text:p>0.000382233214885</text:p>
          </table:table-cell>
          <table:table-cell table:formula="of:=0.5*[.BH12]*(([.BH5]-[.BG5])/([.BH1]-[.BG1]))^2" office:value-type="float" office:value="0.00219134642132057" calcext:value-type="float">
            <text:p>0.002191346421321</text:p>
          </table:table-cell>
          <table:table-cell table:formula="of:=0.5*[.BI12]*(([.BI5]-[.BH5])/([.BI1]-[.BH1]))^2" office:value-type="float" office:value="0.0131902252639533" calcext:value-type="float">
            <text:p>0.013190225263953</text:p>
          </table:table-cell>
          <table:table-cell table:formula="of:=0.5*[.BJ12]*(([.BJ5]-[.BI5])/([.BJ1]-[.BI1]))^2" office:value-type="float" office:value="0.0262367953175543" calcext:value-type="float">
            <text:p>0.026236795317554</text:p>
          </table:table-cell>
          <table:table-cell table:formula="of:=0.5*[.BK12]*(([.BK5]-[.BJ5])/([.BK1]-[.BJ1]))^2" office:value-type="float" office:value="0.0604598344507816" calcext:value-type="float">
            <text:p>0.060459834450782</text:p>
          </table:table-cell>
          <table:table-cell table:formula="of:=0.5*[.BL12]*(([.BL5]-[.BK5])/([.BL1]-[.BK1]))^2" office:value-type="float" office:value="0.00459067734349803" calcext:value-type="float">
            <text:p>0.004590677343498</text:p>
          </table:table-cell>
          <table:table-cell table:formula="of:=0.5*[.BM12]*(([.BM5]-[.BL5])/([.BM1]-[.BL1]))^2" office:value-type="float" office:value="0.0118426746228797" calcext:value-type="float">
            <text:p>0.01184267462288</text:p>
          </table:table-cell>
          <table:table-cell table:formula="of:=0.5*[.BN12]*(([.BN5]-[.BM5])/([.BN1]-[.BM1]))^2" office:value-type="float" office:value="0.000860009978232628" calcext:value-type="float">
            <text:p>0.000860009978233</text:p>
          </table:table-cell>
          <table:table-cell table:formula="of:=0.5*[.BO12]*(([.BO5]-[.BN5])/([.BO1]-[.BN1]))^2" office:value-type="float" office:value="0.0000445029139643024" calcext:value-type="float">
            <text:p>4.45029139643024E-05</text:p>
          </table:table-cell>
          <table:table-cell table:formula="of:=0.5*[.BP12]*(([.BP5]-[.BO5])/([.BP1]-[.BO1]))^2" office:value-type="float" office:value="0.0000711098383592253" calcext:value-type="float">
            <text:p>7.11098383592253E-05</text:p>
          </table:table-cell>
          <table:table-cell table:formula="of:=0.5*[.BQ12]*(([.BQ5]-[.BP5])/([.BQ1]-[.BP1]))^2" office:value-type="float" office:value="0.00011874019066691" calcext:value-type="float">
            <text:p>0.000118740190667</text:p>
          </table:table-cell>
          <table:table-cell table:formula="of:=0.5*[.BR12]*(([.BR5]-[.BQ5])/([.BR1]-[.BQ1]))^2" office:value-type="float" office:value="0.00915500211403647" calcext:value-type="float">
            <text:p>0.009155002114036</text:p>
          </table:table-cell>
          <table:table-cell table:formula="of:=0.5*[.BS12]*(([.BS5]-[.BR5])/([.BS1]-[.BR1]))^2" office:value-type="float" office:value="0.0362118225458101" calcext:value-type="float">
            <text:p>0.03621182254581</text:p>
          </table:table-cell>
          <table:table-cell table:formula="of:=0.5*[.BT12]*(([.BT5]-[.BS5])/([.BT1]-[.BS1]))^2" office:value-type="float" office:value="0.0259328463770951" calcext:value-type="float">
            <text:p>0.025932846377095</text:p>
          </table:table-cell>
          <table:table-cell table:formula="of:=0.5*[.BU12]*(([.BU5]-[.BT5])/([.BU1]-[.BT1]))^2" office:value-type="float" office:value="0.0151781964152987" calcext:value-type="float">
            <text:p>0.015178196415299</text:p>
          </table:table-cell>
          <table:table-cell table:formula="of:=0.5*[.BV12]*(([.BV5]-[.BU5])/([.BV1]-[.BU1]))^2" office:value-type="float" office:value="0.108933427764395" calcext:value-type="float">
            <text:p>0.108933427764395</text:p>
          </table:table-cell>
          <table:table-cell table:formula="of:=0.5*[.BW12]*(([.BW5]-[.BV5])/([.BW1]-[.BV1]))^2" office:value-type="float" office:value="0.00560913185969615" calcext:value-type="float">
            <text:p>0.005609131859696</text:p>
          </table:table-cell>
          <table:table-cell table:formula="of:=0.5*[.BX12]*(([.BX5]-[.BW5])/([.BX1]-[.BW1]))^2" office:value-type="float" office:value="0.0232883628435538" calcext:value-type="float">
            <text:p>0.023288362843554</text:p>
          </table:table-cell>
          <table:table-cell table:formula="of:=0.5*[.BY12]*(([.BY5]-[.BX5])/([.BY1]-[.BX1]))^2" office:value-type="float" office:value="0.00131136584591516" calcext:value-type="float">
            <text:p>0.001311365845915</text:p>
          </table:table-cell>
          <table:table-cell table:formula="of:=0.5*[.BZ12]*(([.BZ5]-[.BY5])/([.BZ1]-[.BY1]))^2" office:value-type="float" office:value="0.0146142319150377" calcext:value-type="float">
            <text:p>0.014614231915038</text:p>
          </table:table-cell>
          <table:table-cell table:formula="of:=0.5*[.CA12]*(([.CA5]-[.BZ5])/([.CA1]-[.BZ1]))^2" office:value-type="float" office:value="0.0216438188977505" calcext:value-type="float">
            <text:p>0.021643818897751</text:p>
          </table:table-cell>
          <table:table-cell table:formula="of:=0.5*[.CB12]*(([.CB5]-[.CA5])/([.CB1]-[.CA1]))^2" office:value-type="float" office:value="0.0242646432921607" calcext:value-type="float">
            <text:p>0.024264643292161</text:p>
          </table:table-cell>
          <table:table-cell table:formula="of:=0.5*[.CC12]*(([.CC5]-[.CB5])/([.CC1]-[.CB1]))^2" office:value-type="float" office:value="0.00146601664834408" calcext:value-type="float">
            <text:p>0.001466016648344</text:p>
          </table:table-cell>
          <table:table-cell table:formula="of:=0.5*[.CD12]*(([.CD5]-[.CC5])/([.CD1]-[.CC1]))^2" office:value-type="float" office:value="0.0679609921617994" calcext:value-type="float">
            <text:p>0.0679609921618</text:p>
          </table:table-cell>
          <table:table-cell table:formula="of:=0.5*[.CE12]*(([.CE5]-[.CD5])/([.CE1]-[.CD1]))^2" office:value-type="float" office:value="0.211317256717137" calcext:value-type="float">
            <text:p>0.211317256717137</text:p>
          </table:table-cell>
          <table:table-cell table:formula="of:=0.5*[.CF12]*(([.CF5]-[.CE5])/([.CF1]-[.CE1]))^2" office:value-type="float" office:value="0.00474991722820388" calcext:value-type="float">
            <text:p>0.004749917228204</text:p>
          </table:table-cell>
          <table:table-cell table:formula="of:=0.5*[.CG12]*(([.CG5]-[.CF5])/([.CG1]-[.CF1]))^2" office:value-type="float" office:value="0.031131541190289" calcext:value-type="float">
            <text:p>0.031131541190289</text:p>
          </table:table-cell>
          <table:table-cell table:formula="of:=0.5*[.CH12]*(([.CH5]-[.CG5])/([.CH1]-[.CG1]))^2" office:value-type="float" office:value="0.0183310715029871" calcext:value-type="float">
            <text:p>0.018331071502987</text:p>
          </table:table-cell>
          <table:table-cell table:formula="of:=0.5*[.CI12]*(([.CI5]-[.CH5])/([.CI1]-[.CH1]))^2" office:value-type="float" office:value="0.0185537912329854" calcext:value-type="float">
            <text:p>0.018553791232985</text:p>
          </table:table-cell>
          <table:table-cell table:formula="of:=0.5*[.CJ12]*(([.CJ5]-[.CI5])/([.CJ1]-[.CI1]))^2" office:value-type="float" office:value="0.00183588738478533" calcext:value-type="float">
            <text:p>0.001835887384785</text:p>
          </table:table-cell>
          <table:table-cell table:formula="of:=0.5*[.CK12]*(([.CK5]-[.CJ5])/([.CK1]-[.CJ1]))^2" office:value-type="float" office:value="0.00423874885661256" calcext:value-type="float">
            <text:p>0.004238748856613</text:p>
          </table:table-cell>
          <table:table-cell table:formula="of:=0.5*[.CL12]*(([.CL5]-[.CK5])/([.CL1]-[.CK1]))^2" office:value-type="float" office:value="0.0000776268922927437" calcext:value-type="float">
            <text:p>7.76268922927437E-05</text:p>
          </table:table-cell>
          <table:table-cell table:formula="of:=0.5*[.CM12]*(([.CM5]-[.CL5])/([.CM1]-[.CL1]))^2" office:value-type="float" office:value="0.0219341233278392" calcext:value-type="float">
            <text:p>0.021934123327839</text:p>
          </table:table-cell>
          <table:table-cell table:formula="of:=0.5*[.CN12]*(([.CN5]-[.CM5])/([.CN1]-[.CM1]))^2" office:value-type="float" office:value="0.00675911070053554" calcext:value-type="float">
            <text:p>0.006759110700536</text:p>
          </table:table-cell>
          <table:table-cell table:formula="of:=0.5*[.CO12]*(([.CO5]-[.CN5])/([.CO1]-[.CN1]))^2" office:value-type="float" office:value="0.000460099489305586" calcext:value-type="float">
            <text:p>0.000460099489306</text:p>
          </table:table-cell>
          <table:table-cell table:formula="of:=0.5*[.CP12]*(([.CP5]-[.CO5])/([.CP1]-[.CO1]))^2" office:value-type="float" office:value="0.000793647477549545" calcext:value-type="float">
            <text:p>0.00079364747755</text:p>
          </table:table-cell>
          <table:table-cell table:formula="of:=0.5*[.CQ12]*(([.CQ5]-[.CP5])/([.CQ1]-[.CP1]))^2" office:value-type="float" office:value="0.0249399175590743" calcext:value-type="float">
            <text:p>0.024939917559074</text:p>
          </table:table-cell>
          <table:table-cell table:formula="of:=0.5*[.CR12]*(([.CR5]-[.CQ5])/([.CR1]-[.CQ1]))^2" office:value-type="float" office:value="0.0168440296770183" calcext:value-type="float">
            <text:p>0.016844029677018</text:p>
          </table:table-cell>
          <table:table-cell table:formula="of:=0.5*[.CS12]*(([.CS5]-[.CR5])/([.CS1]-[.CR1]))^2" office:value-type="float" office:value="0.00417048199184959" calcext:value-type="float">
            <text:p>0.00417048199185</text:p>
          </table:table-cell>
          <table:table-cell table:formula="of:=0.5*[.CT12]*(([.CT5]-[.CS5])/([.CT1]-[.CS1]))^2" office:value-type="float" office:value="0.00100190456273961" calcext:value-type="float">
            <text:p>0.00100190456274</text:p>
          </table:table-cell>
          <table:table-cell table:formula="of:=0.5*[.CU12]*(([.CU5]-[.CT5])/([.CU1]-[.CT1]))^2" office:value-type="float" office:value="0.0647276820909284" calcext:value-type="float">
            <text:p>0.064727682090929</text:p>
          </table:table-cell>
          <table:table-cell table:formula="of:=0.5*[.CV12]*(([.CV5]-[.CU5])/([.CV1]-[.CU1]))^2" office:value-type="float" office:value="0.0312994719300801" calcext:value-type="float">
            <text:p>0.03129947193008</text:p>
          </table:table-cell>
          <table:table-cell table:formula="of:=0.5*[.CW12]*(([.CW5]-[.CV5])/([.CW1]-[.CV1]))^2" office:value-type="float" office:value="0.0000566722001128268" calcext:value-type="float">
            <text:p>5.66722001128268E-05</text:p>
          </table:table-cell>
          <table:table-cell table:formula="of:=0.5*[.CX12]*(([.CX5]-[.CW5])/([.CX1]-[.CW1]))^2" office:value-type="float" office:value="0.0644788934096887" calcext:value-type="float">
            <text:p>0.064478893409689</text:p>
          </table:table-cell>
          <table:table-cell table:formula="of:=0.5*[.CY12]*(([.CY5]-[.CX5])/([.CY1]-[.CX1]))^2" office:value-type="float" office:value="0.0215343281702828" calcext:value-type="float">
            <text:p>0.021534328170283</text:p>
          </table:table-cell>
          <table:table-cell table:formula="of:=0.5*[.CZ12]*(([.CZ5]-[.CY5])/([.CZ1]-[.CY1]))^2" office:value-type="float" office:value="0.00322868678596298" calcext:value-type="float">
            <text:p>0.003228686785963</text:p>
          </table:table-cell>
          <table:table-cell table:formula="of:=0.5*[.DA12]*(([.DA5]-[.CZ5])/([.DA1]-[.CZ1]))^2" office:value-type="float" office:value="0.00755781522053145" calcext:value-type="float">
            <text:p>0.007557815220531</text:p>
          </table:table-cell>
          <table:table-cell table:formula="of:=0.5*[.DB12]*(([.DB5]-[.DA5])/([.DB1]-[.DA1]))^2" office:value-type="float" office:value="0.00017008791067214" calcext:value-type="float">
            <text:p>0.000170087910672</text:p>
          </table:table-cell>
          <table:table-cell table:formula="of:=0.5*[.DC12]*(([.DC5]-[.DB5])/([.DC1]-[.DB1]))^2" office:value-type="float" office:value="0.00429402874729579" calcext:value-type="float">
            <text:p>0.004294028747296</text:p>
          </table:table-cell>
          <table:table-cell table:formula="of:=0.5*[.DD12]*(([.DD5]-[.DC5])/([.DD1]-[.DC1]))^2" office:value-type="float" office:value="0.0390423459660269" calcext:value-type="float">
            <text:p>0.039042345966027</text:p>
          </table:table-cell>
          <table:table-cell table:formula="of:=0.5*[.DE12]*(([.DE5]-[.DD5])/([.DE1]-[.DD1]))^2" office:value-type="float" office:value="0.014612429831351" calcext:value-type="float">
            <text:p>0.014612429831351</text:p>
          </table:table-cell>
          <table:table-cell table:formula="of:=0.5*[.DF12]*(([.DF5]-[.DE5])/([.DF1]-[.DE1]))^2" office:value-type="float" office:value="0.0217464997699111" calcext:value-type="float">
            <text:p>0.021746499769911</text:p>
          </table:table-cell>
          <table:table-cell table:formula="of:=0.5*[.DG12]*(([.DG5]-[.DF5])/([.DG1]-[.DF1]))^2" office:value-type="float" office:value="0.0164750438701007" calcext:value-type="float">
            <text:p>0.016475043870101</text:p>
          </table:table-cell>
          <table:table-cell table:formula="of:=0.5*[.DH12]*(([.DH5]-[.DG5])/([.DH1]-[.DG1]))^2" office:value-type="float" office:value="0.0149487997537005" calcext:value-type="float">
            <text:p>0.014948799753701</text:p>
          </table:table-cell>
          <table:table-cell table:formula="of:=0.5*[.DI12]*(([.DI5]-[.DH5])/([.DI1]-[.DH1]))^2" office:value-type="float" office:value="0.00262066084542334" calcext:value-type="float">
            <text:p>0.002620660845423</text:p>
          </table:table-cell>
          <table:table-cell table:formula="of:=0.5*[.DJ12]*(([.DJ5]-[.DI5])/([.DJ1]-[.DI1]))^2" office:value-type="float" office:value="0.0142778228779577" calcext:value-type="float">
            <text:p>0.014277822877958</text:p>
          </table:table-cell>
          <table:table-cell table:formula="of:=0.5*[.DK12]*(([.DK5]-[.DJ5])/([.DK1]-[.DJ1]))^2" office:value-type="float" office:value="0.0000313115340702549" calcext:value-type="float">
            <text:p>3.13115340702549E-05</text:p>
          </table:table-cell>
          <table:table-cell table:formula="of:=0.5*[.DL12]*(([.DL5]-[.DK5])/([.DL1]-[.DK1]))^2" office:value-type="float" office:value="0.00000703058570084239" calcext:value-type="float">
            <text:p>7.03058570084239E-06</text:p>
          </table:table-cell>
          <table:table-cell table:formula="of:=0.5*[.DM12]*(([.DM5]-[.DL5])/([.DM1]-[.DL1]))^2" office:value-type="float" office:value="0.000762453858549904" calcext:value-type="float">
            <text:p>0.00076245385855</text:p>
          </table:table-cell>
          <table:table-cell table:formula="of:=0.5*[.DN12]*(([.DN5]-[.DM5])/([.DN1]-[.DM1]))^2" office:value-type="float" office:value="0.0684696589582391" calcext:value-type="float">
            <text:p>0.068469658958239</text:p>
          </table:table-cell>
          <table:table-cell table:formula="of:=0.5*[.DO12]*(([.DO5]-[.DN5])/([.DO1]-[.DN1]))^2" office:value-type="float" office:value="0.0117492426195383" calcext:value-type="float">
            <text:p>0.011749242619538</text:p>
          </table:table-cell>
          <table:table-cell table:formula="of:=0.5*[.DP12]*(([.DP5]-[.DO5])/([.DP1]-[.DO1]))^2" office:value-type="float" office:value="0.0220052041779733" calcext:value-type="float">
            <text:p>0.022005204177973</text:p>
          </table:table-cell>
          <table:table-cell table:formula="of:=0.5*[.DQ12]*(([.DQ5]-[.DP5])/([.DQ1]-[.DP1]))^2" office:value-type="float" office:value="0.0172897019138895" calcext:value-type="float">
            <text:p>0.01728970191389</text:p>
          </table:table-cell>
          <table:table-cell table:formula="of:=0.5*[.DR12]*(([.DR5]-[.DQ5])/([.DR1]-[.DQ1]))^2" office:value-type="float" office:value="0.0330812709968749" calcext:value-type="float">
            <text:p>0.033081270996875</text:p>
          </table:table-cell>
          <table:table-cell table:formula="of:=0.5*[.DS12]*(([.DS5]-[.DR5])/([.DS1]-[.DR1]))^2" office:value-type="float" office:value="0.176064797994381" calcext:value-type="float">
            <text:p>0.176064797994381</text:p>
          </table:table-cell>
          <table:table-cell table:formula="of:=0.5*[.DT12]*(([.DT5]-[.DS5])/([.DT1]-[.DS1]))^2" office:value-type="float" office:value="0.0464250646674899" calcext:value-type="float">
            <text:p>0.04642506466749</text:p>
          </table:table-cell>
          <table:table-cell table:formula="of:=0.5*[.DU12]*(([.DU5]-[.DT5])/([.DU1]-[.DT1]))^2" office:value-type="float" office:value="0.0111070273622746" calcext:value-type="float">
            <text:p>0.011107027362275</text:p>
          </table:table-cell>
          <table:table-cell table:formula="of:=0.5*[.DV12]*(([.DV5]-[.DU5])/([.DV1]-[.DU1]))^2" office:value-type="float" office:value="0.00311872426802189" calcext:value-type="float">
            <text:p>0.003118724268022</text:p>
          </table:table-cell>
          <table:table-cell table:formula="of:=0.5*[.DW12]*(([.DW5]-[.DV5])/([.DW1]-[.DV1]))^2" office:value-type="float" office:value="0.0503848669501831" calcext:value-type="float">
            <text:p>0.050384866950183</text:p>
          </table:table-cell>
          <table:table-cell table:formula="of:=0.5*[.DX12]*(([.DX5]-[.DW5])/([.DX1]-[.DW1]))^2" office:value-type="float" office:value="0.0000358625877466977" calcext:value-type="float">
            <text:p>3.58625877466977E-05</text:p>
          </table:table-cell>
          <table:table-cell table:formula="of:=0.5*[.DY12]*(([.DY5]-[.DX5])/([.DY1]-[.DX1]))^2" office:value-type="float" office:value="0.00549603486436197" calcext:value-type="float">
            <text:p>0.005496034864362</text:p>
          </table:table-cell>
          <table:table-cell table:formula="of:=0.5*[.DZ12]*(([.DZ5]-[.DY5])/([.DZ1]-[.DY1]))^2" office:value-type="float" office:value="0.0238493197278466" calcext:value-type="float">
            <text:p>0.023849319727847</text:p>
          </table:table-cell>
          <table:table-cell table:formula="of:=0.5*[.EA12]*(([.EA5]-[.DZ5])/([.EA1]-[.DZ1]))^2" office:value-type="float" office:value="0.128704386795687" calcext:value-type="float">
            <text:p>0.128704386795687</text:p>
          </table:table-cell>
          <table:table-cell table:formula="of:=0.5*[.EB12]*(([.EB5]-[.EA5])/([.EB1]-[.EA1]))^2" office:value-type="float" office:value="0.0353536509416891" calcext:value-type="float">
            <text:p>0.035353650941689</text:p>
          </table:table-cell>
          <table:table-cell table:formula="of:=0.5*[.EC12]*(([.EC5]-[.EB5])/([.EC1]-[.EB1]))^2" office:value-type="float" office:value="0.00119824870183497" calcext:value-type="float">
            <text:p>0.001198248701835</text:p>
          </table:table-cell>
          <table:table-cell table:formula="of:=0.5*[.ED12]*(([.ED5]-[.EC5])/([.ED1]-[.EC1]))^2" office:value-type="float" office:value="0.018405195567213" calcext:value-type="float">
            <text:p>0.018405195567213</text:p>
          </table:table-cell>
          <table:table-cell table:formula="of:=0.5*[.EE12]*(([.EE5]-[.ED5])/([.EE1]-[.ED1]))^2" office:value-type="float" office:value="0.0109654408642326" calcext:value-type="float">
            <text:p>0.010965440864233</text:p>
          </table:table-cell>
          <table:table-cell table:formula="of:=0.5*[.EF12]*(([.EF5]-[.EE5])/([.EF1]-[.EE1]))^2" office:value-type="float" office:value="0.00077347029722708" calcext:value-type="float">
            <text:p>0.000773470297227</text:p>
          </table:table-cell>
          <table:table-cell table:formula="of:=0.5*[.EG12]*(([.EG5]-[.EF5])/([.EG1]-[.EF1]))^2" office:value-type="float" office:value="0.00206310075521267" calcext:value-type="float">
            <text:p>0.002063100755213</text:p>
          </table:table-cell>
          <table:table-cell table:formula="of:=0.5*[.EH12]*(([.EH5]-[.EG5])/([.EH1]-[.EG1]))^2" office:value-type="float" office:value="0.00157983882966529" calcext:value-type="float">
            <text:p>0.001579838829665</text:p>
          </table:table-cell>
          <table:table-cell table:formula="of:=0.5*[.EI12]*(([.EI5]-[.EH5])/([.EI1]-[.EH1]))^2" office:value-type="float" office:value="0.00239890884490074" calcext:value-type="float">
            <text:p>0.002398908844901</text:p>
          </table:table-cell>
          <table:table-cell table:formula="of:=0.5*[.EJ12]*(([.EJ5]-[.EI5])/([.EJ1]-[.EI1]))^2" office:value-type="float" office:value="0.000135523242686707" calcext:value-type="float">
            <text:p>0.000135523242687</text:p>
          </table:table-cell>
          <table:table-cell table:formula="of:=0.5*[.EK12]*(([.EK5]-[.EJ5])/([.EK1]-[.EJ1]))^2" office:value-type="float" office:value="0.0277725067042368" calcext:value-type="float">
            <text:p>0.027772506704237</text:p>
          </table:table-cell>
          <table:table-cell table:formula="of:=0.5*[.EL12]*(([.EL5]-[.EK5])/([.EL1]-[.EK1]))^2" office:value-type="float" office:value="0.000843426840487914" calcext:value-type="float">
            <text:p>0.000843426840488</text:p>
          </table:table-cell>
          <table:table-cell table:formula="of:=0.5*[.EM12]*(([.EM5]-[.EL5])/([.EM1]-[.EL1]))^2" office:value-type="float" office:value="0.0000740150465968202" calcext:value-type="float">
            <text:p>7.40150465968202E-05</text:p>
          </table:table-cell>
          <table:table-cell table:formula="of:=0.5*[.EN12]*(([.EN5]-[.EM5])/([.EN1]-[.EM1]))^2" office:value-type="float" office:value="0.00178902795452265" calcext:value-type="float">
            <text:p>0.001789027954523</text:p>
          </table:table-cell>
          <table:table-cell table:formula="of:=0.5*[.EO12]*(([.EO5]-[.EN5])/([.EO1]-[.EN1]))^2" office:value-type="float" office:value="0.0578010274021653" calcext:value-type="float">
            <text:p>0.057801027402165</text:p>
          </table:table-cell>
          <table:table-cell table:formula="of:=0.5*[.EP12]*(([.EP5]-[.EO5])/([.EP1]-[.EO1]))^2" office:value-type="float" office:value="0.00166296267741683" calcext:value-type="float">
            <text:p>0.001662962677417</text:p>
          </table:table-cell>
          <table:table-cell table:formula="of:=0.5*[.EQ12]*(([.EQ5]-[.EP5])/([.EQ1]-[.EP1]))^2" office:value-type="float" office:value="0.0696358320804418" calcext:value-type="float">
            <text:p>0.069635832080442</text:p>
          </table:table-cell>
          <table:table-cell table:formula="of:=0.5*[.ER12]*(([.ER5]-[.EQ5])/([.ER1]-[.EQ1]))^2" office:value-type="float" office:value="0.0666141807220836" calcext:value-type="float">
            <text:p>0.066614180722084</text:p>
          </table:table-cell>
          <table:table-cell table:formula="of:=0.5*[.ES12]*(([.ES5]-[.ER5])/([.ES1]-[.ER1]))^2" office:value-type="float" office:value="0.0664679267209766" calcext:value-type="float">
            <text:p>0.066467926720977</text:p>
          </table:table-cell>
          <table:table-cell table:formula="of:=0.5*[.ET12]*(([.ET5]-[.ES5])/([.ET1]-[.ES1]))^2" office:value-type="float" office:value="0.0144634457694995" calcext:value-type="float">
            <text:p>0.0144634457695</text:p>
          </table:table-cell>
          <table:table-cell table:formula="of:=0.5*[.EU12]*(([.EU5]-[.ET5])/([.EU1]-[.ET1]))^2" office:value-type="float" office:value="0.0209555700178763" calcext:value-type="float">
            <text:p>0.020955570017876</text:p>
          </table:table-cell>
          <table:table-cell table:formula="of:=0.5*[.EV12]*(([.EV5]-[.EU5])/([.EV1]-[.EU1]))^2" office:value-type="float" office:value="0.000738988617388627" calcext:value-type="float">
            <text:p>0.000738988617389</text:p>
          </table:table-cell>
          <table:table-cell table:formula="of:=0.5*[.EW12]*(([.EW5]-[.EV5])/([.EW1]-[.EV1]))^2" office:value-type="float" office:value="0.000407675421367062" calcext:value-type="float">
            <text:p>0.000407675421367</text:p>
          </table:table-cell>
          <table:table-cell table:formula="of:=0.5*[.EX12]*(([.EX5]-[.EW5])/([.EX1]-[.EW1]))^2" office:value-type="float" office:value="0.0000455200893865119" calcext:value-type="float">
            <text:p>4.55200893865119E-05</text:p>
          </table:table-cell>
          <table:table-cell table:formula="of:=0.5*[.EY12]*(([.EY5]-[.EX5])/([.EY1]-[.EX1]))^2" office:value-type="float" office:value="0.000410648575912815" calcext:value-type="float">
            <text:p>0.000410648575913</text:p>
          </table:table-cell>
          <table:table-cell table:formula="of:=0.5*[.EZ12]*(([.EZ5]-[.EY5])/([.EZ1]-[.EY1]))^2" office:value-type="float" office:value="0.03090885825622" calcext:value-type="float">
            <text:p>0.03090885825622</text:p>
          </table:table-cell>
          <table:table-cell table:formula="of:=0.5*[.FA12]*(([.FA5]-[.EZ5])/([.FA1]-[.EZ1]))^2" office:value-type="float" office:value="0.0022341001283375" calcext:value-type="float">
            <text:p>0.002234100128338</text:p>
          </table:table-cell>
          <table:table-cell table:formula="of:=0.5*[.FB12]*(([.FB5]-[.FA5])/([.FB1]-[.FA1]))^2" office:value-type="float" office:value="0.0192040959804701" calcext:value-type="float">
            <text:p>0.01920409598047</text:p>
          </table:table-cell>
          <table:table-cell table:formula="of:=0.5*[.FC12]*(([.FC5]-[.FB5])/([.FC1]-[.FB1]))^2" office:value-type="float" office:value="0.000879896812513273" calcext:value-type="float">
            <text:p>0.000879896812513</text:p>
          </table:table-cell>
          <table:table-cell table:formula="of:=0.5*[.FD12]*(([.FD5]-[.FC5])/([.FD1]-[.FC1]))^2" office:value-type="float" office:value="0.0151008227511278" calcext:value-type="float">
            <text:p>0.015100822751128</text:p>
          </table:table-cell>
          <table:table-cell table:formula="of:=0.5*[.FE12]*(([.FE5]-[.FD5])/([.FE1]-[.FD1]))^2" office:value-type="float" office:value="0.0144285899240573" calcext:value-type="float">
            <text:p>0.014428589924057</text:p>
          </table:table-cell>
          <table:table-cell table:formula="of:=0.5*[.FF12]*(([.FF5]-[.FE5])/([.FF1]-[.FE1]))^2" office:value-type="float" office:value="0.000697028904544172" calcext:value-type="float">
            <text:p>0.000697028904544</text:p>
          </table:table-cell>
          <table:table-cell table:formula="of:=0.5*[.FG12]*(([.FG5]-[.FF5])/([.FG1]-[.FF1]))^2" office:value-type="float" office:value="0.00187456414922786" calcext:value-type="float">
            <text:p>0.001874564149228</text:p>
          </table:table-cell>
          <table:table-cell table:formula="of:=0.5*[.FH12]*(([.FH5]-[.FG5])/([.FH1]-[.FG1]))^2" office:value-type="float" office:value="0.0156342077400531" calcext:value-type="float">
            <text:p>0.015634207740053</text:p>
          </table:table-cell>
          <table:table-cell table:formula="of:=0.5*[.FI12]*(([.FI5]-[.FH5])/([.FI1]-[.FH1]))^2" office:value-type="float" office:value="0.00295620228265402" calcext:value-type="float">
            <text:p>0.002956202282654</text:p>
          </table:table-cell>
          <table:table-cell table:formula="of:=0.5*[.FJ12]*(([.FJ5]-[.FI5])/([.FJ1]-[.FI1]))^2" office:value-type="float" office:value="0.00134123946032023" calcext:value-type="float">
            <text:p>0.00134123946032</text:p>
          </table:table-cell>
          <table:table-cell table:formula="of:=0.5*[.FK12]*(([.FK5]-[.FJ5])/([.FK1]-[.FJ1]))^2" office:value-type="float" office:value="0.00149014714497084" calcext:value-type="float">
            <text:p>0.001490147144971</text:p>
          </table:table-cell>
          <table:table-cell table:formula="of:=0.5*[.FL12]*(([.FL5]-[.FK5])/([.FL1]-[.FK1]))^2" office:value-type="float" office:value="0.00536303334436823" calcext:value-type="float">
            <text:p>0.005363033344368</text:p>
          </table:table-cell>
          <table:table-cell table:formula="of:=0.5*[.FM12]*(([.FM5]-[.FL5])/([.FM1]-[.FL1]))^2" office:value-type="float" office:value="0.000571539906656581" calcext:value-type="float">
            <text:p>0.000571539906657</text:p>
          </table:table-cell>
          <table:table-cell table:formula="of:=0.5*[.FN12]*(([.FN5]-[.FM5])/([.FN1]-[.FM1]))^2" office:value-type="float" office:value="0.00251939266153866" calcext:value-type="float">
            <text:p>0.002519392661539</text:p>
          </table:table-cell>
          <table:table-cell table:formula="of:=0.5*[.FO12]*(([.FO5]-[.FN5])/([.FO1]-[.FN1]))^2" office:value-type="float" office:value="0.0140561483336307" calcext:value-type="float">
            <text:p>0.014056148333631</text:p>
          </table:table-cell>
          <table:table-cell table:formula="of:=0.5*[.FP12]*(([.FP5]-[.FO5])/([.FP1]-[.FO1]))^2" office:value-type="float" office:value="0.000110802587360445" calcext:value-type="float">
            <text:p>0.00011080258736</text:p>
          </table:table-cell>
          <table:table-cell table:formula="of:=0.5*[.FQ12]*(([.FQ5]-[.FP5])/([.FQ1]-[.FP1]))^2" office:value-type="float" office:value="0.0147823593534968" calcext:value-type="float">
            <text:p>0.014782359353497</text:p>
          </table:table-cell>
          <table:table-cell table:formula="of:=0.5*[.FR12]*(([.FR5]-[.FQ5])/([.FR1]-[.FQ1]))^2" office:value-type="float" office:value="0.0539197757799504" calcext:value-type="float">
            <text:p>0.05391977577995</text:p>
          </table:table-cell>
          <table:table-cell table:formula="of:=0.5*[.FS12]*(([.FS5]-[.FR5])/([.FS1]-[.FR1]))^2" office:value-type="float" office:value="0.000563446568444993" calcext:value-type="float">
            <text:p>0.000563446568445</text:p>
          </table:table-cell>
          <table:table-cell table:formula="of:=0.5*[.FT12]*(([.FT5]-[.FS5])/([.FT1]-[.FS1]))^2" office:value-type="float" office:value="0.0331850415775071" calcext:value-type="float">
            <text:p>0.033185041577507</text:p>
          </table:table-cell>
          <table:table-cell table:formula="of:=0.5*[.FU12]*(([.FU5]-[.FT5])/([.FU1]-[.FT1]))^2" office:value-type="float" office:value="0.0724887753714858" calcext:value-type="float">
            <text:p>0.072488775371486</text:p>
          </table:table-cell>
          <table:table-cell table:formula="of:=0.5*[.FV12]*(([.FV5]-[.FU5])/([.FV1]-[.FU1]))^2" office:value-type="float" office:value="0.00634020661709433" calcext:value-type="float">
            <text:p>0.006340206617094</text:p>
          </table:table-cell>
          <table:table-cell table:formula="of:=0.5*[.FW12]*(([.FW5]-[.FV5])/([.FW1]-[.FV1]))^2" office:value-type="float" office:value="0.000565567333236815" calcext:value-type="float">
            <text:p>0.000565567333237</text:p>
          </table:table-cell>
          <table:table-cell table:formula="of:=0.5*[.FX12]*(([.FX5]-[.FW5])/([.FX1]-[.FW1]))^2" office:value-type="float" office:value="0.0123540115139651" calcext:value-type="float">
            <text:p>0.012354011513965</text:p>
          </table:table-cell>
          <table:table-cell table:formula="of:=0.5*[.FY12]*(([.FY5]-[.FX5])/([.FY1]-[.FX1]))^2" office:value-type="float" office:value="0.00493508341231818" calcext:value-type="float">
            <text:p>0.004935083412318</text:p>
          </table:table-cell>
          <table:table-cell table:formula="of:=0.5*[.FZ12]*(([.FZ5]-[.FY5])/([.FZ1]-[.FY1]))^2" office:value-type="float" office:value="0.000827928503550302" calcext:value-type="float">
            <text:p>0.00082792850355</text:p>
          </table:table-cell>
          <table:table-cell table:formula="of:=0.5*[.GA12]*(([.GA5]-[.FZ5])/([.GA1]-[.FZ1]))^2" office:value-type="float" office:value="0.000129228871314464" calcext:value-type="float">
            <text:p>0.000129228871314</text:p>
          </table:table-cell>
          <table:table-cell table:formula="of:=0.5*[.GB12]*(([.GB5]-[.GA5])/([.GB1]-[.GA1]))^2" office:value-type="float" office:value="0.0168821723719535" calcext:value-type="float">
            <text:p>0.016882172371954</text:p>
          </table:table-cell>
          <table:table-cell table:formula="of:=0.5*[.GC12]*(([.GC5]-[.GB5])/([.GC1]-[.GB1]))^2" office:value-type="float" office:value="0.0315562987533435" calcext:value-type="float">
            <text:p>0.031556298753344</text:p>
          </table:table-cell>
          <table:table-cell table:formula="of:=0.5*[.GD12]*(([.GD5]-[.GC5])/([.GD1]-[.GC1]))^2" office:value-type="float" office:value="0.00399163140502307" calcext:value-type="float">
            <text:p>0.003991631405023</text:p>
          </table:table-cell>
          <table:table-cell table:formula="of:=0.5*[.GE12]*(([.GE5]-[.GD5])/([.GE1]-[.GD1]))^2" office:value-type="float" office:value="0.0417549417142639" calcext:value-type="float">
            <text:p>0.041754941714264</text:p>
          </table:table-cell>
          <table:table-cell table:formula="of:=0.5*[.GF12]*(([.GF5]-[.GE5])/([.GF1]-[.GE1]))^2" office:value-type="float" office:value="0.00333380355074668" calcext:value-type="float">
            <text:p>0.003333803550747</text:p>
          </table:table-cell>
          <table:table-cell table:formula="of:=0.5*[.GG12]*(([.GG5]-[.GF5])/([.GG1]-[.GF1]))^2" office:value-type="float" office:value="0.115523433992014" calcext:value-type="float">
            <text:p>0.115523433992014</text:p>
          </table:table-cell>
          <table:table-cell table:formula="of:=0.5*[.GH12]*(([.GH5]-[.GG5])/([.GH1]-[.GG1]))^2" office:value-type="float" office:value="0.00300792083311271" calcext:value-type="float">
            <text:p>0.003007920833113</text:p>
          </table:table-cell>
          <table:table-cell table:formula="of:=0.5*[.GI12]*(([.GI5]-[.GH5])/([.GI1]-[.GH1]))^2" office:value-type="float" office:value="0.00175255001238193" calcext:value-type="float">
            <text:p>0.001752550012382</text:p>
          </table:table-cell>
          <table:table-cell table:formula="of:=0.5*[.GJ12]*(([.GJ5]-[.GI5])/([.GJ1]-[.GI1]))^2" office:value-type="float" office:value="0.00290516259642717" calcext:value-type="float">
            <text:p>0.002905162596427</text:p>
          </table:table-cell>
          <table:table-cell table:formula="of:=0.5*[.GK12]*(([.GK5]-[.GJ5])/([.GK1]-[.GJ1]))^2" office:value-type="float" office:value="0.0000369944266972531" calcext:value-type="float">
            <text:p>3.69944266972531E-05</text:p>
          </table:table-cell>
          <table:table-cell table:formula="of:=0.5*[.GL12]*(([.GL5]-[.GK5])/([.GL1]-[.GK1]))^2" office:value-type="float" office:value="0.00150288564638123" calcext:value-type="float">
            <text:p>0.001502885646381</text:p>
          </table:table-cell>
          <table:table-cell table:formula="of:=0.5*[.GM12]*(([.GM5]-[.GL5])/([.GM1]-[.GL1]))^2" office:value-type="float" office:value="0.0127097294074151" calcext:value-type="float">
            <text:p>0.012709729407415</text:p>
          </table:table-cell>
          <table:table-cell table:formula="of:=0.5*[.GN12]*(([.GN5]-[.GM5])/([.GN1]-[.GM1]))^2" office:value-type="float" office:value="0.0987095032244606" calcext:value-type="float">
            <text:p>0.098709503224461</text:p>
          </table:table-cell>
          <table:table-cell table:formula="of:=0.5*[.GO12]*(([.GO5]-[.GN5])/([.GO1]-[.GN1]))^2" office:value-type="float" office:value="0.00049161775566003" calcext:value-type="float">
            <text:p>0.00049161775566</text:p>
          </table:table-cell>
          <table:table-cell table:formula="of:=0.5*[.GP12]*(([.GP5]-[.GO5])/([.GP1]-[.GO1]))^2" office:value-type="float" office:value="0.0111536286983192" calcext:value-type="float">
            <text:p>0.011153628698319</text:p>
          </table:table-cell>
          <table:table-cell table:formula="of:=0.5*[.GQ12]*(([.GQ5]-[.GP5])/([.GQ1]-[.GP1]))^2" office:value-type="float" office:value="0.0630393077827875" calcext:value-type="float">
            <text:p>0.063039307782788</text:p>
          </table:table-cell>
          <table:table-cell table:formula="of:=0.5*[.GR12]*(([.GR5]-[.GQ5])/([.GR1]-[.GQ1]))^2" office:value-type="float" office:value="0.00445862228067386" calcext:value-type="float">
            <text:p>0.004458622280674</text:p>
          </table:table-cell>
          <table:table-cell table:formula="of:=0.5*[.GS12]*(([.GS5]-[.GR5])/([.GS1]-[.GR1]))^2" office:value-type="float" office:value="0.0315703492711832" calcext:value-type="float">
            <text:p>0.031570349271183</text:p>
          </table:table-cell>
          <table:table-cell table:formula="of:=0.5*[.GT12]*(([.GT5]-[.GS5])/([.GT1]-[.GS1]))^2" office:value-type="float" office:value="0.0371645848866713" calcext:value-type="float">
            <text:p>0.037164584886671</text:p>
          </table:table-cell>
          <table:table-cell table:formula="of:=0.5*[.GU12]*(([.GU5]-[.GT5])/([.GU1]-[.GT1]))^2" office:value-type="float" office:value="0.00777445743694719" calcext:value-type="float">
            <text:p>0.007774457436947</text:p>
          </table:table-cell>
          <table:table-cell table:formula="of:=0.5*[.GV12]*(([.GV5]-[.GU5])/([.GV1]-[.GU1]))^2" office:value-type="float" office:value="0.000699105758634098" calcext:value-type="float">
            <text:p>0.000699105758634</text:p>
          </table:table-cell>
          <table:table-cell table:formula="of:=0.5*[.GW12]*(([.GW5]-[.GV5])/([.GW1]-[.GV1]))^2" office:value-type="float" office:value="0.0244671911770262" calcext:value-type="float">
            <text:p>0.024467191177026</text:p>
          </table:table-cell>
          <table:table-cell table:formula="of:=0.5*[.GX12]*(([.GX5]-[.GW5])/([.GX1]-[.GW1]))^2" office:value-type="float" office:value="0.00308682671652814" calcext:value-type="float">
            <text:p>0.003086826716528</text:p>
          </table:table-cell>
          <table:table-cell table:formula="of:=0.5*[.GY12]*(([.GY5]-[.GX5])/([.GY1]-[.GX1]))^2" office:value-type="float" office:value="0.000727113284829924" calcext:value-type="float">
            <text:p>0.00072711328483</text:p>
          </table:table-cell>
          <table:table-cell table:formula="of:=0.5*[.GZ12]*(([.GZ5]-[.GY5])/([.GZ1]-[.GY1]))^2" office:value-type="float" office:value="0.000255763864056536" calcext:value-type="float">
            <text:p>0.000255763864057</text:p>
          </table:table-cell>
          <table:table-cell table:formula="of:=0.5*[.HA12]*(([.HA5]-[.GZ5])/([.HA1]-[.GZ1]))^2" office:value-type="float" office:value="0.00295672737869708" calcext:value-type="float">
            <text:p>0.002956727378697</text:p>
          </table:table-cell>
          <table:table-cell table:formula="of:=0.5*[.HB12]*(([.HB5]-[.HA5])/([.HB1]-[.HA1]))^2" office:value-type="float" office:value="0.00725937388654729" calcext:value-type="float">
            <text:p>0.007259373886547</text:p>
          </table:table-cell>
          <table:table-cell table:formula="of:=0.5*[.HC12]*(([.HC5]-[.HB5])/([.HC1]-[.HB1]))^2" office:value-type="float" office:value="0.0203790600603405" calcext:value-type="float">
            <text:p>0.020379060060341</text:p>
          </table:table-cell>
          <table:table-cell table:formula="of:=0.5*[.HD12]*(([.HD5]-[.HC5])/([.HD1]-[.HC1]))^2" office:value-type="float" office:value="0.0727340612670594" calcext:value-type="float">
            <text:p>0.072734061267059</text:p>
          </table:table-cell>
          <table:table-cell table:formula="of:=0.5*[.HE12]*(([.HE5]-[.HD5])/([.HE1]-[.HD1]))^2" office:value-type="float" office:value="0.339301384386311" calcext:value-type="float">
            <text:p>0.339301384386311</text:p>
          </table:table-cell>
          <table:table-cell table:formula="of:=0.5*[.HF12]*(([.HF5]-[.HE5])/([.HF1]-[.HE1]))^2" office:value-type="float" office:value="0.0199841012009257" calcext:value-type="float">
            <text:p>0.019984101200926</text:p>
          </table:table-cell>
          <table:table-cell table:formula="of:=0.5*[.HG12]*(([.HG5]-[.HF5])/([.HG1]-[.HF1]))^2" office:value-type="float" office:value="0.0429424548965254" calcext:value-type="float">
            <text:p>0.042942454896526</text:p>
          </table:table-cell>
          <table:table-cell table:formula="of:=0.5*[.HH12]*(([.HH5]-[.HG5])/([.HH1]-[.HG1]))^2" office:value-type="float" office:value="0.00323835601222718" calcext:value-type="float">
            <text:p>0.003238356012227</text:p>
          </table:table-cell>
          <table:table-cell table:formula="of:=0.5*[.HI12]*(([.HI5]-[.HH5])/([.HI1]-[.HH1]))^2" office:value-type="float" office:value="0.00305260576644891" calcext:value-type="float">
            <text:p>0.003052605766449</text:p>
          </table:table-cell>
          <table:table-cell table:formula="of:=0.5*[.HJ12]*(([.HJ5]-[.HI5])/([.HJ1]-[.HI1]))^2" office:value-type="float" office:value="0.0154956145869892" calcext:value-type="float">
            <text:p>0.015495614586989</text:p>
          </table:table-cell>
          <table:table-cell table:formula="of:=0.5*[.HK12]*(([.HK5]-[.HJ5])/([.HK1]-[.HJ1]))^2" office:value-type="float" office:value="0.0113135788039582" calcext:value-type="float">
            <text:p>0.011313578803958</text:p>
          </table:table-cell>
          <table:table-cell table:formula="of:=0.5*[.HL12]*(([.HL5]-[.HK5])/([.HL1]-[.HK1]))^2" office:value-type="float" office:value="0.000403000338010066" calcext:value-type="float">
            <text:p>0.00040300033801</text:p>
          </table:table-cell>
          <table:table-cell table:formula="of:=0.5*[.HM12]*(([.HM5]-[.HL5])/([.HM1]-[.HL1]))^2" office:value-type="float" office:value="0.0000429103291874483" calcext:value-type="float">
            <text:p>4.29103291874483E-05</text:p>
          </table:table-cell>
          <table:table-cell table:formula="of:=0.5*[.HN12]*(([.HN5]-[.HM5])/([.HN1]-[.HM1]))^2" office:value-type="float" office:value="0.000608909931537155" calcext:value-type="float">
            <text:p>0.000608909931537</text:p>
          </table:table-cell>
          <table:table-cell table:formula="of:=0.5*[.HO12]*(([.HO5]-[.HN5])/([.HO1]-[.HN1]))^2" office:value-type="float" office:value="0.0519881036934354" calcext:value-type="float">
            <text:p>0.051988103693435</text:p>
          </table:table-cell>
          <table:table-cell table:formula="of:=0.5*[.HP12]*(([.HP5]-[.HO5])/([.HP1]-[.HO1]))^2" office:value-type="float" office:value="0.000056867064032159" calcext:value-type="float">
            <text:p>5.6867064032159E-05</text:p>
          </table:table-cell>
          <table:table-cell table:formula="of:=0.5*[.HQ12]*(([.HQ5]-[.HP5])/([.HQ1]-[.HP1]))^2" office:value-type="float" office:value="0.00283989743599941" calcext:value-type="float">
            <text:p>0.002839897435999</text:p>
          </table:table-cell>
          <table:table-cell table:formula="of:=0.5*[.HR12]*(([.HR5]-[.HQ5])/([.HR1]-[.HQ1]))^2" office:value-type="float" office:value="0.0200302296627281" calcext:value-type="float">
            <text:p>0.020030229662728</text:p>
          </table:table-cell>
          <table:table-cell table:formula="of:=0.5*[.HS12]*(([.HS5]-[.HR5])/([.HS1]-[.HR1]))^2" office:value-type="float" office:value="0.00614792144466391" calcext:value-type="float">
            <text:p>0.006147921444664</text:p>
          </table:table-cell>
          <table:table-cell table:formula="of:=0.5*[.HT12]*(([.HT5]-[.HS5])/([.HT1]-[.HS1]))^2" office:value-type="float" office:value="0.0203794447052721" calcext:value-type="float">
            <text:p>0.020379444705272</text:p>
          </table:table-cell>
          <table:table-cell table:formula="of:=0.5*[.HU12]*(([.HU5]-[.HT5])/([.HU1]-[.HT1]))^2" office:value-type="float" office:value="0.00473847276740665" calcext:value-type="float">
            <text:p>0.004738472767407</text:p>
          </table:table-cell>
          <table:table-cell table:formula="of:=0.5*[.HV12]*(([.HV5]-[.HU5])/([.HV1]-[.HU1]))^2" office:value-type="float" office:value="0.00259989238746513" calcext:value-type="float">
            <text:p>0.002599892387465</text:p>
          </table:table-cell>
          <table:table-cell table:formula="of:=0.5*[.HW12]*(([.HW5]-[.HV5])/([.HW1]-[.HV1]))^2" office:value-type="float" office:value="0.000756208668789986" calcext:value-type="float">
            <text:p>0.00075620866879</text:p>
          </table:table-cell>
          <table:table-cell table:formula="of:=0.5*[.HX12]*(([.HX5]-[.HW5])/([.HX1]-[.HW1]))^2" office:value-type="float" office:value="0.000224715598134183" calcext:value-type="float">
            <text:p>0.000224715598134</text:p>
          </table:table-cell>
          <table:table-cell table:formula="of:=0.5*[.HY12]*(([.HY5]-[.HX5])/([.HY1]-[.HX1]))^2" office:value-type="float" office:value="0.00291843594345356" calcext:value-type="float">
            <text:p>0.002918435943454</text:p>
          </table:table-cell>
          <table:table-cell table:formula="of:=0.5*[.HZ12]*(([.HZ5]-[.HY5])/([.HZ1]-[.HY1]))^2" office:value-type="float" office:value="0.0143528491221013" calcext:value-type="float">
            <text:p>0.014352849122101</text:p>
          </table:table-cell>
          <table:table-cell table:formula="of:=0.5*[.IA12]*(([.IA5]-[.HZ5])/([.IA1]-[.HZ1]))^2" office:value-type="float" office:value="0.00263680773573816" calcext:value-type="float">
            <text:p>0.002636807735738</text:p>
          </table:table-cell>
          <table:table-cell table:formula="of:=0.5*[.IB12]*(([.IB5]-[.IA5])/([.IB1]-[.IA1]))^2" office:value-type="float" office:value="0.0000176878014018343" calcext:value-type="float">
            <text:p>1.76878014018343E-05</text:p>
          </table:table-cell>
          <table:table-cell table:formula="of:=0.5*[.IC12]*(([.IC5]-[.IB5])/([.IC1]-[.IB1]))^2" office:value-type="float" office:value="0.000146552751117665" calcext:value-type="float">
            <text:p>0.000146552751118</text:p>
          </table:table-cell>
          <table:table-cell table:formula="of:=0.5*[.ID12]*(([.ID5]-[.IC5])/([.ID1]-[.IC1]))^2" office:value-type="float" office:value="0.00000316657389007297" calcext:value-type="float">
            <text:p>3.16657389007297E-06</text:p>
          </table:table-cell>
          <table:table-cell table:formula="of:=0.5*[.IE12]*(([.IE5]-[.ID5])/([.IE1]-[.ID1]))^2" office:value-type="float" office:value="0.0000292464717106351" calcext:value-type="float">
            <text:p>2.92464717106351E-05</text:p>
          </table:table-cell>
          <table:table-cell table:formula="of:=0.5*[.IF12]*(([.IF5]-[.IE5])/([.IF1]-[.IE1]))^2" office:value-type="float" office:value="0.00000975562737375138" calcext:value-type="float">
            <text:p>9.75562737375138E-06</text:p>
          </table:table-cell>
          <table:table-cell table:formula="of:=0.5*[.IG12]*(([.IG5]-[.IF5])/([.IG1]-[.IF1]))^2" office:value-type="float" office:value="0.000102043534619599" calcext:value-type="float">
            <text:p>0.00010204353462</text:p>
          </table:table-cell>
          <table:table-cell table:formula="of:=0.5*[.IH12]*(([.IH5]-[.IG5])/([.IH1]-[.IG1]))^2" office:value-type="float" office:value="0.0000901824358916455" calcext:value-type="float">
            <text:p>9.01824358916455E-05</text:p>
          </table:table-cell>
          <table:table-cell table:formula="of:=0.5*[.II12]*(([.II5]-[.IH5])/([.II1]-[.IH1]))^2" office:value-type="float" office:value="0.00018612936067241" calcext:value-type="float">
            <text:p>0.000186129360672</text:p>
          </table:table-cell>
          <table:table-cell table:formula="of:=0.5*[.IJ12]*(([.IJ5]-[.II5])/([.IJ1]-[.II1]))^2" office:value-type="float" office:value="0.0000719384976415582" calcext:value-type="float">
            <text:p>7.19384976415582E-05</text:p>
          </table:table-cell>
          <table:table-cell table:formula="of:=0.5*[.IK12]*(([.IK5]-[.IJ5])/([.IK1]-[.IJ1]))^2" office:value-type="float" office:value="0.0000985359175348667" calcext:value-type="float">
            <text:p>9.85359175348667E-05</text:p>
          </table:table-cell>
          <table:table-cell table:formula="of:=0.5*[.IL12]*(([.IL5]-[.IK5])/([.IL1]-[.IK1]))^2" office:value-type="float" office:value="0.00000539418038284552" calcext:value-type="float">
            <text:p>5.39418038284552E-06</text:p>
          </table:table-cell>
          <table:table-cell table:formula="of:=0.5*[.IM12]*(([.IM5]-[.IL5])/([.IM1]-[.IL1]))^2" office:value-type="float" office:value="0.00000144006320028853" calcext:value-type="float">
            <text:p>1.44006320028853E-06</text:p>
          </table:table-cell>
          <table:table-cell table:formula="of:=0.5*[.IN12]*(([.IN5]-[.IM5])/([.IN1]-[.IM1]))^2" office:value-type="float" office:value="0.000000577985747825718" calcext:value-type="float">
            <text:p>5.77985747825718E-07</text:p>
          </table:table-cell>
          <table:table-cell table:formula="of:=0.5*[.IO12]*(([.IO5]-[.IN5])/([.IO1]-[.IN1]))^2" office:value-type="float" office:value="0.0000000213239814289145" calcext:value-type="float">
            <text:p>2.13239814289145E-08</text:p>
          </table:table-cell>
          <table:table-cell table:formula="of:=0.5*[.IP12]*(([.IP5]-[.IO5])/([.IP1]-[.IO1]))^2" office:value-type="float" office:value="0.0000910188995823494" calcext:value-type="float">
            <text:p>9.10188995823494E-05</text:p>
          </table:table-cell>
          <table:table-cell table:formula="of:=0.5*[.IQ12]*(([.IQ5]-[.IP5])/([.IQ1]-[.IP1]))^2" office:value-type="float" office:value="0.0000190929560869393" calcext:value-type="float">
            <text:p>1.90929560869393E-05</text:p>
          </table:table-cell>
          <table:table-cell table:formula="of:=0.5*[.IR12]*(([.IR5]-[.IQ5])/([.IR1]-[.IQ1]))^2" office:value-type="float" office:value="0.0000224571140607206" calcext:value-type="float">
            <text:p>2.24571140607206E-05</text:p>
          </table:table-cell>
          <table:table-cell table:formula="of:=0.5*[.IS12]*(([.IS5]-[.IR5])/([.IS1]-[.IR1]))^2" office:value-type="float" office:value="0.0000640320128755141" calcext:value-type="float">
            <text:p>6.40320128755141E-05</text:p>
          </table:table-cell>
          <table:table-cell table:formula="of:=0.5*[.IT12]*(([.IT5]-[.IS5])/([.IT1]-[.IS1]))^2" office:value-type="float" office:value="0.0000373188141220467" calcext:value-type="float">
            <text:p>3.73188141220467E-05</text:p>
          </table:table-cell>
          <table:table-cell table:formula="of:=0.5*[.IU12]*(([.IU5]-[.IT5])/([.IU1]-[.IT1]))^2" office:value-type="float" office:value="0.00000478850597541686" calcext:value-type="float">
            <text:p>4.78850597541686E-06</text:p>
          </table:table-cell>
          <table:table-cell table:formula="of:=0.5*[.IV12]*(([.IV5]-[.IU5])/([.IV1]-[.IU1]))^2" office:value-type="float" office:value="0.00000124097103287961" calcext:value-type="float">
            <text:p>1.24097103287961E-06</text:p>
          </table:table-cell>
          <table:table-cell table:formula="of:=0.5*[.IW12]*(([.IW5]-[.IV5])/([.IW1]-[.IV1]))^2" office:value-type="float" office:value="0.000000508070369328454" calcext:value-type="float">
            <text:p>5.08070369328454E-07</text:p>
          </table:table-cell>
          <table:table-cell table:formula="of:=0.5*[.IX12]*(([.IX5]-[.IW5])/([.IX1]-[.IW1]))^2" office:value-type="float" office:value="0.0000170071365518347" calcext:value-type="float">
            <text:p>1.70071365518347E-05</text:p>
          </table:table-cell>
          <table:table-cell table:formula="of:=0.5*[.IY12]*(([.IY5]-[.IX5])/([.IY1]-[.IX1]))^2" office:value-type="float" office:value="0.00000430622861847969" calcext:value-type="float">
            <text:p>4.30622861847969E-06</text:p>
          </table:table-cell>
          <table:table-cell table:formula="of:=0.5*[.IZ12]*(([.IZ5]-[.IY5])/([.IZ1]-[.IY1]))^2" office:value-type="float" office:value="0.0000173004071190558" calcext:value-type="float">
            <text:p>1.73004071190558E-05</text:p>
          </table:table-cell>
          <table:table-cell table:formula="of:=0.5*[.JA12]*(([.JA5]-[.IZ5])/([.JA1]-[.IZ1]))^2" office:value-type="float" office:value="0.00000995029823791691" calcext:value-type="float">
            <text:p>9.95029823791691E-06</text:p>
          </table:table-cell>
          <table:table-cell table:formula="of:=0.5*[.JB12]*(([.JB5]-[.JA5])/([.JB1]-[.JA1]))^2" office:value-type="float" office:value="0.000147467757646689" calcext:value-type="float">
            <text:p>0.000147467757647</text:p>
          </table:table-cell>
          <table:table-cell table:formula="of:=0.5*[.JC12]*(([.JC5]-[.JB5])/([.JC1]-[.JB1]))^2" office:value-type="float" office:value="0.000225349591413038" calcext:value-type="float">
            <text:p>0.000225349591413</text:p>
          </table:table-cell>
          <table:table-cell table:formula="of:=0.5*[.JD12]*(([.JD5]-[.JC5])/([.JD1]-[.JC1]))^2" office:value-type="float" office:value="0.00000802983252551124" calcext:value-type="float">
            <text:p>8.02983252551124E-06</text:p>
          </table:table-cell>
          <table:table-cell table:formula="of:=0.5*[.JE12]*(([.JE5]-[.JD5])/([.JE1]-[.JD1]))^2" office:value-type="float" office:value="0.00000000155461843686199" calcext:value-type="float">
            <text:p>1.55461843686199E-09</text:p>
          </table:table-cell>
          <table:table-cell table:formula="of:=0.5*[.JF12]*(([.JF5]-[.JE5])/([.JF1]-[.JE1]))^2" office:value-type="float" office:value="0.00000677337417173357" calcext:value-type="float">
            <text:p>6.77337417173357E-06</text:p>
          </table:table-cell>
          <table:table-cell table:formula="of:=0.5*[.JG12]*(([.JG5]-[.JF5])/([.JG1]-[.JF1]))^2" office:value-type="float" office:value="0.0000101748373994985" calcext:value-type="float">
            <text:p>1.01748373994985E-05</text:p>
          </table:table-cell>
          <table:table-cell table:formula="of:=0.5*[.JH12]*(([.JH5]-[.JG5])/([.JH1]-[.JG1]))^2" office:value-type="float" office:value="0.000000476826789491002" calcext:value-type="float">
            <text:p>4.76826789491002E-07</text:p>
          </table:table-cell>
          <table:table-cell table:formula="of:=0.5*[.JI12]*(([.JI5]-[.JH5])/([.JI1]-[.JH1]))^2" office:value-type="float" office:value="0.000107946632247711" calcext:value-type="float">
            <text:p>0.000107946632248</text:p>
          </table:table-cell>
          <table:table-cell table:formula="of:=0.5*[.JJ12]*(([.JJ5]-[.JI5])/([.JJ1]-[.JI1]))^2" office:value-type="float" office:value="0.00000809650684229708" calcext:value-type="float">
            <text:p>8.09650684229708E-06</text:p>
          </table:table-cell>
          <table:table-cell table:formula="of:=0.5*[.JK12]*(([.JK5]-[.JJ5])/([.JK1]-[.JJ1]))^2" office:value-type="float" office:value="0.000000000311396873631278" calcext:value-type="float">
            <text:p>3.11396873631278E-10</text:p>
          </table:table-cell>
          <table:table-cell table:formula="of:=0.5*[.JL12]*(([.JL5]-[.JK5])/([.JL1]-[.JK1]))^2" office:value-type="float" office:value="0.000113188816981498" calcext:value-type="float">
            <text:p>0.000113188816981</text:p>
          </table:table-cell>
          <table:table-cell table:formula="of:=0.5*[.JM12]*(([.JM5]-[.JL5])/([.JM1]-[.JL1]))^2" office:value-type="float" office:value="0.000000249006420587259" calcext:value-type="float">
            <text:p>2.49006420587259E-07</text:p>
          </table:table-cell>
          <table:table-cell table:formula="of:=0.5*[.JN12]*(([.JN5]-[.JM5])/([.JN1]-[.JM1]))^2" office:value-type="float" office:value="0.00011002803032369" calcext:value-type="float">
            <text:p>0.000110028030324</text:p>
          </table:table-cell>
          <table:table-cell table:formula="of:=0.5*[.JO12]*(([.JO5]-[.JN5])/([.JO1]-[.JN1]))^2" office:value-type="float" office:value="0.0000184295901433409" calcext:value-type="float">
            <text:p>1.84295901433409E-05</text:p>
          </table:table-cell>
          <table:table-cell table:formula="of:=0.5*[.JP12]*(([.JP5]-[.JO5])/([.JP1]-[.JO1]))^2" office:value-type="float" office:value="0.000000525002755250898" calcext:value-type="float">
            <text:p>5.25002755250898E-07</text:p>
          </table:table-cell>
          <table:table-cell table:formula="of:=0.5*[.JQ12]*(([.JQ5]-[.JP5])/([.JQ1]-[.JP1]))^2" office:value-type="float" office:value="0.0000706315338329481" calcext:value-type="float">
            <text:p>7.06315338329481E-05</text:p>
          </table:table-cell>
          <table:table-cell table:formula="of:=0.5*[.JR12]*(([.JR5]-[.JQ5])/([.JR1]-[.JQ1]))^2" office:value-type="float" office:value="0.0000472832507950646" calcext:value-type="float">
            <text:p>4.72832507950646E-05</text:p>
          </table:table-cell>
          <table:table-cell table:formula="of:=0.5*[.JS12]*(([.JS5]-[.JR5])/([.JS1]-[.JR1]))^2" office:value-type="float" office:value="0.0000236648778125909" calcext:value-type="float">
            <text:p>2.36648778125909E-05</text:p>
          </table:table-cell>
          <table:table-cell table:formula="of:=0.5*[.JT12]*(([.JT5]-[.JS5])/([.JT1]-[.JS1]))^2" office:value-type="float" office:value="0.0000374591552617148" calcext:value-type="float">
            <text:p>3.74591552617148E-05</text:p>
          </table:table-cell>
          <table:table-cell table:formula="of:=0.5*[.JU12]*(([.JU5]-[.JT5])/([.JU1]-[.JT1]))^2" office:value-type="float" office:value="0.000101385427666151" calcext:value-type="float">
            <text:p>0.000101385427666</text:p>
          </table:table-cell>
          <table:table-cell table:formula="of:=0.5*[.JV12]*(([.JV5]-[.JU5])/([.JV1]-[.JU1]))^2" office:value-type="float" office:value="0.0000219974146349431" calcext:value-type="float">
            <text:p>2.19974146349431E-05</text:p>
          </table:table-cell>
          <table:table-cell table:formula="of:=0.5*[.JW12]*(([.JW5]-[.JV5])/([.JW1]-[.JV1]))^2" office:value-type="float" office:value="0.0000531878556360916" calcext:value-type="float">
            <text:p>5.31878556360916E-05</text:p>
          </table:table-cell>
          <table:table-cell table:formula="of:=0.5*[.JX12]*(([.JX5]-[.JW5])/([.JX1]-[.JW1]))^2" office:value-type="float" office:value="0.0000353783191251127" calcext:value-type="float">
            <text:p>3.53783191251127E-05</text:p>
          </table:table-cell>
          <table:table-cell table:formula="of:=0.5*[.JY12]*(([.JY5]-[.JX5])/([.JY1]-[.JX1]))^2" office:value-type="float" office:value="0.0000186546750683991" calcext:value-type="float">
            <text:p>1.86546750683991E-05</text:p>
          </table:table-cell>
          <table:table-cell table:formula="of:=0.5*[.JZ12]*(([.JZ5]-[.JY5])/([.JZ1]-[.JY1]))^2" office:value-type="float" office:value="0.0000140583729931683" calcext:value-type="float">
            <text:p>1.40583729931683E-05</text:p>
          </table:table-cell>
          <table:table-cell table:formula="of:=0.5*[.KA12]*(([.KA5]-[.JZ5])/([.KA1]-[.JZ1]))^2" office:value-type="float" office:value="0.0000253609501365448" calcext:value-type="float">
            <text:p>2.53609501365448E-05</text:p>
          </table:table-cell>
          <table:table-cell table:formula="of:=0.5*[.KB12]*(([.KB5]-[.KA5])/([.KB1]-[.KA1]))^2" office:value-type="float" office:value="0.000129511202704295" calcext:value-type="float">
            <text:p>0.000129511202704</text:p>
          </table:table-cell>
          <table:table-cell table:formula="of:=0.5*[.KC12]*(([.KC5]-[.KB5])/([.KC1]-[.KB1]))^2" office:value-type="float" office:value="0.0000198703736336366" calcext:value-type="float">
            <text:p>1.98703736336366E-05</text:p>
          </table:table-cell>
          <table:table-cell table:formula="of:=0.5*[.KD12]*(([.KD5]-[.KC5])/([.KD1]-[.KC1]))^2" office:value-type="float" office:value="0.00000787766912458159" calcext:value-type="float">
            <text:p>7.87766912458159E-06</text:p>
          </table:table-cell>
          <table:table-cell table:formula="of:=0.5*[.KE12]*(([.KE5]-[.KD5])/([.KE1]-[.KD1]))^2" office:value-type="float" office:value="0.000370085255171562" calcext:value-type="float">
            <text:p>0.000370085255172</text:p>
          </table:table-cell>
          <table:table-cell table:formula="of:=0.5*[.KF12]*(([.KF5]-[.KE5])/([.KF1]-[.KE1]))^2" office:value-type="float" office:value="0.0000498600147618158" calcext:value-type="float">
            <text:p>4.98600147618158E-05</text:p>
          </table:table-cell>
          <table:table-cell table:formula="of:=0.5*[.KG12]*(([.KG5]-[.KF5])/([.KG1]-[.KF1]))^2" office:value-type="float" office:value="0.0000829277993463822" calcext:value-type="float">
            <text:p>8.29277993463822E-05</text:p>
          </table:table-cell>
          <table:table-cell table:formula="of:=0.5*[.KH12]*(([.KH5]-[.KG5])/([.KH1]-[.KG1]))^2" office:value-type="float" office:value="0.00000000811098517411502" calcext:value-type="float">
            <text:p>8.11098517411502E-09</text:p>
          </table:table-cell>
          <table:table-cell table:formula="of:=0.5*[.KI12]*(([.KI5]-[.KH5])/([.KI1]-[.KH1]))^2" office:value-type="float" office:value="0.0000734471665656881" calcext:value-type="float">
            <text:p>7.34471665656881E-05</text:p>
          </table:table-cell>
          <table:table-cell table:formula="of:=0.5*[.KJ12]*(([.KJ5]-[.KI5])/([.KJ1]-[.KI1]))^2" office:value-type="float" office:value="0.00000989727261880462" calcext:value-type="float">
            <text:p>9.89727261880462E-06</text:p>
          </table:table-cell>
          <table:table-cell table:formula="of:=0.5*[.KK12]*(([.KK5]-[.KJ5])/([.KK1]-[.KJ1]))^2" office:value-type="float" office:value="0.0000868131135304282" calcext:value-type="float">
            <text:p>8.68131135304282E-05</text:p>
          </table:table-cell>
          <table:table-cell table:formula="of:=0.5*[.KL12]*(([.KL5]-[.KK5])/([.KL1]-[.KK1]))^2" office:value-type="float" office:value="0.0000330284428008604" calcext:value-type="float">
            <text:p>3.30284428008604E-05</text:p>
          </table:table-cell>
          <table:table-cell table:formula="of:=0.5*[.KM12]*(([.KM5]-[.KL5])/([.KM1]-[.KL1]))^2" office:value-type="float" office:value="0.000120358058854852" calcext:value-type="float">
            <text:p>0.000120358058855</text:p>
          </table:table-cell>
          <table:table-cell table:formula="of:=0.5*[.KN12]*(([.KN5]-[.KM5])/([.KN1]-[.KM1]))^2" office:value-type="float" office:value="0.00003486480470303" calcext:value-type="float">
            <text:p>3.486480470303E-05</text:p>
          </table:table-cell>
          <table:table-cell table:formula="of:=0.5*[.KO12]*(([.KO5]-[.KN5])/([.KO1]-[.KN1]))^2" office:value-type="float" office:value="0.0000544667162901601" calcext:value-type="float">
            <text:p>5.44667162901601E-05</text:p>
          </table:table-cell>
          <table:table-cell table:formula="of:=0.5*[.KP12]*(([.KP5]-[.KO5])/([.KP1]-[.KO1]))^2" office:value-type="float" office:value="0.00000453811434458728" calcext:value-type="float">
            <text:p>4.53811434458728E-06</text:p>
          </table:table-cell>
          <table:table-cell table:formula="of:=0.5*[.KQ12]*(([.KQ5]-[.KP5])/([.KQ1]-[.KP1]))^2" office:value-type="float" office:value="0.0000000335395312159618" calcext:value-type="float">
            <text:p>3.35395312159618E-08</text:p>
          </table:table-cell>
          <table:table-cell table:formula="of:=0.5*[.KR12]*(([.KR5]-[.KQ5])/([.KR1]-[.KQ1]))^2" office:value-type="float" office:value="0.0000000522570037961742" calcext:value-type="float">
            <text:p>5.22570037961742E-08</text:p>
          </table:table-cell>
          <table:table-cell table:formula="of:=0.5*[.KS12]*(([.KS5]-[.KR5])/([.KS1]-[.KR1]))^2" office:value-type="float" office:value="0.000000301172118575915" calcext:value-type="float">
            <text:p>3.01172118575915E-07</text:p>
          </table:table-cell>
          <table:table-cell table:formula="of:=0.5*[.KT12]*(([.KT5]-[.KS5])/([.KT1]-[.KS1]))^2" office:value-type="float" office:value="0.0000293079076648627" calcext:value-type="float">
            <text:p>2.93079076648627E-05</text:p>
          </table:table-cell>
          <table:table-cell table:formula="of:=0.5*[.KU12]*(([.KU5]-[.KT5])/([.KU1]-[.KT1]))^2" office:value-type="float" office:value="0.000052206971998928" calcext:value-type="float">
            <text:p>5.2206971998928E-05</text:p>
          </table:table-cell>
          <table:table-cell table:formula="of:=0.5*[.KV12]*(([.KV5]-[.KU5])/([.KV1]-[.KU1]))^2" office:value-type="float" office:value="0.0000250437351193463" calcext:value-type="float">
            <text:p>2.50437351193463E-05</text:p>
          </table:table-cell>
          <table:table-cell table:formula="of:=0.5*[.KW12]*(([.KW5]-[.KV5])/([.KW1]-[.KV1]))^2" office:value-type="float" office:value="0.0000109299973624661" calcext:value-type="float">
            <text:p>1.09299973624661E-05</text:p>
          </table:table-cell>
          <table:table-cell table:formula="of:=0.5*[.KX12]*(([.KX5]-[.KW5])/([.KX1]-[.KW1]))^2" office:value-type="float" office:value="0.0000125155235717867" calcext:value-type="float">
            <text:p>1.25155235717867E-05</text:p>
          </table:table-cell>
          <table:table-cell table:formula="of:=0.5*[.KY12]*(([.KY5]-[.KX5])/([.KY1]-[.KX1]))^2" office:value-type="float" office:value="0.000023654131451885" calcext:value-type="float">
            <text:p>2.3654131451885E-05</text:p>
          </table:table-cell>
          <table:table-cell table:formula="of:=0.5*[.KZ12]*(([.KZ5]-[.KY5])/([.KZ1]-[.KY1]))^2" office:value-type="float" office:value="0.0000515544890654274" calcext:value-type="float">
            <text:p>5.15544890654274E-05</text:p>
          </table:table-cell>
          <table:table-cell table:formula="of:=0.5*[.LA12]*(([.LA5]-[.KZ5])/([.LA1]-[.KZ1]))^2" office:value-type="float" office:value="0.0000169786167993174" calcext:value-type="float">
            <text:p>1.69786167993174E-05</text:p>
          </table:table-cell>
          <table:table-cell table:formula="of:=0.5*[.LB12]*(([.LB5]-[.LA5])/([.LB1]-[.LA1]))^2" office:value-type="float" office:value="0.000128626832803363" calcext:value-type="float">
            <text:p>0.000128626832803</text:p>
          </table:table-cell>
          <table:table-cell table:formula="of:=0.5*[.LC12]*(([.LC5]-[.LB5])/([.LC1]-[.LB1]))^2" office:value-type="float" office:value="0.0000107024794478912" calcext:value-type="float">
            <text:p>1.07024794478912E-05</text:p>
          </table:table-cell>
          <table:table-cell table:formula="of:=0.5*[.LD12]*(([.LD5]-[.LC5])/([.LD1]-[.LC1]))^2" office:value-type="float" office:value="0.00016488999634936" calcext:value-type="float">
            <text:p>0.000164889996349</text:p>
          </table:table-cell>
          <table:table-cell table:formula="of:=0.5*[.LE12]*(([.LE5]-[.LD5])/([.LE1]-[.LD1]))^2" office:value-type="float" office:value="0.000110152773725091" calcext:value-type="float">
            <text:p>0.000110152773725</text:p>
          </table:table-cell>
          <table:table-cell table:formula="of:=0.5*[.LF12]*(([.LF5]-[.LE5])/([.LF1]-[.LE1]))^2" office:value-type="float" office:value="0.00000887067031436074" calcext:value-type="float">
            <text:p>8.87067031436074E-06</text:p>
          </table:table-cell>
          <table:table-cell table:formula="of:=0.5*[.LG12]*(([.LG5]-[.LF5])/([.LG1]-[.LF1]))^2" office:value-type="float" office:value="0.0000000215668283451104" calcext:value-type="float">
            <text:p>2.15668283451104E-08</text:p>
          </table:table-cell>
          <table:table-cell table:formula="of:=0.5*[.LH12]*(([.LH5]-[.LG5])/([.LH1]-[.LG1]))^2" office:value-type="float" office:value="0.0000387959769306631" calcext:value-type="float">
            <text:p>3.87959769306631E-05</text:p>
          </table:table-cell>
          <table:table-cell table:formula="of:=0.5*[.LI12]*(([.LI5]-[.LH5])/([.LI1]-[.LH1]))^2" office:value-type="float" office:value="0.000167764098430333" calcext:value-type="float">
            <text:p>0.00016776409843</text:p>
          </table:table-cell>
          <table:table-cell table:formula="of:=0.5*[.LJ12]*(([.LJ5]-[.LI5])/([.LJ1]-[.LI1]))^2" office:value-type="float" office:value="0.000117091523200717" calcext:value-type="float">
            <text:p>0.000117091523201</text:p>
          </table:table-cell>
          <table:table-cell table:formula="of:=0.5*[.LK12]*(([.LK5]-[.LJ5])/([.LK1]-[.LJ1]))^2" office:value-type="float" office:value="0.000126480282301189" calcext:value-type="float">
            <text:p>0.000126480282301</text:p>
          </table:table-cell>
          <table:table-cell table:formula="of:=0.5*[.LL12]*(([.LL5]-[.LK5])/([.LL1]-[.LK1]))^2" office:value-type="float" office:value="0.000203417082100451" calcext:value-type="float">
            <text:p>0.0002034170821</text:p>
          </table:table-cell>
          <table:table-cell table:formula="of:=0.5*[.LM12]*(([.LM5]-[.LL5])/([.LM1]-[.LL1]))^2" office:value-type="float" office:value="0.0000316004044935704" calcext:value-type="float">
            <text:p>3.16004044935704E-05</text:p>
          </table:table-cell>
          <table:table-cell table:formula="of:=0.5*[.LN12]*(([.LN5]-[.LM5])/([.LN1]-[.LM1]))^2" office:value-type="float" office:value="0.000040392362362157" calcext:value-type="float">
            <text:p>4.0392362362157E-05</text:p>
          </table:table-cell>
          <table:table-cell table:formula="of:=0.5*[.LO12]*(([.LO5]-[.LN5])/([.LO1]-[.LN1]))^2" office:value-type="float" office:value="0.000196723586859691" calcext:value-type="float">
            <text:p>0.00019672358686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89237353232498" calcext:value-type="float">
            <text:p>2.89237353232498E-07</text:p>
          </table:table-cell>
          <table:table-cell table:formula="of:=0.5*[.D12]*(([.D6]-[.C6])/([.D1]-[.C1]))^2" office:value-type="float" office:value="0.0000000201792909282033" calcext:value-type="float">
            <text:p>2.01792909282033E-08</text:p>
          </table:table-cell>
          <table:table-cell table:formula="of:=0.5*[.E12]*(([.E6]-[.D6])/([.E1]-[.D1]))^2" office:value-type="float" office:value="0.0000000355719666394231" calcext:value-type="float">
            <text:p>3.55719666394231E-08</text:p>
          </table:table-cell>
          <table:table-cell table:formula="of:=0.5*[.F12]*(([.F6]-[.E6])/([.F1]-[.E1]))^2" office:value-type="float" office:value="0.000000000535954137013546" calcext:value-type="float">
            <text:p>5.35954137013546E-10</text:p>
          </table:table-cell>
          <table:table-cell table:formula="of:=0.5*[.G12]*(([.G6]-[.F6])/([.G1]-[.F1]))^2" office:value-type="float" office:value="0.0000000135298106876874" calcext:value-type="float">
            <text:p>1.35298106876874E-08</text:p>
          </table:table-cell>
          <table:table-cell table:formula="of:=0.5*[.H12]*(([.H6]-[.G6])/([.H1]-[.G1]))^2" office:value-type="float" office:value="0.0000000100338341819432" calcext:value-type="float">
            <text:p>1.00338341819432E-08</text:p>
          </table:table-cell>
          <table:table-cell table:formula="of:=0.5*[.I12]*(([.I6]-[.H6])/([.I1]-[.H1]))^2" office:value-type="float" office:value="0.0000000200158233690474" calcext:value-type="float">
            <text:p>2.00158233690474E-08</text:p>
          </table:table-cell>
          <table:table-cell table:formula="of:=0.5*[.J12]*(([.J6]-[.I6])/([.J1]-[.I1]))^2" office:value-type="float" office:value="0.000000219165069438351" calcext:value-type="float">
            <text:p>2.19165069438351E-07</text:p>
          </table:table-cell>
          <table:table-cell table:formula="of:=0.5*[.K12]*(([.K6]-[.J6])/([.K1]-[.J1]))^2" office:value-type="float" office:value="0.000000023701738472092" calcext:value-type="float">
            <text:p>2.3701738472092E-08</text:p>
          </table:table-cell>
          <table:table-cell table:formula="of:=0.5*[.L12]*(([.L6]-[.K6])/([.L1]-[.K1]))^2" office:value-type="float" office:value="0.00000000380859183858542" calcext:value-type="float">
            <text:p>3.80859183858542E-09</text:p>
          </table:table-cell>
          <table:table-cell table:formula="of:=0.5*[.M12]*(([.M6]-[.L6])/([.M1]-[.L1]))^2" office:value-type="float" office:value="0.0000000000272040788954645" calcext:value-type="float">
            <text:p>2.72040788954645E-11</text:p>
          </table:table-cell>
          <table:table-cell table:formula="of:=0.5*[.N12]*(([.N6]-[.M6])/([.N1]-[.M1]))^2" office:value-type="float" office:value="0.00000055778843400179" calcext:value-type="float">
            <text:p>5.5778843400179E-07</text:p>
          </table:table-cell>
          <table:table-cell table:formula="of:=0.5*[.O12]*(([.O6]-[.N6])/([.O1]-[.N1]))^2" office:value-type="float" office:value="0.000000520340212173864" calcext:value-type="float">
            <text:p>5.20340212173864E-07</text:p>
          </table:table-cell>
          <table:table-cell table:formula="of:=0.5*[.P12]*(([.P6]-[.O6])/([.P1]-[.O1]))^2" office:value-type="float" office:value="0.000000000644493187707577" calcext:value-type="float">
            <text:p>6.44493187707577E-10</text:p>
          </table:table-cell>
          <table:table-cell table:formula="of:=0.5*[.Q12]*(([.Q6]-[.P6])/([.Q1]-[.P1]))^2" office:value-type="float" office:value="0.0000000225154567064985" calcext:value-type="float">
            <text:p>2.25154567064985E-08</text:p>
          </table:table-cell>
          <table:table-cell table:formula="of:=0.5*[.R12]*(([.R6]-[.Q6])/([.R1]-[.Q1]))^2" office:value-type="float" office:value="0.000000106263053645861" calcext:value-type="float">
            <text:p>1.06263053645861E-07</text:p>
          </table:table-cell>
          <table:table-cell table:formula="of:=0.5*[.S12]*(([.S6]-[.R6])/([.S1]-[.R1]))^2" office:value-type="float" office:value="0.000000232129258391616" calcext:value-type="float">
            <text:p>2.32129258391616E-07</text:p>
          </table:table-cell>
          <table:table-cell table:formula="of:=0.5*[.T12]*(([.T6]-[.S6])/([.T1]-[.S1]))^2" office:value-type="float" office:value="0.000000451274901269066" calcext:value-type="float">
            <text:p>4.51274901269066E-07</text:p>
          </table:table-cell>
          <table:table-cell table:formula="of:=0.5*[.U12]*(([.U6]-[.T6])/([.U1]-[.T1]))^2" office:value-type="float" office:value="0.0000000000528503538026318" calcext:value-type="float">
            <text:p>5.28503538026318E-11</text:p>
          </table:table-cell>
          <table:table-cell table:formula="of:=0.5*[.V12]*(([.V6]-[.U6])/([.V1]-[.U1]))^2" office:value-type="float" office:value="0.0000000069966940330785" calcext:value-type="float">
            <text:p>6.9966940330785E-09</text:p>
          </table:table-cell>
          <table:table-cell table:formula="of:=0.5*[.W12]*(([.W6]-[.V6])/([.W1]-[.V1]))^2" office:value-type="float" office:value="0.000000112862012537703" calcext:value-type="float">
            <text:p>1.12862012537703E-07</text:p>
          </table:table-cell>
          <table:table-cell table:formula="of:=0.5*[.X12]*(([.X6]-[.W6])/([.X1]-[.W1]))^2" office:value-type="float" office:value="0.0000000116084400235753" calcext:value-type="float">
            <text:p>1.16084400235753E-08</text:p>
          </table:table-cell>
          <table:table-cell table:formula="of:=0.5*[.Y12]*(([.Y6]-[.X6])/([.Y1]-[.X1]))^2" office:value-type="float" office:value="0.0000000000848919734210291" calcext:value-type="float">
            <text:p>8.48919734210291E-11</text:p>
          </table:table-cell>
          <table:table-cell table:formula="of:=0.5*[.Z12]*(([.Z6]-[.Y6])/([.Z1]-[.Y1]))^2" office:value-type="float" office:value="0.000000297475106881063" calcext:value-type="float">
            <text:p>2.97475106881063E-07</text:p>
          </table:table-cell>
          <table:table-cell table:formula="of:=0.5*[.AA12]*(([.AA6]-[.Z6])/([.AA1]-[.Z1]))^2" office:value-type="float" office:value="0.0000000600121137952652" calcext:value-type="float">
            <text:p>6.00121137952652E-08</text:p>
          </table:table-cell>
          <table:table-cell table:formula="of:=0.5*[.AB12]*(([.AB6]-[.AA6])/([.AB1]-[.AA1]))^2" office:value-type="float" office:value="0.000000010999738200096" calcext:value-type="float">
            <text:p>1.0999738200096E-08</text:p>
          </table:table-cell>
          <table:table-cell table:formula="of:=0.5*[.AC12]*(([.AC6]-[.AB6])/([.AC1]-[.AB1]))^2" office:value-type="float" office:value="0.0000000376997342234376" calcext:value-type="float">
            <text:p>3.76997342234376E-08</text:p>
          </table:table-cell>
          <table:table-cell table:formula="of:=0.5*[.AD12]*(([.AD6]-[.AC6])/([.AD1]-[.AC1]))^2" office:value-type="float" office:value="0.0000000212529932911538" calcext:value-type="float">
            <text:p>2.12529932911538E-08</text:p>
          </table:table-cell>
          <table:table-cell table:formula="of:=0.5*[.AE12]*(([.AE6]-[.AD6])/([.AE1]-[.AD1]))^2" office:value-type="float" office:value="0.000000136783331022293" calcext:value-type="float">
            <text:p>1.36783331022293E-07</text:p>
          </table:table-cell>
          <table:table-cell table:formula="of:=0.5*[.AF12]*(([.AF6]-[.AE6])/([.AF1]-[.AE1]))^2" office:value-type="float" office:value="0.0000000997231797162751" calcext:value-type="float">
            <text:p>9.97231797162751E-08</text:p>
          </table:table-cell>
          <table:table-cell table:formula="of:=0.5*[.AG12]*(([.AG6]-[.AF6])/([.AG1]-[.AF1]))^2" office:value-type="float" office:value="0.000000204893545537521" calcext:value-type="float">
            <text:p>2.04893545537521E-07</text:p>
          </table:table-cell>
          <table:table-cell table:formula="of:=0.5*[.AH12]*(([.AH6]-[.AG6])/([.AH1]-[.AG1]))^2" office:value-type="float" office:value="0.000000120147223256115" calcext:value-type="float">
            <text:p>1.20147223256115E-07</text:p>
          </table:table-cell>
          <table:table-cell table:formula="of:=0.5*[.AI12]*(([.AI6]-[.AH6])/([.AI1]-[.AH1]))^2" office:value-type="float" office:value="0.000000111928966556796" calcext:value-type="float">
            <text:p>1.11928966556796E-07</text:p>
          </table:table-cell>
          <table:table-cell table:formula="of:=0.5*[.AJ12]*(([.AJ6]-[.AI6])/([.AJ1]-[.AI1]))^2" office:value-type="float" office:value="0.000000315713664983681" calcext:value-type="float">
            <text:p>3.15713664983681E-07</text:p>
          </table:table-cell>
          <table:table-cell table:formula="of:=0.5*[.AK12]*(([.AK6]-[.AJ6])/([.AK1]-[.AJ1]))^2" office:value-type="float" office:value="0.0000000617528997105685" calcext:value-type="float">
            <text:p>6.17528997105685E-08</text:p>
          </table:table-cell>
          <table:table-cell table:formula="of:=0.5*[.AL12]*(([.AL6]-[.AK6])/([.AL1]-[.AK1]))^2" office:value-type="float" office:value="0.000000282563873067491" calcext:value-type="float">
            <text:p>2.82563873067491E-07</text:p>
          </table:table-cell>
          <table:table-cell table:formula="of:=0.5*[.AM12]*(([.AM6]-[.AL6])/([.AM1]-[.AL1]))^2" office:value-type="float" office:value="0.000000000000873965454433965" calcext:value-type="float">
            <text:p>8.73965454433965E-13</text:p>
          </table:table-cell>
          <table:table-cell table:formula="of:=0.5*[.AN12]*(([.AN6]-[.AM6])/([.AN1]-[.AM1]))^2" office:value-type="float" office:value="0.000000076718034598086" calcext:value-type="float">
            <text:p>7.6718034598086E-08</text:p>
          </table:table-cell>
          <table:table-cell table:formula="of:=0.5*[.AO12]*(([.AO6]-[.AN6])/([.AO1]-[.AN1]))^2" office:value-type="float" office:value="0.0000000452561956469295" calcext:value-type="float">
            <text:p>4.52561956469295E-08</text:p>
          </table:table-cell>
          <table:table-cell table:formula="of:=0.5*[.AP12]*(([.AP6]-[.AO6])/([.AP1]-[.AO1]))^2" office:value-type="float" office:value="0.000000864610255438308" calcext:value-type="float">
            <text:p>8.64610255438308E-07</text:p>
          </table:table-cell>
          <table:table-cell table:formula="of:=0.5*[.AQ12]*(([.AQ6]-[.AP6])/([.AQ1]-[.AP1]))^2" office:value-type="float" office:value="0.0000000441327296109823" calcext:value-type="float">
            <text:p>4.41327296109823E-08</text:p>
          </table:table-cell>
          <table:table-cell table:formula="of:=0.5*[.AR12]*(([.AR6]-[.AQ6])/([.AR1]-[.AQ1]))^2" office:value-type="float" office:value="0.000000324859997394731" calcext:value-type="float">
            <text:p>3.24859997394731E-07</text:p>
          </table:table-cell>
          <table:table-cell table:formula="of:=0.5*[.AS12]*(([.AS6]-[.AR6])/([.AS1]-[.AR1]))^2" office:value-type="float" office:value="0.0000000122609929480722" calcext:value-type="float">
            <text:p>1.22609929480722E-08</text:p>
          </table:table-cell>
          <table:table-cell table:formula="of:=0.5*[.AT12]*(([.AT6]-[.AS6])/([.AT1]-[.AS1]))^2" office:value-type="float" office:value="0.000000000935277044694112" calcext:value-type="float">
            <text:p>9.35277044694112E-10</text:p>
          </table:table-cell>
          <table:table-cell table:formula="of:=0.5*[.AU12]*(([.AU6]-[.AT6])/([.AU1]-[.AT1]))^2" office:value-type="float" office:value="0.00000000692295107228353" calcext:value-type="float">
            <text:p>6.92295107228353E-09</text:p>
          </table:table-cell>
          <table:table-cell table:formula="of:=0.5*[.AV12]*(([.AV6]-[.AU6])/([.AV1]-[.AU1]))^2" office:value-type="float" office:value="0.000000101641369694949" calcext:value-type="float">
            <text:p>1.01641369694949E-07</text:p>
          </table:table-cell>
          <table:table-cell table:formula="of:=0.5*[.AW12]*(([.AW6]-[.AV6])/([.AW1]-[.AV1]))^2" office:value-type="float" office:value="0.0000000221012032040556" calcext:value-type="float">
            <text:p>2.21012032040556E-08</text:p>
          </table:table-cell>
          <table:table-cell table:formula="of:=0.5*[.AX12]*(([.AX6]-[.AW6])/([.AX1]-[.AW1]))^2" office:value-type="float" office:value="0.000000193201739981788" calcext:value-type="float">
            <text:p>1.93201739981788E-07</text:p>
          </table:table-cell>
          <table:table-cell table:formula="of:=0.5*[.AY12]*(([.AY6]-[.AX6])/([.AY1]-[.AX1]))^2" office:value-type="float" office:value="0.000000000944900853947998" calcext:value-type="float">
            <text:p>9.44900853947998E-10</text:p>
          </table:table-cell>
          <table:table-cell table:formula="of:=0.5*[.AZ12]*(([.AZ6]-[.AY6])/([.AZ1]-[.AY1]))^2" office:value-type="float" office:value="0.000000430417843952602" calcext:value-type="float">
            <text:p>4.30417843952602E-07</text:p>
          </table:table-cell>
          <table:table-cell table:formula="of:=0.5*[.BA12]*(([.BA6]-[.AZ6])/([.BA1]-[.AZ1]))^2" office:value-type="float" office:value="0.0000156283578800544" calcext:value-type="float">
            <text:p>1.56283578800544E-05</text:p>
          </table:table-cell>
          <table:table-cell table:formula="of:=0.5*[.BB12]*(([.BB6]-[.BA6])/([.BB1]-[.BA1]))^2" office:value-type="float" office:value="0.0001463044356069" calcext:value-type="float">
            <text:p>0.000146304435607</text:p>
          </table:table-cell>
          <table:table-cell table:formula="of:=0.5*[.BC12]*(([.BC6]-[.BB6])/([.BC1]-[.BB1]))^2" office:value-type="float" office:value="0.000125760693527186" calcext:value-type="float">
            <text:p>0.000125760693527</text:p>
          </table:table-cell>
          <table:table-cell table:formula="of:=0.5*[.BD12]*(([.BD6]-[.BC6])/([.BD1]-[.BC1]))^2" office:value-type="float" office:value="0.0000468034870464407" calcext:value-type="float">
            <text:p>4.68034870464407E-05</text:p>
          </table:table-cell>
          <table:table-cell table:formula="of:=0.5*[.BE12]*(([.BE6]-[.BD6])/([.BE1]-[.BD1]))^2" office:value-type="float" office:value="0.00227989621611327" calcext:value-type="float">
            <text:p>0.002279896216113</text:p>
          </table:table-cell>
          <table:table-cell table:formula="of:=0.5*[.BF12]*(([.BF6]-[.BE6])/([.BF1]-[.BE1]))^2" office:value-type="float" office:value="0.00445741881201651" calcext:value-type="float">
            <text:p>0.004457418812017</text:p>
          </table:table-cell>
          <table:table-cell table:formula="of:=0.5*[.BG12]*(([.BG6]-[.BF6])/([.BG1]-[.BF1]))^2" office:value-type="float" office:value="0.000325066377964541" calcext:value-type="float">
            <text:p>0.000325066377965</text:p>
          </table:table-cell>
          <table:table-cell table:formula="of:=0.5*[.BH12]*(([.BH6]-[.BG6])/([.BH1]-[.BG1]))^2" office:value-type="float" office:value="0.000343766457527294" calcext:value-type="float">
            <text:p>0.000343766457527</text:p>
          </table:table-cell>
          <table:table-cell table:formula="of:=0.5*[.BI12]*(([.BI6]-[.BH6])/([.BI1]-[.BH1]))^2" office:value-type="float" office:value="0.00532192323217257" calcext:value-type="float">
            <text:p>0.005321923232173</text:p>
          </table:table-cell>
          <table:table-cell table:formula="of:=0.5*[.BJ12]*(([.BJ6]-[.BI6])/([.BJ1]-[.BI1]))^2" office:value-type="float" office:value="0.0155746582805113" calcext:value-type="float">
            <text:p>0.015574658280511</text:p>
          </table:table-cell>
          <table:table-cell table:formula="of:=0.5*[.BK12]*(([.BK6]-[.BJ6])/([.BK1]-[.BJ1]))^2" office:value-type="float" office:value="0.0245591784136982" calcext:value-type="float">
            <text:p>0.024559178413698</text:p>
          </table:table-cell>
          <table:table-cell table:formula="of:=0.5*[.BL12]*(([.BL6]-[.BK6])/([.BL1]-[.BK1]))^2" office:value-type="float" office:value="0.0524711771602238" calcext:value-type="float">
            <text:p>0.052471177160224</text:p>
          </table:table-cell>
          <table:table-cell table:formula="of:=0.5*[.BM12]*(([.BM6]-[.BL6])/([.BM1]-[.BL1]))^2" office:value-type="float" office:value="0.00996999729551543" calcext:value-type="float">
            <text:p>0.009969997295515</text:p>
          </table:table-cell>
          <table:table-cell table:formula="of:=0.5*[.BN12]*(([.BN6]-[.BM6])/([.BN1]-[.BM1]))^2" office:value-type="float" office:value="0.0000462537612955833" calcext:value-type="float">
            <text:p>4.62537612955833E-05</text:p>
          </table:table-cell>
          <table:table-cell table:formula="of:=0.5*[.BO12]*(([.BO6]-[.BN6])/([.BO1]-[.BN1]))^2" office:value-type="float" office:value="0.0043158187701633" calcext:value-type="float">
            <text:p>0.004315818770163</text:p>
          </table:table-cell>
          <table:table-cell table:formula="of:=0.5*[.BP12]*(([.BP6]-[.BO6])/([.BP1]-[.BO1]))^2" office:value-type="float" office:value="0.0135178396394551" calcext:value-type="float">
            <text:p>0.013517839639455</text:p>
          </table:table-cell>
          <table:table-cell table:formula="of:=0.5*[.BQ12]*(([.BQ6]-[.BP6])/([.BQ1]-[.BP1]))^2" office:value-type="float" office:value="0.00025254388849081" calcext:value-type="float">
            <text:p>0.000252543888491</text:p>
          </table:table-cell>
          <table:table-cell table:formula="of:=0.5*[.BR12]*(([.BR6]-[.BQ6])/([.BR1]-[.BQ1]))^2" office:value-type="float" office:value="0.00165405633999887" calcext:value-type="float">
            <text:p>0.001654056339999</text:p>
          </table:table-cell>
          <table:table-cell table:formula="of:=0.5*[.BS12]*(([.BS6]-[.BR6])/([.BS1]-[.BR1]))^2" office:value-type="float" office:value="0.0617059087383334" calcext:value-type="float">
            <text:p>0.061705908738333</text:p>
          </table:table-cell>
          <table:table-cell table:formula="of:=0.5*[.BT12]*(([.BT6]-[.BS6])/([.BT1]-[.BS1]))^2" office:value-type="float" office:value="0.00259088597752959" calcext:value-type="float">
            <text:p>0.00259088597753</text:p>
          </table:table-cell>
          <table:table-cell table:formula="of:=0.5*[.BU12]*(([.BU6]-[.BT6])/([.BU1]-[.BT1]))^2" office:value-type="float" office:value="0.0298280603746005" calcext:value-type="float">
            <text:p>0.029828060374601</text:p>
          </table:table-cell>
          <table:table-cell table:formula="of:=0.5*[.BV12]*(([.BV6]-[.BU6])/([.BV1]-[.BU1]))^2" office:value-type="float" office:value="0.0120879963222546" calcext:value-type="float">
            <text:p>0.012087996322255</text:p>
          </table:table-cell>
          <table:table-cell table:formula="of:=0.5*[.BW12]*(([.BW6]-[.BV6])/([.BW1]-[.BV1]))^2" office:value-type="float" office:value="0.00150173441997278" calcext:value-type="float">
            <text:p>0.001501734419973</text:p>
          </table:table-cell>
          <table:table-cell table:formula="of:=0.5*[.BX12]*(([.BX6]-[.BW6])/([.BX1]-[.BW1]))^2" office:value-type="float" office:value="0.000331701003091902" calcext:value-type="float">
            <text:p>0.000331701003092</text:p>
          </table:table-cell>
          <table:table-cell table:formula="of:=0.5*[.BY12]*(([.BY6]-[.BX6])/([.BY1]-[.BX1]))^2" office:value-type="float" office:value="0.00140969473639384" calcext:value-type="float">
            <text:p>0.001409694736394</text:p>
          </table:table-cell>
          <table:table-cell table:formula="of:=0.5*[.BZ12]*(([.BZ6]-[.BY6])/([.BZ1]-[.BY1]))^2" office:value-type="float" office:value="0.000667192460380705" calcext:value-type="float">
            <text:p>0.000667192460381</text:p>
          </table:table-cell>
          <table:table-cell table:formula="of:=0.5*[.CA12]*(([.CA6]-[.BZ6])/([.CA1]-[.BZ1]))^2" office:value-type="float" office:value="0.00250869161480008" calcext:value-type="float">
            <text:p>0.0025086916148</text:p>
          </table:table-cell>
          <table:table-cell table:formula="of:=0.5*[.CB12]*(([.CB6]-[.CA6])/([.CB1]-[.CA1]))^2" office:value-type="float" office:value="0.0318924491001456" calcext:value-type="float">
            <text:p>0.031892449100146</text:p>
          </table:table-cell>
          <table:table-cell table:formula="of:=0.5*[.CC12]*(([.CC6]-[.CB6])/([.CC1]-[.CB1]))^2" office:value-type="float" office:value="0.00687589342665409" calcext:value-type="float">
            <text:p>0.006875893426654</text:p>
          </table:table-cell>
          <table:table-cell table:formula="of:=0.5*[.CD12]*(([.CD6]-[.CC6])/([.CD1]-[.CC1]))^2" office:value-type="float" office:value="0.0191689081741025" calcext:value-type="float">
            <text:p>0.019168908174103</text:p>
          </table:table-cell>
          <table:table-cell table:formula="of:=0.5*[.CE12]*(([.CE6]-[.CD6])/([.CE1]-[.CD1]))^2" office:value-type="float" office:value="0.0358091408366424" calcext:value-type="float">
            <text:p>0.035809140836642</text:p>
          </table:table-cell>
          <table:table-cell table:formula="of:=0.5*[.CF12]*(([.CF6]-[.CE6])/([.CF1]-[.CE1]))^2" office:value-type="float" office:value="0.0540811951400088" calcext:value-type="float">
            <text:p>0.054081195140009</text:p>
          </table:table-cell>
          <table:table-cell table:formula="of:=0.5*[.CG12]*(([.CG6]-[.CF6])/([.CG1]-[.CF1]))^2" office:value-type="float" office:value="0.0143568705555563" calcext:value-type="float">
            <text:p>0.014356870555556</text:p>
          </table:table-cell>
          <table:table-cell table:formula="of:=0.5*[.CH12]*(([.CH6]-[.CG6])/([.CH1]-[.CG1]))^2" office:value-type="float" office:value="0.00593526574322497" calcext:value-type="float">
            <text:p>0.005935265743225</text:p>
          </table:table-cell>
          <table:table-cell table:formula="of:=0.5*[.CI12]*(([.CI6]-[.CH6])/([.CI1]-[.CH1]))^2" office:value-type="float" office:value="0.0000199311283466511" calcext:value-type="float">
            <text:p>1.99311283466511E-05</text:p>
          </table:table-cell>
          <table:table-cell table:formula="of:=0.5*[.CJ12]*(([.CJ6]-[.CI6])/([.CJ1]-[.CI1]))^2" office:value-type="float" office:value="0.00377104744268153" calcext:value-type="float">
            <text:p>0.003771047442682</text:p>
          </table:table-cell>
          <table:table-cell table:formula="of:=0.5*[.CK12]*(([.CK6]-[.CJ6])/([.CK1]-[.CJ1]))^2" office:value-type="float" office:value="0.00375025976141619" calcext:value-type="float">
            <text:p>0.003750259761416</text:p>
          </table:table-cell>
          <table:table-cell table:formula="of:=0.5*[.CL12]*(([.CL6]-[.CK6])/([.CL1]-[.CK1]))^2" office:value-type="float" office:value="0.0118002019138384" calcext:value-type="float">
            <text:p>0.011800201913838</text:p>
          </table:table-cell>
          <table:table-cell table:formula="of:=0.5*[.CM12]*(([.CM6]-[.CL6])/([.CM1]-[.CL1]))^2" office:value-type="float" office:value="0.000237222088377749" calcext:value-type="float">
            <text:p>0.000237222088378</text:p>
          </table:table-cell>
          <table:table-cell table:formula="of:=0.5*[.CN12]*(([.CN6]-[.CM6])/([.CN1]-[.CM1]))^2" office:value-type="float" office:value="0.000597596373320095" calcext:value-type="float">
            <text:p>0.00059759637332</text:p>
          </table:table-cell>
          <table:table-cell table:formula="of:=0.5*[.CO12]*(([.CO6]-[.CN6])/([.CO1]-[.CN1]))^2" office:value-type="float" office:value="0.000950517561867218" calcext:value-type="float">
            <text:p>0.000950517561867</text:p>
          </table:table-cell>
          <table:table-cell table:formula="of:=0.5*[.CP12]*(([.CP6]-[.CO6])/([.CP1]-[.CO1]))^2" office:value-type="float" office:value="0.00170467114031747" calcext:value-type="float">
            <text:p>0.001704671140317</text:p>
          </table:table-cell>
          <table:table-cell table:formula="of:=0.5*[.CQ12]*(([.CQ6]-[.CP6])/([.CQ1]-[.CP1]))^2" office:value-type="float" office:value="0.00491945577566212" calcext:value-type="float">
            <text:p>0.004919455775662</text:p>
          </table:table-cell>
          <table:table-cell table:formula="of:=0.5*[.CR12]*(([.CR6]-[.CQ6])/([.CR1]-[.CQ1]))^2" office:value-type="float" office:value="0.0193702733060992" calcext:value-type="float">
            <text:p>0.019370273306099</text:p>
          </table:table-cell>
          <table:table-cell table:formula="of:=0.5*[.CS12]*(([.CS6]-[.CR6])/([.CS1]-[.CR1]))^2" office:value-type="float" office:value="0.000434184453883751" calcext:value-type="float">
            <text:p>0.000434184453884</text:p>
          </table:table-cell>
          <table:table-cell table:formula="of:=0.5*[.CT12]*(([.CT6]-[.CS6])/([.CT1]-[.CS1]))^2" office:value-type="float" office:value="0.000177218286650388" calcext:value-type="float">
            <text:p>0.00017721828665</text:p>
          </table:table-cell>
          <table:table-cell table:formula="of:=0.5*[.CU12]*(([.CU6]-[.CT6])/([.CU1]-[.CT1]))^2" office:value-type="float" office:value="0.0156690047617134" calcext:value-type="float">
            <text:p>0.015669004761714</text:p>
          </table:table-cell>
          <table:table-cell table:formula="of:=0.5*[.CV12]*(([.CV6]-[.CU6])/([.CV1]-[.CU1]))^2" office:value-type="float" office:value="0.00470875204403059" calcext:value-type="float">
            <text:p>0.004708752044031</text:p>
          </table:table-cell>
          <table:table-cell table:formula="of:=0.5*[.CW12]*(([.CW6]-[.CV6])/([.CW1]-[.CV1]))^2" office:value-type="float" office:value="0.0319194935325007" calcext:value-type="float">
            <text:p>0.031919493532501</text:p>
          </table:table-cell>
          <table:table-cell table:formula="of:=0.5*[.CX12]*(([.CX6]-[.CW6])/([.CX1]-[.CW1]))^2" office:value-type="float" office:value="0.00190465895914931" calcext:value-type="float">
            <text:p>0.001904658959149</text:p>
          </table:table-cell>
          <table:table-cell table:formula="of:=0.5*[.CY12]*(([.CY6]-[.CX6])/([.CY1]-[.CX1]))^2" office:value-type="float" office:value="0.0016828536149783" calcext:value-type="float">
            <text:p>0.001682853614978</text:p>
          </table:table-cell>
          <table:table-cell table:formula="of:=0.5*[.CZ12]*(([.CZ6]-[.CY6])/([.CZ1]-[.CY1]))^2" office:value-type="float" office:value="0.00140585568474389" calcext:value-type="float">
            <text:p>0.001405855684744</text:p>
          </table:table-cell>
          <table:table-cell table:formula="of:=0.5*[.DA12]*(([.DA6]-[.CZ6])/([.DA1]-[.CZ1]))^2" office:value-type="float" office:value="0.000352647499547588" calcext:value-type="float">
            <text:p>0.000352647499548</text:p>
          </table:table-cell>
          <table:table-cell table:formula="of:=0.5*[.DB12]*(([.DB6]-[.DA6])/([.DB1]-[.DA1]))^2" office:value-type="float" office:value="0.0133054360245213" calcext:value-type="float">
            <text:p>0.013305436024521</text:p>
          </table:table-cell>
          <table:table-cell table:formula="of:=0.5*[.DC12]*(([.DC6]-[.DB6])/([.DC1]-[.DB1]))^2" office:value-type="float" office:value="0.000958680389049247" calcext:value-type="float">
            <text:p>0.000958680389049</text:p>
          </table:table-cell>
          <table:table-cell table:formula="of:=0.5*[.DD12]*(([.DD6]-[.DC6])/([.DD1]-[.DC1]))^2" office:value-type="float" office:value="0.054265425847132" calcext:value-type="float">
            <text:p>0.054265425847132</text:p>
          </table:table-cell>
          <table:table-cell table:formula="of:=0.5*[.DE12]*(([.DE6]-[.DD6])/([.DE1]-[.DD1]))^2" office:value-type="float" office:value="0.0117575283469052" calcext:value-type="float">
            <text:p>0.011757528346905</text:p>
          </table:table-cell>
          <table:table-cell table:formula="of:=0.5*[.DF12]*(([.DF6]-[.DE6])/([.DF1]-[.DE1]))^2" office:value-type="float" office:value="0.0133590272747454" calcext:value-type="float">
            <text:p>0.013359027274745</text:p>
          </table:table-cell>
          <table:table-cell table:formula="of:=0.5*[.DG12]*(([.DG6]-[.DF6])/([.DG1]-[.DF1]))^2" office:value-type="float" office:value="0.00000299447779907934" calcext:value-type="float">
            <text:p>2.99447779907934E-06</text:p>
          </table:table-cell>
          <table:table-cell table:formula="of:=0.5*[.DH12]*(([.DH6]-[.DG6])/([.DH1]-[.DG1]))^2" office:value-type="float" office:value="0.00170847972010565" calcext:value-type="float">
            <text:p>0.001708479720106</text:p>
          </table:table-cell>
          <table:table-cell table:formula="of:=0.5*[.DI12]*(([.DI6]-[.DH6])/([.DI1]-[.DH1]))^2" office:value-type="float" office:value="0.0073322015735159" calcext:value-type="float">
            <text:p>0.007332201573516</text:p>
          </table:table-cell>
          <table:table-cell table:formula="of:=0.5*[.DJ12]*(([.DJ6]-[.DI6])/([.DJ1]-[.DI1]))^2" office:value-type="float" office:value="0.00577518252364605" calcext:value-type="float">
            <text:p>0.005775182523646</text:p>
          </table:table-cell>
          <table:table-cell table:formula="of:=0.5*[.DK12]*(([.DK6]-[.DJ6])/([.DK1]-[.DJ1]))^2" office:value-type="float" office:value="0.0110591357241712" calcext:value-type="float">
            <text:p>0.011059135724171</text:p>
          </table:table-cell>
          <table:table-cell table:formula="of:=0.5*[.DL12]*(([.DL6]-[.DK6])/([.DL1]-[.DK1]))^2" office:value-type="float" office:value="0.000995979205697575" calcext:value-type="float">
            <text:p>0.000995979205698</text:p>
          </table:table-cell>
          <table:table-cell table:formula="of:=0.5*[.DM12]*(([.DM6]-[.DL6])/([.DM1]-[.DL1]))^2" office:value-type="float" office:value="0.0000688781559353704" calcext:value-type="float">
            <text:p>6.88781559353704E-05</text:p>
          </table:table-cell>
          <table:table-cell table:formula="of:=0.5*[.DN12]*(([.DN6]-[.DM6])/([.DN1]-[.DM1]))^2" office:value-type="float" office:value="0.0176740495160218" calcext:value-type="float">
            <text:p>0.017674049516022</text:p>
          </table:table-cell>
          <table:table-cell table:formula="of:=0.5*[.DO12]*(([.DO6]-[.DN6])/([.DO1]-[.DN1]))^2" office:value-type="float" office:value="0.01203853732222" calcext:value-type="float">
            <text:p>0.01203853732222</text:p>
          </table:table-cell>
          <table:table-cell table:formula="of:=0.5*[.DP12]*(([.DP6]-[.DO6])/([.DP1]-[.DO1]))^2" office:value-type="float" office:value="0.00222458338704257" calcext:value-type="float">
            <text:p>0.002224583387043</text:p>
          </table:table-cell>
          <table:table-cell table:formula="of:=0.5*[.DQ12]*(([.DQ6]-[.DP6])/([.DQ1]-[.DP1]))^2" office:value-type="float" office:value="0.00362765487752123" calcext:value-type="float">
            <text:p>0.003627654877521</text:p>
          </table:table-cell>
          <table:table-cell table:formula="of:=0.5*[.DR12]*(([.DR6]-[.DQ6])/([.DR1]-[.DQ1]))^2" office:value-type="float" office:value="0.0195246070910355" calcext:value-type="float">
            <text:p>0.019524607091036</text:p>
          </table:table-cell>
          <table:table-cell table:formula="of:=0.5*[.DS12]*(([.DS6]-[.DR6])/([.DS1]-[.DR1]))^2" office:value-type="float" office:value="0.000010243367723849" calcext:value-type="float">
            <text:p>1.0243367723849E-05</text:p>
          </table:table-cell>
          <table:table-cell table:formula="of:=0.5*[.DT12]*(([.DT6]-[.DS6])/([.DT1]-[.DS1]))^2" office:value-type="float" office:value="0.00448838964750077" calcext:value-type="float">
            <text:p>0.004488389647501</text:p>
          </table:table-cell>
          <table:table-cell table:formula="of:=0.5*[.DU12]*(([.DU6]-[.DT6])/([.DU1]-[.DT1]))^2" office:value-type="float" office:value="0.000174324480578056" calcext:value-type="float">
            <text:p>0.000174324480578</text:p>
          </table:table-cell>
          <table:table-cell table:formula="of:=0.5*[.DV12]*(([.DV6]-[.DU6])/([.DV1]-[.DU1]))^2" office:value-type="float" office:value="0.00174150397441197" calcext:value-type="float">
            <text:p>0.001741503974412</text:p>
          </table:table-cell>
          <table:table-cell table:formula="of:=0.5*[.DW12]*(([.DW6]-[.DV6])/([.DW1]-[.DV1]))^2" office:value-type="float" office:value="0.00780354404959667" calcext:value-type="float">
            <text:p>0.007803544049597</text:p>
          </table:table-cell>
          <table:table-cell table:formula="of:=0.5*[.DX12]*(([.DX6]-[.DW6])/([.DX1]-[.DW1]))^2" office:value-type="float" office:value="0.00586925571928746" calcext:value-type="float">
            <text:p>0.005869255719287</text:p>
          </table:table-cell>
          <table:table-cell table:formula="of:=0.5*[.DY12]*(([.DY6]-[.DX6])/([.DY1]-[.DX1]))^2" office:value-type="float" office:value="0.0264842574277888" calcext:value-type="float">
            <text:p>0.026484257427789</text:p>
          </table:table-cell>
          <table:table-cell table:formula="of:=0.5*[.DZ12]*(([.DZ6]-[.DY6])/([.DZ1]-[.DY1]))^2" office:value-type="float" office:value="0.00415374593354068" calcext:value-type="float">
            <text:p>0.004153745933541</text:p>
          </table:table-cell>
          <table:table-cell table:formula="of:=0.5*[.EA12]*(([.EA6]-[.DZ6])/([.EA1]-[.DZ1]))^2" office:value-type="float" office:value="0.0115438069359474" calcext:value-type="float">
            <text:p>0.011543806935948</text:p>
          </table:table-cell>
          <table:table-cell table:formula="of:=0.5*[.EB12]*(([.EB6]-[.EA6])/([.EB1]-[.EA1]))^2" office:value-type="float" office:value="0.0227350947450618" calcext:value-type="float">
            <text:p>0.022735094745062</text:p>
          </table:table-cell>
          <table:table-cell table:formula="of:=0.5*[.EC12]*(([.EC6]-[.EB6])/([.EC1]-[.EB1]))^2" office:value-type="float" office:value="0.0664690985479383" calcext:value-type="float">
            <text:p>0.066469098547938</text:p>
          </table:table-cell>
          <table:table-cell table:formula="of:=0.5*[.ED12]*(([.ED6]-[.EC6])/([.ED1]-[.EC1]))^2" office:value-type="float" office:value="0.0137364863393232" calcext:value-type="float">
            <text:p>0.013736486339323</text:p>
          </table:table-cell>
          <table:table-cell table:formula="of:=0.5*[.EE12]*(([.EE6]-[.ED6])/([.EE1]-[.ED1]))^2" office:value-type="float" office:value="0.00201282956441609" calcext:value-type="float">
            <text:p>0.002012829564416</text:p>
          </table:table-cell>
          <table:table-cell table:formula="of:=0.5*[.EF12]*(([.EF6]-[.EE6])/([.EF1]-[.EE1]))^2" office:value-type="float" office:value="0.00411198234041744" calcext:value-type="float">
            <text:p>0.004111982340417</text:p>
          </table:table-cell>
          <table:table-cell table:formula="of:=0.5*[.EG12]*(([.EG6]-[.EF6])/([.EG1]-[.EF1]))^2" office:value-type="float" office:value="0.000000626418032068322" calcext:value-type="float">
            <text:p>6.26418032068322E-07</text:p>
          </table:table-cell>
          <table:table-cell table:formula="of:=0.5*[.EH12]*(([.EH6]-[.EG6])/([.EH1]-[.EG1]))^2" office:value-type="float" office:value="0.000862472815097324" calcext:value-type="float">
            <text:p>0.000862472815097</text:p>
          </table:table-cell>
          <table:table-cell table:formula="of:=0.5*[.EI12]*(([.EI6]-[.EH6])/([.EI1]-[.EH1]))^2" office:value-type="float" office:value="0.0191016725463681" calcext:value-type="float">
            <text:p>0.019101672546368</text:p>
          </table:table-cell>
          <table:table-cell table:formula="of:=0.5*[.EJ12]*(([.EJ6]-[.EI6])/([.EJ1]-[.EI1]))^2" office:value-type="float" office:value="0.00474290964894033" calcext:value-type="float">
            <text:p>0.00474290964894</text:p>
          </table:table-cell>
          <table:table-cell table:formula="of:=0.5*[.EK12]*(([.EK6]-[.EJ6])/([.EK1]-[.EJ1]))^2" office:value-type="float" office:value="0.00318541983206408" calcext:value-type="float">
            <text:p>0.003185419832064</text:p>
          </table:table-cell>
          <table:table-cell table:formula="of:=0.5*[.EL12]*(([.EL6]-[.EK6])/([.EL1]-[.EK1]))^2" office:value-type="float" office:value="0.00864557419954521" calcext:value-type="float">
            <text:p>0.008645574199545</text:p>
          </table:table-cell>
          <table:table-cell table:formula="of:=0.5*[.EM12]*(([.EM6]-[.EL6])/([.EM1]-[.EL1]))^2" office:value-type="float" office:value="0.000130165698495254" calcext:value-type="float">
            <text:p>0.000130165698495</text:p>
          </table:table-cell>
          <table:table-cell table:formula="of:=0.5*[.EN12]*(([.EN6]-[.EM6])/([.EN1]-[.EM1]))^2" office:value-type="float" office:value="0.00203924457412601" calcext:value-type="float">
            <text:p>0.002039244574126</text:p>
          </table:table-cell>
          <table:table-cell table:formula="of:=0.5*[.EO12]*(([.EO6]-[.EN6])/([.EO1]-[.EN1]))^2" office:value-type="float" office:value="0.0176515642827588" calcext:value-type="float">
            <text:p>0.017651564282759</text:p>
          </table:table-cell>
          <table:table-cell table:formula="of:=0.5*[.EP12]*(([.EP6]-[.EO6])/([.EP1]-[.EO1]))^2" office:value-type="float" office:value="0.0768119376434861" calcext:value-type="float">
            <text:p>0.076811937643486</text:p>
          </table:table-cell>
          <table:table-cell table:formula="of:=0.5*[.EQ12]*(([.EQ6]-[.EP6])/([.EQ1]-[.EP1]))^2" office:value-type="float" office:value="0.000868241102071846" calcext:value-type="float">
            <text:p>0.000868241102072</text:p>
          </table:table-cell>
          <table:table-cell table:formula="of:=0.5*[.ER12]*(([.ER6]-[.EQ6])/([.ER1]-[.EQ1]))^2" office:value-type="float" office:value="0.0307325938720985" calcext:value-type="float">
            <text:p>0.030732593872099</text:p>
          </table:table-cell>
          <table:table-cell table:formula="of:=0.5*[.ES12]*(([.ES6]-[.ER6])/([.ES1]-[.ER1]))^2" office:value-type="float" office:value="0.0284327983880475" calcext:value-type="float">
            <text:p>0.028432798388048</text:p>
          </table:table-cell>
          <table:table-cell table:formula="of:=0.5*[.ET12]*(([.ET6]-[.ES6])/([.ET1]-[.ES1]))^2" office:value-type="float" office:value="0.00771286553886909" calcext:value-type="float">
            <text:p>0.007712865538869</text:p>
          </table:table-cell>
          <table:table-cell table:formula="of:=0.5*[.EU12]*(([.EU6]-[.ET6])/([.EU1]-[.ET1]))^2" office:value-type="float" office:value="0.00258582314763802" calcext:value-type="float">
            <text:p>0.002585823147638</text:p>
          </table:table-cell>
          <table:table-cell table:formula="of:=0.5*[.EV12]*(([.EV6]-[.EU6])/([.EV1]-[.EU1]))^2" office:value-type="float" office:value="0.0000800672379434622" calcext:value-type="float">
            <text:p>8.00672379434622E-05</text:p>
          </table:table-cell>
          <table:table-cell table:formula="of:=0.5*[.EW12]*(([.EW6]-[.EV6])/([.EW1]-[.EV1]))^2" office:value-type="float" office:value="0.000426325980874574" calcext:value-type="float">
            <text:p>0.000426325980875</text:p>
          </table:table-cell>
          <table:table-cell table:formula="of:=0.5*[.EX12]*(([.EX6]-[.EW6])/([.EX1]-[.EW1]))^2" office:value-type="float" office:value="0.000383860780261157" calcext:value-type="float">
            <text:p>0.000383860780261</text:p>
          </table:table-cell>
          <table:table-cell table:formula="of:=0.5*[.EY12]*(([.EY6]-[.EX6])/([.EY1]-[.EX1]))^2" office:value-type="float" office:value="0.00216411617582089" calcext:value-type="float">
            <text:p>0.002164116175821</text:p>
          </table:table-cell>
          <table:table-cell table:formula="of:=0.5*[.EZ12]*(([.EZ6]-[.EY6])/([.EZ1]-[.EY1]))^2" office:value-type="float" office:value="0.016489680678974" calcext:value-type="float">
            <text:p>0.016489680678974</text:p>
          </table:table-cell>
          <table:table-cell table:formula="of:=0.5*[.FA12]*(([.FA6]-[.EZ6])/([.FA1]-[.EZ1]))^2" office:value-type="float" office:value="0.00507613111539512" calcext:value-type="float">
            <text:p>0.005076131115395</text:p>
          </table:table-cell>
          <table:table-cell table:formula="of:=0.5*[.FB12]*(([.FB6]-[.FA6])/([.FB1]-[.FA1]))^2" office:value-type="float" office:value="0.0264757775770158" calcext:value-type="float">
            <text:p>0.026475777577016</text:p>
          </table:table-cell>
          <table:table-cell table:formula="of:=0.5*[.FC12]*(([.FC6]-[.FB6])/([.FC1]-[.FB1]))^2" office:value-type="float" office:value="0.0373625962209555" calcext:value-type="float">
            <text:p>0.037362596220956</text:p>
          </table:table-cell>
          <table:table-cell table:formula="of:=0.5*[.FD12]*(([.FD6]-[.FC6])/([.FD1]-[.FC1]))^2" office:value-type="float" office:value="0.00261269568916724" calcext:value-type="float">
            <text:p>0.002612695689167</text:p>
          </table:table-cell>
          <table:table-cell table:formula="of:=0.5*[.FE12]*(([.FE6]-[.FD6])/([.FE1]-[.FD1]))^2" office:value-type="float" office:value="0.00483231544773796" calcext:value-type="float">
            <text:p>0.004832315447738</text:p>
          </table:table-cell>
          <table:table-cell table:formula="of:=0.5*[.FF12]*(([.FF6]-[.FE6])/([.FF1]-[.FE1]))^2" office:value-type="float" office:value="0.0129410161999184" calcext:value-type="float">
            <text:p>0.012941016199919</text:p>
          </table:table-cell>
          <table:table-cell table:formula="of:=0.5*[.FG12]*(([.FG6]-[.FF6])/([.FG1]-[.FF1]))^2" office:value-type="float" office:value="0.000000170223939698279" calcext:value-type="float">
            <text:p>1.70223939698279E-07</text:p>
          </table:table-cell>
          <table:table-cell table:formula="of:=0.5*[.FH12]*(([.FH6]-[.FG6])/([.FH1]-[.FG1]))^2" office:value-type="float" office:value="0.000437357336897222" calcext:value-type="float">
            <text:p>0.000437357336897</text:p>
          </table:table-cell>
          <table:table-cell table:formula="of:=0.5*[.FI12]*(([.FI6]-[.FH6])/([.FI1]-[.FH1]))^2" office:value-type="float" office:value="0.00239817258250823" calcext:value-type="float">
            <text:p>0.002398172582508</text:p>
          </table:table-cell>
          <table:table-cell table:formula="of:=0.5*[.FJ12]*(([.FJ6]-[.FI6])/([.FJ1]-[.FI1]))^2" office:value-type="float" office:value="0.00261341196572423" calcext:value-type="float">
            <text:p>0.002613411965724</text:p>
          </table:table-cell>
          <table:table-cell table:formula="of:=0.5*[.FK12]*(([.FK6]-[.FJ6])/([.FK1]-[.FJ1]))^2" office:value-type="float" office:value="0.00469719261944752" calcext:value-type="float">
            <text:p>0.004697192619448</text:p>
          </table:table-cell>
          <table:table-cell table:formula="of:=0.5*[.FL12]*(([.FL6]-[.FK6])/([.FL1]-[.FK1]))^2" office:value-type="float" office:value="0.00462518403666479" calcext:value-type="float">
            <text:p>0.004625184036665</text:p>
          </table:table-cell>
          <table:table-cell table:formula="of:=0.5*[.FM12]*(([.FM6]-[.FL6])/([.FM1]-[.FL1]))^2" office:value-type="float" office:value="0.00348649145441545" calcext:value-type="float">
            <text:p>0.003486491454415</text:p>
          </table:table-cell>
          <table:table-cell table:formula="of:=0.5*[.FN12]*(([.FN6]-[.FM6])/([.FN1]-[.FM1]))^2" office:value-type="float" office:value="0.00000265169046981342" calcext:value-type="float">
            <text:p>2.65169046981342E-06</text:p>
          </table:table-cell>
          <table:table-cell table:formula="of:=0.5*[.FO12]*(([.FO6]-[.FN6])/([.FO1]-[.FN1]))^2" office:value-type="float" office:value="0.0011062359339951" calcext:value-type="float">
            <text:p>0.001106235933995</text:p>
          </table:table-cell>
          <table:table-cell table:formula="of:=0.5*[.FP12]*(([.FP6]-[.FO6])/([.FP1]-[.FO1]))^2" office:value-type="float" office:value="0.00958651595133801" calcext:value-type="float">
            <text:p>0.009586515951338</text:p>
          </table:table-cell>
          <table:table-cell table:formula="of:=0.5*[.FQ12]*(([.FQ6]-[.FP6])/([.FQ1]-[.FP1]))^2" office:value-type="float" office:value="0.00538708644596236" calcext:value-type="float">
            <text:p>0.005387086445962</text:p>
          </table:table-cell>
          <table:table-cell table:formula="of:=0.5*[.FR12]*(([.FR6]-[.FQ6])/([.FR1]-[.FQ1]))^2" office:value-type="float" office:value="0.0199243888280298" calcext:value-type="float">
            <text:p>0.01992438882803</text:p>
          </table:table-cell>
          <table:table-cell table:formula="of:=0.5*[.FS12]*(([.FS6]-[.FR6])/([.FS1]-[.FR1]))^2" office:value-type="float" office:value="0.0486800261054717" calcext:value-type="float">
            <text:p>0.048680026105472</text:p>
          </table:table-cell>
          <table:table-cell table:formula="of:=0.5*[.FT12]*(([.FT6]-[.FS6])/([.FT1]-[.FS1]))^2" office:value-type="float" office:value="0.000656708408899513" calcext:value-type="float">
            <text:p>0.0006567084089</text:p>
          </table:table-cell>
          <table:table-cell table:formula="of:=0.5*[.FU12]*(([.FU6]-[.FT6])/([.FU1]-[.FT1]))^2" office:value-type="float" office:value="0.000763425293073295" calcext:value-type="float">
            <text:p>0.000763425293073</text:p>
          </table:table-cell>
          <table:table-cell table:formula="of:=0.5*[.FV12]*(([.FV6]-[.FU6])/([.FV1]-[.FU1]))^2" office:value-type="float" office:value="0.0480543628530414" calcext:value-type="float">
            <text:p>0.048054362853041</text:p>
          </table:table-cell>
          <table:table-cell table:formula="of:=0.5*[.FW12]*(([.FW6]-[.FV6])/([.FW1]-[.FV1]))^2" office:value-type="float" office:value="0.00564144151626724" calcext:value-type="float">
            <text:p>0.005641441516267</text:p>
          </table:table-cell>
          <table:table-cell table:formula="of:=0.5*[.FX12]*(([.FX6]-[.FW6])/([.FX1]-[.FW1]))^2" office:value-type="float" office:value="0.00123495161176546" calcext:value-type="float">
            <text:p>0.001234951611765</text:p>
          </table:table-cell>
          <table:table-cell table:formula="of:=0.5*[.FY12]*(([.FY6]-[.FX6])/([.FY1]-[.FX1]))^2" office:value-type="float" office:value="0.00599123029321907" calcext:value-type="float">
            <text:p>0.005991230293219</text:p>
          </table:table-cell>
          <table:table-cell table:formula="of:=0.5*[.FZ12]*(([.FZ6]-[.FY6])/([.FZ1]-[.FY1]))^2" office:value-type="float" office:value="0.000662409144072348" calcext:value-type="float">
            <text:p>0.000662409144072</text:p>
          </table:table-cell>
          <table:table-cell table:formula="of:=0.5*[.GA12]*(([.GA6]-[.FZ6])/([.GA1]-[.FZ1]))^2" office:value-type="float" office:value="0.0000109906831867541" calcext:value-type="float">
            <text:p>1.09906831867541E-05</text:p>
          </table:table-cell>
          <table:table-cell table:formula="of:=0.5*[.GB12]*(([.GB6]-[.GA6])/([.GB1]-[.GA1]))^2" office:value-type="float" office:value="0.000733961937541381" calcext:value-type="float">
            <text:p>0.000733961937541</text:p>
          </table:table-cell>
          <table:table-cell table:formula="of:=0.5*[.GC12]*(([.GC6]-[.GB6])/([.GC1]-[.GB1]))^2" office:value-type="float" office:value="0.0010798721792692" calcext:value-type="float">
            <text:p>0.001079872179269</text:p>
          </table:table-cell>
          <table:table-cell table:formula="of:=0.5*[.GD12]*(([.GD6]-[.GC6])/([.GD1]-[.GC1]))^2" office:value-type="float" office:value="0.00271477239447414" calcext:value-type="float">
            <text:p>0.002714772394474</text:p>
          </table:table-cell>
          <table:table-cell table:formula="of:=0.5*[.GE12]*(([.GE6]-[.GD6])/([.GE1]-[.GD1]))^2" office:value-type="float" office:value="0.0334113011792094" calcext:value-type="float">
            <text:p>0.033411301179209</text:p>
          </table:table-cell>
          <table:table-cell table:formula="of:=0.5*[.GF12]*(([.GF6]-[.GE6])/([.GF1]-[.GE1]))^2" office:value-type="float" office:value="0.00177439712815939" calcext:value-type="float">
            <text:p>0.001774397128159</text:p>
          </table:table-cell>
          <table:table-cell table:formula="of:=0.5*[.GG12]*(([.GG6]-[.GF6])/([.GG1]-[.GF1]))^2" office:value-type="float" office:value="0.0172823960422322" calcext:value-type="float">
            <text:p>0.017282396042232</text:p>
          </table:table-cell>
          <table:table-cell table:formula="of:=0.5*[.GH12]*(([.GH6]-[.GG6])/([.GH1]-[.GG1]))^2" office:value-type="float" office:value="0.000473686569849329" calcext:value-type="float">
            <text:p>0.000473686569849</text:p>
          </table:table-cell>
          <table:table-cell table:formula="of:=0.5*[.GI12]*(([.GI6]-[.GH6])/([.GI1]-[.GH1]))^2" office:value-type="float" office:value="0.0000837133991845465" calcext:value-type="float">
            <text:p>8.37133991845465E-05</text:p>
          </table:table-cell>
          <table:table-cell table:formula="of:=0.5*[.GJ12]*(([.GJ6]-[.GI6])/([.GJ1]-[.GI1]))^2" office:value-type="float" office:value="0.00199795789103316" calcext:value-type="float">
            <text:p>0.001997957891033</text:p>
          </table:table-cell>
          <table:table-cell table:formula="of:=0.5*[.GK12]*(([.GK6]-[.GJ6])/([.GK1]-[.GJ1]))^2" office:value-type="float" office:value="0.0044669330194586" calcext:value-type="float">
            <text:p>0.004466933019459</text:p>
          </table:table-cell>
          <table:table-cell table:formula="of:=0.5*[.GL12]*(([.GL6]-[.GK6])/([.GL1]-[.GK1]))^2" office:value-type="float" office:value="0.000217813537996671" calcext:value-type="float">
            <text:p>0.000217813537997</text:p>
          </table:table-cell>
          <table:table-cell table:formula="of:=0.5*[.GM12]*(([.GM6]-[.GL6])/([.GM1]-[.GL1]))^2" office:value-type="float" office:value="0.00346311484241737" calcext:value-type="float">
            <text:p>0.003463114842417</text:p>
          </table:table-cell>
          <table:table-cell table:formula="of:=0.5*[.GN12]*(([.GN6]-[.GM6])/([.GN1]-[.GM1]))^2" office:value-type="float" office:value="0.0142033884964515" calcext:value-type="float">
            <text:p>0.014203388496452</text:p>
          </table:table-cell>
          <table:table-cell table:formula="of:=0.5*[.GO12]*(([.GO6]-[.GN6])/([.GO1]-[.GN1]))^2" office:value-type="float" office:value="0.0492532980943911" calcext:value-type="float">
            <text:p>0.049253298094391</text:p>
          </table:table-cell>
          <table:table-cell table:formula="of:=0.5*[.GP12]*(([.GP6]-[.GO6])/([.GP1]-[.GO1]))^2" office:value-type="float" office:value="0.000986037655281471" calcext:value-type="float">
            <text:p>0.000986037655281</text:p>
          </table:table-cell>
          <table:table-cell table:formula="of:=0.5*[.GQ12]*(([.GQ6]-[.GP6])/([.GQ1]-[.GP1]))^2" office:value-type="float" office:value="0.000165929283241351" calcext:value-type="float">
            <text:p>0.000165929283241</text:p>
          </table:table-cell>
          <table:table-cell table:formula="of:=0.5*[.GR12]*(([.GR6]-[.GQ6])/([.GR1]-[.GQ1]))^2" office:value-type="float" office:value="0.0415047823579087" calcext:value-type="float">
            <text:p>0.041504782357909</text:p>
          </table:table-cell>
          <table:table-cell table:formula="of:=0.5*[.GS12]*(([.GS6]-[.GR6])/([.GS1]-[.GR1]))^2" office:value-type="float" office:value="0.0468786780299041" calcext:value-type="float">
            <text:p>0.046878678029904</text:p>
          </table:table-cell>
          <table:table-cell table:formula="of:=0.5*[.GT12]*(([.GT6]-[.GS6])/([.GT1]-[.GS1]))^2" office:value-type="float" office:value="0.000628867734126178" calcext:value-type="float">
            <text:p>0.000628867734126</text:p>
          </table:table-cell>
          <table:table-cell table:formula="of:=0.5*[.GU12]*(([.GU6]-[.GT6])/([.GU1]-[.GT1]))^2" office:value-type="float" office:value="0.00289352622510546" calcext:value-type="float">
            <text:p>0.002893526225105</text:p>
          </table:table-cell>
          <table:table-cell table:formula="of:=0.5*[.GV12]*(([.GV6]-[.GU6])/([.GV1]-[.GU1]))^2" office:value-type="float" office:value="0.00478899909046785" calcext:value-type="float">
            <text:p>0.004788999090468</text:p>
          </table:table-cell>
          <table:table-cell table:formula="of:=0.5*[.GW12]*(([.GW6]-[.GV6])/([.GW1]-[.GV1]))^2" office:value-type="float" office:value="0.000726079035418178" calcext:value-type="float">
            <text:p>0.000726079035418</text:p>
          </table:table-cell>
          <table:table-cell table:formula="of:=0.5*[.GX12]*(([.GX6]-[.GW6])/([.GX1]-[.GW1]))^2" office:value-type="float" office:value="0.000735058191656318" calcext:value-type="float">
            <text:p>0.000735058191656</text:p>
          </table:table-cell>
          <table:table-cell table:formula="of:=0.5*[.GY12]*(([.GY6]-[.GX6])/([.GY1]-[.GX1]))^2" office:value-type="float" office:value="0.0001609425210272" calcext:value-type="float">
            <text:p>0.000160942521027</text:p>
          </table:table-cell>
          <table:table-cell table:formula="of:=0.5*[.GZ12]*(([.GZ6]-[.GY6])/([.GZ1]-[.GY1]))^2" office:value-type="float" office:value="0.0000269445854061674" calcext:value-type="float">
            <text:p>2.69445854061674E-05</text:p>
          </table:table-cell>
          <table:table-cell table:formula="of:=0.5*[.HA12]*(([.HA6]-[.GZ6])/([.HA1]-[.GZ1]))^2" office:value-type="float" office:value="0.00234207997616698" calcext:value-type="float">
            <text:p>0.002342079976167</text:p>
          </table:table-cell>
          <table:table-cell table:formula="of:=0.5*[.HB12]*(([.HB6]-[.HA6])/([.HB1]-[.HA1]))^2" office:value-type="float" office:value="0.0195980302511567" calcext:value-type="float">
            <text:p>0.019598030251157</text:p>
          </table:table-cell>
          <table:table-cell table:formula="of:=0.5*[.HC12]*(([.HC6]-[.HB6])/([.HC1]-[.HB1]))^2" office:value-type="float" office:value="0.00638878893952075" calcext:value-type="float">
            <text:p>0.006388788939521</text:p>
          </table:table-cell>
          <table:table-cell table:formula="of:=0.5*[.HD12]*(([.HD6]-[.HC6])/([.HD1]-[.HC1]))^2" office:value-type="float" office:value="0.0205259680722368" calcext:value-type="float">
            <text:p>0.020525968072237</text:p>
          </table:table-cell>
          <table:table-cell table:formula="of:=0.5*[.HE12]*(([.HE6]-[.HD6])/([.HE1]-[.HD1]))^2" office:value-type="float" office:value="0.039904968902515" calcext:value-type="float">
            <text:p>0.039904968902515</text:p>
          </table:table-cell>
          <table:table-cell table:formula="of:=0.5*[.HF12]*(([.HF6]-[.HE6])/([.HF1]-[.HE1]))^2" office:value-type="float" office:value="0.0607033964652225" calcext:value-type="float">
            <text:p>0.060703396465223</text:p>
          </table:table-cell>
          <table:table-cell table:formula="of:=0.5*[.HG12]*(([.HG6]-[.HF6])/([.HG1]-[.HF1]))^2" office:value-type="float" office:value="0.0154211028176921" calcext:value-type="float">
            <text:p>0.015421102817692</text:p>
          </table:table-cell>
          <table:table-cell table:formula="of:=0.5*[.HH12]*(([.HH6]-[.HG6])/([.HH1]-[.HG1]))^2" office:value-type="float" office:value="0.0157431686046092" calcext:value-type="float">
            <text:p>0.015743168604609</text:p>
          </table:table-cell>
          <table:table-cell table:formula="of:=0.5*[.HI12]*(([.HI6]-[.HH6])/([.HI1]-[.HH1]))^2" office:value-type="float" office:value="0.000864088187784233" calcext:value-type="float">
            <text:p>0.000864088187784</text:p>
          </table:table-cell>
          <table:table-cell table:formula="of:=0.5*[.HJ12]*(([.HJ6]-[.HI6])/([.HJ1]-[.HI1]))^2" office:value-type="float" office:value="0.00219681842518945" calcext:value-type="float">
            <text:p>0.002196818425189</text:p>
          </table:table-cell>
          <table:table-cell table:formula="of:=0.5*[.HK12]*(([.HK6]-[.HJ6])/([.HK1]-[.HJ1]))^2" office:value-type="float" office:value="0.00128553328937496" calcext:value-type="float">
            <text:p>0.001285533289375</text:p>
          </table:table-cell>
          <table:table-cell table:formula="of:=0.5*[.HL12]*(([.HL6]-[.HK6])/([.HL1]-[.HK1]))^2" office:value-type="float" office:value="0.000192597814170467" calcext:value-type="float">
            <text:p>0.00019259781417</text:p>
          </table:table-cell>
          <table:table-cell table:formula="of:=0.5*[.HM12]*(([.HM6]-[.HL6])/([.HM1]-[.HL1]))^2" office:value-type="float" office:value="0.00187473698730953" calcext:value-type="float">
            <text:p>0.00187473698731</text:p>
          </table:table-cell>
          <table:table-cell table:formula="of:=0.5*[.HN12]*(([.HN6]-[.HM6])/([.HN1]-[.HM1]))^2" office:value-type="float" office:value="0.00143957173337116" calcext:value-type="float">
            <text:p>0.001439571733371</text:p>
          </table:table-cell>
          <table:table-cell table:formula="of:=0.5*[.HO12]*(([.HO6]-[.HN6])/([.HO1]-[.HN1]))^2" office:value-type="float" office:value="0.00200287477362283" calcext:value-type="float">
            <text:p>0.002002874773623</text:p>
          </table:table-cell>
          <table:table-cell table:formula="of:=0.5*[.HP12]*(([.HP6]-[.HO6])/([.HP1]-[.HO1]))^2" office:value-type="float" office:value="0.0153101328965857" calcext:value-type="float">
            <text:p>0.015310132896586</text:p>
          </table:table-cell>
          <table:table-cell table:formula="of:=0.5*[.HQ12]*(([.HQ6]-[.HP6])/([.HQ1]-[.HP1]))^2" office:value-type="float" office:value="0.0034384670247127" calcext:value-type="float">
            <text:p>0.003438467024713</text:p>
          </table:table-cell>
          <table:table-cell table:formula="of:=0.5*[.HR12]*(([.HR6]-[.HQ6])/([.HR1]-[.HQ1]))^2" office:value-type="float" office:value="0.00656000725774198" calcext:value-type="float">
            <text:p>0.006560007257742</text:p>
          </table:table-cell>
          <table:table-cell table:formula="of:=0.5*[.HS12]*(([.HS6]-[.HR6])/([.HS1]-[.HR1]))^2" office:value-type="float" office:value="0.0155930422614431" calcext:value-type="float">
            <text:p>0.015593042261443</text:p>
          </table:table-cell>
          <table:table-cell table:formula="of:=0.5*[.HT12]*(([.HT6]-[.HS6])/([.HT1]-[.HS1]))^2" office:value-type="float" office:value="0.0207793644863109" calcext:value-type="float">
            <text:p>0.020779364486311</text:p>
          </table:table-cell>
          <table:table-cell table:formula="of:=0.5*[.HU12]*(([.HU6]-[.HT6])/([.HU1]-[.HT1]))^2" office:value-type="float" office:value="0.00394506771192992" calcext:value-type="float">
            <text:p>0.00394506771193</text:p>
          </table:table-cell>
          <table:table-cell table:formula="of:=0.5*[.HV12]*(([.HV6]-[.HU6])/([.HV1]-[.HU1]))^2" office:value-type="float" office:value="0.000127374428603856" calcext:value-type="float">
            <text:p>0.000127374428604</text:p>
          </table:table-cell>
          <table:table-cell table:formula="of:=0.5*[.HW12]*(([.HW6]-[.HV6])/([.HW1]-[.HV1]))^2" office:value-type="float" office:value="0.0000155928062415876" calcext:value-type="float">
            <text:p>1.55928062415876E-05</text:p>
          </table:table-cell>
          <table:table-cell table:formula="of:=0.5*[.HX12]*(([.HX6]-[.HW6])/([.HX1]-[.HW1]))^2" office:value-type="float" office:value="0.0000055238294994505" calcext:value-type="float">
            <text:p>5.5238294994505E-06</text:p>
          </table:table-cell>
          <table:table-cell table:formula="of:=0.5*[.HY12]*(([.HY6]-[.HX6])/([.HY1]-[.HX1]))^2" office:value-type="float" office:value="0.00000361041875793662" calcext:value-type="float">
            <text:p>3.61041875793662E-06</text:p>
          </table:table-cell>
          <table:table-cell table:formula="of:=0.5*[.HZ12]*(([.HZ6]-[.HY6])/([.HZ1]-[.HY1]))^2" office:value-type="float" office:value="0.00000363222298422124" calcext:value-type="float">
            <text:p>3.63222298422124E-06</text:p>
          </table:table-cell>
          <table:table-cell table:formula="of:=0.5*[.IA12]*(([.IA6]-[.HZ6])/([.IA1]-[.HZ1]))^2" office:value-type="float" office:value="0.0000446945974262496" calcext:value-type="float">
            <text:p>4.46945974262496E-05</text:p>
          </table:table-cell>
          <table:table-cell table:formula="of:=0.5*[.IB12]*(([.IB6]-[.IA6])/([.IB1]-[.IA1]))^2" office:value-type="float" office:value="0.0000395973716686876" calcext:value-type="float">
            <text:p>3.95973716686876E-05</text:p>
          </table:table-cell>
          <table:table-cell table:formula="of:=0.5*[.IC12]*(([.IC6]-[.IB6])/([.IC1]-[.IB1]))^2" office:value-type="float" office:value="0.00000162884818909033" calcext:value-type="float">
            <text:p>1.62884818909033E-06</text:p>
          </table:table-cell>
          <table:table-cell table:formula="of:=0.5*[.ID12]*(([.ID6]-[.IC6])/([.ID1]-[.IC1]))^2" office:value-type="float" office:value="0.0000190783657260393" calcext:value-type="float">
            <text:p>1.90783657260393E-05</text:p>
          </table:table-cell>
          <table:table-cell table:formula="of:=0.5*[.IE12]*(([.IE6]-[.ID6])/([.IE1]-[.ID1]))^2" office:value-type="float" office:value="0.000000337809772058986" calcext:value-type="float">
            <text:p>3.37809772058986E-07</text:p>
          </table:table-cell>
          <table:table-cell table:formula="of:=0.5*[.IF12]*(([.IF6]-[.IE6])/([.IF1]-[.IE1]))^2" office:value-type="float" office:value="0.00000167962187487622" calcext:value-type="float">
            <text:p>1.67962187487622E-06</text:p>
          </table:table-cell>
          <table:table-cell table:formula="of:=0.5*[.IG12]*(([.IG6]-[.IF6])/([.IG1]-[.IF1]))^2" office:value-type="float" office:value="0.0000000000440051872982399" calcext:value-type="float">
            <text:p>4.40051872982399E-11</text:p>
          </table:table-cell>
          <table:table-cell table:formula="of:=0.5*[.IH12]*(([.IH6]-[.IG6])/([.IH1]-[.IG1]))^2" office:value-type="float" office:value="0.000000253656332158757" calcext:value-type="float">
            <text:p>2.53656332158757E-07</text:p>
          </table:table-cell>
          <table:table-cell table:formula="of:=0.5*[.II12]*(([.II6]-[.IH6])/([.II1]-[.IH1]))^2" office:value-type="float" office:value="0.00000775342351464393" calcext:value-type="float">
            <text:p>7.75342351464393E-06</text:p>
          </table:table-cell>
          <table:table-cell table:formula="of:=0.5*[.IJ12]*(([.IJ6]-[.II6])/([.IJ1]-[.II1]))^2" office:value-type="float" office:value="0.000000290236150895683" calcext:value-type="float">
            <text:p>2.90236150895683E-07</text:p>
          </table:table-cell>
          <table:table-cell table:formula="of:=0.5*[.IK12]*(([.IK6]-[.IJ6])/([.IK1]-[.IJ1]))^2" office:value-type="float" office:value="0.000000153370269039591" calcext:value-type="float">
            <text:p>1.53370269039591E-07</text:p>
          </table:table-cell>
          <table:table-cell table:formula="of:=0.5*[.IL12]*(([.IL6]-[.IK6])/([.IL1]-[.IK1]))^2" office:value-type="float" office:value="0.0000000000982372771826114" calcext:value-type="float">
            <text:p>9.82372771826114E-11</text:p>
          </table:table-cell>
          <table:table-cell table:formula="of:=0.5*[.IM12]*(([.IM6]-[.IL6])/([.IM1]-[.IL1]))^2" office:value-type="float" office:value="0.0000000318117631576812" calcext:value-type="float">
            <text:p>3.18117631576812E-08</text:p>
          </table:table-cell>
          <table:table-cell table:formula="of:=0.5*[.IN12]*(([.IN6]-[.IM6])/([.IN1]-[.IM1]))^2" office:value-type="float" office:value="0.00000010487520650077" calcext:value-type="float">
            <text:p>1.0487520650077E-07</text:p>
          </table:table-cell>
          <table:table-cell table:formula="of:=0.5*[.IO12]*(([.IO6]-[.IN6])/([.IO1]-[.IN1]))^2" office:value-type="float" office:value="0.0000000610682710587011" calcext:value-type="float">
            <text:p>6.10682710587011E-08</text:p>
          </table:table-cell>
          <table:table-cell table:formula="of:=0.5*[.IP12]*(([.IP6]-[.IO6])/([.IP1]-[.IO1]))^2" office:value-type="float" office:value="0.00000132557291162863" calcext:value-type="float">
            <text:p>1.32557291162863E-06</text:p>
          </table:table-cell>
          <table:table-cell table:formula="of:=0.5*[.IQ12]*(([.IQ6]-[.IP6])/([.IQ1]-[.IP1]))^2" office:value-type="float" office:value="0.0000000108136613887036" calcext:value-type="float">
            <text:p>1.08136613887036E-08</text:p>
          </table:table-cell>
          <table:table-cell table:formula="of:=0.5*[.IR12]*(([.IR6]-[.IQ6])/([.IR1]-[.IQ1]))^2" office:value-type="float" office:value="0.00000000559193511408395" calcext:value-type="float">
            <text:p>5.59193511408395E-09</text:p>
          </table:table-cell>
          <table:table-cell table:formula="of:=0.5*[.IS12]*(([.IS6]-[.IR6])/([.IS1]-[.IR1]))^2" office:value-type="float" office:value="0.0000000906409779023462" calcext:value-type="float">
            <text:p>9.06409779023462E-08</text:p>
          </table:table-cell>
          <table:table-cell table:formula="of:=0.5*[.IT12]*(([.IT6]-[.IS6])/([.IT1]-[.IS1]))^2" office:value-type="float" office:value="0.0000000933036684051507" calcext:value-type="float">
            <text:p>9.33036684051507E-08</text:p>
          </table:table-cell>
          <table:table-cell table:formula="of:=0.5*[.IU12]*(([.IU6]-[.IT6])/([.IU1]-[.IT1]))^2" office:value-type="float" office:value="0.000000149253316305135" calcext:value-type="float">
            <text:p>1.49253316305135E-07</text:p>
          </table:table-cell>
          <table:table-cell table:formula="of:=0.5*[.IV12]*(([.IV6]-[.IU6])/([.IV1]-[.IU1]))^2" office:value-type="float" office:value="0.00000000947807869494992" calcext:value-type="float">
            <text:p>9.47807869494992E-09</text:p>
          </table:table-cell>
          <table:table-cell table:formula="of:=0.5*[.IW12]*(([.IW6]-[.IV6])/([.IW1]-[.IV1]))^2" office:value-type="float" office:value="0.0000000144757629824175" calcext:value-type="float">
            <text:p>1.44757629824175E-08</text:p>
          </table:table-cell>
          <table:table-cell table:formula="of:=0.5*[.IX12]*(([.IX6]-[.IW6])/([.IX1]-[.IW1]))^2" office:value-type="float" office:value="0.000000023057461750959" calcext:value-type="float">
            <text:p>2.3057461750959E-08</text:p>
          </table:table-cell>
          <table:table-cell table:formula="of:=0.5*[.IY12]*(([.IY6]-[.IX6])/([.IY1]-[.IX1]))^2" office:value-type="float" office:value="0.0000000016550417681544" calcext:value-type="float">
            <text:p>1.6550417681544E-09</text:p>
          </table:table-cell>
          <table:table-cell table:formula="of:=0.5*[.IZ12]*(([.IZ6]-[.IY6])/([.IZ1]-[.IY1]))^2" office:value-type="float" office:value="0.0000000183799510150293" calcext:value-type="float">
            <text:p>1.83799510150293E-08</text:p>
          </table:table-cell>
          <table:table-cell table:formula="of:=0.5*[.JA12]*(([.JA6]-[.IZ6])/([.JA1]-[.IZ1]))^2" office:value-type="float" office:value="0.0000000561131933652143" calcext:value-type="float">
            <text:p>5.61131933652143E-08</text:p>
          </table:table-cell>
          <table:table-cell table:formula="of:=0.5*[.JB12]*(([.JB6]-[.JA6])/([.JB1]-[.JA1]))^2" office:value-type="float" office:value="0.00000185712322548057" calcext:value-type="float">
            <text:p>1.85712322548057E-06</text:p>
          </table:table-cell>
          <table:table-cell table:formula="of:=0.5*[.JC12]*(([.JC6]-[.JB6])/([.JC1]-[.JB1]))^2" office:value-type="float" office:value="0.000000830392201554009" calcext:value-type="float">
            <text:p>8.30392201554009E-07</text:p>
          </table:table-cell>
          <table:table-cell table:formula="of:=0.5*[.JD12]*(([.JD6]-[.JC6])/([.JD1]-[.JC1]))^2" office:value-type="float" office:value="0.00000042531170743478" calcext:value-type="float">
            <text:p>4.2531170743478E-07</text:p>
          </table:table-cell>
          <table:table-cell table:formula="of:=0.5*[.JE12]*(([.JE6]-[.JD6])/([.JE1]-[.JD1]))^2" office:value-type="float" office:value="0.00000000274508262228506" calcext:value-type="float">
            <text:p>2.74508262228506E-09</text:p>
          </table:table-cell>
          <table:table-cell table:formula="of:=0.5*[.JF12]*(([.JF6]-[.JE6])/([.JF1]-[.JE1]))^2" office:value-type="float" office:value="0.0000000708593480282918" calcext:value-type="float">
            <text:p>7.08593480282918E-08</text:p>
          </table:table-cell>
          <table:table-cell table:formula="of:=0.5*[.JG12]*(([.JG6]-[.JF6])/([.JG1]-[.JF1]))^2" office:value-type="float" office:value="0.0000000865797455370352" calcext:value-type="float">
            <text:p>8.65797455370352E-08</text:p>
          </table:table-cell>
          <table:table-cell table:formula="of:=0.5*[.JH12]*(([.JH6]-[.JG6])/([.JH1]-[.JG1]))^2" office:value-type="float" office:value="0.000000164187699617803" calcext:value-type="float">
            <text:p>1.64187699617803E-07</text:p>
          </table:table-cell>
          <table:table-cell table:formula="of:=0.5*[.JI12]*(([.JI6]-[.JH6])/([.JI1]-[.JH1]))^2" office:value-type="float" office:value="0.00000000977034944424346" calcext:value-type="float">
            <text:p>9.77034944424346E-09</text:p>
          </table:table-cell>
          <table:table-cell table:formula="of:=0.5*[.JJ12]*(([.JJ6]-[.JI6])/([.JJ1]-[.JI1]))^2" office:value-type="float" office:value="0.000000000336970583448839" calcext:value-type="float">
            <text:p>3.36970583448839E-10</text:p>
          </table:table-cell>
          <table:table-cell table:formula="of:=0.5*[.JK12]*(([.JK6]-[.JJ6])/([.JK1]-[.JJ1]))^2" office:value-type="float" office:value="0.00000000259562012815072" calcext:value-type="float">
            <text:p>2.59562012815072E-09</text:p>
          </table:table-cell>
          <table:table-cell table:formula="of:=0.5*[.JL12]*(([.JL6]-[.JK6])/([.JL1]-[.JK1]))^2" office:value-type="float" office:value="0.00000148655382177823" calcext:value-type="float">
            <text:p>1.48655382177823E-06</text:p>
          </table:table-cell>
          <table:table-cell table:formula="of:=0.5*[.JM12]*(([.JM6]-[.JL6])/([.JM1]-[.JL1]))^2" office:value-type="float" office:value="0.00000006653798117452" calcext:value-type="float">
            <text:p>6.653798117452E-08</text:p>
          </table:table-cell>
          <table:table-cell table:formula="of:=0.5*[.JN12]*(([.JN6]-[.JM6])/([.JN1]-[.JM1]))^2" office:value-type="float" office:value="0.00000129311103307972" calcext:value-type="float">
            <text:p>1.29311103307972E-06</text:p>
          </table:table-cell>
          <table:table-cell table:formula="of:=0.5*[.JO12]*(([.JO6]-[.JN6])/([.JO1]-[.JN1]))^2" office:value-type="float" office:value="0.000000364476157157333" calcext:value-type="float">
            <text:p>3.64476157157333E-07</text:p>
          </table:table-cell>
          <table:table-cell table:formula="of:=0.5*[.JP12]*(([.JP6]-[.JO6])/([.JP1]-[.JO1]))^2" office:value-type="float" office:value="0.0000000723123245034201" calcext:value-type="float">
            <text:p>7.23123245034201E-08</text:p>
          </table:table-cell>
          <table:table-cell table:formula="of:=0.5*[.JQ12]*(([.JQ6]-[.JP6])/([.JQ1]-[.JP1]))^2" office:value-type="float" office:value="0.0000000393770538686779" calcext:value-type="float">
            <text:p>3.93770538686779E-08</text:p>
          </table:table-cell>
          <table:table-cell table:formula="of:=0.5*[.JR12]*(([.JR6]-[.JQ6])/([.JR1]-[.JQ1]))^2" office:value-type="float" office:value="0.000000042988581860872" calcext:value-type="float">
            <text:p>4.2988581860872E-08</text:p>
          </table:table-cell>
          <table:table-cell table:formula="of:=0.5*[.JS12]*(([.JS6]-[.JR6])/([.JS1]-[.JR1]))^2" office:value-type="float" office:value="0.000000259329478273463" calcext:value-type="float">
            <text:p>2.59329478273463E-07</text:p>
          </table:table-cell>
          <table:table-cell table:formula="of:=0.5*[.JT12]*(([.JT6]-[.JS6])/([.JT1]-[.JS1]))^2" office:value-type="float" office:value="0.000000238444086109186" calcext:value-type="float">
            <text:p>2.38444086109186E-07</text:p>
          </table:table-cell>
          <table:table-cell table:formula="of:=0.5*[.JU12]*(([.JU6]-[.JT6])/([.JU1]-[.JT1]))^2" office:value-type="float" office:value="0.000000726640866254748" calcext:value-type="float">
            <text:p>7.26640866254748E-07</text:p>
          </table:table-cell>
          <table:table-cell table:formula="of:=0.5*[.JV12]*(([.JV6]-[.JU6])/([.JV1]-[.JU1]))^2" office:value-type="float" office:value="0.0000000380231452149717" calcext:value-type="float">
            <text:p>3.80231452149717E-08</text:p>
          </table:table-cell>
          <table:table-cell table:formula="of:=0.5*[.JW12]*(([.JW6]-[.JV6])/([.JW1]-[.JV1]))^2" office:value-type="float" office:value="0.00000116049697652918" calcext:value-type="float">
            <text:p>1.16049697652918E-06</text:p>
          </table:table-cell>
          <table:table-cell table:formula="of:=0.5*[.JX12]*(([.JX6]-[.JW6])/([.JX1]-[.JW1]))^2" office:value-type="float" office:value="0.000000948109699769259" calcext:value-type="float">
            <text:p>9.48109699769259E-07</text:p>
          </table:table-cell>
          <table:table-cell table:formula="of:=0.5*[.JY12]*(([.JY6]-[.JX6])/([.JY1]-[.JX1]))^2" office:value-type="float" office:value="0.0000000697800708451389" calcext:value-type="float">
            <text:p>6.97800708451389E-08</text:p>
          </table:table-cell>
          <table:table-cell table:formula="of:=0.5*[.JZ12]*(([.JZ6]-[.JY6])/([.JZ1]-[.JY1]))^2" office:value-type="float" office:value="0.000000218243567365164" calcext:value-type="float">
            <text:p>2.18243567365164E-07</text:p>
          </table:table-cell>
          <table:table-cell table:formula="of:=0.5*[.KA12]*(([.KA6]-[.JZ6])/([.KA1]-[.JZ1]))^2" office:value-type="float" office:value="0.000000382610460887467" calcext:value-type="float">
            <text:p>3.82610460887467E-07</text:p>
          </table:table-cell>
          <table:table-cell table:formula="of:=0.5*[.KB12]*(([.KB6]-[.KA6])/([.KB1]-[.KA1]))^2" office:value-type="float" office:value="0.00000170071173149473" calcext:value-type="float">
            <text:p>1.70071173149473E-06</text:p>
          </table:table-cell>
          <table:table-cell table:formula="of:=0.5*[.KC12]*(([.KC6]-[.KB6])/([.KC1]-[.KB1]))^2" office:value-type="float" office:value="0.000000135323584027924" calcext:value-type="float">
            <text:p>1.35323584027924E-07</text:p>
          </table:table-cell>
          <table:table-cell table:formula="of:=0.5*[.KD12]*(([.KD6]-[.KC6])/([.KD1]-[.KC1]))^2" office:value-type="float" office:value="0.0000000365593209295857" calcext:value-type="float">
            <text:p>3.65593209295857E-08</text:p>
          </table:table-cell>
          <table:table-cell table:formula="of:=0.5*[.KE12]*(([.KE6]-[.KD6])/([.KE1]-[.KD1]))^2" office:value-type="float" office:value="0.00000109070084302755" calcext:value-type="float">
            <text:p>1.09070084302755E-06</text:p>
          </table:table-cell>
          <table:table-cell table:formula="of:=0.5*[.KF12]*(([.KF6]-[.KE6])/([.KF1]-[.KE1]))^2" office:value-type="float" office:value="0.0000000474490392329385" calcext:value-type="float">
            <text:p>4.74490392329385E-08</text:p>
          </table:table-cell>
          <table:table-cell table:formula="of:=0.5*[.KG12]*(([.KG6]-[.KF6])/([.KG1]-[.KF1]))^2" office:value-type="float" office:value="0.00000000208239041331572" calcext:value-type="float">
            <text:p>2.08239041331572E-09</text:p>
          </table:table-cell>
          <table:table-cell table:formula="of:=0.5*[.KH12]*(([.KH6]-[.KG6])/([.KH1]-[.KG1]))^2" office:value-type="float" office:value="0.0000000276399970045447" calcext:value-type="float">
            <text:p>2.76399970045447E-08</text:p>
          </table:table-cell>
          <table:table-cell table:formula="of:=0.5*[.KI12]*(([.KI6]-[.KH6])/([.KI1]-[.KH1]))^2" office:value-type="float" office:value="0.0000000192657996968164" calcext:value-type="float">
            <text:p>1.92657996968164E-08</text:p>
          </table:table-cell>
          <table:table-cell table:formula="of:=0.5*[.KJ12]*(([.KJ6]-[.KI6])/([.KJ1]-[.KI1]))^2" office:value-type="float" office:value="0.0000000438241780791857" calcext:value-type="float">
            <text:p>4.38241780791857E-08</text:p>
          </table:table-cell>
          <table:table-cell table:formula="of:=0.5*[.KK12]*(([.KK6]-[.KJ6])/([.KK1]-[.KJ1]))^2" office:value-type="float" office:value="0.000000718940727775804" calcext:value-type="float">
            <text:p>7.18940727775804E-07</text:p>
          </table:table-cell>
          <table:table-cell table:formula="of:=0.5*[.KL12]*(([.KL6]-[.KK6])/([.KL1]-[.KK1]))^2" office:value-type="float" office:value="0.000000146703410951717" calcext:value-type="float">
            <text:p>1.46703410951717E-07</text:p>
          </table:table-cell>
          <table:table-cell table:formula="of:=0.5*[.KM12]*(([.KM6]-[.KL6])/([.KM1]-[.KL1]))^2" office:value-type="float" office:value="0.000000296580222882003" calcext:value-type="float">
            <text:p>2.96580222882003E-07</text:p>
          </table:table-cell>
          <table:table-cell table:formula="of:=0.5*[.KN12]*(([.KN6]-[.KM6])/([.KN1]-[.KM1]))^2" office:value-type="float" office:value="0.000000132545209978093" calcext:value-type="float">
            <text:p>1.32545209978093E-07</text:p>
          </table:table-cell>
          <table:table-cell table:formula="of:=0.5*[.KO12]*(([.KO6]-[.KN6])/([.KO1]-[.KN1]))^2" office:value-type="float" office:value="0.000000411644167807059" calcext:value-type="float">
            <text:p>4.11644167807059E-07</text:p>
          </table:table-cell>
          <table:table-cell table:formula="of:=0.5*[.KP12]*(([.KP6]-[.KO6])/([.KP1]-[.KO1]))^2" office:value-type="float" office:value="0.0000000713512606917748" calcext:value-type="float">
            <text:p>7.13512606917748E-08</text:p>
          </table:table-cell>
          <table:table-cell table:formula="of:=0.5*[.KQ12]*(([.KQ6]-[.KP6])/([.KQ1]-[.KP1]))^2" office:value-type="float" office:value="0.0000000724755474529427" calcext:value-type="float">
            <text:p>7.24755474529427E-08</text:p>
          </table:table-cell>
          <table:table-cell table:formula="of:=0.5*[.KR12]*(([.KR6]-[.KQ6])/([.KR1]-[.KQ1]))^2" office:value-type="float" office:value="0.000000030917847940136" calcext:value-type="float">
            <text:p>3.0917847940136E-08</text:p>
          </table:table-cell>
          <table:table-cell table:formula="of:=0.5*[.KS12]*(([.KS6]-[.KR6])/([.KS1]-[.KR1]))^2" office:value-type="float" office:value="0.000000000387700696336462" calcext:value-type="float">
            <text:p>3.87700696336462E-10</text:p>
          </table:table-cell>
          <table:table-cell table:formula="of:=0.5*[.KT12]*(([.KT6]-[.KS6])/([.KT1]-[.KS1]))^2" office:value-type="float" office:value="0.000000161453881593885" calcext:value-type="float">
            <text:p>1.61453881593885E-07</text:p>
          </table:table-cell>
          <table:table-cell table:formula="of:=0.5*[.KU12]*(([.KU6]-[.KT6])/([.KU1]-[.KT1]))^2" office:value-type="float" office:value="0.00000000806111279996399" calcext:value-type="float">
            <text:p>8.06111279996399E-09</text:p>
          </table:table-cell>
          <table:table-cell table:formula="of:=0.5*[.KV12]*(([.KV6]-[.KU6])/([.KV1]-[.KU1]))^2" office:value-type="float" office:value="0.000000000385336724178505" calcext:value-type="float">
            <text:p>3.85336724178505E-10</text:p>
          </table:table-cell>
          <table:table-cell table:formula="of:=0.5*[.KW12]*(([.KW6]-[.KV6])/([.KW1]-[.KV1]))^2" office:value-type="float" office:value="0.000000300807367294216" calcext:value-type="float">
            <text:p>3.00807367294216E-07</text:p>
          </table:table-cell>
          <table:table-cell table:formula="of:=0.5*[.KX12]*(([.KX6]-[.KW6])/([.KX1]-[.KW1]))^2" office:value-type="float" office:value="0.0000000318091462037958" calcext:value-type="float">
            <text:p>3.18091462037958E-08</text:p>
          </table:table-cell>
          <table:table-cell table:formula="of:=0.5*[.KY12]*(([.KY6]-[.KX6])/([.KY1]-[.KX1]))^2" office:value-type="float" office:value="0.0000000382285034254078" calcext:value-type="float">
            <text:p>3.82285034254078E-08</text:p>
          </table:table-cell>
          <table:table-cell table:formula="of:=0.5*[.KZ12]*(([.KZ6]-[.KY6])/([.KZ1]-[.KY1]))^2" office:value-type="float" office:value="0.000000186298168093303" calcext:value-type="float">
            <text:p>1.86298168093303E-07</text:p>
          </table:table-cell>
          <table:table-cell table:formula="of:=0.5*[.LA12]*(([.LA6]-[.KZ6])/([.LA1]-[.KZ1]))^2" office:value-type="float" office:value="0.000000186160430734056" calcext:value-type="float">
            <text:p>1.86160430734056E-07</text:p>
          </table:table-cell>
          <table:table-cell table:formula="of:=0.5*[.LB12]*(([.LB6]-[.LA6])/([.LB1]-[.LA1]))^2" office:value-type="float" office:value="0.00000113892652431924" calcext:value-type="float">
            <text:p>1.13892652431924E-06</text:p>
          </table:table-cell>
          <table:table-cell table:formula="of:=0.5*[.LC12]*(([.LC6]-[.LB6])/([.LC1]-[.LB1]))^2" office:value-type="float" office:value="0.0000000116597049613373" calcext:value-type="float">
            <text:p>1.16597049613373E-08</text:p>
          </table:table-cell>
          <table:table-cell table:formula="of:=0.5*[.LD12]*(([.LD6]-[.LC6])/([.LD1]-[.LC1]))^2" office:value-type="float" office:value="0.00000130684419307167" calcext:value-type="float">
            <text:p>1.30684419307167E-06</text:p>
          </table:table-cell>
          <table:table-cell table:formula="of:=0.5*[.LE12]*(([.LE6]-[.LD6])/([.LE1]-[.LD1]))^2" office:value-type="float" office:value="0.00000000750964774247504" calcext:value-type="float">
            <text:p>7.50964774247504E-09</text:p>
          </table:table-cell>
          <table:table-cell table:formula="of:=0.5*[.LF12]*(([.LF6]-[.LE6])/([.LF1]-[.LE1]))^2" office:value-type="float" office:value="0.000000000274559576071829" calcext:value-type="float">
            <text:p>2.74559576071829E-10</text:p>
          </table:table-cell>
          <table:table-cell table:formula="of:=0.5*[.LG12]*(([.LG6]-[.LF6])/([.LG1]-[.LF1]))^2" office:value-type="float" office:value="0.0000000330767619359414" calcext:value-type="float">
            <text:p>3.30767619359414E-08</text:p>
          </table:table-cell>
          <table:table-cell table:formula="of:=0.5*[.LH12]*(([.LH6]-[.LG6])/([.LH1]-[.LG1]))^2" office:value-type="float" office:value="0.000000721919747404656" calcext:value-type="float">
            <text:p>7.21919747404656E-07</text:p>
          </table:table-cell>
          <table:table-cell table:formula="of:=0.5*[.LI12]*(([.LI6]-[.LH6])/([.LI1]-[.LH1]))^2" office:value-type="float" office:value="0.000000350151549176949" calcext:value-type="float">
            <text:p>3.50151549176949E-07</text:p>
          </table:table-cell>
          <table:table-cell table:formula="of:=0.5*[.LJ12]*(([.LJ6]-[.LI6])/([.LJ1]-[.LI1]))^2" office:value-type="float" office:value="0.000000592603015587935" calcext:value-type="float">
            <text:p>5.92603015587935E-07</text:p>
          </table:table-cell>
          <table:table-cell table:formula="of:=0.5*[.LK12]*(([.LK6]-[.LJ6])/([.LK1]-[.LJ1]))^2" office:value-type="float" office:value="0.0000000674609698221113" calcext:value-type="float">
            <text:p>6.74609698221113E-08</text:p>
          </table:table-cell>
          <table:table-cell table:formula="of:=0.5*[.LL12]*(([.LL6]-[.LK6])/([.LL1]-[.LK1]))^2" office:value-type="float" office:value="0.0000000042246848308074" calcext:value-type="float">
            <text:p>4.2246848308074E-09</text:p>
          </table:table-cell>
          <table:table-cell table:formula="of:=0.5*[.LM12]*(([.LM6]-[.LL6])/([.LM1]-[.LL1]))^2" office:value-type="float" office:value="0.000000042748275664106" calcext:value-type="float">
            <text:p>4.2748275664106E-08</text:p>
          </table:table-cell>
          <table:table-cell table:formula="of:=0.5*[.LN12]*(([.LN6]-[.LM6])/([.LN1]-[.LM1]))^2" office:value-type="float" office:value="0.000000068224103316498" calcext:value-type="float">
            <text:p>6.8224103316498E-08</text:p>
          </table:table-cell>
          <table:table-cell table:formula="of:=0.5*[.LO12]*(([.LO6]-[.LN6])/([.LO1]-[.LN1]))^2" office:value-type="float" office:value="0.000262928473012153" calcext:value-type="float">
            <text:p>0.000262928473012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N13])" office:value-type="float" office:value="3.69839973035948" calcext:value-type="float">
            <text:p>3.6983997303594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N14])" office:value-type="float" office:value="1.83393646761903" calcext:value-type="float">
            <text:p>1.8339364676190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53233619797851" calcext:value-type="float">
            <text:p>5.53233619797851</text:p>
          </table:table-cell>
          <table:table-cell table:formula="of:=[.B17]+[.C9]" office:value-type="float" office:value="17.7850114072792" calcext:value-type="float">
            <text:p>17.785011407279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21:43.680749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23:33.945029244</dc:date>
    <meta:editing-duration>PT2M24S</meta:editing-duration>
    <meta:editing-cycles>2</meta:editing-cycles>
    <meta:generator>LibreOffice/6.4.7.2$Linux_X86_64 LibreOffice_project/40$Build-2</meta:generator>
    <meta:document-statistic meta:table-count="1" meta:cell-count="51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scatter" chart:style-name="ch1">
        <chart:legend chart:legend-position="end" svg:x="12.705cm" svg:y="3.955cm" style:legend-expansion="high" chart:style-name="ch2"/>
        <chart:plot-area chart:style-name="ch3" table:cell-range-address="rosfoot1.A1:rosfoot1.LN1 rosfoot1.A6:rosfoot1.LN6 rosfoot1.A8:rosfoot1.LN8" chart:data-source-has-labels="both" svg:x="0.319cm" svg:y="0.18cm" svg:width="12.067cm" svg:height="8.646cm">
          <chartooo:coordinate-region svg:x="1.337cm" svg:y="0.38cm" svg:width="10.863cm" svg:height="8.247cm"/>
          <chart:axis chart:dimension="x" chart:name="primary-x" chart:style-name="ch4" chartooo:axis-type="auto">
            <chart:categories table:cell-range-address="rosfoot1.B1:rosfoot1.L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1.B6:rosfoot1.LN6" chart:label-cell-address="rosfoot1.A6:rosfoot1.A6" chart:class="chart:scatter">
            <chart:domain table:cell-range-address="rosfoot1.B1:rosfoot1.LN1"/>
            <chart:data-point chart:repeated="325"/>
          </chart:series>
          <chart:series chart:style-name="ch7" chart:values-cell-range-address="rosfoot1.B8:rosfoot1.LN8" chart:label-cell-address="rosfoot1.A8:rosfoot1.A8" chart:class="chart:scatter">
            <chart:data-point chart:repeated="3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1.B1:rosfoot1.LN1</svg:desc>
                </draw:g>
              </table:table-cell>
              <table:table-cell office:value-type="float" office:value="0.0333566665649414">
                <text:p>0.0333566665649414</text:p>
              </table:table-cell>
              <table:table-cell office:value-type="float" office:value="0.0667133331298828">
                <text:p>0.0667133331298828</text:p>
              </table:table-cell>
              <table:table-cell office:value-type="float" office:value="0.100070238113403">
                <text:p>0.100070238113403</text:p>
              </table:table-cell>
              <table:table-cell office:value-type="float" office:value="0.166783809661865">
                <text:p>0.166783809661865</text:p>
              </table:table-cell>
              <table:table-cell office:value-type="float" office:value="0.233497142791748">
                <text:p>0.233497142791748</text:p>
              </table:table-cell>
              <table:table-cell office:value-type="float" office:value="0.300210475921631">
                <text:p>0.300210475921631</text:p>
              </table:table-cell>
              <table:table-cell office:value-type="float" office:value="0.366923809051514">
                <text:p>0.366923809051514</text:p>
              </table:table-cell>
              <table:table-cell office:value-type="float" office:value="0.400280475616455">
                <text:p>0.400280475616455</text:p>
              </table:table-cell>
              <table:table-cell office:value-type="float" office:value="0.466994047164917">
                <text:p>0.466994047164917</text:p>
              </table:table-cell>
              <table:table-cell office:value-type="float" office:value="0.5337073802948">
                <text:p>0.5337073802948</text:p>
              </table:table-cell>
              <table:table-cell office:value-type="float" office:value="0.567064046859741">
                <text:p>0.567064046859741</text:p>
              </table:table-cell>
              <table:table-cell office:value-type="float" office:value="0.600420475006104">
                <text:p>0.600420475006104</text:p>
              </table:table-cell>
              <table:table-cell office:value-type="float" office:value="0.633777141571045">
                <text:p>0.633777141571045</text:p>
              </table:table-cell>
              <table:table-cell office:value-type="float" office:value="0.700490474700928">
                <text:p>0.700490474700928</text:p>
              </table:table-cell>
              <table:table-cell office:value-type="float" office:value="0.733848333358765">
                <text:p>0.733848333358765</text:p>
              </table:table-cell>
              <table:table-cell office:value-type="float" office:value="0.767206430435181">
                <text:p>0.767206430435181</text:p>
              </table:table-cell>
              <table:table-cell office:value-type="float" office:value="0.800564289093018">
                <text:p>0.800564289093018</text:p>
              </table:table-cell>
              <table:table-cell office:value-type="float" office:value="0.833921909332275">
                <text:p>0.833921909332275</text:p>
              </table:table-cell>
              <table:table-cell office:value-type="float" office:value="0.900637865066528">
                <text:p>0.900637865066528</text:p>
              </table:table-cell>
              <table:table-cell office:value-type="float" office:value="0.967353582382202">
                <text:p>0.967353582382202</text:p>
              </table:table-cell>
              <table:table-cell office:value-type="float" office:value="1.03406929969788">
                <text:p>1.03406929969788</text:p>
              </table:table-cell>
              <table:table-cell office:value-type="float" office:value="1.10078525543213">
                <text:p>1.10078525543213</text:p>
              </table:table-cell>
              <table:table-cell office:value-type="float" office:value="1.1675009727478">
                <text:p>1.1675009727478</text:p>
              </table:table-cell>
              <table:table-cell office:value-type="float" office:value="1.20085883140564">
                <text:p>1.20085883140564</text:p>
              </table:table-cell>
              <table:table-cell office:value-type="float" office:value="1.26757478713989">
                <text:p>1.26757478713989</text:p>
              </table:table-cell>
              <table:table-cell office:value-type="float" office:value="1.33429050445557">
                <text:p>1.33429050445557</text:p>
              </table:table-cell>
              <table:table-cell office:value-type="float" office:value="1.40100646018982">
                <text:p>1.40100646018982</text:p>
              </table:table-cell>
              <table:table-cell office:value-type="float" office:value="1.46772217750549">
                <text:p>1.46772217750549</text:p>
              </table:table-cell>
              <table:table-cell office:value-type="float" office:value="1.50108003616333">
                <text:p>1.50108003616333</text:p>
              </table:table-cell>
              <table:table-cell office:value-type="float" office:value="1.56779599189758">
                <text:p>1.56779599189758</text:p>
              </table:table-cell>
              <table:table-cell office:value-type="float" office:value="1.63451170921326">
                <text:p>1.63451170921326</text:p>
              </table:table-cell>
              <table:table-cell office:value-type="float" office:value="1.66786980628967">
                <text:p>1.66786980628967</text:p>
              </table:table-cell>
              <table:table-cell office:value-type="float" office:value="1.70122790336609">
                <text:p>1.70122790336609</text:p>
              </table:table-cell>
              <table:table-cell office:value-type="float" office:value="1.73458433151245">
                <text:p>1.73458433151245</text:p>
              </table:table-cell>
              <table:table-cell office:value-type="float" office:value="1.76794099807739">
                <text:p>1.76794099807739</text:p>
              </table:table-cell>
              <table:table-cell office:value-type="float" office:value="1.80129742622376">
                <text:p>1.80129742622376</text:p>
              </table:table-cell>
              <table:table-cell office:value-type="float" office:value="1.86801052093506">
                <text:p>1.86801052093506</text:p>
              </table:table-cell>
              <table:table-cell office:value-type="float" office:value="1.9013671875">
                <text:p>1.9013671875</text:p>
              </table:table-cell>
              <table:table-cell office:value-type="float" office:value="1.96808004379272">
                <text:p>1.96808004379272</text:p>
              </table:table-cell>
              <table:table-cell office:value-type="float" office:value="2.00143671035767">
                <text:p>2.00143671035767</text:p>
              </table:table-cell>
              <table:table-cell office:value-type="float" office:value="2.03479337692261">
                <text:p>2.03479337692261</text:p>
              </table:table-cell>
              <table:table-cell office:value-type="float" office:value="2.06814980506897">
                <text:p>2.06814980506897</text:p>
              </table:table-cell>
              <table:table-cell office:value-type="float" office:value="2.10150647163391">
                <text:p>2.10150647163391</text:p>
              </table:table-cell>
              <table:table-cell office:value-type="float" office:value="2.13486289978027">
                <text:p>2.13486289978027</text:p>
              </table:table-cell>
              <table:table-cell office:value-type="float" office:value="2.201575756073">
                <text:p>2.201575756073</text:p>
              </table:table-cell>
              <table:table-cell office:value-type="float" office:value="2.26828861236572">
                <text:p>2.26828861236572</text:p>
              </table:table-cell>
              <table:table-cell office:value-type="float" office:value="2.33500170707703">
                <text:p>2.33500170707703</text:p>
              </table:table-cell>
              <table:table-cell office:value-type="float" office:value="2.36835813522339">
                <text:p>2.36835813522339</text:p>
              </table:table-cell>
              <table:table-cell office:value-type="float" office:value="2.43507099151611">
                <text:p>2.43507099151611</text:p>
              </table:table-cell>
              <table:table-cell office:value-type="float" office:value="2.50178408622742">
                <text:p>2.50178408622742</text:p>
              </table:table-cell>
              <table:table-cell office:value-type="float" office:value="2.56849670410156">
                <text:p>2.56849670410156</text:p>
              </table:table-cell>
              <table:table-cell office:value-type="float" office:value="2.63520956039429">
                <text:p>2.63520956039429</text:p>
              </table:table-cell>
              <table:table-cell office:value-type="float" office:value="2.70192241668701">
                <text:p>2.70192241668701</text:p>
              </table:table-cell>
              <table:table-cell office:value-type="float" office:value="2.73528170585632">
                <text:p>2.73528170585632</text:p>
              </table:table-cell>
              <table:table-cell office:value-type="float" office:value="2.83535981178284">
                <text:p>2.83535981178284</text:p>
              </table:table-cell>
              <table:table-cell office:value-type="float" office:value="2.86871933937073">
                <text:p>2.86871933937073</text:p>
              </table:table-cell>
              <table:table-cell office:value-type="float" office:value="2.96879768371582">
                <text:p>2.96879768371582</text:p>
              </table:table-cell>
              <table:table-cell office:value-type="float" office:value="3.0355167388916">
                <text:p>3.0355167388916</text:p>
              </table:table-cell>
              <table:table-cell office:value-type="float" office:value="3.1022355556488">
                <text:p>3.1022355556488</text:p>
              </table:table-cell>
              <table:table-cell office:value-type="float" office:value="3.16895484924316">
                <text:p>3.16895484924316</text:p>
              </table:table-cell>
              <table:table-cell office:value-type="float" office:value="3.43583130836487">
                <text:p>3.43583130836487</text:p>
              </table:table-cell>
              <table:table-cell office:value-type="float" office:value="3.50255060195923">
                <text:p>3.50255060195923</text:p>
              </table:table-cell>
              <table:table-cell office:value-type="float" office:value="3.56927013397217">
                <text:p>3.56927013397217</text:p>
              </table:table-cell>
              <table:table-cell office:value-type="float" office:value="3.63598942756653">
                <text:p>3.63598942756653</text:p>
              </table:table-cell>
              <table:table-cell office:value-type="float" office:value="3.66934895515442">
                <text:p>3.66934895515442</text:p>
              </table:table-cell>
              <table:table-cell office:value-type="float" office:value="4.13634920120239">
                <text:p>4.13634920120239</text:p>
              </table:table-cell>
              <table:table-cell office:value-type="float" office:value="4.16970634460449">
                <text:p>4.16970634460449</text:p>
              </table:table-cell>
              <table:table-cell office:value-type="float" office:value="5.00363612174988">
                <text:p>5.00363612174988</text:p>
              </table:table-cell>
              <table:table-cell office:value-type="float" office:value="5.07035112380981">
                <text:p>5.07035112380981</text:p>
              </table:table-cell>
              <table:table-cell office:value-type="float" office:value="5.13706612586975">
                <text:p>5.13706612586975</text:p>
              </table:table-cell>
              <table:table-cell office:value-type="float" office:value="5.23713898658752">
                <text:p>5.23713898658752</text:p>
              </table:table-cell>
              <table:table-cell office:value-type="float" office:value="5.30385398864746">
                <text:p>5.30385398864746</text:p>
              </table:table-cell>
              <table:table-cell office:value-type="float" office:value="5.37056946754456">
                <text:p>5.37056946754456</text:p>
              </table:table-cell>
              <table:table-cell office:value-type="float" office:value="5.43728446960449">
                <text:p>5.43728446960449</text:p>
              </table:table-cell>
              <table:table-cell office:value-type="float" office:value="5.50399947166443">
                <text:p>5.50399947166443</text:p>
              </table:table-cell>
              <table:table-cell office:value-type="float" office:value="5.57071471214294">
                <text:p>5.57071471214294</text:p>
              </table:table-cell>
              <table:table-cell office:value-type="float" office:value="5.6040723323822">
                <text:p>5.6040723323822</text:p>
              </table:table-cell>
              <table:table-cell office:value-type="float" office:value="5.67078757286072">
                <text:p>5.67078757286072</text:p>
              </table:table-cell>
              <table:table-cell office:value-type="float" office:value="5.73750138282776">
                <text:p>5.73750138282776</text:p>
              </table:table-cell>
              <table:table-cell office:value-type="float" office:value="5.97099924087524">
                <text:p>5.97099924087524</text:p>
              </table:table-cell>
              <table:table-cell office:value-type="float" office:value="6.00435614585876">
                <text:p>6.00435614585876</text:p>
              </table:table-cell>
              <table:table-cell office:value-type="float" office:value="6.07106995582581">
                <text:p>6.07106995582581</text:p>
              </table:table-cell>
              <table:table-cell office:value-type="float" office:value="6.10442686080933">
                <text:p>6.10442686080933</text:p>
              </table:table-cell>
              <table:table-cell office:value-type="float" office:value="6.13778376579285">
                <text:p>6.13778376579285</text:p>
              </table:table-cell>
              <table:table-cell office:value-type="float" office:value="6.17114043235779">
                <text:p>6.17114043235779</text:p>
              </table:table-cell>
              <table:table-cell office:value-type="float" office:value="6.23785400390625">
                <text:p>6.23785400390625</text:p>
              </table:table-cell>
              <table:table-cell office:value-type="float" office:value="6.30456757545471">
                <text:p>6.30456757545471</text:p>
              </table:table-cell>
              <table:table-cell office:value-type="float" office:value="6.70485043525696">
                <text:p>6.70485043525696</text:p>
              </table:table-cell>
              <table:table-cell office:value-type="float" office:value="6.77156591415405">
                <text:p>6.77156591415405</text:p>
              </table:table-cell>
              <table:table-cell office:value-type="float" office:value="6.80492377281189">
                <text:p>6.80492377281189</text:p>
              </table:table-cell>
              <table:table-cell office:value-type="float" office:value="6.83828186988831">
                <text:p>6.83828186988831</text:p>
              </table:table-cell>
              <table:table-cell office:value-type="float" office:value="6.87163972854614">
                <text:p>6.87163972854614</text:p>
              </table:table-cell>
              <table:table-cell office:value-type="float" office:value="6.93835520744324">
                <text:p>6.93835520744324</text:p>
              </table:table-cell>
              <table:table-cell office:value-type="float" office:value="6.97171330451965">
                <text:p>6.97171330451965</text:p>
              </table:table-cell>
              <table:table-cell office:value-type="float" office:value="7.03842902183533">
                <text:p>7.03842902183533</text:p>
              </table:table-cell>
              <table:table-cell office:value-type="float" office:value="7.07178664207459">
                <text:p>7.07178664207459</text:p>
              </table:table-cell>
              <table:table-cell office:value-type="float" office:value="7.47208118438721">
                <text:p>7.47208118438721</text:p>
              </table:table-cell>
              <table:table-cell office:value-type="float" office:value="7.53879690170288">
                <text:p>7.53879690170288</text:p>
              </table:table-cell>
              <table:table-cell office:value-type="float" office:value="7.63887047767639">
                <text:p>7.63887047767639</text:p>
              </table:table-cell>
              <table:table-cell office:value-type="float" office:value="7.90651655197144">
                <text:p>7.90651655197144</text:p>
              </table:table-cell>
              <table:table-cell office:value-type="float" office:value="8.00739002227783">
                <text:p>8.00739002227783</text:p>
              </table:table-cell>
              <table:table-cell office:value-type="float" office:value="8.07464718818665">
                <text:p>8.07464718818665</text:p>
              </table:table-cell>
              <table:table-cell office:value-type="float" office:value="8.17554569244385">
                <text:p>8.17554569244385</text:p>
              </table:table-cell>
              <table:table-cell office:value-type="float" office:value="8.2428195476532">
                <text:p>8.2428195476532</text:p>
              </table:table-cell>
              <table:table-cell office:value-type="float" office:value="8.31010007858276">
                <text:p>8.31010007858276</text:p>
              </table:table-cell>
              <table:table-cell office:value-type="float" office:value="8.4783308506012">
                <text:p>8.4783308506012</text:p>
              </table:table-cell>
              <table:table-cell office:value-type="float" office:value="8.64660286903381">
                <text:p>8.64660286903381</text:p>
              </table:table-cell>
              <table:table-cell office:value-type="float" office:value="8.71392345428467">
                <text:p>8.71392345428467</text:p>
              </table:table-cell>
              <table:table-cell office:value-type="float" office:value="8.7475860118866">
                <text:p>8.7475860118866</text:p>
              </table:table-cell>
              <table:table-cell office:value-type="float" office:value="8.81459140777588">
                <text:p>8.81459140777588</text:p>
              </table:table-cell>
              <table:table-cell office:value-type="float" office:value="9.38136005401611">
                <text:p>9.38136005401611</text:p>
              </table:table-cell>
              <table:table-cell office:value-type="float" office:value="9.51471090316772">
                <text:p>9.51471090316772</text:p>
              </table:table-cell>
              <table:table-cell office:value-type="float" office:value="9.54804849624634">
                <text:p>9.54804849624634</text:p>
              </table:table-cell>
              <table:table-cell office:value-type="float" office:value="9.61472249031067">
                <text:p>9.61472249031067</text:p>
              </table:table-cell>
              <table:table-cell office:value-type="float" office:value="9.71473240852356">
                <text:p>9.71473240852356</text:p>
              </table:table-cell>
              <table:table-cell office:value-type="float" office:value="10.1147465705872">
                <text:p>10.1147465705872</text:p>
              </table:table-cell>
              <table:table-cell office:value-type="float" office:value="10.1814124584198">
                <text:p>10.1814124584198</text:p>
              </table:table-cell>
              <table:table-cell office:value-type="float" office:value="10.2814092636108">
                <text:p>10.2814092636108</text:p>
              </table:table-cell>
              <table:table-cell office:value-type="float" office:value="10.3480730056763">
                <text:p>10.3480730056763</text:p>
              </table:table-cell>
              <table:table-cell office:value-type="float" office:value="10.4813978672028">
                <text:p>10.4813978672028</text:p>
              </table:table-cell>
              <table:table-cell office:value-type="float" office:value="10.5480589866638">
                <text:p>10.5480589866638</text:p>
              </table:table-cell>
              <table:table-cell office:value-type="float" office:value="10.6147191524506">
                <text:p>10.6147191524506</text:p>
              </table:table-cell>
              <table:table-cell office:value-type="float" office:value="10.6480491161346">
                <text:p>10.6480491161346</text:p>
              </table:table-cell>
              <table:table-cell office:value-type="float" office:value="10.7147080898285">
                <text:p>10.7147080898285</text:p>
              </table:table-cell>
              <table:table-cell office:value-type="float" office:value="10.7480373382568">
                <text:p>10.7480373382568</text:p>
              </table:table-cell>
              <table:table-cell office:value-type="float" office:value="10.7813675403595">
                <text:p>10.7813675403595</text:p>
              </table:table-cell>
              <table:table-cell office:value-type="float" office:value="10.8146991729736">
                <text:p>10.8146991729736</text:p>
              </table:table-cell>
              <table:table-cell office:value-type="float" office:value="10.8480310440063">
                <text:p>10.8480310440063</text:p>
              </table:table-cell>
              <table:table-cell office:value-type="float" office:value="10.8813624382019">
                <text:p>10.8813624382019</text:p>
              </table:table-cell>
              <table:table-cell office:value-type="float" office:value="11.1480059623718">
                <text:p>11.1480059623718</text:p>
              </table:table-cell>
              <table:table-cell office:value-type="float" office:value="11.2146646976471">
                <text:p>11.2146646976471</text:p>
              </table:table-cell>
              <table:table-cell office:value-type="float" office:value="11.3146510124207">
                <text:p>11.3146510124207</text:p>
              </table:table-cell>
              <table:table-cell office:value-type="float" office:value="11.3813073635101">
                <text:p>11.3813073635101</text:p>
              </table:table-cell>
              <table:table-cell office:value-type="float" office:value="11.4146354198456">
                <text:p>11.4146354198456</text:p>
              </table:table-cell>
              <table:table-cell office:value-type="float" office:value="11.4812903404236">
                <text:p>11.4812903404236</text:p>
              </table:table-cell>
              <table:table-cell office:value-type="float" office:value="11.5479443073273">
                <text:p>11.5479443073273</text:p>
              </table:table-cell>
              <table:table-cell office:value-type="float" office:value="11.981217622757">
                <text:p>11.981217622757</text:p>
              </table:table-cell>
              <table:table-cell office:value-type="float" office:value="12.0145483016968">
                <text:p>12.0145483016968</text:p>
              </table:table-cell>
              <table:table-cell office:value-type="float" office:value="12.0812089443207">
                <text:p>12.0812089443207</text:p>
              </table:table-cell>
              <table:table-cell office:value-type="float" office:value="12.1478688716888">
                <text:p>12.1478688716888</text:p>
              </table:table-cell>
              <table:table-cell office:value-type="float" office:value="12.2145280838013">
                <text:p>12.2145280838013</text:p>
              </table:table-cell>
              <table:table-cell office:value-type="float" office:value="12.2811861038208">
                <text:p>12.2811861038208</text:p>
              </table:table-cell>
              <table:table-cell office:value-type="float" office:value="12.6144630908966">
                <text:p>12.6144630908966</text:p>
              </table:table-cell>
              <table:table-cell office:value-type="float" office:value="12.8144292831421">
                <text:p>12.8144292831421</text:p>
              </table:table-cell>
              <table:table-cell office:value-type="float" office:value="12.881098985672">
                <text:p>12.881098985672</text:p>
              </table:table-cell>
              <table:table-cell office:value-type="float" office:value="12.9144334793091">
                <text:p>12.9144334793091</text:p>
              </table:table-cell>
              <table:table-cell office:value-type="float" office:value="13.1144361495972">
                <text:p>13.1144361495972</text:p>
              </table:table-cell>
              <table:table-cell office:value-type="float" office:value="13.1811020374298">
                <text:p>13.1811020374298</text:p>
              </table:table-cell>
              <table:table-cell office:value-type="float" office:value="13.2144346237183">
                <text:p>13.2144346237183</text:p>
              </table:table-cell>
              <table:table-cell office:value-type="float" office:value="13.2477672100067">
                <text:p>13.2477672100067</text:p>
              </table:table-cell>
              <table:table-cell office:value-type="float" office:value="13.281099319458">
                <text:p>13.281099319458</text:p>
              </table:table-cell>
              <table:table-cell office:value-type="float" office:value="13.3144314289093">
                <text:p>13.3144314289093</text:p>
              </table:table-cell>
              <table:table-cell office:value-type="float" office:value="13.347763299942">
                <text:p>13.347763299942</text:p>
              </table:table-cell>
              <table:table-cell office:value-type="float" office:value="13.3810949325562">
                <text:p>13.3810949325562</text:p>
              </table:table-cell>
              <table:table-cell office:value-type="float" office:value="13.4477577209473">
                <text:p>13.4477577209473</text:p>
              </table:table-cell>
              <table:table-cell office:value-type="float" office:value="13.6810703277588">
                <text:p>13.6810703277588</text:p>
              </table:table-cell>
              <table:table-cell office:value-type="float" office:value="13.8143923282623">
                <text:p>13.8143923282623</text:p>
              </table:table-cell>
              <table:table-cell office:value-type="float" office:value="13.9143903255463">
                <text:p>13.9143903255463</text:p>
              </table:table-cell>
              <table:table-cell office:value-type="float" office:value="13.9810545444489">
                <text:p>13.9810545444489</text:p>
              </table:table-cell>
              <table:table-cell office:value-type="float" office:value="14.4810087680817">
                <text:p>14.4810087680817</text:p>
              </table:table-cell>
              <table:table-cell office:value-type="float" office:value="14.5143375396729">
                <text:p>14.5143375396729</text:p>
              </table:table-cell>
              <table:table-cell office:value-type="float" office:value="14.5476655960083">
                <text:p>14.5476655960083</text:p>
              </table:table-cell>
              <table:table-cell office:value-type="float" office:value="14.5809936523438">
                <text:p>14.5809936523438</text:p>
              </table:table-cell>
              <table:table-cell office:value-type="float" office:value="14.6143214702606">
                <text:p>14.6143214702606</text:p>
              </table:table-cell>
              <table:table-cell office:value-type="float" office:value="14.6476492881775">
                <text:p>14.6476492881775</text:p>
              </table:table-cell>
              <table:table-cell office:value-type="float" office:value="14.6809768676758">
                <text:p>14.6809768676758</text:p>
              </table:table-cell>
              <table:table-cell office:value-type="float" office:value="14.747631072998">
                <text:p>14.747631072998</text:p>
              </table:table-cell>
              <table:table-cell office:value-type="float" office:value="14.7809588909149">
                <text:p>14.7809588909149</text:p>
              </table:table-cell>
              <table:table-cell office:value-type="float" office:value="14.8142917156219">
                <text:p>14.8142917156219</text:p>
              </table:table-cell>
              <table:table-cell office:value-type="float" office:value="14.8476247787476">
                <text:p>14.8476247787476</text:p>
              </table:table-cell>
              <table:table-cell office:value-type="float" office:value="14.880957365036">
                <text:p>14.880957365036</text:p>
              </table:table-cell>
              <table:table-cell office:value-type="float" office:value="15.2142720222473">
                <text:p>15.2142720222473</text:p>
              </table:table-cell>
              <table:table-cell office:value-type="float" office:value="15.3809208869934">
                <text:p>15.3809208869934</text:p>
              </table:table-cell>
              <table:table-cell office:value-type="float" office:value="15.4475789070129">
                <text:p>15.4475789070129</text:p>
              </table:table-cell>
              <table:table-cell office:value-type="float" office:value="15.5142362117767">
                <text:p>15.5142362117767</text:p>
              </table:table-cell>
              <table:table-cell office:value-type="float" office:value="15.5808925628662">
                <text:p>15.5808925628662</text:p>
              </table:table-cell>
              <table:table-cell office:value-type="float" office:value="15.6475479602814">
                <text:p>15.6475479602814</text:p>
              </table:table-cell>
              <table:table-cell office:value-type="float" office:value="15.7142024040222">
                <text:p>15.7142024040222</text:p>
              </table:table-cell>
              <table:table-cell office:value-type="float" office:value="15.7475292682648">
                <text:p>15.7475292682648</text:p>
              </table:table-cell>
              <table:table-cell office:value-type="float" office:value="15.8142166137695">
                <text:p>15.8142166137695</text:p>
              </table:table-cell>
              <table:table-cell office:value-type="float" office:value="15.914243221283">
                <text:p>15.914243221283</text:p>
              </table:table-cell>
              <table:table-cell office:value-type="float" office:value="15.9809265136719">
                <text:p>15.9809265136719</text:p>
              </table:table-cell>
              <table:table-cell office:value-type="float" office:value="16.0142681598663">
                <text:p>16.0142681598663</text:p>
              </table:table-cell>
              <table:table-cell office:value-type="float" office:value="16.0476093292236">
                <text:p>16.0476093292236</text:p>
              </table:table-cell>
              <table:table-cell office:value-type="float" office:value="16.2476544380188">
                <text:p>16.2476544380188</text:p>
              </table:table-cell>
              <table:table-cell office:value-type="float" office:value="16.9144062995911">
                <text:p>16.9144062995911</text:p>
              </table:table-cell>
              <table:table-cell office:value-type="float" office:value="17.0143940448761">
                <text:p>17.0143940448761</text:p>
              </table:table-cell>
              <table:table-cell office:value-type="float" office:value="17.0810513496399">
                <text:p>17.0810513496399</text:p>
              </table:table-cell>
              <table:table-cell office:value-type="float" office:value="17.1477074623108">
                <text:p>17.1477074623108</text:p>
              </table:table-cell>
              <table:table-cell office:value-type="float" office:value="17.2476902008057">
                <text:p>17.2476902008057</text:p>
              </table:table-cell>
              <table:table-cell office:value-type="float" office:value="17.3143444061279">
                <text:p>17.3143444061279</text:p>
              </table:table-cell>
              <table:table-cell office:value-type="float" office:value="17.4143235683441">
                <text:p>17.4143235683441</text:p>
              </table:table-cell>
              <table:table-cell office:value-type="float" office:value="17.4809749126434">
                <text:p>17.4809749126434</text:p>
              </table:table-cell>
              <table:table-cell office:value-type="float" office:value="17.8142292499542">
                <text:p>17.8142292499542</text:p>
              </table:table-cell>
              <table:table-cell office:value-type="float" office:value="17.947564125061">
                <text:p>17.947564125061</text:p>
              </table:table-cell>
              <table:table-cell office:value-type="float" office:value="18.0142297744751">
                <text:p>18.0142297744751</text:p>
              </table:table-cell>
              <table:table-cell office:value-type="float" office:value="18.0808947086334">
                <text:p>18.0808947086334</text:p>
              </table:table-cell>
              <table:table-cell office:value-type="float" office:value="18.1142270565033">
                <text:p>18.1142270565033</text:p>
              </table:table-cell>
              <table:table-cell office:value-type="float" office:value="18.1808910369873">
                <text:p>18.1808910369873</text:p>
              </table:table-cell>
              <table:table-cell office:value-type="float" office:value="18.2475538253784">
                <text:p>18.2475538253784</text:p>
              </table:table-cell>
              <table:table-cell office:value-type="float" office:value="18.2808847427368">
                <text:p>18.2808847427368</text:p>
              </table:table-cell>
              <table:table-cell office:value-type="float" office:value="18.3142156600952">
                <text:p>18.3142156600952</text:p>
              </table:table-cell>
              <table:table-cell office:value-type="float" office:value="18.347546339035">
                <text:p>18.347546339035</text:p>
              </table:table-cell>
              <table:table-cell office:value-type="float" office:value="18.3808767795563">
                <text:p>18.3808767795563</text:p>
              </table:table-cell>
              <table:table-cell office:value-type="float" office:value="18.4142069816589">
                <text:p>18.4142069816589</text:p>
              </table:table-cell>
              <table:table-cell office:value-type="float" office:value="18.4808666706085">
                <text:p>18.4808666706085</text:p>
              </table:table-cell>
              <table:table-cell office:value-type="float" office:value="18.514196395874">
                <text:p>18.514196395874</text:p>
              </table:table-cell>
              <table:table-cell office:value-type="float" office:value="18.5475256443024">
                <text:p>18.5475256443024</text:p>
              </table:table-cell>
              <table:table-cell office:value-type="float" office:value="18.5808548927307">
                <text:p>18.5808548927307</text:p>
              </table:table-cell>
              <table:table-cell office:value-type="float" office:value="18.8475069999695">
                <text:p>18.8475069999695</text:p>
              </table:table-cell>
              <table:table-cell office:value-type="float" office:value="18.8808374404907">
                <text:p>18.8808374404907</text:p>
              </table:table-cell>
              <table:table-cell office:value-type="float" office:value="18.9474980831146">
                <text:p>18.9474980831146</text:p>
              </table:table-cell>
              <table:table-cell office:value-type="float" office:value="18.9808280467987">
                <text:p>18.9808280467987</text:p>
              </table:table-cell>
              <table:table-cell office:value-type="float" office:value="19.0141575336456">
                <text:p>19.0141575336456</text:p>
              </table:table-cell>
              <table:table-cell office:value-type="float" office:value="19.0474870204926">
                <text:p>19.0474870204926</text:p>
              </table:table-cell>
              <table:table-cell office:value-type="float" office:value="19.0808162689209">
                <text:p>19.0808162689209</text:p>
              </table:table-cell>
              <table:table-cell office:value-type="float" office:value="19.1141452789307">
                <text:p>19.1141452789307</text:p>
              </table:table-cell>
              <table:table-cell office:value-type="float" office:value="19.1808025836945">
                <text:p>19.1808025836945</text:p>
              </table:table-cell>
              <table:table-cell office:value-type="float" office:value="19.2474589347839">
                <text:p>19.2474589347839</text:p>
              </table:table-cell>
              <table:table-cell office:value-type="float" office:value="19.3141145706177">
                <text:p>19.3141145706177</text:p>
              </table:table-cell>
              <table:table-cell office:value-type="float" office:value="19.3474419116974">
                <text:p>19.3474419116974</text:p>
              </table:table-cell>
              <table:table-cell office:value-type="float" office:value="19.5807271003723">
                <text:p>19.5807271003723</text:p>
              </table:table-cell>
              <table:table-cell office:value-type="float" office:value="19.6473779678345">
                <text:p>19.6473779678345</text:p>
              </table:table-cell>
              <table:table-cell office:value-type="float" office:value="19.7140278816223">
                <text:p>19.7140278816223</text:p>
              </table:table-cell>
              <table:table-cell office:value-type="float" office:value="19.7806770801544">
                <text:p>19.7806770801544</text:p>
              </table:table-cell>
              <table:table-cell office:value-type="float" office:value="19.8140017986298">
                <text:p>19.8140017986298</text:p>
              </table:table-cell>
              <table:table-cell office:value-type="float" office:value="19.8473305702209">
                <text:p>19.8473305702209</text:p>
              </table:table-cell>
              <table:table-cell office:value-type="float" office:value="19.9139878749847">
                <text:p>19.9139878749847</text:p>
              </table:table-cell>
              <table:table-cell office:value-type="float" office:value="19.9806437492371">
                <text:p>19.9806437492371</text:p>
              </table:table-cell>
              <table:table-cell office:value-type="float" office:value="20.0472989082336">
                <text:p>20.0472989082336</text:p>
              </table:table-cell>
              <table:table-cell office:value-type="float" office:value="20.0806260108948">
                <text:p>20.0806260108948</text:p>
              </table:table-cell>
              <table:table-cell office:value-type="float" office:value="20.1139528751373">
                <text:p>20.1139528751373</text:p>
              </table:table-cell>
              <table:table-cell office:value-type="float" office:value="20.1472795009613">
                <text:p>20.1472795009613</text:p>
              </table:table-cell>
              <table:table-cell office:value-type="float" office:value="20.2139322757721">
                <text:p>20.2139322757721</text:p>
              </table:table-cell>
              <table:table-cell office:value-type="float" office:value="20.2805836200714">
                <text:p>20.2805836200714</text:p>
              </table:table-cell>
              <table:table-cell office:value-type="float" office:value="20.347234249115">
                <text:p>20.347234249115</text:p>
              </table:table-cell>
              <table:table-cell office:value-type="float" office:value="20.4472081661224">
                <text:p>20.4472081661224</text:p>
              </table:table-cell>
              <table:table-cell office:value-type="float" office:value="20.5138559341431">
                <text:p>20.5138559341431</text:p>
              </table:table-cell>
              <table:table-cell office:value-type="float" office:value="20.5471796989441">
                <text:p>20.5471796989441</text:p>
              </table:table-cell>
              <table:table-cell office:value-type="float" office:value="20.5805032253265">
                <text:p>20.5805032253265</text:p>
              </table:table-cell>
              <table:table-cell office:value-type="float" office:value="20.6138262748718">
                <text:p>20.6138262748718</text:p>
              </table:table-cell>
              <table:table-cell office:value-type="float" office:value="20.6471493244171">
                <text:p>20.6471493244171</text:p>
              </table:table-cell>
              <table:table-cell office:value-type="float" office:value="20.6804716587067">
                <text:p>20.6804716587067</text:p>
              </table:table-cell>
              <table:table-cell office:value-type="float" office:value="20.7471163272858">
                <text:p>20.7471163272858</text:p>
              </table:table-cell>
              <table:table-cell office:value-type="float" office:value="20.813770532608">
                <text:p>20.813770532608</text:p>
              </table:table-cell>
              <table:table-cell office:value-type="float" office:value="20.8804347515106">
                <text:p>20.8804347515106</text:p>
              </table:table-cell>
              <table:table-cell office:value-type="float" office:value="20.9470982551575">
                <text:p>20.9470982551575</text:p>
              </table:table-cell>
              <table:table-cell office:value-type="float" office:value="20.9804294109344">
                <text:p>20.9804294109344</text:p>
              </table:table-cell>
              <table:table-cell office:value-type="float" office:value="21.0470917224884">
                <text:p>21.0470917224884</text:p>
              </table:table-cell>
              <table:table-cell office:value-type="float" office:value="21.1137526035309">
                <text:p>21.1137526035309</text:p>
              </table:table-cell>
              <table:table-cell office:value-type="float" office:value="21.180412530899">
                <text:p>21.180412530899</text:p>
              </table:table-cell>
              <table:table-cell office:value-type="float" office:value="21.2470717430115">
                <text:p>21.2470717430115</text:p>
              </table:table-cell>
              <table:table-cell office:value-type="float" office:value="21.3137300014496">
                <text:p>21.3137300014496</text:p>
              </table:table-cell>
              <table:table-cell office:value-type="float" office:value="21.380387544632">
                <text:p>21.380387544632</text:p>
              </table:table-cell>
              <table:table-cell office:value-type="float" office:value="21.4470436573029">
                <text:p>21.4470436573029</text:p>
              </table:table-cell>
              <table:table-cell office:value-type="float" office:value="21.4803717136383">
                <text:p>21.4803717136383</text:p>
              </table:table-cell>
              <table:table-cell office:value-type="float" office:value="21.5803537368774">
                <text:p>21.5803537368774</text:p>
              </table:table-cell>
              <table:table-cell office:value-type="float" office:value="21.61368060112">
                <text:p>21.61368060112</text:p>
              </table:table-cell>
              <table:table-cell office:value-type="float" office:value="21.6470074653625">
                <text:p>21.6470074653625</text:p>
              </table:table-cell>
              <table:table-cell office:value-type="float" office:value="21.6803340911865">
                <text:p>21.6803340911865</text:p>
              </table:table-cell>
              <table:table-cell office:value-type="float" office:value="21.7136602401733">
                <text:p>21.7136602401733</text:p>
              </table:table-cell>
              <table:table-cell office:value-type="float" office:value="21.7469861507416">
                <text:p>21.7469861507416</text:p>
              </table:table-cell>
              <table:table-cell office:value-type="float" office:value="21.7803122997284">
                <text:p>21.7803122997284</text:p>
              </table:table-cell>
              <table:table-cell office:value-type="float" office:value="21.846971988678">
                <text:p>21.846971988678</text:p>
              </table:table-cell>
              <table:table-cell office:value-type="float" office:value="21.9136304855347">
                <text:p>21.9136304855347</text:p>
              </table:table-cell>
              <table:table-cell office:value-type="float" office:value="21.980288028717">
                <text:p>21.980288028717</text:p>
              </table:table-cell>
              <table:table-cell office:value-type="float" office:value="22.0136165618896">
                <text:p>22.0136165618896</text:p>
              </table:table-cell>
              <table:table-cell office:value-type="float" office:value="22.0469448566437">
                <text:p>22.0469448566437</text:p>
              </table:table-cell>
              <table:table-cell office:value-type="float" office:value="22.0802726745605">
                <text:p>22.0802726745605</text:p>
              </table:table-cell>
              <table:table-cell office:value-type="float" office:value="22.1136004924774">
                <text:p>22.1136004924774</text:p>
              </table:table-cell>
              <table:table-cell office:value-type="float" office:value="22.1469280719757">
                <text:p>22.1469280719757</text:p>
              </table:table-cell>
              <table:table-cell office:value-type="float" office:value="22.1802551746368">
                <text:p>22.1802551746368</text:p>
              </table:table-cell>
              <table:table-cell office:value-type="float" office:value="22.2135820388794">
                <text:p>22.2135820388794</text:p>
              </table:table-cell>
              <table:table-cell office:value-type="float" office:value="22.2469086647034">
                <text:p>22.2469086647034</text:p>
              </table:table-cell>
              <table:table-cell office:value-type="float" office:value="22.2802352905273">
                <text:p>22.2802352905273</text:p>
              </table:table-cell>
              <table:table-cell office:value-type="float" office:value="22.3135616779327">
                <text:p>22.3135616779327</text:p>
              </table:table-cell>
              <table:table-cell office:value-type="float" office:value="22.3802132606506">
                <text:p>22.3802132606506</text:p>
              </table:table-cell>
              <table:table-cell office:value-type="float" office:value="22.4468638896942">
                <text:p>22.4468638896942</text:p>
              </table:table-cell>
              <table:table-cell office:value-type="float" office:value="22.4801890850067">
                <text:p>22.4801890850067</text:p>
              </table:table-cell>
              <table:table-cell office:value-type="float" office:value="22.5468382835388">
                <text:p>22.5468382835388</text:p>
              </table:table-cell>
              <table:table-cell office:value-type="float" office:value="22.5801622867584">
                <text:p>22.5801622867584</text:p>
              </table:table-cell>
              <table:table-cell office:value-type="float" office:value="22.613486289978">
                <text:p>22.613486289978</text:p>
              </table:table-cell>
              <table:table-cell office:value-type="float" office:value="22.6468100547791">
                <text:p>22.6468100547791</text:p>
              </table:table-cell>
              <table:table-cell office:value-type="float" office:value="22.6801335811615">
                <text:p>22.6801335811615</text:p>
              </table:table-cell>
              <table:table-cell office:value-type="float" office:value="22.7134568691254">
                <text:p>22.7134568691254</text:p>
              </table:table-cell>
              <table:table-cell office:value-type="float" office:value="22.7467799186707">
                <text:p>22.7467799186707</text:p>
              </table:table-cell>
              <table:table-cell office:value-type="float" office:value="22.8134329319">
                <text:p>22.8134329319</text:p>
              </table:table-cell>
              <table:table-cell office:value-type="float" office:value="22.8467626571655">
                <text:p>22.8467626571655</text:p>
              </table:table-cell>
              <table:table-cell office:value-type="float" office:value="22.880092382431">
                <text:p>22.880092382431</text:p>
              </table:table-cell>
              <table:table-cell office:value-type="float" office:value="22.9467508792877">
                <text:p>22.9467508792877</text:p>
              </table:table-cell>
              <table:table-cell office:value-type="float" office:value="22.9800796508789">
                <text:p>22.9800796508789</text:p>
              </table:table-cell>
              <table:table-cell office:value-type="float" office:value="23.0467364788055">
                <text:p>23.0467364788055</text:p>
              </table:table-cell>
              <table:table-cell office:value-type="float" office:value="23.080064535141">
                <text:p>23.080064535141</text:p>
              </table:table-cell>
              <table:table-cell office:value-type="float" office:value="23.1800475120544">
                <text:p>23.1800475120544</text:p>
              </table:table-cell>
              <table:table-cell office:value-type="float" office:value="23.2133746147156">
                <text:p>23.2133746147156</text:p>
              </table:table-cell>
              <table:table-cell office:value-type="float" office:value="23.2800278663635">
                <text:p>23.2800278663635</text:p>
              </table:table-cell>
              <table:table-cell office:value-type="float" office:value="23.3133542537689">
                <text:p>23.3133542537689</text:p>
              </table:table-cell>
              <table:table-cell office:value-type="float" office:value="23.380006313324">
                <text:p>23.380006313324</text:p>
              </table:table-cell>
              <table:table-cell office:value-type="float" office:value="23.4466574192047">
                <text:p>23.4466574192047</text:p>
              </table:table-cell>
              <table:table-cell office:value-type="float" office:value="23.5133073329926">
                <text:p>23.5133073329926</text:p>
              </table:table-cell>
              <table:table-cell office:value-type="float" office:value="23.5799565315247">
                <text:p>23.5799565315247</text:p>
              </table:table-cell>
              <table:table-cell office:value-type="float" office:value="23.6799285411835">
                <text:p>23.6799285411835</text:p>
              </table:table-cell>
              <table:table-cell office:value-type="float" office:value="23.7132520675659">
                <text:p>23.7132520675659</text:p>
              </table:table-cell>
              <table:table-cell office:value-type="float" office:value="23.7465751171112">
                <text:p>23.7465751171112</text:p>
              </table:table-cell>
              <table:table-cell office:value-type="float" office:value="23.8133697509766">
                <text:p>23.8133697509766</text:p>
              </table:table-cell>
              <table:table-cell office:value-type="float" office:value="23.8803172111511">
                <text:p>23.8803172111511</text:p>
              </table:table-cell>
              <table:table-cell office:value-type="float" office:value="23.9472713470459">
                <text:p>23.9472713470459</text:p>
              </table:table-cell>
              <table:table-cell office:value-type="float" office:value="23.9807507991791">
                <text:p>23.9807507991791</text:p>
              </table:table-cell>
              <table:table-cell office:value-type="float" office:value="24.0477147102356">
                <text:p>24.0477147102356</text:p>
              </table:table-cell>
              <table:table-cell office:value-type="float" office:value="24.1146850585937">
                <text:p>24.1146850585937</text:p>
              </table:table-cell>
              <table:table-cell office:value-type="float" office:value="24.1481728553772">
                <text:p>24.1481728553772</text:p>
              </table:table-cell>
              <table:table-cell office:value-type="float" office:value="24.1816620826721">
                <text:p>24.1816620826721</text:p>
              </table:table-cell>
              <table:table-cell office:value-type="float" office:value="24.2486457824707">
                <text:p>24.2486457824707</text:p>
              </table:table-cell>
              <table:table-cell office:value-type="float" office:value="24.2821400165558">
                <text:p>24.2821400165558</text:p>
              </table:table-cell>
              <table:table-cell office:value-type="float" office:value="24.3156356811523">
                <text:p>24.3156356811523</text:p>
              </table:table-cell>
              <table:table-cell office:value-type="float" office:value="24.3826327323914">
                <text:p>24.3826327323914</text:p>
              </table:table-cell>
              <table:table-cell office:value-type="float" office:value="24.4161334037781">
                <text:p>24.4161334037781</text:p>
              </table:table-cell>
              <table:table-cell office:value-type="float" office:value="24.4496357440948">
                <text:p>24.4496357440948</text:p>
              </table:table-cell>
              <table:table-cell office:value-type="float" office:value="24.4831399917603">
                <text:p>24.4831399917603</text:p>
              </table:table-cell>
              <table:table-cell office:value-type="float" office:value="24.5166456699371">
                <text:p>24.5166456699371</text:p>
              </table:table-cell>
              <table:table-cell office:value-type="float" office:value="24.5501527786255">
                <text:p>24.5501527786255</text:p>
              </table:table-cell>
              <table:table-cell office:value-type="float" office:value="24.5836620330811">
                <text:p>24.5836620330811</text:p>
              </table:table-cell>
              <table:table-cell office:value-type="float" office:value="24.6171727180481">
                <text:p>24.6171727180481</text:p>
              </table:table-cell>
              <table:table-cell office:value-type="float" office:value="24.6506848335266">
                <text:p>24.6506848335266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1.A6:rosfoot1.A6</svg:desc>
                </draw:g>
              </table:table-cell>
              <table:table-cell office:value-type="float" office:value="0.290186607639292">
                <text:p>0.290186607639292</text:p>
                <draw:g>
                  <svg:desc>rosfoot1.B6:rosfoot1.LN6</svg:desc>
                </draw:g>
              </table:table-cell>
              <table:table-cell office:value-type="float" office:value="0.29017304666762">
                <text:p>0.29017304666762</text:p>
              </table:table-cell>
              <table:table-cell office:value-type="float" office:value="0.290176628593297">
                <text:p>0.290176628593297</text:p>
              </table:table-cell>
              <table:table-cell office:value-type="float" office:value="0.290181384361312">
                <text:p>0.290181384361312</text:p>
              </table:table-cell>
              <table:table-cell office:value-type="float" office:value="0.290182551866935">
                <text:p>0.290182551866935</text:p>
              </table:table-cell>
              <table:table-cell office:value-type="float" office:value="0.290176685901832">
                <text:p>0.290176685901832</text:p>
              </table:table-cell>
              <table:table-cell office:value-type="float" office:value="0.290181737479968">
                <text:p>0.290181737479968</text:p>
              </table:table-cell>
              <table:table-cell office:value-type="float" office:value="0.290174602703931">
                <text:p>0.290174602703931</text:p>
              </table:table-cell>
              <table:table-cell office:value-type="float" office:value="0.29018640724991">
                <text:p>0.29018640724991</text:p>
              </table:table-cell>
              <table:table-cell office:value-type="float" office:value="0.290178643254535">
                <text:p>0.290178643254535</text:p>
              </table:table-cell>
              <table:table-cell office:value-type="float" office:value="0.29017553099482">
                <text:p>0.29017553099482</text:p>
              </table:table-cell>
              <table:table-cell office:value-type="float" office:value="0.290175399478202">
                <text:p>0.290175399478202</text:p>
              </table:table-cell>
              <table:table-cell office:value-type="float" office:value="0.290194231427126">
                <text:p>0.290194231427126</text:p>
              </table:table-cell>
              <table:table-cell office:value-type="float" office:value="0.290176042490313">
                <text:p>0.290176042490313</text:p>
              </table:table-cell>
              <table:table-cell office:value-type="float" office:value="0.290174762216741">
                <text:p>0.290174762216741</text:p>
              </table:table-cell>
              <table:table-cell office:value-type="float" office:value="0.290178545941355">
                <text:p>0.290178545941355</text:p>
              </table:table-cell>
              <table:table-cell office:value-type="float" office:value="0.290186765971114">
                <text:p>0.290186765971114</text:p>
              </table:table-cell>
              <table:table-cell office:value-type="float" office:value="0.290174616871813">
                <text:p>0.290174616871813</text:p>
              </table:table-cell>
              <table:table-cell office:value-type="float" office:value="0.290191556217298">
                <text:p>0.290191556217298</text:p>
              </table:table-cell>
              <table:table-cell office:value-type="float" office:value="0.290191922852902">
                <text:p>0.290191922852902</text:p>
              </table:table-cell>
              <table:table-cell office:value-type="float" office:value="0.290196141328845">
                <text:p>0.290196141328845</text:p>
              </table:table-cell>
              <table:table-cell office:value-type="float" office:value="0.290179198612863">
                <text:p>0.290179198612863</text:p>
              </table:table-cell>
              <table:table-cell office:value-type="float" office:value="0.290184632337405">
                <text:p>0.290184632337405</text:p>
              </table:table-cell>
              <table:table-cell office:value-type="float" office:value="0.290185097005068">
                <text:p>0.290185097005068</text:p>
              </table:table-cell>
              <table:table-cell office:value-type="float" office:value="0.290171343783031">
                <text:p>0.290171343783031</text:p>
              </table:table-cell>
              <table:table-cell office:value-type="float" office:value="0.290183698424581">
                <text:p>0.290183698424581</text:p>
              </table:table-cell>
              <table:table-cell office:value-type="float" office:value="0.290188987750276">
                <text:p>0.290188987750276</text:p>
              </table:table-cell>
              <table:table-cell office:value-type="float" office:value="0.290179195560272">
                <text:p>0.290179195560272</text:p>
              </table:table-cell>
              <table:table-cell office:value-type="float" office:value="0.290171843328521">
                <text:p>0.290171843328521</text:p>
              </table:table-cell>
              <table:table-cell office:value-type="float" office:value="0.290181169335319">
                <text:p>0.290181169335319</text:p>
              </table:table-cell>
              <table:table-cell office:value-type="float" office:value="0.290165243260694">
                <text:p>0.290165243260694</text:p>
              </table:table-cell>
              <table:table-cell office:value-type="float" office:value="0.290188071545088">
                <text:p>0.290188071545088</text:p>
              </table:table-cell>
              <table:table-cell office:value-type="float" office:value="0.290179330988015">
                <text:p>0.290179330988015</text:p>
              </table:table-cell>
              <table:table-cell office:value-type="float" office:value="0.290187767316681">
                <text:p>0.290187767316681</text:p>
              </table:table-cell>
              <table:table-cell office:value-type="float" office:value="0.290201935272867">
                <text:p>0.290201935272867</text:p>
              </table:table-cell>
              <table:table-cell office:value-type="float" office:value="0.290195669245359">
                <text:p>0.290195669245359</text:p>
              </table:table-cell>
              <table:table-cell office:value-type="float" office:value="0.290182265726411">
                <text:p>0.290182265726411</text:p>
              </table:table-cell>
              <table:table-cell office:value-type="float" office:value="0.290182218581025">
                <text:p>0.290182218581025</text:p>
              </table:table-cell>
              <table:table-cell office:value-type="float" office:value="0.290189202711652">
                <text:p>0.290189202711652</text:p>
              </table:table-cell>
              <table:table-cell office:value-type="float" office:value="0.29019993097764">
                <text:p>0.29019993097764</text:p>
              </table:table-cell>
              <table:table-cell office:value-type="float" office:value="0.290176484705006">
                <text:p>0.290176484705006</text:p>
              </table:table-cell>
              <table:table-cell office:value-type="float" office:value="0.290171187533746">
                <text:p>0.290171187533746</text:p>
              </table:table-cell>
              <table:table-cell office:value-type="float" office:value="0.290185559249977">
                <text:p>0.290185559249977</text:p>
              </table:table-cell>
              <table:table-cell office:value-type="float" office:value="0.290182767179087">
                <text:p>0.290182767179087</text:p>
              </table:table-cell>
              <table:table-cell office:value-type="float" office:value="0.290183538314509">
                <text:p>0.290183538314509</text:p>
              </table:table-cell>
              <table:table-cell office:value-type="float" office:value="0.290179342308108">
                <text:p>0.290179342308108</text:p>
              </table:table-cell>
              <table:table-cell office:value-type="float" office:value="0.290195420076396">
                <text:p>0.290195420076396</text:p>
              </table:table-cell>
              <table:table-cell office:value-type="float" office:value="0.290187922860423">
                <text:p>0.290187922860423</text:p>
              </table:table-cell>
              <table:table-cell office:value-type="float" office:value="0.290176839638434">
                <text:p>0.290176839638434</text:p>
              </table:table-cell>
              <table:table-cell office:value-type="float" office:value="0.290175289453072">
                <text:p>0.290175289453072</text:p>
              </table:table-cell>
              <table:table-cell office:value-type="float" office:value="0.290208374914569">
                <text:p>0.290208374914569</text:p>
              </table:table-cell>
              <table:table-cell office:value-type="float" office:value="0.290009011422266">
                <text:p>0.290009011422266</text:p>
              </table:table-cell>
              <table:table-cell office:value-type="float" office:value="0.289399026279063">
                <text:p>0.289399026279063</text:p>
              </table:table-cell>
              <table:table-cell office:value-type="float" office:value="0.288833486741021">
                <text:p>0.288833486741021</text:p>
              </table:table-cell>
              <table:table-cell office:value-type="float" office:value="0.288660967766048">
                <text:p>0.288660967766048</text:p>
              </table:table-cell>
              <table:table-cell office:value-type="float" office:value="0.292273216037138">
                <text:p>0.292273216037138</text:p>
              </table:table-cell>
              <table:table-cell office:value-type="float" office:value="0.29395683026931">
                <text:p>0.29395683026931</text:p>
              </table:table-cell>
              <table:table-cell office:value-type="float" office:value="0.295320807478451">
                <text:p>0.295320807478451</text:p>
              </table:table-cell>
              <table:table-cell office:value-type="float" office:value="0.294385697669532">
                <text:p>0.294385697669532</text:p>
              </table:table-cell>
              <table:table-cell office:value-type="float" office:value="0.290706411109255">
                <text:p>0.290706411109255</text:p>
              </table:table-cell>
              <table:table-cell office:value-type="float" office:value="0.297000627628891">
                <text:p>0.297000627628891</text:p>
              </table:table-cell>
              <table:table-cell office:value-type="float" office:value="0.328615989676073">
                <text:p>0.328615989676073</text:p>
              </table:table-cell>
              <table:table-cell office:value-type="float" office:value="0.340168937683109">
                <text:p>0.340168937683109</text:p>
              </table:table-cell>
              <table:table-cell office:value-type="float" office:value="0.345204888585099">
                <text:p>0.345204888585099</text:p>
              </table:table-cell>
              <table:table-cell office:value-type="float" office:value="0.344861879247748">
                <text:p>0.344861879247748</text:p>
              </table:table-cell>
              <table:table-cell office:value-type="float" office:value="0.343205222753649">
                <text:p>0.343205222753649</text:p>
              </table:table-cell>
              <table:table-cell office:value-type="float" office:value="0.302161028901875">
                <text:p>0.302161028901875</text:p>
              </table:table-cell>
              <table:table-cell office:value-type="float" office:value="0.301760311448009">
                <text:p>0.301760311448009</text:p>
              </table:table-cell>
              <table:table-cell office:value-type="float" office:value="0.3273983978187">
                <text:p>0.3273983978187</text:p>
              </table:table-cell>
              <table:table-cell office:value-type="float" office:value="0.314870798466085">
                <text:p>0.314870798466085</text:p>
              </table:table-cell>
              <table:table-cell office:value-type="float" office:value="0.312303782146421">
                <text:p>0.312303782146421</text:p>
              </table:table-cell>
              <table:table-cell office:value-type="float" office:value="0.299238770618976">
                <text:p>0.299238770618976</text:p>
              </table:table-cell>
              <table:table-cell office:value-type="float" office:value="0.304783516398594">
                <text:p>0.304783516398594</text:p>
              </table:table-cell>
              <table:table-cell office:value-type="float" office:value="0.306737874533952">
                <text:p>0.306737874533952</text:p>
              </table:table-cell>
              <table:table-cell office:value-type="float" office:value="0.305819377259625">
                <text:p>0.305819377259625</text:p>
              </table:table-cell>
              <table:table-cell office:value-type="float" office:value="0.303925869808267">
                <text:p>0.303925869808267</text:p>
              </table:table-cell>
              <table:table-cell office:value-type="float" office:value="0.302623208252491">
                <text:p>0.302623208252491</text:p>
              </table:table-cell>
              <table:table-cell office:value-type="float" office:value="0.30136021894187">
                <text:p>0.30136021894187</text:p>
              </table:table-cell>
              <table:table-cell office:value-type="float" office:value="0.292353845161358">
                <text:p>0.292353845161358</text:p>
              </table:table-cell>
              <table:table-cell office:value-type="float" office:value="0.29653562618522">
                <text:p>0.29653562618522</text:p>
              </table:table-cell>
              <table:table-cell office:value-type="float" office:value="0.3209734520095">
                <text:p>0.3209734520095</text:p>
              </table:table-cell>
              <table:table-cell office:value-type="float" office:value="0.325745048100381">
                <text:p>0.325745048100381</text:p>
              </table:table-cell>
              <table:table-cell office:value-type="float" office:value="0.337472937439678">
                <text:p>0.337472937439678</text:p>
              </table:table-cell>
              <table:table-cell office:value-type="float" office:value="0.340494256676678">
                <text:p>0.340494256676678</text:p>
              </table:table-cell>
              <table:table-cell office:value-type="float" office:value="0.342436871989868">
                <text:p>0.342436871989868</text:p>
              </table:table-cell>
              <table:table-cell office:value-type="float" office:value="0.342549443777393">
                <text:p>0.342549443777393</text:p>
              </table:table-cell>
              <table:table-cell office:value-type="float" office:value="0.339452551028275">
                <text:p>0.339452551028275</text:p>
              </table:table-cell>
              <table:table-cell office:value-type="float" office:value="0.336364205796082">
                <text:p>0.336364205796082</text:p>
              </table:table-cell>
              <table:table-cell office:value-type="float" office:value="0.30349473674419">
                <text:p>0.30349473674419</text:p>
              </table:table-cell>
              <table:table-cell office:value-type="float" office:value="0.304271493690879">
                <text:p>0.304271493690879</text:p>
              </table:table-cell>
              <table:table-cell office:value-type="float" office:value="0.303655064613599">
                <text:p>0.303655064613599</text:p>
              </table:table-cell>
              <table:table-cell office:value-type="float" office:value="0.302877632785796">
                <text:p>0.302877632785796</text:p>
              </table:table-cell>
              <table:table-cell office:value-type="float" office:value="0.301836516010588">
                <text:p>0.301836516010588</text:p>
              </table:table-cell>
              <table:table-cell office:value-type="float" office:value="0.298299263089845">
                <text:p>0.298299263089845</text:p>
              </table:table-cell>
              <table:table-cell office:value-type="float" office:value="0.294789723724674">
                <text:p>0.294789723724674</text:p>
              </table:table-cell>
              <table:table-cell office:value-type="float" office:value="0.293738860315727">
                <text:p>0.293738860315727</text:p>
              </table:table-cell>
              <table:table-cell office:value-type="float" office:value="0.294074544053659">
                <text:p>0.294074544053659</text:p>
              </table:table-cell>
              <table:table-cell office:value-type="float" office:value="0.331952047887243">
                <text:p>0.331952047887243</text:p>
              </table:table-cell>
              <table:table-cell office:value-type="float" office:value="0.328491363079926">
                <text:p>0.328491363079926</text:p>
              </table:table-cell>
              <table:table-cell office:value-type="float" office:value="0.314975979047945">
                <text:p>0.314975979047945</text:p>
              </table:table-cell>
              <table:table-cell office:value-type="float" office:value="0.306146187207523">
                <text:p>0.306146187207523</text:p>
              </table:table-cell>
              <table:table-cell office:value-type="float" office:value="0.303018083755076">
                <text:p>0.303018083755076</text:p>
              </table:table-cell>
              <table:table-cell office:value-type="float" office:value="0.301111789630438">
                <text:p>0.301111789630438</text:p>
              </table:table-cell>
              <table:table-cell office:value-type="float" office:value="0.299679482650728">
                <text:p>0.299679482650728</text:p>
              </table:table-cell>
              <table:table-cell office:value-type="float" office:value="0.293813485504206">
                <text:p>0.293813485504206</text:p>
              </table:table-cell>
              <table:table-cell office:value-type="float" office:value="0.295388219877341">
                <text:p>0.295388219877341</text:p>
              </table:table-cell>
              <table:table-cell office:value-type="float" office:value="0.325012514709378">
                <text:p>0.325012514709378</text:p>
              </table:table-cell>
              <table:table-cell office:value-type="float" office:value="0.338805265743354">
                <text:p>0.338805265743354</text:p>
              </table:table-cell>
              <table:table-cell office:value-type="float" office:value="0.344687147325774">
                <text:p>0.344687147325774</text:p>
              </table:table-cell>
              <table:table-cell office:value-type="float" office:value="0.34464311327549">
                <text:p>0.34464311327549</text:p>
              </table:table-cell>
              <table:table-cell office:value-type="float" office:value="0.342549503838843">
                <text:p>0.342549503838843</text:p>
              </table:table-cell>
              <table:table-cell office:value-type="float" office:value="0.305863197299071">
                <text:p>0.305863197299071</text:p>
              </table:table-cell>
              <table:table-cell office:value-type="float" office:value="0.298202653173823">
                <text:p>0.298202653173823</text:p>
              </table:table-cell>
              <table:table-cell office:value-type="float" office:value="0.295552470496579">
                <text:p>0.295552470496579</text:p>
              </table:table-cell>
              <table:table-cell office:value-type="float" office:value="0.293961864617566">
                <text:p>0.293961864617566</text:p>
              </table:table-cell>
              <table:table-cell office:value-type="float" office:value="0.293334435306455">
                <text:p>0.293334435306455</text:p>
              </table:table-cell>
              <table:table-cell office:value-type="float" office:value="0.333534280131454">
                <text:p>0.333534280131454</text:p>
              </table:table-cell>
              <table:table-cell office:value-type="float" office:value="0.328004962933004">
                <text:p>0.328004962933004</text:p>
              </table:table-cell>
              <table:table-cell office:value-type="float" office:value="0.324439700973538">
                <text:p>0.324439700973538</text:p>
              </table:table-cell>
              <table:table-cell office:value-type="float" office:value="0.321404526607608">
                <text:p>0.321404526607608</text:p>
              </table:table-cell>
              <table:table-cell office:value-type="float" office:value="0.3073219128389">
                <text:p>0.3073219128389</text:p>
              </table:table-cell>
              <table:table-cell office:value-type="float" office:value="0.307483190776125">
                <text:p>0.307483190776125</text:p>
              </table:table-cell>
              <table:table-cell office:value-type="float" office:value="0.304107266931455">
                <text:p>0.304107266931455</text:p>
              </table:table-cell>
              <table:table-cell office:value-type="float" office:value="0.3037746112034">
                <text:p>0.3037746112034</text:p>
              </table:table-cell>
              <table:table-cell office:value-type="float" office:value="0.301671792489012">
                <text:p>0.301671792489012</text:p>
              </table:table-cell>
              <table:table-cell office:value-type="float" office:value="0.299446165192013">
                <text:p>0.299446165192013</text:p>
              </table:table-cell>
              <table:table-cell office:value-type="float" office:value="0.297515929070018">
                <text:p>0.297515929070018</text:p>
              </table:table-cell>
              <table:table-cell office:value-type="float" office:value="0.293415479620431">
                <text:p>0.293415479620431</text:p>
              </table:table-cell>
              <table:table-cell office:value-type="float" office:value="0.291791574568078">
                <text:p>0.291791574568078</text:p>
              </table:table-cell>
              <table:table-cell office:value-type="float" office:value="0.294498703765377">
                <text:p>0.294498703765377</text:p>
              </table:table-cell>
              <table:table-cell office:value-type="float" office:value="0.324890782141702">
                <text:p>0.324890782141702</text:p>
              </table:table-cell>
              <table:table-cell office:value-type="float" office:value="0.337881942380779">
                <text:p>0.337881942380779</text:p>
              </table:table-cell>
              <table:table-cell office:value-type="float" office:value="0.346740425597634">
                <text:p>0.346740425597634</text:p>
              </table:table-cell>
              <table:table-cell office:value-type="float" office:value="0.344479813680115">
                <text:p>0.344479813680115</text:p>
              </table:table-cell>
              <table:table-cell office:value-type="float" office:value="0.342864277893388">
                <text:p>0.342864277893388</text:p>
              </table:table-cell>
              <table:table-cell office:value-type="float" office:value="0.34282439879634">
                <text:p>0.34282439879634</text:p>
              </table:table-cell>
              <table:table-cell office:value-type="float" office:value="0.341344678316184">
                <text:p>0.341344678316184</text:p>
              </table:table-cell>
              <table:table-cell office:value-type="float" office:value="0.296078001149233">
                <text:p>0.296078001149233</text:p>
              </table:table-cell>
              <table:table-cell office:value-type="float" office:value="0.294342809049517">
                <text:p>0.294342809049517</text:p>
              </table:table-cell>
              <table:table-cell office:value-type="float" office:value="0.29149878141814">
                <text:p>0.29149878141814</text:p>
              </table:table-cell>
              <table:table-cell office:value-type="float" office:value="0.286813423927154">
                <text:p>0.286813423927154</text:p>
              </table:table-cell>
              <table:table-cell office:value-type="float" office:value="0.286238527739854">
                <text:p>0.286238527739854</text:p>
              </table:table-cell>
              <table:table-cell office:value-type="float" office:value="0.283963073831768">
                <text:p>0.283963073831768</text:p>
              </table:table-cell>
              <table:table-cell office:value-type="float" office:value="0.317434783933261">
                <text:p>0.317434783933261</text:p>
              </table:table-cell>
              <table:table-cell office:value-type="float" office:value="0.275540775784256">
                <text:p>0.275540775784256</text:p>
              </table:table-cell>
              <table:table-cell office:value-type="float" office:value="0.277025786760398">
                <text:p>0.277025786760398</text:p>
              </table:table-cell>
              <table:table-cell office:value-type="float" office:value="0.281443265281146">
                <text:p>0.281443265281146</text:p>
              </table:table-cell>
              <table:table-cell office:value-type="float" office:value="0.306936595559923">
                <text:p>0.306936595559923</text:p>
              </table:table-cell>
              <table:table-cell office:value-type="float" office:value="0.302510788033241">
                <text:p>0.302510788033241</text:p>
              </table:table-cell>
              <table:table-cell office:value-type="float" office:value="0.301229492249294">
                <text:p>0.301229492249294</text:p>
              </table:table-cell>
              <table:table-cell office:value-type="float" office:value="0.301004028143603">
                <text:p>0.301004028143603</text:p>
              </table:table-cell>
              <table:table-cell office:value-type="float" office:value="0.300483775045804">
                <text:p>0.300483775045804</text:p>
              </table:table-cell>
              <table:table-cell office:value-type="float" office:value="0.2999901119689">
                <text:p>0.2999901119689</text:p>
              </table:table-cell>
              <table:table-cell office:value-type="float" office:value="0.298817968008762">
                <text:p>0.298817968008762</text:p>
              </table:table-cell>
              <table:table-cell office:value-type="float" office:value="0.295582451017814">
                <text:p>0.295582451017814</text:p>
              </table:table-cell>
              <table:table-cell office:value-type="float" office:value="0.291992149961855">
                <text:p>0.291992149961855</text:p>
              </table:table-cell>
              <table:table-cell office:value-type="float" office:value="0.32068961554523">
                <text:p>0.32068961554523</text:p>
              </table:table-cell>
              <table:table-cell office:value-type="float" office:value="0.34017017031239">
                <text:p>0.34017017031239</text:p>
              </table:table-cell>
              <table:table-cell office:value-type="float" office:value="0.344033988587077">
                <text:p>0.344033988587077</text:p>
              </table:table-cell>
              <table:table-cell office:value-type="float" office:value="0.340530897669558">
                <text:p>0.340530897669558</text:p>
              </table:table-cell>
              <table:table-cell office:value-type="float" office:value="0.297538129610681">
                <text:p>0.297538129610681</text:p>
              </table:table-cell>
              <table:table-cell office:value-type="float" office:value="0.297548524278173">
                <text:p>0.297548524278173</text:p>
              </table:table-cell>
              <table:table-cell office:value-type="float" office:value="0.297021647363037">
                <text:p>0.297021647363037</text:p>
              </table:table-cell>
              <table:table-cell office:value-type="float" office:value="0.295787885961515">
                <text:p>0.295787885961515</text:p>
              </table:table-cell>
              <table:table-cell office:value-type="float" office:value="0.294499957344263">
                <text:p>0.294499957344263</text:p>
              </table:table-cell>
              <table:table-cell office:value-type="float" office:value="0.292773296500433">
                <text:p>0.292773296500433</text:p>
              </table:table-cell>
              <table:table-cell office:value-type="float" office:value="0.291059933998973">
                <text:p>0.291059933998973</text:p>
              </table:table-cell>
              <table:table-cell office:value-type="float" office:value="0.288084825331847">
                <text:p>0.288084825331847</text:p>
              </table:table-cell>
              <table:table-cell office:value-type="float" office:value="0.28804380026764">
                <text:p>0.28804380026764</text:p>
              </table:table-cell>
              <table:table-cell office:value-type="float" office:value="0.287205736673959">
                <text:p>0.287205736673959</text:p>
              </table:table-cell>
              <table:table-cell office:value-type="float" office:value="0.284738637544433">
                <text:p>0.284738637544433</text:p>
              </table:table-cell>
              <table:table-cell office:value-type="float" office:value="0.282889254123384">
                <text:p>0.282889254123384</text:p>
              </table:table-cell>
              <table:table-cell office:value-type="float" office:value="0.318454670023802">
                <text:p>0.318454670023802</text:p>
              </table:table-cell>
              <table:table-cell office:value-type="float" office:value="0.290660178310357">
                <text:p>0.290660178310357</text:p>
              </table:table-cell>
              <table:table-cell office:value-type="float" office:value="0.289368900542622">
                <text:p>0.289368900542622</text:p>
              </table:table-cell>
              <table:table-cell office:value-type="float" office:value="0.290761133778624">
                <text:p>0.290761133778624</text:p>
              </table:table-cell>
              <table:table-cell office:value-type="float" office:value="0.301806723891863">
                <text:p>0.301806723891863</text:p>
              </table:table-cell>
              <table:table-cell office:value-type="float" office:value="0.305591248582079">
                <text:p>0.305591248582079</text:p>
              </table:table-cell>
              <table:table-cell office:value-type="float" office:value="0.303820589078638">
                <text:p>0.303820589078638</text:p>
              </table:table-cell>
              <table:table-cell office:value-type="float" office:value="0.301870594361489">
                <text:p>0.301870594361489</text:p>
              </table:table-cell>
              <table:table-cell office:value-type="float" office:value="0.300573153516977">
                <text:p>0.300573153516977</text:p>
              </table:table-cell>
              <table:table-cell office:value-type="float" office:value="0.300322479765888">
                <text:p>0.300322479765888</text:p>
              </table:table-cell>
              <table:table-cell office:value-type="float" office:value="0.298956844324416">
                <text:p>0.298956844324416</text:p>
              </table:table-cell>
              <table:table-cell office:value-type="float" office:value="0.29812860815839">
                <text:p>0.29812860815839</text:p>
              </table:table-cell>
              <table:table-cell office:value-type="float" office:value="0.299441801026342">
                <text:p>0.299441801026342</text:p>
              </table:table-cell>
              <table:table-cell office:value-type="float" office:value="0.327082919182045">
                <text:p>0.327082919182045</text:p>
              </table:table-cell>
              <table:table-cell office:value-type="float" office:value="0.30585191061723">
                <text:p>0.30585191061723</text:p>
              </table:table-cell>
              <table:table-cell office:value-type="float" office:value="0.295915495487584">
                <text:p>0.295915495487584</text:p>
              </table:table-cell>
              <table:table-cell office:value-type="float" office:value="0.29481882978666">
                <text:p>0.29481882978666</text:p>
              </table:table-cell>
              <table:table-cell office:value-type="float" office:value="0.294357811187836">
                <text:p>0.294357811187836</text:p>
              </table:table-cell>
              <table:table-cell office:value-type="float" office:value="0.290979503754175">
                <text:p>0.290979503754175</text:p>
              </table:table-cell>
              <table:table-cell office:value-type="float" office:value="0.287611959971856">
                <text:p>0.287611959971856</text:p>
              </table:table-cell>
              <table:table-cell office:value-type="float" office:value="0.286496554158643">
                <text:p>0.286496554158643</text:p>
              </table:table-cell>
              <table:table-cell office:value-type="float" office:value="0.283531563457378">
                <text:p>0.283531563457378</text:p>
              </table:table-cell>
              <table:table-cell office:value-type="float" office:value="0.313554472410878">
                <text:p>0.313554472410878</text:p>
              </table:table-cell>
              <table:table-cell office:value-type="float" office:value="0.291185687547749">
                <text:p>0.291185687547749</text:p>
              </table:table-cell>
              <table:table-cell office:value-type="float" office:value="0.289603238119058">
                <text:p>0.289603238119058</text:p>
              </table:table-cell>
              <table:table-cell office:value-type="float" office:value="0.288954095761032">
                <text:p>0.288954095761032</text:p>
              </table:table-cell>
              <table:table-cell office:value-type="float" office:value="0.29408738755477">
                <text:p>0.29408738755477</text:p>
              </table:table-cell>
              <table:table-cell office:value-type="float" office:value="0.304998270470784">
                <text:p>0.304998270470784</text:p>
              </table:table-cell>
              <table:table-cell office:value-type="float" office:value="0.303734570115922">
                <text:p>0.303734570115922</text:p>
              </table:table-cell>
              <table:table-cell office:value-type="float" office:value="0.302379249782652">
                <text:p>0.302379249782652</text:p>
              </table:table-cell>
              <table:table-cell office:value-type="float" office:value="0.30063563468942">
                <text:p>0.30063563468942</text:p>
              </table:table-cell>
              <table:table-cell office:value-type="float" office:value="0.299956717062487">
                <text:p>0.299956717062487</text:p>
              </table:table-cell>
              <table:table-cell office:value-type="float" office:value="0.299273619256814">
                <text:p>0.299273619256814</text:p>
              </table:table-cell>
              <table:table-cell office:value-type="float" office:value="0.298953984261057">
                <text:p>0.298953984261057</text:p>
              </table:table-cell>
              <table:table-cell office:value-type="float" office:value="0.299215549490291">
                <text:p>0.299215549490291</text:p>
              </table:table-cell>
              <table:table-cell office:value-type="float" office:value="0.297996241078298">
                <text:p>0.297996241078298</text:p>
              </table:table-cell>
              <table:table-cell office:value-type="float" office:value="0.294469182212713">
                <text:p>0.294469182212713</text:p>
              </table:table-cell>
              <table:table-cell office:value-type="float" office:value="0.292455384855322">
                <text:p>0.292455384855322</text:p>
              </table:table-cell>
              <table:table-cell office:value-type="float" office:value="0.321334096895045">
                <text:p>0.321334096895045</text:p>
              </table:table-cell>
              <table:table-cell office:value-type="float" office:value="0.326367196413321">
                <text:p>0.326367196413321</text:p>
              </table:table-cell>
              <table:table-cell office:value-type="float" office:value="0.338782489242672">
                <text:p>0.338782489242672</text:p>
              </table:table-cell>
              <table:table-cell office:value-type="float" office:value="0.341911258477122">
                <text:p>0.341911258477122</text:p>
              </table:table-cell>
              <table:table-cell office:value-type="float" office:value="0.345072485430121">
                <text:p>0.345072485430121</text:p>
              </table:table-cell>
              <table:table-cell office:value-type="float" office:value="0.345813093835993">
                <text:p>0.345813093835993</text:p>
              </table:table-cell>
              <table:table-cell office:value-type="float" office:value="0.344632219790453">
                <text:p>0.344632219790453</text:p>
              </table:table-cell>
              <table:table-cell office:value-type="float" office:value="0.343728892661878">
                <text:p>0.343728892661878</text:p>
              </table:table-cell>
              <table:table-cell office:value-type="float" office:value="0.343029607356872">
                <text:p>0.343029607356872</text:p>
              </table:table-cell>
              <table:table-cell office:value-type="float" office:value="0.345211295570156">
                <text:p>0.345211295570156</text:p>
              </table:table-cell>
              <table:table-cell office:value-type="float" office:value="0.343299530569968">
                <text:p>0.343299530569968</text:p>
              </table:table-cell>
              <table:table-cell office:value-type="float" office:value="0.342172051366111">
                <text:p>0.342172051366111</text:p>
              </table:table-cell>
              <table:table-cell office:value-type="float" office:value="0.320351906874111">
                <text:p>0.320351906874111</text:p>
              </table:table-cell>
              <table:table-cell office:value-type="float" office:value="0.317397507424908">
                <text:p>0.317397507424908</text:p>
              </table:table-cell>
              <table:table-cell office:value-type="float" office:value="0.313316825657473">
                <text:p>0.313316825657473</text:p>
              </table:table-cell>
              <table:table-cell office:value-type="float" office:value="0.307025512040651">
                <text:p>0.307025512040651</text:p>
              </table:table-cell>
              <table:table-cell office:value-type="float" office:value="0.303394199785135">
                <text:p>0.303394199785135</text:p>
              </table:table-cell>
              <table:table-cell office:value-type="float" office:value="0.301811758833024">
                <text:p>0.301811758833024</text:p>
              </table:table-cell>
              <table:table-cell office:value-type="float" office:value="0.30124307635213">
                <text:p>0.30124307635213</text:p>
              </table:table-cell>
              <table:table-cell office:value-type="float" office:value="0.301442043578462">
                <text:p>0.301442043578462</text:p>
              </table:table-cell>
              <table:table-cell office:value-type="float" office:value="0.301560466256168">
                <text:p>0.301560466256168</text:p>
              </table:table-cell>
              <table:table-cell office:value-type="float" office:value="0.301512596928984">
                <text:p>0.301512596928984</text:p>
              </table:table-cell>
              <table:table-cell office:value-type="float" office:value="0.301464583615419">
                <text:p>0.301464583615419</text:p>
              </table:table-cell>
              <table:table-cell office:value-type="float" office:value="0.301633006009342">
                <text:p>0.301633006009342</text:p>
              </table:table-cell>
              <table:table-cell office:value-type="float" office:value="0.301950059391092">
                <text:p>0.301950059391092</text:p>
              </table:table-cell>
              <table:table-cell office:value-type="float" office:value="0.302014362236882">
                <text:p>0.302014362236882</text:p>
              </table:table-cell>
              <table:table-cell office:value-type="float" office:value="0.302234429687904">
                <text:p>0.302234429687904</text:p>
              </table:table-cell>
              <table:table-cell office:value-type="float" office:value="0.302190505495205">
                <text:p>0.302190505495205</text:p>
              </table:table-cell>
              <table:table-cell office:value-type="float" office:value="0.302125211634778">
                <text:p>0.302125211634778</text:p>
              </table:table-cell>
              <table:table-cell office:value-type="float" office:value="0.302125378738827">
                <text:p>0.302125378738827</text:p>
              </table:table-cell>
              <table:table-cell office:value-type="float" office:value="0.302112691860256">
                <text:p>0.302112691860256</text:p>
              </table:table-cell>
              <table:table-cell office:value-type="float" office:value="0.302182832943382">
                <text:p>0.302182832943382</text:p>
              </table:table-cell>
              <table:table-cell office:value-type="float" office:value="0.302169262267833">
                <text:p>0.302169262267833</text:p>
              </table:table-cell>
              <table:table-cell office:value-type="float" office:value="0.302159397497418">
                <text:p>0.302159397497418</text:p>
              </table:table-cell>
              <table:table-cell office:value-type="float" office:value="0.302159896823839">
                <text:p>0.302159896823839</text:p>
              </table:table-cell>
              <table:table-cell office:value-type="float" office:value="0.302150910079209">
                <text:p>0.302150910079209</text:p>
              </table:table-cell>
              <table:table-cell office:value-type="float" office:value="0.302134590453836">
                <text:p>0.302134590453836</text:p>
              </table:table-cell>
              <table:table-cell office:value-type="float" office:value="0.302147043537997">
                <text:p>0.302147043537997</text:p>
              </table:table-cell>
              <table:table-cell office:value-type="float" office:value="0.302176052564799">
                <text:p>0.302176052564799</text:p>
              </table:table-cell>
              <table:table-cell office:value-type="float" office:value="0.302170812366428">
                <text:p>0.302170812366428</text:p>
              </table:table-cell>
              <table:table-cell office:value-type="float" office:value="0.302167044173877">
                <text:p>0.302167044173877</text:p>
              </table:table-cell>
              <table:table-cell office:value-type="float" office:value="0.302151873387152">
                <text:p>0.302151873387152</text:p>
              </table:table-cell>
              <table:table-cell office:value-type="float" office:value="0.302167265226132">
                <text:p>0.302167265226132</text:p>
              </table:table-cell>
              <table:table-cell office:value-type="float" office:value="0.302147798320067">
                <text:p>0.302147798320067</text:p>
              </table:table-cell>
              <table:table-cell office:value-type="float" office:value="0.302152703900868">
                <text:p>0.302152703900868</text:p>
              </table:table-cell>
              <table:table-cell office:value-type="float" office:value="0.302158766260413">
                <text:p>0.302158766260413</text:p>
              </table:table-cell>
              <table:table-cell office:value-type="float" office:value="0.302162591835326">
                <text:p>0.302162591835326</text:p>
              </table:table-cell>
              <table:table-cell office:value-type="float" office:value="0.302159517102561">
                <text:p>0.302159517102561</text:p>
              </table:table-cell>
              <table:table-cell office:value-type="float" office:value="0.302162932549973">
                <text:p>0.302162932549973</text:p>
              </table:table-cell>
              <table:table-cell office:value-type="float" office:value="0.302168900262858">
                <text:p>0.302168900262858</text:p>
              </table:table-cell>
              <table:table-cell office:value-type="float" office:value="0.302134568770532">
                <text:p>0.302134568770532</text:p>
              </table:table-cell>
              <table:table-cell office:value-type="float" office:value="0.302157525379576">
                <text:p>0.302157525379576</text:p>
              </table:table-cell>
              <table:table-cell office:value-type="float" office:value="0.302173954589127">
                <text:p>0.302173954589127</text:p>
              </table:table-cell>
              <table:table-cell office:value-type="float" office:value="0.302172634680652">
                <text:p>0.302172634680652</text:p>
              </table:table-cell>
              <table:table-cell office:value-type="float" office:value="0.302159221158386">
                <text:p>0.302159221158386</text:p>
              </table:table-cell>
              <table:table-cell office:value-type="float" office:value="0.302174047863305">
                <text:p>0.302174047863305</text:p>
              </table:table-cell>
              <table:table-cell office:value-type="float" office:value="0.302153630456242">
                <text:p>0.302153630456242</text:p>
              </table:table-cell>
              <table:table-cell office:value-type="float" office:value="0.302156120759429">
                <text:p>0.302156120759429</text:p>
              </table:table-cell>
              <table:table-cell office:value-type="float" office:value="0.302155658282509">
                <text:p>0.302155658282509</text:p>
              </table:table-cell>
              <table:table-cell office:value-type="float" office:value="0.302154374745421">
                <text:p>0.302154374745421</text:p>
              </table:table-cell>
              <table:table-cell office:value-type="float" office:value="0.302185091701337">
                <text:p>0.302185091701337</text:p>
              </table:table-cell>
              <table:table-cell office:value-type="float" office:value="0.302178593105042">
                <text:p>0.302178593105042</text:p>
              </table:table-cell>
              <table:table-cell office:value-type="float" office:value="0.302149944964171">
                <text:p>0.302149944964171</text:p>
              </table:table-cell>
              <table:table-cell office:value-type="float" office:value="0.302165154290907">
                <text:p>0.302165154290907</text:p>
              </table:table-cell>
              <table:table-cell office:value-type="float" office:value="0.302171928810174">
                <text:p>0.302171928810174</text:p>
              </table:table-cell>
              <table:table-cell office:value-type="float" office:value="0.302176927934424">
                <text:p>0.302176927934424</text:p>
              </table:table-cell>
              <table:table-cell office:value-type="float" office:value="0.302171704624764">
                <text:p>0.302171704624764</text:p>
              </table:table-cell>
              <table:table-cell office:value-type="float" office:value="0.302146046944696">
                <text:p>0.302146046944696</text:p>
              </table:table-cell>
              <table:table-cell office:value-type="float" office:value="0.30217064940309">
                <text:p>0.30217064940309</text:p>
              </table:table-cell>
              <table:table-cell office:value-type="float" office:value="0.302149175371457">
                <text:p>0.302149175371457</text:p>
              </table:table-cell>
              <table:table-cell office:value-type="float" office:value="0.302158999633232">
                <text:p>0.302158999633232</text:p>
              </table:table-cell>
              <table:table-cell office:value-type="float" office:value="0.302186136527971">
                <text:p>0.302186136527971</text:p>
              </table:table-cell>
              <table:table-cell office:value-type="float" office:value="0.302161608228594">
                <text:p>0.302161608228594</text:p>
              </table:table-cell>
              <table:table-cell office:value-type="float" office:value="0.302168262503507">
                <text:p>0.302168262503507</text:p>
              </table:table-cell>
              <table:table-cell office:value-type="float" office:value="0.302156494503636">
                <text:p>0.302156494503636</text:p>
              </table:table-cell>
              <table:table-cell office:value-type="float" office:value="0.302140913076193">
                <text:p>0.302140913076193</text:p>
              </table:table-cell>
              <table:table-cell office:value-type="float" office:value="0.302173763506915">
                <text:p>0.302173763506915</text:p>
              </table:table-cell>
              <table:table-cell office:value-type="float" office:value="0.302155228723776">
                <text:p>0.302155228723776</text:p>
              </table:table-cell>
              <table:table-cell office:value-type="float" office:value="0.302150411334188">
                <text:p>0.302150411334188</text:p>
              </table:table-cell>
              <table:table-cell office:value-type="float" office:value="0.302176724041438">
                <text:p>0.302176724041438</text:p>
              </table:table-cell>
              <table:table-cell office:value-type="float" office:value="0.302165747887145">
                <text:p>0.302165747887145</text:p>
              </table:table-cell>
              <table:table-cell office:value-type="float" office:value="0.302166897578751">
                <text:p>0.302166897578751</text:p>
              </table:table-cell>
              <table:table-cell office:value-type="float" office:value="0.302158520461116">
                <text:p>0.302158520461116</text:p>
              </table:table-cell>
              <table:table-cell office:value-type="float" office:value="0.302155023550893">
                <text:p>0.302155023550893</text:p>
              </table:table-cell>
              <table:table-cell office:value-type="float" office:value="0.30213920145804">
                <text:p>0.30213920145804</text:p>
              </table:table-cell>
              <table:table-cell office:value-type="float" office:value="0.302160562630112">
                <text:p>0.302160562630112</text:p>
              </table:table-cell>
              <table:table-cell office:value-type="float" office:value="0.302179861079825">
                <text:p>0.302179861079825</text:p>
              </table:table-cell>
              <table:table-cell office:value-type="float" office:value="0.302166141515894">
                <text:p>0.302166141515894</text:p>
              </table:table-cell>
              <table:table-cell office:value-type="float" office:value="0.302184484777847">
                <text:p>0.302184484777847</text:p>
              </table:table-cell>
              <table:table-cell office:value-type="float" office:value="0.30215215897509">
                <text:p>0.30215215897509</text:p>
              </table:table-cell>
              <table:table-cell office:value-type="float" office:value="0.302165617002024">
                <text:p>0.302165617002024</text:p>
              </table:table-cell>
              <table:table-cell office:value-type="float" office:value="0.302152053505537">
                <text:p>0.302152053505537</text:p>
              </table:table-cell>
              <table:table-cell office:value-type="float" office:value="0.302165341640382">
                <text:p>0.302165341640382</text:p>
              </table:table-cell>
              <table:table-cell office:value-type="float" office:value="0.302165837638718">
                <text:p>0.302165837638718</text:p>
              </table:table-cell>
              <table:table-cell office:value-type="float" office:value="0.302155716020317">
                <text:p>0.302155716020317</text:p>
              </table:table-cell>
              <table:table-cell office:value-type="float" office:value="0.302151182661986">
                <text:p>0.302151182661986</text:p>
              </table:table-cell>
              <table:table-cell office:value-type="float" office:value="0.302150189236536">
                <text:p>0.302150189236536</text:p>
              </table:table-cell>
              <table:table-cell office:value-type="float" office:value="0.302177948159998">
                <text:p>0.302177948159998</text:p>
              </table:table-cell>
              <table:table-cell office:value-type="float" office:value="0.302173434432626">
                <text:p>0.302173434432626</text:p>
              </table:table-cell>
              <table:table-cell office:value-type="float" office:value="0.302183331703007">
                <text:p>0.302183331703007</text:p>
              </table:table-cell>
              <table:table-cell office:value-type="float" office:value="0.30216148087866">
                <text:p>0.30216148087866</text:p>
              </table:table-cell>
              <table:table-cell office:value-type="float" office:value="0.302172403106676">
                <text:p>0.302172403106676</text:p>
              </table:table-cell>
              <table:table-cell office:value-type="float" office:value="0.302145386303654">
                <text:p>0.302145386303654</text:p>
              </table:table-cell>
              <table:table-cell office:value-type="float" office:value="0.302150853867814">
                <text:p>0.302150853867814</text:p>
              </table:table-cell>
              <table:table-cell office:value-type="float" office:value="0.302179798159962">
                <text:p>0.302179798159962</text:p>
              </table:table-cell>
              <table:table-cell office:value-type="float" office:value="0.302181992375862">
                <text:p>0.302181992375862</text:p>
              </table:table-cell>
              <table:table-cell office:value-type="float" office:value="0.302182831555547">
                <text:p>0.302182831555547</text:p>
              </table:table-cell>
              <table:table-cell office:value-type="float" office:value="0.302178225852003">
                <text:p>0.302178225852003</text:p>
              </table:table-cell>
              <table:table-cell office:value-type="float" office:value="0.302156707917445">
                <text:p>0.302156707917445</text:p>
              </table:table-cell>
              <table:table-cell office:value-type="float" office:value="0.302141721118811">
                <text:p>0.302141721118811</text:p>
              </table:table-cell>
              <table:table-cell office:value-type="float" office:value="0.302161218726019">
                <text:p>0.302161218726019</text:p>
              </table:table-cell>
              <table:table-cell office:value-type="float" office:value="0.302167797488701">
                <text:p>0.302167797488701</text:p>
              </table:table-cell>
              <table:table-cell office:value-type="float" office:value="0.302166151060112">
                <text:p>0.302166151060112</text:p>
              </table:table-cell>
              <table:table-cell office:value-type="float" office:value="0.302160913565595">
                <text:p>0.302160913565595</text:p>
              </table:table-cell>
              <table:table-cell office:value-type="float" office:value="0.302154296708767">
                <text:p>0.302154296708767</text:p>
              </table:table-cell>
            </table:table-row>
            <table:table-row>
              <table:table-cell office:value-type="string">
                <text:p>Potential diff</text:p>
                <draw:g>
                  <svg:desc>rosfoot1.A8:rosfoot1.A8</svg:desc>
                </draw:g>
              </table:table-cell>
              <table:table-cell office:value-type="float" office:value="0.000012741582283704">
                <text:p>0.000012741582283704</text:p>
                <draw:g>
                  <svg:desc>rosfoot1.B8:rosfoot1.LN8</svg:desc>
                </draw:g>
              </table:table-cell>
              <table:table-cell office:value-type="float" office:value="-0.0000135609716722662">
                <text:p>-0.0000135609716722662</text:p>
              </table:table-cell>
              <table:table-cell office:value-type="float" office:value="0.00000358192567734283">
                <text:p>0.00000358192567734283</text:p>
              </table:table-cell>
              <table:table-cell office:value-type="float" office:value="0.00000475576801484134">
                <text:p>0.00000475576801484134</text:p>
              </table:table-cell>
              <table:table-cell office:value-type="float" office:value="0.00000116750562240142">
                <text:p>0.00000116750562240142</text:p>
              </table:table-cell>
              <table:table-cell office:value-type="float" office:value="-0.00000586596510249171">
                <text:p>-0.00000586596510249171</text:p>
              </table:table-cell>
              <table:table-cell office:value-type="float" office:value="0.00000505157813618373">
                <text:p>0.00000505157813618373</text:p>
              </table:table-cell>
              <table:table-cell office:value-type="float" office:value="-0.00000713477603725421">
                <text:p>-0.00000713477603725421</text:p>
              </table:table-cell>
              <table:table-cell office:value-type="float" office:value="0.0000118045459785443">
                <text:p>0.0000118045459785443</text:p>
              </table:table-cell>
              <table:table-cell office:value-type="float" office:value="-0.0000077639953749431">
                <text:p>-0.0000077639953749431</text:p>
              </table:table-cell>
              <table:table-cell office:value-type="float" office:value="-0.00000311225971522111">
                <text:p>-0.00000311225971522111</text:p>
              </table:table-cell>
              <table:table-cell office:value-type="float" office:value="-0.000000131516617596361">
                <text:p>-0.000000131516617596361</text:p>
              </table:table-cell>
              <table:table-cell office:value-type="float" office:value="0.0000188319489242694">
                <text:p>0.0000188319489242694</text:p>
              </table:table-cell>
              <table:table-cell office:value-type="float" office:value="-0.0000181889368127131">
                <text:p>-0.0000181889368127131</text:p>
              </table:table-cell>
              <table:table-cell office:value-type="float" office:value="-0.00000128027357265692">
                <text:p>-0.00000128027357265692</text:p>
              </table:table-cell>
              <table:table-cell office:value-type="float" office:value="0.00000378372461456999">
                <text:p>0.00000378372461456999</text:p>
              </table:table-cell>
              <table:table-cell office:value-type="float" office:value="0.00000822002975842118">
                <text:p>0.00000822002975842118</text:p>
              </table:table-cell>
              <table:table-cell office:value-type="float" office:value="-0.0000121490993009732">
                <text:p>-0.0000121490993009732</text:p>
              </table:table-cell>
              <table:table-cell office:value-type="float" office:value="0.00001693934548469">
                <text:p>0.00001693934548469</text:p>
              </table:table-cell>
              <table:table-cell office:value-type="float" office:value="0.000000366635603987753">
                <text:p>0.000000366635603987753</text:p>
              </table:table-cell>
              <table:table-cell office:value-type="float" office:value="0.00000421847594361813">
                <text:p>0.00000421847594361813</text:p>
              </table:table-cell>
              <table:table-cell office:value-type="float" office:value="-0.0000169427159820157">
                <text:p>-0.0000169427159820157</text:p>
              </table:table-cell>
              <table:table-cell office:value-type="float" office:value="0.0000054337245414815">
                <text:p>0.0000054337245414815</text:p>
              </table:table-cell>
              <table:table-cell office:value-type="float" office:value="0.000000464667663790941">
                <text:p>0.000000464667663790941</text:p>
              </table:table-cell>
              <table:table-cell office:value-type="float" office:value="-0.0000137532220370606">
                <text:p>-0.0000137532220370606</text:p>
              </table:table-cell>
              <table:table-cell office:value-type="float" office:value="0.0000123546415498055">
                <text:p>0.0000123546415498055</text:p>
              </table:table-cell>
              <table:table-cell office:value-type="float" office:value="0.00000528932569471285">
                <text:p>0.00000528932569471285</text:p>
              </table:table-cell>
              <table:table-cell office:value-type="float" office:value="-0.00000979219000385445">
                <text:p>-0.00000979219000385445</text:p>
              </table:table-cell>
              <table:table-cell office:value-type="float" office:value="-0.0000073522317505792">
                <text:p>-0.0000073522317505792</text:p>
              </table:table-cell>
              <table:table-cell office:value-type="float" office:value="0.00000932600679726114">
                <text:p>0.00000932600679726114</text:p>
              </table:table-cell>
              <table:table-cell office:value-type="float" office:value="-0.0000159260746249168">
                <text:p>-0.0000159260746249168</text:p>
              </table:table-cell>
              <table:table-cell office:value-type="float" office:value="0.0000228282843944272">
                <text:p>0.0000228282843944272</text:p>
              </table:table-cell>
              <table:table-cell office:value-type="float" office:value="-0.0000087405570733945">
                <text:p>-0.0000087405570733945</text:p>
              </table:table-cell>
              <table:table-cell office:value-type="float" office:value="0.00000843632866642796">
                <text:p>0.00000843632866642796</text:p>
              </table:table-cell>
              <table:table-cell office:value-type="float" office:value="0.0000141679561858621">
                <text:p>0.0000141679561858621</text:p>
              </table:table-cell>
              <table:table-cell office:value-type="float" office:value="-0.00000626602750769534">
                <text:p>-0.00000626602750769534</text:p>
              </table:table-cell>
              <table:table-cell office:value-type="float" office:value="-0.0000134035189480741">
                <text:p>-0.0000134035189480741</text:p>
              </table:table-cell>
              <table:table-cell office:value-type="float" office:value="-0.0000000471453867612048">
                <text:p>-0.0000000471453867612048</text:p>
              </table:table-cell>
              <table:table-cell office:value-type="float" office:value="0.00000698413062766301">
                <text:p>0.00000698413062766301</text:p>
              </table:table-cell>
              <table:table-cell office:value-type="float" office:value="0.0000107282659874142">
                <text:p>0.0000107282659874142</text:p>
              </table:table-cell>
              <table:table-cell office:value-type="float" office:value="-0.0000234462726334539">
                <text:p>-0.0000234462726334539</text:p>
              </table:table-cell>
              <table:table-cell office:value-type="float" office:value="-0.00000529717125985485">
                <text:p>-0.00000529717125985485</text:p>
              </table:table-cell>
              <table:table-cell office:value-type="float" office:value="0.0000143717162304768">
                <text:p>0.0000143717162304768</text:p>
              </table:table-cell>
              <table:table-cell office:value-type="float" office:value="-0.00000279207088949018">
                <text:p>-0.00000279207088949018</text:p>
              </table:table-cell>
              <table:table-cell office:value-type="float" office:value="0.000000771135421906433">
                <text:p>0.000000771135421906433</text:p>
              </table:table-cell>
              <table:table-cell office:value-type="float" office:value="-0.00000419600640155782">
                <text:p>-0.00000419600640155782</text:p>
              </table:table-cell>
              <table:table-cell office:value-type="float" office:value="0.0000160777682887692">
                <text:p>0.0000160777682887692</text:p>
              </table:table-cell>
              <table:table-cell office:value-type="float" office:value="-0.00000749721597298469">
                <text:p>-0.00000749721597298469</text:p>
              </table:table-cell>
              <table:table-cell office:value-type="float" office:value="-0.0000110832219893386">
                <text:p>-0.0000110832219893386</text:p>
              </table:table-cell>
              <table:table-cell office:value-type="float" office:value="-0.0000015501853622979">
                <text:p>-0.0000015501853622979</text:p>
              </table:table-cell>
              <table:table-cell office:value-type="float" office:value="0.00003308546149694">
                <text:p>0.00003308546149694</text:p>
              </table:table-cell>
              <table:table-cell office:value-type="float" office:value="-0.000199363492302651">
                <text:p>-0.000199363492302651</text:p>
              </table:table-cell>
              <table:table-cell office:value-type="float" office:value="-0.000609985143202929">
                <text:p>-0.000609985143202929</text:p>
              </table:table-cell>
              <table:table-cell office:value-type="float" office:value="-0.000565539538042337">
                <text:p>-0.000565539538042337</text:p>
              </table:table-cell>
              <table:table-cell office:value-type="float" office:value="-0.000172518974973224">
                <text:p>-0.000172518974973224</text:p>
              </table:table-cell>
              <table:table-cell office:value-type="float" office:value="0.00361224827109075">
                <text:p>0.00361224827109075</text:p>
              </table:table-cell>
              <table:table-cell office:value-type="float" office:value="0.00168361423217184">
                <text:p>0.00168361423217184</text:p>
              </table:table-cell>
              <table:table-cell office:value-type="float" office:value="0.0013639772091405">
                <text:p>0.0013639772091405</text:p>
              </table:table-cell>
              <table:table-cell office:value-type="float" office:value="-0.000935109808918977">
                <text:p>-0.000935109808918977</text:p>
              </table:table-cell>
              <table:table-cell office:value-type="float" office:value="-0.00367928656027638">
                <text:p>-0.00367928656027638</text:p>
              </table:table-cell>
              <table:table-cell office:value-type="float" office:value="0.00629421651963552">
                <text:p>0.00629421651963552</text:p>
              </table:table-cell>
              <table:table-cell office:value-type="float" office:value="0.031615362047182">
                <text:p>0.031615362047182</text:p>
              </table:table-cell>
              <table:table-cell office:value-type="float" office:value="0.0115529480070358">
                <text:p>0.0115529480070358</text:p>
              </table:table-cell>
              <table:table-cell office:value-type="float" office:value="0.00503595090199072">
                <text:p>0.00503595090199072</text:p>
              </table:table-cell>
              <table:table-cell office:value-type="float" office:value="-0.000343009337351208">
                <text:p>-0.000343009337351208</text:p>
              </table:table-cell>
              <table:table-cell office:value-type="float" office:value="-0.00165665649409957">
                <text:p>-0.00165665649409957</text:p>
              </table:table-cell>
              <table:table-cell office:value-type="float" office:value="-0.0410441938517738">
                <text:p>-0.0410441938517738</text:p>
              </table:table-cell>
              <table:table-cell office:value-type="float" office:value="-0.00040071745386544">
                <text:p>-0.00040071745386544</text:p>
              </table:table-cell>
              <table:table-cell office:value-type="float" office:value="0.0256380863706906">
                <text:p>0.0256380863706906</text:p>
              </table:table-cell>
              <table:table-cell office:value-type="float" office:value="-0.0125275993526153">
                <text:p>-0.0125275993526153</text:p>
              </table:table-cell>
              <table:table-cell office:value-type="float" office:value="-0.0025670163196635">
                <text:p>-0.0025670163196635</text:p>
              </table:table-cell>
              <table:table-cell office:value-type="float" office:value="-0.013065011527445">
                <text:p>-0.013065011527445</text:p>
              </table:table-cell>
              <table:table-cell office:value-type="float" office:value="0.0055447457796175">
                <text:p>0.0055447457796175</text:p>
              </table:table-cell>
              <table:table-cell office:value-type="float" office:value="0.00195435813535849">
                <text:p>0.00195435813535849</text:p>
              </table:table-cell>
              <table:table-cell office:value-type="float" office:value="-0.000918497274327468">
                <text:p>-0.000918497274327468</text:p>
              </table:table-cell>
              <table:table-cell office:value-type="float" office:value="-0.00189350745135741">
                <text:p>-0.00189350745135741</text:p>
              </table:table-cell>
              <table:table-cell office:value-type="float" office:value="-0.00130266155577585">
                <text:p>-0.00130266155577585</text:p>
              </table:table-cell>
              <table:table-cell office:value-type="float" office:value="-0.00126298931062158">
                <text:p>-0.00126298931062158</text:p>
              </table:table-cell>
              <table:table-cell office:value-type="float" office:value="-0.00900637378051228">
                <text:p>-0.00900637378051228</text:p>
              </table:table-cell>
              <table:table-cell office:value-type="float" office:value="0.00418178102386257">
                <text:p>0.00418178102386257</text:p>
              </table:table-cell>
              <table:table-cell office:value-type="float" office:value="0.0244378258242802">
                <text:p>0.0244378258242802</text:p>
              </table:table-cell>
              <table:table-cell office:value-type="float" office:value="0.00477159609088096">
                <text:p>0.00477159609088096</text:p>
              </table:table-cell>
              <table:table-cell office:value-type="float" office:value="0.0117278893392963">
                <text:p>0.0117278893392963</text:p>
              </table:table-cell>
              <table:table-cell office:value-type="float" office:value="0.0030213192370005">
                <text:p>0.0030213192370005</text:p>
              </table:table-cell>
              <table:table-cell office:value-type="float" office:value="0.00194261531318957">
                <text:p>0.00194261531318957</text:p>
              </table:table-cell>
              <table:table-cell office:value-type="float" office:value="0.000112571787525828">
                <text:p>0.000112571787525828</text:p>
              </table:table-cell>
              <table:table-cell office:value-type="float" office:value="-0.00309689274911806">
                <text:p>-0.00309689274911806</text:p>
              </table:table-cell>
              <table:table-cell office:value-type="float" office:value="-0.00308834523219331">
                <text:p>-0.00308834523219331</text:p>
              </table:table-cell>
              <table:table-cell office:value-type="float" office:value="-0.0328694690518926">
                <text:p>-0.0328694690518926</text:p>
              </table:table-cell>
              <table:table-cell office:value-type="float" office:value="0.000776756946689605">
                <text:p>0.000776756946689605</text:p>
              </table:table-cell>
              <table:table-cell office:value-type="float" office:value="-0.0006164290772806">
                <text:p>-0.0006164290772806</text:p>
              </table:table-cell>
              <table:table-cell office:value-type="float" office:value="-0.000777431827802044">
                <text:p>-0.000777431827802044</text:p>
              </table:table-cell>
              <table:table-cell office:value-type="float" office:value="-0.00104111677520802">
                <text:p>-0.00104111677520802</text:p>
              </table:table-cell>
              <table:table-cell office:value-type="float" office:value="-0.00353725292074369">
                <text:p>-0.00353725292074369</text:p>
              </table:table-cell>
              <table:table-cell office:value-type="float" office:value="-0.00350953936517073">
                <text:p>-0.00350953936517073</text:p>
              </table:table-cell>
              <table:table-cell office:value-type="float" office:value="-0.00105086340894656">
                <text:p>-0.00105086340894656</text:p>
              </table:table-cell>
              <table:table-cell office:value-type="float" office:value="0.000335683737931913">
                <text:p>0.000335683737931913</text:p>
              </table:table-cell>
              <table:table-cell office:value-type="float" office:value="0.0378775038335832">
                <text:p>0.0378775038335832</text:p>
              </table:table-cell>
              <table:table-cell office:value-type="float" office:value="-0.00346068480731665">
                <text:p>-0.00346068480731665</text:p>
              </table:table-cell>
              <table:table-cell office:value-type="float" office:value="-0.0135153840319807">
                <text:p>-0.0135153840319807</text:p>
              </table:table-cell>
              <table:table-cell office:value-type="float" office:value="-0.00882979184042193">
                <text:p>-0.00882979184042193</text:p>
              </table:table-cell>
              <table:table-cell office:value-type="float" office:value="-0.00312810345244741">
                <text:p>-0.00312810345244741</text:p>
              </table:table-cell>
              <table:table-cell office:value-type="float" office:value="-0.00190629412463766">
                <text:p>-0.00190629412463766</text:p>
              </table:table-cell>
              <table:table-cell office:value-type="float" office:value="-0.00143230697971014">
                <text:p>-0.00143230697971014</text:p>
              </table:table-cell>
              <table:table-cell office:value-type="float" office:value="-0.00586599714652247">
                <text:p>-0.00586599714652247</text:p>
              </table:table-cell>
              <table:table-cell office:value-type="float" office:value="0.00157473437313532">
                <text:p>0.00157473437313532</text:p>
              </table:table-cell>
              <table:table-cell office:value-type="float" office:value="0.0296242948320369">
                <text:p>0.0296242948320369</text:p>
              </table:table-cell>
              <table:table-cell office:value-type="float" office:value="0.0137927510339765">
                <text:p>0.0137927510339765</text:p>
              </table:table-cell>
              <table:table-cell office:value-type="float" office:value="0.0058818815824197">
                <text:p>0.0058818815824197</text:p>
              </table:table-cell>
              <table:table-cell office:value-type="float" office:value="-0.0000440340502836922">
                <text:p>-0.0000440340502836922</text:p>
              </table:table-cell>
              <table:table-cell office:value-type="float" office:value="-0.00209360943664788">
                <text:p>-0.00209360943664788</text:p>
              </table:table-cell>
              <table:table-cell office:value-type="float" office:value="-0.0366863065397719">
                <text:p>-0.0366863065397719</text:p>
              </table:table-cell>
              <table:table-cell office:value-type="float" office:value="-0.00766054412524791">
                <text:p>-0.00766054412524791</text:p>
              </table:table-cell>
              <table:table-cell office:value-type="float" office:value="-0.00265018267724348">
                <text:p>-0.00265018267724348</text:p>
              </table:table-cell>
              <table:table-cell office:value-type="float" office:value="-0.00159060587901333">
                <text:p>-0.00159060587901333</text:p>
              </table:table-cell>
              <table:table-cell office:value-type="float" office:value="-0.000627429311110594">
                <text:p>-0.000627429311110594</text:p>
              </table:table-cell>
              <table:table-cell office:value-type="float" office:value="0.0401998448249983">
                <text:p>0.0401998448249983</text:p>
              </table:table-cell>
              <table:table-cell office:value-type="float" office:value="-0.00552931719844946">
                <text:p>-0.00552931719844946</text:p>
              </table:table-cell>
              <table:table-cell office:value-type="float" office:value="-0.00356526195946638">
                <text:p>-0.00356526195946638</text:p>
              </table:table-cell>
              <table:table-cell office:value-type="float" office:value="-0.00303517436592965">
                <text:p>-0.00303517436592965</text:p>
              </table:table-cell>
              <table:table-cell office:value-type="float" office:value="-0.0140826137687078">
                <text:p>-0.0140826137687078</text:p>
              </table:table-cell>
              <table:table-cell office:value-type="float" office:value="0.000161277937224702">
                <text:p>0.000161277937224702</text:p>
              </table:table-cell>
              <table:table-cell office:value-type="float" office:value="-0.00337592384466967">
                <text:p>-0.00337592384466967</text:p>
              </table:table-cell>
              <table:table-cell office:value-type="float" office:value="-0.000332655728055298">
                <text:p>-0.000332655728055298</text:p>
              </table:table-cell>
              <table:table-cell office:value-type="float" office:value="-0.00210281871438844">
                <text:p>-0.00210281871438844</text:p>
              </table:table-cell>
              <table:table-cell office:value-type="float" office:value="-0.00222562729699866">
                <text:p>-0.00222562729699866</text:p>
              </table:table-cell>
              <table:table-cell office:value-type="float" office:value="-0.0019302361219945">
                <text:p>-0.0019302361219945</text:p>
              </table:table-cell>
              <table:table-cell office:value-type="float" office:value="-0.00410044944958726">
                <text:p>-0.00410044944958726</text:p>
              </table:table-cell>
              <table:table-cell office:value-type="float" office:value="-0.00162390505235299">
                <text:p>-0.00162390505235299</text:p>
              </table:table-cell>
              <table:table-cell office:value-type="float" office:value="0.00270712919729837">
                <text:p>0.00270712919729837</text:p>
              </table:table-cell>
              <table:table-cell office:value-type="float" office:value="0.0303920783763252">
                <text:p>0.0303920783763252</text:p>
              </table:table-cell>
              <table:table-cell office:value-type="float" office:value="0.0129911602390778">
                <text:p>0.0129911602390778</text:p>
              </table:table-cell>
              <table:table-cell office:value-type="float" office:value="0.00885848321685417">
                <text:p>0.00885848321685417</text:p>
              </table:table-cell>
              <table:table-cell office:value-type="float" office:value="-0.0022606119175182">
                <text:p>-0.0022606119175182</text:p>
              </table:table-cell>
              <table:table-cell office:value-type="float" office:value="-0.00161553578672791">
                <text:p>-0.00161553578672791</text:p>
              </table:table-cell>
              <table:table-cell office:value-type="float" office:value="-0.0000398790970478902">
                <text:p>-0.0000398790970478902</text:p>
              </table:table-cell>
              <table:table-cell office:value-type="float" office:value="-0.00147972048015527">
                <text:p>-0.00147972048015527</text:p>
              </table:table-cell>
              <table:table-cell office:value-type="float" office:value="-0.0452666771669517">
                <text:p>-0.0452666771669517</text:p>
              </table:table-cell>
              <table:table-cell office:value-type="float" office:value="-0.00173519209971612">
                <text:p>-0.00173519209971612</text:p>
              </table:table-cell>
              <table:table-cell office:value-type="float" office:value="-0.00284402763137609">
                <text:p>-0.00284402763137609</text:p>
              </table:table-cell>
              <table:table-cell office:value-type="float" office:value="-0.00468535749098659">
                <text:p>-0.00468535749098659</text:p>
              </table:table-cell>
              <table:table-cell office:value-type="float" office:value="-0.000574896187300278">
                <text:p>-0.000574896187300278</text:p>
              </table:table-cell>
              <table:table-cell office:value-type="float" office:value="-0.00227545390808576">
                <text:p>-0.00227545390808576</text:p>
              </table:table-cell>
              <table:table-cell office:value-type="float" office:value="0.0334717101014936">
                <text:p>0.0334717101014936</text:p>
              </table:table-cell>
              <table:table-cell office:value-type="float" office:value="-0.0418940081490059">
                <text:p>-0.0418940081490059</text:p>
              </table:table-cell>
              <table:table-cell office:value-type="float" office:value="0.00148501097614195">
                <text:p>0.00148501097614195</text:p>
              </table:table-cell>
              <table:table-cell office:value-type="float" office:value="0.00441747852074853">
                <text:p>0.00441747852074853</text:p>
              </table:table-cell>
              <table:table-cell office:value-type="float" office:value="0.0254933302787773">
                <text:p>0.0254933302787773</text:p>
              </table:table-cell>
              <table:table-cell office:value-type="float" office:value="-0.00442580752668192">
                <text:p>-0.00442580752668192</text:p>
              </table:table-cell>
              <table:table-cell office:value-type="float" office:value="-0.00128129578394726">
                <text:p>-0.00128129578394726</text:p>
              </table:table-cell>
              <table:table-cell office:value-type="float" office:value="-0.000225464105691575">
                <text:p>-0.000225464105691575</text:p>
              </table:table-cell>
              <table:table-cell office:value-type="float" office:value="-0.000520253097798629">
                <text:p>-0.000520253097798629</text:p>
              </table:table-cell>
              <table:table-cell office:value-type="float" office:value="-0.000493663076903628">
                <text:p>-0.000493663076903628</text:p>
              </table:table-cell>
              <table:table-cell office:value-type="float" office:value="-0.00117214396013871">
                <text:p>-0.00117214396013871</text:p>
              </table:table-cell>
              <table:table-cell office:value-type="float" office:value="-0.00323551699094787">
                <text:p>-0.00323551699094787</text:p>
              </table:table-cell>
              <table:table-cell office:value-type="float" office:value="-0.0035903010559587">
                <text:p>-0.0035903010559587</text:p>
              </table:table-cell>
              <table:table-cell office:value-type="float" office:value="0.0286974655833745">
                <text:p>0.0286974655833745</text:p>
              </table:table-cell>
              <table:table-cell office:value-type="float" office:value="0.0194805547671604">
                <text:p>0.0194805547671604</text:p>
              </table:table-cell>
              <table:table-cell office:value-type="float" office:value="0.0038638182746874">
                <text:p>0.0038638182746874</text:p>
              </table:table-cell>
              <table:table-cell office:value-type="float" office:value="-0.00350309091751932">
                <text:p>-0.00350309091751932</text:p>
              </table:table-cell>
              <table:table-cell office:value-type="float" office:value="-0.0429927680588773">
                <text:p>-0.0429927680588773</text:p>
              </table:table-cell>
              <table:table-cell office:value-type="float" office:value="0.0000103946674918642">
                <text:p>0.0000103946674918642</text:p>
              </table:table-cell>
              <table:table-cell office:value-type="float" office:value="-0.000526876915135144">
                <text:p>-0.000526876915135144</text:p>
              </table:table-cell>
              <table:table-cell office:value-type="float" office:value="-0.00123376140152293">
                <text:p>-0.00123376140152293</text:p>
              </table:table-cell>
              <table:table-cell office:value-type="float" office:value="-0.00128792861725141">
                <text:p>-0.00128792861725141</text:p>
              </table:table-cell>
              <table:table-cell office:value-type="float" office:value="-0.00172666084382966">
                <text:p>-0.00172666084382966</text:p>
              </table:table-cell>
              <table:table-cell office:value-type="float" office:value="-0.00171336250146015">
                <text:p>-0.00171336250146015</text:p>
              </table:table-cell>
              <table:table-cell office:value-type="float" office:value="-0.00297510866712652">
                <text:p>-0.00297510866712652</text:p>
              </table:table-cell>
              <table:table-cell office:value-type="float" office:value="-0.0000410250642071675">
                <text:p>-0.0000410250642071675</text:p>
              </table:table-cell>
              <table:table-cell office:value-type="float" office:value="-0.000838063593680327">
                <text:p>-0.000838063593680327</text:p>
              </table:table-cell>
              <table:table-cell office:value-type="float" office:value="-0.00246709912952625">
                <text:p>-0.00246709912952625</text:p>
              </table:table-cell>
              <table:table-cell office:value-type="float" office:value="-0.00184938342104907">
                <text:p>-0.00184938342104907</text:p>
              </table:table-cell>
              <table:table-cell office:value-type="float" office:value="0.0355654159004182">
                <text:p>0.0355654159004182</text:p>
              </table:table-cell>
              <table:table-cell office:value-type="float" office:value="-0.0277944917134451">
                <text:p>-0.0277944917134451</text:p>
              </table:table-cell>
              <table:table-cell office:value-type="float" office:value="-0.00129127776773535">
                <text:p>-0.00129127776773535</text:p>
              </table:table-cell>
              <table:table-cell office:value-type="float" office:value="0.00139223323600235">
                <text:p>0.00139223323600235</text:p>
              </table:table-cell>
              <table:table-cell office:value-type="float" office:value="0.0110455901132386">
                <text:p>0.0110455901132386</text:p>
              </table:table-cell>
              <table:table-cell office:value-type="float" office:value="0.00378452469021645">
                <text:p>0.00378452469021645</text:p>
              </table:table-cell>
              <table:table-cell office:value-type="float" office:value="-0.00177065950344085">
                <text:p>-0.00177065950344085</text:p>
              </table:table-cell>
              <table:table-cell office:value-type="float" office:value="-0.00194999471714885">
                <text:p>-0.00194999471714885</text:p>
              </table:table-cell>
              <table:table-cell office:value-type="float" office:value="-0.00129744084451211">
                <text:p>-0.00129744084451211</text:p>
              </table:table-cell>
              <table:table-cell office:value-type="float" office:value="-0.00025067375108917">
                <text:p>-0.00025067375108917</text:p>
              </table:table-cell>
              <table:table-cell office:value-type="float" office:value="-0.00136563544147222">
                <text:p>-0.00136563544147222</text:p>
              </table:table-cell>
              <table:table-cell office:value-type="float" office:value="-0.000828236166026286">
                <text:p>-0.000828236166026286</text:p>
              </table:table-cell>
              <table:table-cell office:value-type="float" office:value="0.00131319286795262">
                <text:p>0.00131319286795262</text:p>
              </table:table-cell>
              <table:table-cell office:value-type="float" office:value="0.0276411181557025">
                <text:p>0.0276411181557025</text:p>
              </table:table-cell>
              <table:table-cell office:value-type="float" office:value="-0.0212310085648145">
                <text:p>-0.0212310085648145</text:p>
              </table:table-cell>
              <table:table-cell office:value-type="float" office:value="-0.00993641512964627">
                <text:p>-0.00993641512964627</text:p>
              </table:table-cell>
              <table:table-cell office:value-type="float" office:value="-0.00109666570092432">
                <text:p>-0.00109666570092432</text:p>
              </table:table-cell>
              <table:table-cell office:value-type="float" office:value="-0.000461018598823249">
                <text:p>-0.000461018598823249</text:p>
              </table:table-cell>
              <table:table-cell office:value-type="float" office:value="-0.00337830743366141">
                <text:p>-0.00337830743366141</text:p>
              </table:table-cell>
              <table:table-cell office:value-type="float" office:value="-0.00336754378231913">
                <text:p>-0.00336754378231913</text:p>
              </table:table-cell>
              <table:table-cell office:value-type="float" office:value="-0.00111540581321273">
                <text:p>-0.00111540581321273</text:p>
              </table:table-cell>
              <table:table-cell office:value-type="float" office:value="-0.00296499070126477">
                <text:p>-0.00296499070126477</text:p>
              </table:table-cell>
              <table:table-cell office:value-type="float" office:value="0.0300229089534994">
                <text:p>0.0300229089534994</text:p>
              </table:table-cell>
              <table:table-cell office:value-type="float" office:value="-0.0223687848631286">
                <text:p>-0.0223687848631286</text:p>
              </table:table-cell>
              <table:table-cell office:value-type="float" office:value="-0.00158244942869112">
                <text:p>-0.00158244942869112</text:p>
              </table:table-cell>
              <table:table-cell office:value-type="float" office:value="-0.000649142358026322">
                <text:p>-0.000649142358026322</text:p>
              </table:table-cell>
              <table:table-cell office:value-type="float" office:value="0.00513329179373806">
                <text:p>0.00513329179373806</text:p>
              </table:table-cell>
              <table:table-cell office:value-type="float" office:value="0.010910882916014">
                <text:p>0.010910882916014</text:p>
              </table:table-cell>
              <table:table-cell office:value-type="float" office:value="-0.00126370035486217">
                <text:p>-0.00126370035486217</text:p>
              </table:table-cell>
              <table:table-cell office:value-type="float" office:value="-0.00135532033326946">
                <text:p>-0.00135532033326946</text:p>
              </table:table-cell>
              <table:table-cell office:value-type="float" office:value="-0.00174361509323206">
                <text:p>-0.00174361509323206</text:p>
              </table:table-cell>
              <table:table-cell office:value-type="float" office:value="-0.000678917626933451">
                <text:p>-0.000678917626933451</text:p>
              </table:table-cell>
              <table:table-cell office:value-type="float" office:value="-0.000683097805672495">
                <text:p>-0.000683097805672495</text:p>
              </table:table-cell>
              <table:table-cell office:value-type="float" office:value="-0.0003196349957576">
                <text:p>-0.0003196349957576</text:p>
              </table:table-cell>
              <table:table-cell office:value-type="float" office:value="0.00026156522923465">
                <text:p>0.00026156522923465</text:p>
              </table:table-cell>
              <table:table-cell office:value-type="float" office:value="-0.00121930841199341">
                <text:p>-0.00121930841199341</text:p>
              </table:table-cell>
              <table:table-cell office:value-type="float" office:value="-0.00352705886558474">
                <text:p>-0.00352705886558474</text:p>
              </table:table-cell>
              <table:table-cell office:value-type="float" office:value="-0.00201379735739149">
                <text:p>-0.00201379735739149</text:p>
              </table:table-cell>
              <table:table-cell office:value-type="float" office:value="0.0288787120397232">
                <text:p>0.0288787120397232</text:p>
              </table:table-cell>
              <table:table-cell office:value-type="float" office:value="0.00503309951827613">
                <text:p>0.00503309951827613</text:p>
              </table:table-cell>
              <table:table-cell office:value-type="float" office:value="0.0124152928293511">
                <text:p>0.0124152928293511</text:p>
              </table:table-cell>
              <table:table-cell office:value-type="float" office:value="0.00312876923444999">
                <text:p>0.00312876923444999</text:p>
              </table:table-cell>
              <table:table-cell office:value-type="float" office:value="0.00316122695299881">
                <text:p>0.00316122695299881</text:p>
              </table:table-cell>
              <table:table-cell office:value-type="float" office:value="0.000740608405872201">
                <text:p>0.000740608405872201</text:p>
              </table:table-cell>
              <table:table-cell office:value-type="float" office:value="-0.00118087404553963">
                <text:p>-0.00118087404553963</text:p>
              </table:table-cell>
              <table:table-cell office:value-type="float" office:value="-0.000903327128575104">
                <text:p>-0.000903327128575104</text:p>
              </table:table-cell>
              <table:table-cell office:value-type="float" office:value="-0.000699285305005903">
                <text:p>-0.000699285305005903</text:p>
              </table:table-cell>
              <table:table-cell office:value-type="float" office:value="0.00218168821328385">
                <text:p>0.00218168821328385</text:p>
              </table:table-cell>
              <table:table-cell office:value-type="float" office:value="-0.00191176500018847">
                <text:p>-0.00191176500018847</text:p>
              </table:table-cell>
              <table:table-cell office:value-type="float" office:value="-0.00112747920385614">
                <text:p>-0.00112747920385614</text:p>
              </table:table-cell>
              <table:table-cell office:value-type="float" office:value="-0.0218201444920005">
                <text:p>-0.0218201444920005</text:p>
              </table:table-cell>
              <table:table-cell office:value-type="float" office:value="-0.00295439944920323">
                <text:p>-0.00295439944920323</text:p>
              </table:table-cell>
              <table:table-cell office:value-type="float" office:value="-0.00408068176743442">
                <text:p>-0.00408068176743442</text:p>
              </table:table-cell>
              <table:table-cell office:value-type="float" office:value="-0.006291313616822">
                <text:p>-0.006291313616822</text:p>
              </table:table-cell>
              <table:table-cell office:value-type="float" office:value="-0.00363131225551649">
                <text:p>-0.00363131225551649</text:p>
              </table:table-cell>
              <table:table-cell office:value-type="float" office:value="-0.00158244095211091">
                <text:p>-0.00158244095211091</text:p>
              </table:table-cell>
              <table:table-cell office:value-type="float" office:value="-0.000568682480893812">
                <text:p>-0.000568682480893812</text:p>
              </table:table-cell>
              <table:table-cell office:value-type="float" office:value="0.000198967226331559">
                <text:p>0.000198967226331559</text:p>
              </table:table-cell>
              <table:table-cell office:value-type="float" office:value="0.000118422677706509">
                <text:p>0.000118422677706509</text:p>
              </table:table-cell>
              <table:table-cell office:value-type="float" office:value="-0.0000478693271844244">
                <text:p>-0.0000478693271844244</text:p>
              </table:table-cell>
              <table:table-cell office:value-type="float" office:value="-0.0000480133135646321">
                <text:p>-0.0000480133135646321</text:p>
              </table:table-cell>
              <table:table-cell office:value-type="float" office:value="0.00016842239392284">
                <text:p>0.00016842239392284</text:p>
              </table:table-cell>
              <table:table-cell office:value-type="float" office:value="0.000317053381750143">
                <text:p>0.000317053381750143</text:p>
              </table:table-cell>
              <table:table-cell office:value-type="float" office:value="0.0000643028457895656">
                <text:p>0.0000643028457895656</text:p>
              </table:table-cell>
              <table:table-cell office:value-type="float" office:value="0.000220067451022765">
                <text:p>0.000220067451022765</text:p>
              </table:table-cell>
              <table:table-cell office:value-type="float" office:value="-0.0000439241926997735">
                <text:p>-0.0000439241926997735</text:p>
              </table:table-cell>
              <table:table-cell office:value-type="float" office:value="-0.0000652938604261966">
                <text:p>-0.0000652938604261966</text:p>
              </table:table-cell>
              <table:table-cell office:value-type="float" office:value="0.00000016710404898701">
                <text:p>0.00000016710404898701</text:p>
              </table:table-cell>
              <table:table-cell office:value-type="float" office:value="-0.0000126868785714218">
                <text:p>-0.0000126868785714218</text:p>
              </table:table-cell>
              <table:table-cell office:value-type="float" office:value="0.0000701410831258631">
                <text:p>0.0000701410831258631</text:p>
              </table:table-cell>
              <table:table-cell office:value-type="float" office:value="-0.0000135706755491904">
                <text:p>-0.0000135706755491904</text:p>
              </table:table-cell>
              <table:table-cell office:value-type="float" office:value="-0.00000986477041436951">
                <text:p>-0.00000986477041436951</text:p>
              </table:table-cell>
              <table:table-cell office:value-type="float" office:value="0.000000499326420932977">
                <text:p>0.000000499326420932977</text:p>
              </table:table-cell>
              <table:table-cell office:value-type="float" office:value="-0.00000898674463017946">
                <text:p>-0.00000898674463017946</text:p>
              </table:table-cell>
              <table:table-cell office:value-type="float" office:value="-0.0000163196253732401">
                <text:p>-0.0000163196253732401</text:p>
              </table:table-cell>
              <table:table-cell office:value-type="float" office:value="0.0000124530841613679">
                <text:p>0.0000124530841613679</text:p>
              </table:table-cell>
              <table:table-cell office:value-type="float" office:value="0.0000290090268018628">
                <text:p>0.0000290090268018628</text:p>
              </table:table-cell>
              <table:table-cell office:value-type="float" office:value="-0.00000524019837105927">
                <text:p>-0.00000524019837105927</text:p>
              </table:table-cell>
              <table:table-cell office:value-type="float" office:value="-0.00000376819255110128">
                <text:p>-0.00000376819255110128</text:p>
              </table:table-cell>
              <table:table-cell office:value-type="float" office:value="-0.0000151707867249162">
                <text:p>-0.0000151707867249162</text:p>
              </table:table-cell>
              <table:table-cell office:value-type="float" office:value="0.0000153918389801944">
                <text:p>0.0000153918389801944</text:p>
              </table:table-cell>
              <table:table-cell office:value-type="float" office:value="-0.0000194669060653019">
                <text:p>-0.0000194669060653019</text:p>
              </table:table-cell>
              <table:table-cell office:value-type="float" office:value="0.00000490558080085135">
                <text:p>0.00000490558080085135</text:p>
              </table:table-cell>
              <table:table-cell office:value-type="float" office:value="0.00000606235954486722">
                <text:p>0.00000606235954486722</text:p>
              </table:table-cell>
              <table:table-cell office:value-type="float" office:value="0.00000382557491329649">
                <text:p>0.00000382557491329649</text:p>
              </table:table-cell>
              <table:table-cell office:value-type="float" office:value="-0.00000307473276478509">
                <text:p>-0.00000307473276478509</text:p>
              </table:table-cell>
              <table:table-cell office:value-type="float" office:value="0.0000034154474117809">
                <text:p>0.0000034154474117809</text:p>
              </table:table-cell>
              <table:table-cell office:value-type="float" office:value="0.00000596771288485787">
                <text:p>0.00000596771288485787</text:p>
              </table:table-cell>
              <table:table-cell office:value-type="float" office:value="-0.0000343314923259563">
                <text:p>-0.0000343314923259563</text:p>
              </table:table-cell>
              <table:table-cell office:value-type="float" office:value="0.0000229566090442224">
                <text:p>0.0000229566090442224</text:p>
              </table:table-cell>
              <table:table-cell office:value-type="float" office:value="0.0000164292095511942">
                <text:p>0.0000164292095511942</text:p>
              </table:table-cell>
              <table:table-cell office:value-type="float" office:value="-0.00000131990847496155">
                <text:p>-0.00000131990847496155</text:p>
              </table:table-cell>
              <table:table-cell office:value-type="float" office:value="-0.0000134135222663589">
                <text:p>-0.0000134135222663589</text:p>
              </table:table-cell>
              <table:table-cell office:value-type="float" office:value="0.0000148267049191464">
                <text:p>0.0000148267049191464</text:p>
              </table:table-cell>
              <table:table-cell office:value-type="float" office:value="-0.0000204174070627672">
                <text:p>-0.0000204174070627672</text:p>
              </table:table-cell>
              <table:table-cell office:value-type="float" office:value="0.0000024903031871637">
                <text:p>0.0000024903031871637</text:p>
              </table:table-cell>
              <table:table-cell office:value-type="float" office:value="-0.000000462476920315424">
                <text:p>-0.000000462476920315424</text:p>
              </table:table-cell>
              <table:table-cell office:value-type="float" office:value="-0.00000128353708822582">
                <text:p>-0.00000128353708822582</text:p>
              </table:table-cell>
              <table:table-cell office:value-type="float" office:value="0.0000307169559158882">
                <text:p>0.0000307169559158882</text:p>
              </table:table-cell>
              <table:table-cell office:value-type="float" office:value="-0.00000649859629464622">
                <text:p>-0.00000649859629464622</text:p>
              </table:table-cell>
              <table:table-cell office:value-type="float" office:value="-0.000028648140870613">
                <text:p>-0.000028648140870613</text:p>
              </table:table-cell>
              <table:table-cell office:value-type="float" office:value="0.0000152093267359321">
                <text:p>0.0000152093267359321</text:p>
              </table:table-cell>
              <table:table-cell office:value-type="float" office:value="0.00000677451926633932">
                <text:p>0.00000677451926633932</text:p>
              </table:table-cell>
              <table:table-cell office:value-type="float" office:value="0.00000499912425011573">
                <text:p>0.00000499912425011573</text:p>
              </table:table-cell>
              <table:table-cell office:value-type="float" office:value="-0.00000522330966029605">
                <text:p>-0.00000522330966029605</text:p>
              </table:table-cell>
              <table:table-cell office:value-type="float" office:value="-0.0000256576800672925">
                <text:p>-0.0000256576800672925</text:p>
              </table:table-cell>
              <table:table-cell office:value-type="float" office:value="0.0000246024583940296">
                <text:p>0.0000246024583940296</text:p>
              </table:table-cell>
              <table:table-cell office:value-type="float" office:value="-0.0000214740316331619">
                <text:p>-0.0000214740316331619</text:p>
              </table:table-cell>
              <table:table-cell office:value-type="float" office:value="0.00000982426177464912">
                <text:p>0.00000982426177464912</text:p>
              </table:table-cell>
              <table:table-cell office:value-type="float" office:value="0.0000271368947389883">
                <text:p>0.0000271368947389883</text:p>
              </table:table-cell>
              <table:table-cell office:value-type="float" office:value="-0.0000245282993772133">
                <text:p>-0.0000245282993772133</text:p>
              </table:table-cell>
              <table:table-cell office:value-type="float" office:value="0.00000665427491380877">
                <text:p>0.00000665427491380877</text:p>
              </table:table-cell>
              <table:table-cell office:value-type="float" office:value="-0.0000117679998712927">
                <text:p>-0.0000117679998712927</text:p>
              </table:table-cell>
              <table:table-cell office:value-type="float" office:value="-0.0000155814274429567">
                <text:p>-0.0000155814274429567</text:p>
              </table:table-cell>
              <table:table-cell office:value-type="float" office:value="0.0000328504307218758">
                <text:p>0.0000328504307218758</text:p>
              </table:table-cell>
              <table:table-cell office:value-type="float" office:value="-0.0000185347831393456">
                <text:p>-0.0000185347831393456</text:p>
              </table:table-cell>
              <table:table-cell office:value-type="float" office:value="-0.00000481738958768574">
                <text:p>-0.00000481738958768574</text:p>
              </table:table-cell>
              <table:table-cell office:value-type="float" office:value="0.0000263127072497871">
                <text:p>0.0000263127072497871</text:p>
              </table:table-cell>
              <table:table-cell office:value-type="float" office:value="-0.0000109761542931297">
                <text:p>-0.0000109761542931297</text:p>
              </table:table-cell>
              <table:table-cell office:value-type="float" office:value="0.00000114969160641687">
                <text:p>0.00000114969160641687</text:p>
              </table:table-cell>
              <table:table-cell office:value-type="float" office:value="-0.00000837711763496118">
                <text:p>-0.00000837711763496118</text:p>
              </table:table-cell>
              <table:table-cell office:value-type="float" office:value="-0.00000349691022344389">
                <text:p>-0.00000349691022344389</text:p>
              </table:table-cell>
              <table:table-cell office:value-type="float" office:value="-0.0000158220928528907">
                <text:p>-0.0000158220928528907</text:p>
              </table:table-cell>
              <table:table-cell office:value-type="float" office:value="0.0000213611720722429">
                <text:p>0.0000213611720722429</text:p>
              </table:table-cell>
              <table:table-cell office:value-type="float" office:value="0.0000192984497130455">
                <text:p>0.0000192984497130455</text:p>
              </table:table-cell>
              <table:table-cell office:value-type="float" office:value="-0.0000137195639313692">
                <text:p>-0.0000137195639313692</text:p>
              </table:table-cell>
              <table:table-cell office:value-type="float" office:value="0.0000183432619528245">
                <text:p>0.0000183432619528245</text:p>
              </table:table-cell>
              <table:table-cell office:value-type="float" office:value="-0.0000323258027565831">
                <text:p>-0.0000323258027565831</text:p>
              </table:table-cell>
              <table:table-cell office:value-type="float" office:value="0.0000134580269343654">
                <text:p>0.0000134580269343654</text:p>
              </table:table-cell>
              <table:table-cell office:value-type="float" office:value="-0.0000135634964876785">
                <text:p>-0.0000135634964876785</text:p>
              </table:table-cell>
              <table:table-cell office:value-type="float" office:value="0.0000132881348451908">
                <text:p>0.0000132881348451908</text:p>
              </table:table-cell>
              <table:table-cell office:value-type="float" office:value="0.000000495998336458303">
                <text:p>0.000000495998336458303</text:p>
              </table:table-cell>
              <table:table-cell office:value-type="float" office:value="-0.0000101216184016928">
                <text:p>-0.0000101216184016928</text:p>
              </table:table-cell>
              <table:table-cell office:value-type="float" office:value="-0.00000453335833022761">
                <text:p>-0.00000453335833022761</text:p>
              </table:table-cell>
              <table:table-cell office:value-type="float" office:value="-0.00000099342545045733">
                <text:p>-0.00000099342545045733</text:p>
              </table:table-cell>
              <table:table-cell office:value-type="float" office:value="0.000027758923462351">
                <text:p>0.000027758923462351</text:p>
              </table:table-cell>
              <table:table-cell office:value-type="float" office:value="-0.00000451372737214628">
                <text:p>-0.00000451372737214628</text:p>
              </table:table-cell>
              <table:table-cell office:value-type="float" office:value="0.00000989727038108734">
                <text:p>0.00000989727038108734</text:p>
              </table:table-cell>
              <table:table-cell office:value-type="float" office:value="-0.0000218508243475246">
                <text:p>-0.0000218508243475246</text:p>
              </table:table-cell>
              <table:table-cell office:value-type="float" office:value="0.0000109222280166299">
                <text:p>0.0000109222280166299</text:p>
              </table:table-cell>
              <table:table-cell office:value-type="float" office:value="-0.0000270168030225837">
                <text:p>-0.0000270168030225837</text:p>
              </table:table-cell>
              <table:table-cell office:value-type="float" office:value="0.00000546756416042182">
                <text:p>0.00000546756416042182</text:p>
              </table:table-cell>
              <table:table-cell office:value-type="float" office:value="0.0000289442921478922">
                <text:p>0.0000289442921478922</text:p>
              </table:table-cell>
              <table:table-cell office:value-type="float" office:value="0.00000219421589997548">
                <text:p>0.00000219421589997548</text:p>
              </table:table-cell>
              <table:table-cell office:value-type="float" office:value="0.00000083917968490832">
                <text:p>0.00000083917968490832</text:p>
              </table:table-cell>
              <table:table-cell office:value-type="float" office:value="-0.00000460570354343659">
                <text:p>-0.00000460570354343659</text:p>
              </table:table-cell>
              <table:table-cell office:value-type="float" office:value="-0.0000215179345580685">
                <text:p>-0.0000215179345580685</text:p>
              </table:table-cell>
              <table:table-cell office:value-type="float" office:value="-0.0000149867986339314">
                <text:p>-0.0000149867986339314</text:p>
              </table:table-cell>
              <table:table-cell office:value-type="float" office:value="0.0000194976072074304">
                <text:p>0.0000194976072074304</text:p>
              </table:table-cell>
              <table:table-cell office:value-type="float" office:value="0.00000657876268256308">
                <text:p>0.00000657876268256308</text:p>
              </table:table-cell>
              <table:table-cell office:value-type="float" office:value="-0.0000016464285899076">
                <text:p>-0.0000016464285899076</text:p>
              </table:table-cell>
              <table:table-cell office:value-type="float" office:value="-0.00000523749451675215">
                <text:p>-0.00000523749451675215</text:p>
              </table:table-cell>
              <table:table-cell office:value-type="float" office:value="-0.00000661685682745716">
                <text:p>-0.00000661685682745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